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5396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3.5403in" style:rel-column-width="32767*"/>
    </style:style>
    <style:style style:name="Table98.B" style:family="table-column">
      <style:table-column-properties style:column-width="3.5403in" style:rel-column-width="32768*"/>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3.5403in" style:rel-column-width="32767*"/>
    </style:style>
    <style:style style:name="Table100.B" style:family="table-column">
      <style:table-column-properties style:column-width="3.5403in" style:rel-column-width="32768*"/>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5088*"/>
    </style:style>
    <style:style style:name="Table385.B" style:family="table-column">
      <style:table-column-properties style:column-width="3.5347in" style:rel-column-width="5090*"/>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justify" style:justify-single-word="false"/>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style:font-name="Courier New" fo:font-weight="bold" style:font-weight-asian="bold" style:font-weight-complex="bold"/>
    </style:style>
    <style:style style:name="P23" style:family="paragraph" style:parent-style-name="Table_20_Contents">
      <style:paragraph-properties fo:text-align="center" style:justify-single-word="false"/>
      <style:text-properties style:font-name="Courier New" fo:font-size="12pt" style:font-size-asian="12pt" style:font-size-complex="12pt"/>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paragraph-properties fo:text-align="justify" style:justify-single-word="false"/>
      <style:text-properties style:font-name="Courier New" fo:font-size="10pt" style:font-size-asian="10pt" style:font-size-complex="10pt"/>
    </style:style>
    <style:style style:name="P26" style:family="paragraph" style:parent-style-name="Table_20_Contents">
      <style:paragraph-properties fo:text-align="center" style:justify-single-word="false"/>
      <style:text-properties style:font-name="Courier New"/>
    </style:style>
    <style:style style:name="P27"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justify" style:justify-single-word="false"/>
      <style:text-properties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Table_20_Contents">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7"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8"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9" style:family="paragraph" style:parent-style-name="Table_20_Contents">
      <style:text-properties fo:color="#808080" fo:font-size="10pt" style:font-size-asian="10pt" style:font-size-complex="10pt"/>
    </style:style>
    <style:style style:name="P40" style:family="paragraph" style:parent-style-name="Table_20_Contents">
      <style:text-properties fo:color="#808080" fo:font-size="6pt" style:font-size-asian="6pt" style:font-size-complex="6pt"/>
    </style:style>
    <style:style style:name="P4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2"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4"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5"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7" style:family="paragraph" style:parent-style-name="Table_20_Contents">
      <style:text-properties style:use-window-font-color="true" fo:font-size="10pt" style:font-size-asian="10pt" style:font-size-complex="10pt"/>
    </style:style>
    <style:style style:name="P48" style:family="paragraph" style:parent-style-name="Table_20_Contents">
      <style:text-properties style:use-window-font-color="true" fo:font-size="10pt" fo:font-weight="normal" style:font-size-asian="10pt" style:font-weight-asian="normal" style:font-size-complex="10pt" style:font-weight-complex="normal"/>
    </style:style>
    <style:style style:name="P49" style:family="paragraph" style:parent-style-name="Table_20_Contents">
      <style:text-properties style:use-window-font-color="true" fo:font-size="6pt" style:font-size-asian="6pt" style:font-size-complex="6pt"/>
    </style:style>
    <style:style style:name="P50" style:family="paragraph" style:parent-style-name="Table_20_Contents">
      <style:text-properties style:use-window-font-color="true" fo:font-size="9pt" style:font-size-asian="9pt" style:font-size-complex="9pt"/>
    </style:style>
    <style:style style:name="P51" style:family="paragraph" style:parent-style-name="Table_20_Contents">
      <style:paragraph-properties fo:text-align="center" style:justify-single-word="false"/>
      <style:text-properties style:font-name="Arial Black" fo:font-size="10pt" style:font-size-asian="10pt" style:font-size-complex="10pt"/>
    </style:style>
    <style:style style:name="P52" style:family="paragraph" style:parent-style-name="Table_20_Contents">
      <style:paragraph-properties fo:text-align="center" style:justify-single-word="false"/>
      <style:text-properties style:font-name="Arial Black" fo:font-size="6pt" style:font-size-asian="6pt" style:font-size-complex="6pt"/>
    </style:style>
    <style:style style:name="P53" style:family="paragraph" style:parent-style-name="Table_20_Contents">
      <style:text-properties fo:font-size="6pt" style:font-size-asian="6pt" style:font-size-complex="6pt"/>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itle">
      <style:text-properties fo:font-size="60pt" style:font-size-asian="60pt" style:font-size-complex="60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Code">
      <style:text-properties fo:font-size="12pt" fo:font-weight="bold" style:font-size-asian="12pt" style:font-weight-asian="bold" style:font-size-complex="12pt" style:font-weight-complex="bold"/>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Text_20_body">
      <style:paragraph-properties fo:break-before="page"/>
      <style:text-properties style:use-window-font-color="true"/>
    </style:style>
    <style:style style:name="P69" style:family="paragraph" style:parent-style-name="Snippet">
      <style:text-properties style:font-name="Courier New1"/>
    </style:style>
    <style:style style:name="P70" style:family="paragraph" style:parent-style-name="Snippet">
      <style:text-properties fo:font-weight="normal" style:font-weight-asian="normal" style:font-weight-complex="normal"/>
    </style:style>
    <style:style style:name="P71" style:family="paragraph" style:parent-style-name="Snippet">
      <style:paragraph-properties fo:text-align="justify" style:justify-single-word="false"/>
    </style:style>
    <style:style style:name="P72" style:family="paragraph" style:parent-style-name="Snippet">
      <style:text-properties fo:font-size="6pt" style:font-size-asian="6pt" style:font-size-complex="6pt"/>
    </style:style>
    <style:style style:name="P73" style:family="paragraph" style:parent-style-name="Snippet">
      <style:text-properties style:text-underline-style="none" fo:font-weight="normal" style:font-weight-asian="normal" style:font-weight-complex="normal"/>
    </style:style>
    <style:style style:name="P74" style:family="paragraph" style:parent-style-name="Heading_20_3">
      <style:text-properties fo:font-weight="bold" style:font-weight-asian="bold" style:font-weight-complex="bold"/>
    </style:style>
    <style:style style:name="P75" style:family="paragraph" style:parent-style-name="Code">
      <style:paragraph-properties fo:margin-left="0in" fo:margin-right="0in" fo:text-indent="0in" style:auto-text-indent="false"/>
    </style:style>
    <style:style style:name="P76" style:family="paragraph" style:parent-style-name="Heading_20_1">
      <style:paragraph-properties fo:text-align="justify" style:justify-single-word="false"/>
    </style:style>
    <style:style style:name="P77" style:family="paragraph" style:parent-style-name="Heading_20_1">
      <style:paragraph-properties fo:break-before="page"/>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7.0602in" style:type="right" style:leader-style="dotted" style:leader-text="."/>
        </style:tab-stops>
      </style:paragraph-properties>
    </style:style>
    <style:style style:name="P80" style:family="paragraph" style:parent-style-name="Contents_20_2">
      <style:paragraph-properties>
        <style:tab-stops>
          <style:tab-stop style:position="6.8839in" style:type="right"/>
        </style:tab-stops>
      </style:paragraph-properties>
    </style:style>
    <style:style style:name="P81" style:family="paragraph" style:parent-style-name="Table_20_Contents">
      <style:paragraph-properties fo:text-align="justify" style:justify-single-word="false"/>
    </style:style>
    <style:style style:name="P82" style:family="paragraph" style:parent-style-name="Index_20_1">
      <style:paragraph-properties>
        <style:tab-stops>
          <style:tab-stop style:position="7.0807in" style:type="right"/>
        </style:tab-stops>
      </style:paragraph-properties>
    </style:style>
    <style:style style:name="P83" style:family="paragraph" style:parent-style-name="Index_20_Separator">
      <style:paragraph-properties>
        <style:tab-stops/>
      </style:paragraph-properties>
    </style:style>
    <style:style style:name="P84" style:family="paragraph" style:parent-style-name="Text_20_body" style:master-page-name="Standard">
      <style:paragraph-properties style:page-number="auto"/>
    </style:style>
    <style:style style:name="P85" style:family="paragraph" style:parent-style-name="Text_20_body" style:list-style-name="L1"/>
    <style:style style:name="P86" style:family="paragraph" style:parent-style-name="Text_20_body" style:list-style-name="L2"/>
    <style:style style:name="P87" style:family="paragraph" style:parent-style-name="Text_20_body">
      <style:paragraph-properties fo:text-align="justify" style:justify-single-word="false"/>
    </style:style>
    <style:style style:name="P88" style:family="paragraph" style:parent-style-name="Text_20_body" style:list-style-name="L3">
      <style:paragraph-properties fo:text-align="justify" style:justify-single-word="false"/>
    </style:style>
    <style:style style:name="P89" style:family="paragraph" style:parent-style-name="Text_20_body" style:list-style-name="L5">
      <style:paragraph-properties fo:text-align="justify" style:justify-single-word="false"/>
    </style:style>
    <style:style style:name="P90" style:family="paragraph" style:parent-style-name="Text_20_body" style:list-style-name="L1">
      <style:paragraph-properties fo:text-align="justify" style:justify-single-word="false"/>
    </style:style>
    <style:style style:name="P91" style:family="paragraph" style:parent-style-name="Text_20_body" style:list-style-name="L8">
      <style:paragraph-properties fo:text-align="justify" style:justify-single-word="false"/>
    </style:style>
    <style:style style:name="P92" style:family="paragraph" style:parent-style-name="Text_20_body" style:list-style-name="L10">
      <style:paragraph-properties fo:text-align="justify" style:justify-single-word="false"/>
    </style:style>
    <style:style style:name="P93" style:family="paragraph" style:parent-style-name="Text_20_body" style:list-style-name="L11">
      <style:paragraph-properties fo:text-align="justify" style:justify-single-word="false"/>
    </style:style>
    <style:style style:name="P94" style:family="paragraph" style:parent-style-name="Text_20_body" style:list-style-name="L13">
      <style:paragraph-properties fo:text-align="justify" style:justify-single-word="false"/>
    </style:style>
    <style:style style:name="P95" style:family="paragraph" style:parent-style-name="Text_20_body" style:list-style-name="L14">
      <style:paragraph-properties fo:text-align="justify" style:justify-single-word="false"/>
    </style:style>
    <style:style style:name="P96" style:family="paragraph" style:parent-style-name="Text_20_body" style:list-style-name="L15">
      <style:paragraph-properties fo:text-align="justify" style:justify-single-word="false"/>
    </style:style>
    <style:style style:name="P97" style:family="paragraph" style:parent-style-name="Text_20_body" style:list-style-name="L16">
      <style:paragraph-properties fo:text-align="justify" style:justify-single-word="false"/>
    </style:style>
    <style:style style:name="P98" style:family="paragraph" style:parent-style-name="Text_20_body" style:list-style-name="L17">
      <style:paragraph-properties fo:text-align="justify" style:justify-single-word="false"/>
    </style:style>
    <style:style style:name="P99" style:family="paragraph" style:parent-style-name="Text_20_body" style:list-style-name="L18">
      <style:paragraph-properties fo:text-align="justify" style:justify-single-word="false"/>
    </style:style>
    <style:style style:name="P100" style:family="paragraph" style:parent-style-name="Text_20_body" style:list-style-name="L19">
      <style:paragraph-properties fo:text-align="justify" style:justify-single-word="false"/>
    </style:style>
    <style:style style:name="P101" style:family="paragraph" style:parent-style-name="Text_20_body" style:list-style-name="L20">
      <style:paragraph-properties fo:text-align="justify" style:justify-single-word="false"/>
    </style:style>
    <style:style style:name="P102" style:family="paragraph" style:parent-style-name="Text_20_body" style:list-style-name="L21">
      <style:paragraph-properties fo:text-align="justify" style:justify-single-word="false"/>
    </style:style>
    <style:style style:name="P103" style:family="paragraph" style:parent-style-name="Text_20_body" style:list-style-name="L22">
      <style:paragraph-properties fo:text-align="justify" style:justify-single-word="false"/>
    </style:style>
    <style:style style:name="P104" style:family="paragraph" style:parent-style-name="Text_20_body" style:list-style-name="L23">
      <style:paragraph-properties fo:text-align="justify" style:justify-single-word="false"/>
    </style:style>
    <style:style style:name="P105" style:family="paragraph" style:parent-style-name="Text_20_body" style:list-style-name="L24">
      <style:paragraph-properties fo:text-align="justify" style:justify-single-word="false"/>
    </style:style>
    <style:style style:name="P106" style:family="paragraph" style:parent-style-name="Text_20_body" style:list-style-name="L25">
      <style:paragraph-properties fo:text-align="justify" style:justify-single-word="false"/>
    </style:style>
    <style:style style:name="P107" style:family="paragraph" style:parent-style-name="Text_20_body" style:list-style-name="L26">
      <style:paragraph-properties fo:text-align="justify" style:justify-single-word="false"/>
    </style:style>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7"/>
    <style:style style:name="P112" style:family="paragraph" style:parent-style-name="Text_20_body" style:list-style-name="L9"/>
    <style:style style:name="P113" style:family="paragraph" style:parent-style-name="Text_20_body" style:list-style-name="L12"/>
    <style:style style:name="P114" style:family="paragraph" style:parent-style-name="Text_20_body" style:list-style-name="L25">
      <style:paragraph-properties fo:text-align="justify" style:justify-single-word="false"/>
      <style:text-properties style:font-name="Arial"/>
    </style:style>
    <style:style style:name="P115" style:family="paragraph" style:parent-style-name="Text_20_body" style:list-style-name="L27"/>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style:font-name="Arial"/>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3650968" text:id="ct233650968">
          <text:insertion>
            <office:change-info>
              <dc:creator>Peter Camilleri</dc:creator>
              <dc:date>2015-04-25T23:41:00</dc:date>
            </office:change-info>
          </text:insertion>
        </text:changed-region>
        <text:changed-region xml:id="ct233651072" text:id="ct233651072">
          <text:insertion>
            <office:change-info>
              <dc:creator>Peter Camilleri</dc:creator>
              <dc:date>2015-04-25T23:41:00</dc:date>
            </office:change-info>
          </text:insertion>
        </text:changed-region>
        <text:changed-region xml:id="ct233651176" text:id="ct233651176">
          <text:insertion>
            <office:change-info>
              <dc:creator>Peter Camilleri</dc:creator>
              <dc:date>2015-04-25T23:41:00</dc:date>
            </office:change-info>
          </text:insertion>
        </text:changed-region>
        <text:changed-region xml:id="ct233651280" text:id="ct233651280">
          <text:insertion>
            <office:change-info>
              <dc:creator>Peter Camilleri</dc:creator>
              <dc:date>2015-04-25T23:41:00</dc:date>
            </office:change-info>
          </text:insertion>
        </text:changed-region>
        <text:changed-region xml:id="ct233651384" text:id="ct233651384">
          <text:insertion>
            <office:change-info>
              <dc:creator>Peter Camilleri</dc:creator>
              <dc:date>2015-04-25T23:42:00</dc:date>
            </office:change-info>
          </text:insertion>
        </text:changed-region>
        <text:changed-region xml:id="ct233651488" text:id="ct233651488">
          <text:insertion>
            <office:change-info>
              <dc:creator>Peter Camilleri</dc:creator>
              <dc:date>2015-04-25T23:42:00</dc:date>
            </office:change-info>
          </text:insertion>
        </text:changed-region>
        <text:changed-region xml:id="ct233651592" text:id="ct233651592">
          <text:insertion>
            <office:change-info>
              <dc:creator>Peter Camilleri</dc:creator>
              <dc:date>2015-04-25T23:42:00</dc:date>
            </office:change-info>
          </text:insertion>
        </text:changed-region>
        <text:changed-region xml:id="ct233651696" text:id="ct233651696">
          <text:insertion>
            <office:change-info>
              <dc:creator>Peter Camilleri</dc:creator>
              <dc:date>2015-04-25T23:42:00</dc:date>
            </office:change-info>
          </text:insertion>
        </text:changed-region>
        <text:changed-region xml:id="ct233651800" text:id="ct233651800">
          <text:insertion>
            <office:change-info>
              <dc:creator>Peter Camilleri</dc:creator>
              <dc:date>2015-04-25T23:42:00</dc:date>
            </office:change-info>
          </text:insertion>
        </text:changed-region>
        <text:changed-region xml:id="ct233651904" text:id="ct233651904">
          <text:insertion>
            <office:change-info>
              <dc:creator>Peter Camilleri</dc:creator>
              <dc:date>2015-04-25T23:42:00</dc:date>
            </office:change-info>
          </text:insertion>
        </text:changed-region>
        <text:changed-region xml:id="ct233660632" text:id="ct233660632">
          <text:insertion>
            <office:change-info>
              <dc:creator>Peter Camilleri</dc:creator>
              <dc:date>2015-04-26T13:40:00</dc:date>
            </office:change-info>
          </text:insertion>
        </text:changed-region>
        <text:changed-region xml:id="ct233660736" text:id="ct233660736">
          <text:insertion>
            <office:change-info>
              <dc:creator>Peter Camilleri</dc:creator>
              <dc:date>2015-04-26T13:39:00</dc:date>
            </office:change-info>
          </text:insertion>
        </text:changed-region>
        <text:changed-region xml:id="ct233660840" text:id="ct233660840">
          <text:insertion>
            <office:change-info>
              <dc:creator>Peter Camilleri</dc:creator>
              <dc:date>2015-04-26T13:40:00</dc:date>
            </office:change-info>
          </text:insertion>
        </text:changed-region>
        <text:changed-region xml:id="ct233661880" text:id="ct233661880">
          <text:insertion>
            <office:change-info>
              <dc:creator>Peter Camilleri</dc:creator>
              <dc:date>2015-04-26T13:46:00</dc:date>
            </office:change-info>
          </text:insertion>
        </text:changed-region>
        <text:changed-region xml:id="ct233661984" text:id="ct233661984">
          <text:insertion>
            <office:change-info>
              <dc:creator>Peter Camilleri</dc:creator>
              <dc:date>2015-04-26T13:47:00</dc:date>
            </office:change-info>
          </text:insertion>
        </text:changed-region>
        <text:changed-region xml:id="ct231282400" text:id="ct231282400">
          <text:insertion>
            <office:change-info>
              <dc:creator>Peter Camilleri</dc:creator>
              <dc:date>2015-04-25T13:09:00</dc:date>
            </office:change-info>
          </text:insertion>
        </text:changed-region>
        <text:changed-region xml:id="ct231282504" text:id="ct231282504">
          <text:insertion>
            <office:change-info>
              <dc:creator>Peter Camilleri</dc:creator>
              <dc:date>2015-04-25T13:10:00</dc:date>
            </office:change-info>
          </text:insertion>
        </text:changed-region>
        <text:changed-region xml:id="ct231282712" text:id="ct231282712">
          <text:insertion>
            <office:change-info>
              <dc:creator>Peter Camilleri</dc:creator>
              <dc:date>2015-04-25T13:11:00</dc:date>
            </office:change-info>
          </text:insertion>
        </text:changed-region>
        <text:changed-region xml:id="ct231282816" text:id="ct231282816">
          <text:deletion>
            <office:change-info>
              <dc:creator>Peter Camilleri</dc:creator>
              <dc:date>2015-04-25T13:26:00</dc:date>
            </office:change-info>
            <text:p text:style-name="Text_20_body">.even?</text:p>
          </text:deletion>
        </text:changed-region>
        <text:changed-region xml:id="ct231282920" text:id="ct231282920">
          <text:insertion>
            <office:change-info>
              <dc:creator>Peter Camilleri</dc:creator>
              <dc:date>2015-04-25T13:25:00</dc:date>
            </office:change-info>
          </text:insertion>
        </text:changed-region>
        <text:changed-region xml:id="ct231283024" text:id="ct231283024">
          <text:insertion>
            <office:change-info>
              <dc:creator>Peter Camilleri</dc:creator>
              <dc:date>2015-04-25T13:25:00</dc:date>
            </office:change-info>
          </text:insertion>
        </text:changed-region>
        <text:changed-region xml:id="ct231283128" text:id="ct231283128">
          <text:insertion>
            <office:change-info>
              <dc:creator>Peter Camilleri</dc:creator>
              <dc:date>2015-04-25T13:25:00</dc:date>
            </office:change-info>
          </text:insertion>
        </text:changed-region>
        <text:changed-region xml:id="ct231283232" text:id="ct231283232">
          <text:insertion>
            <office:change-info>
              <dc:creator>Peter Camilleri</dc:creator>
              <dc:date>2015-04-25T13:25:00</dc:date>
            </office:change-info>
          </text:insertion>
        </text:changed-region>
        <text:changed-region xml:id="ct231283336" text:id="ct231283336">
          <text:insertion>
            <office:change-info>
              <dc:creator>Peter Camilleri</dc:creator>
              <dc:date>2015-04-25T13:25:00</dc:date>
            </office:change-info>
          </text:insertion>
        </text:changed-region>
        <text:changed-region xml:id="ct231283440" text:id="ct231283440">
          <text:insertion>
            <office:change-info>
              <dc:creator>Peter Camilleri</dc:creator>
              <dc:date>2015-04-25T13:27:00</dc:date>
            </office:change-info>
          </text:insertion>
        </text:changed-region>
        <text:changed-region xml:id="ct231283544" text:id="ct231283544">
          <text:insertion>
            <office:change-info>
              <dc:creator>Peter Camilleri</dc:creator>
              <dc:date>2015-04-25T13:27:00</dc:date>
            </office:change-info>
          </text:insertion>
        </text:changed-region>
        <text:changed-region xml:id="ct231283648" text:id="ct231283648">
          <text:deletion>
            <office:change-info>
              <dc:creator>Peter Camilleri</dc:creator>
              <dc:date>2015-04-25T13:29:00</dc:date>
            </office:change-info>
            <text:p text:style-name="Text_20_body">.gcd</text:p>
          </text:deletion>
        </text:changed-region>
        <text:changed-region xml:id="ct231283752" text:id="ct231283752">
          <text:insertion>
            <office:change-info>
              <dc:creator>Peter Camilleri</dc:creator>
              <dc:date>2015-04-25T13:25:00</dc:date>
            </office:change-info>
          </text:insertion>
        </text:changed-region>
        <text:changed-region xml:id="ct231283856" text:id="ct231283856">
          <text:deletion>
            <office:change-info>
              <dc:creator>Peter Camilleri</dc:creator>
              <dc:date>2015-04-25T13:31:00</dc:date>
            </office:change-info>
            <text:p text:style-name="Text_20_body">.lcm</text:p>
          </text:deletion>
        </text:changed-region>
        <text:changed-region xml:id="ct231283960" text:id="ct231283960">
          <text:insertion>
            <office:change-info>
              <dc:creator>Peter Camilleri</dc:creator>
              <dc:date>2015-04-25T13:25:00</dc:date>
            </office:change-info>
          </text:insertion>
        </text:changed-region>
        <text:changed-region xml:id="ct231284168" text:id="ct231284168">
          <text:deletion>
            <office:change-info>
              <dc:creator>Peter Camilleri</dc:creator>
              <dc:date>2015-04-25T13:39:00</dc:date>
            </office:change-info>
            <text:p text:style-name="Text_20_body"/>
            <text:p text:style-name="Text_20_body"/>
          </text:deletion>
        </text:changed-region>
        <text:changed-region xml:id="ct231284064" text:id="ct231284064">
          <text:deletion>
            <office:change-info>
              <dc:creator>Peter Camilleri</dc:creator>
              <dc:date>2015-04-25T13:37:00</dc:date>
            </office:change-info>
            <text:p text:style-name="Text_20_body">.odd?</text:p>
          </text:deletion>
        </text:changed-region>
        <text:changed-region xml:id="ct231284272" text:id="ct231284272">
          <text:insertion>
            <office:change-info>
              <dc:creator>Peter Camilleri</dc:creator>
              <dc:date>2015-04-25T13:25:00</dc:date>
            </office:change-info>
          </text:insertion>
        </text:changed-region>
        <text:changed-region xml:id="ct231284376" text:id="ct231284376">
          <text:deletion>
            <office:change-info>
              <dc:creator>Peter Camilleri</dc:creator>
              <dc:date>2015-04-25T13:41:00</dc:date>
            </office:change-info>
            <text:p text:style-name="Text_20_body">2*</text:p>
          </text:deletion>
        </text:changed-region>
        <text:changed-region xml:id="ct231284480" text:id="ct231284480">
          <text:insertion>
            <office:change-info>
              <dc:creator>Peter Camilleri</dc:creator>
              <dc:date>2015-04-25T13:25:00</dc:date>
            </office:change-info>
          </text:insertion>
        </text:changed-region>
        <text:changed-region xml:id="ct231284584" text:id="ct231284584">
          <text:insertion>
            <office:change-info>
              <dc:creator>Peter Camilleri</dc:creator>
              <dc:date>2015-04-25T13:42:00</dc:date>
            </office:change-info>
          </text:insertion>
        </text:changed-region>
        <text:changed-region xml:id="ct233646456" text:id="ct233646456">
          <text:insertion>
            <office:change-info>
              <dc:creator>Peter Camilleri</dc:creator>
              <dc:date>2015-04-25T13:25:00</dc:date>
            </office:change-info>
          </text:insertion>
        </text:changed-region>
        <text:changed-region xml:id="ct233646560" text:id="ct233646560">
          <text:insertion>
            <office:change-info>
              <dc:creator>Peter Camilleri</dc:creator>
              <dc:date>2015-04-25T13:25:00</dc:date>
            </office:change-info>
          </text:insertion>
        </text:changed-region>
        <text:changed-region xml:id="ct233646664" text:id="ct233646664">
          <text:insertion>
            <office:change-info>
              <dc:creator>Peter Camilleri</dc:creator>
              <dc:date>2015-04-25T13:42:00</dc:date>
            </office:change-info>
          </text:insertion>
        </text:changed-region>
        <text:changed-region xml:id="ct233646768" text:id="ct233646768">
          <text:insertion>
            <office:change-info>
              <dc:creator>Peter Camilleri</dc:creator>
              <dc:date>2015-04-25T13:42:00</dc:date>
            </office:change-info>
          </text:insertion>
        </text:changed-region>
        <text:changed-region xml:id="ct233646872" text:id="ct233646872">
          <text:deletion>
            <office:change-info>
              <dc:creator>Peter Camilleri</dc:creator>
              <dc:date>2015-04-25T13:42:00</dc:date>
            </office:change-info>
            <text:p text:style-name="Text_20_body">2/</text:p>
          </text:deletion>
        </text:changed-region>
        <text:changed-region xml:id="ct233646976" text:id="ct233646976">
          <text:insertion>
            <office:change-info>
              <dc:creator>Peter Camilleri</dc:creator>
              <dc:date>2015-04-25T13:25:00</dc:date>
            </office:change-info>
          </text:insertion>
        </text:changed-region>
        <text:changed-region xml:id="ct233647080" text:id="ct233647080">
          <text:deletion>
            <office:change-info>
              <dc:creator>Peter Camilleri</dc:creator>
              <dc:date>2015-04-25T13:46:00</dc:date>
            </office:change-info>
            <text:p text:style-name="Standard"/>
            <text:p text:style-name="Text_20_body">&lt;&lt;</text:p>
          </text:deletion>
        </text:changed-region>
        <text:changed-region xml:id="ct233647184" text:id="ct233647184">
          <text:insertion>
            <office:change-info>
              <dc:creator>Peter Camilleri</dc:creator>
              <dc:date>2015-04-25T13:25:00</dc:date>
            </office:change-info>
          </text:insertion>
        </text:changed-region>
        <text:changed-region xml:id="ct233647288" text:id="ct233647288">
          <text:deletion>
            <office:change-info>
              <dc:creator>Peter Camilleri</dc:creator>
              <dc:date>2015-04-25T13:55:00</dc:date>
            </office:change-info>
            <text:p text:style-name="Standard"/>
            <text:p text:style-name="Text_20_body">&gt;&gt;</text:p>
          </text:deletion>
        </text:changed-region>
        <text:changed-region xml:id="ct233647392" text:id="ct233647392">
          <text:insertion>
            <office:change-info>
              <dc:creator>Peter Camilleri</dc:creator>
              <dc:date>2015-04-25T13:25:00</dc:date>
            </office:change-info>
          </text:insertion>
        </text:changed-region>
        <text:changed-region xml:id="ct233647496" text:id="ct233647496">
          <text:deletion>
            <office:change-info>
              <dc:creator>Peter Camilleri</dc:creator>
              <dc:date>2015-04-25T14:29:00</dc:date>
            </office:change-info>
            <text:p text:style-name="Standard"/>
            <text:p text:style-name="Text_20_body">and</text:p>
          </text:deletion>
        </text:changed-region>
        <text:changed-region xml:id="ct233647600" text:id="ct233647600">
          <text:insertion>
            <office:change-info>
              <dc:creator>Peter Camilleri</dc:creator>
              <dc:date>2015-04-25T13:25:00</dc:date>
            </office:change-info>
          </text:insertion>
        </text:changed-region>
        <text:changed-region xml:id="ct233647704" text:id="ct233647704">
          <text:deletion>
            <office:change-info>
              <dc:creator>Peter Camilleri</dc:creator>
              <dc:date>2015-04-25T14:31:00</dc:date>
            </office:change-info>
            <text:p text:style-name="Text_20_body"/>
            <text:p text:style-name="Text_20_body">com</text:p>
          </text:deletion>
        </text:changed-region>
        <text:changed-region xml:id="ct233647808" text:id="ct233647808">
          <text:insertion>
            <office:change-info>
              <dc:creator>Peter Camilleri</dc:creator>
              <dc:date>2015-04-25T13:25:00</dc:date>
            </office:change-info>
          </text:insertion>
        </text:changed-region>
        <text:changed-region xml:id="ct233647912" text:id="ct233647912">
          <text:deletion>
            <office:change-info>
              <dc:creator>Peter Camilleri</dc:creator>
              <dc:date>2015-04-25T14:33:00</dc:date>
            </office:change-info>
            <text:p text:style-name="Text_20_body"/>
            <text:p text:style-name="Text_20_body">or</text:p>
          </text:deletion>
        </text:changed-region>
        <text:changed-region xml:id="ct233648016" text:id="ct233648016">
          <text:insertion>
            <office:change-info>
              <dc:creator>Peter Camilleri</dc:creator>
              <dc:date>2015-04-25T13:25:00</dc:date>
            </office:change-info>
          </text:insertion>
        </text:changed-region>
        <text:changed-region xml:id="ct233648120" text:id="ct233648120">
          <text:insertion>
            <office:change-info>
              <dc:creator>Peter Camilleri</dc:creator>
              <dc:date>2015-04-25T14:34:00</dc:date>
            </office:change-info>
          </text:insertion>
        </text:changed-region>
        <text:changed-region xml:id="ct233648224" text:id="ct233648224">
          <text:insertion>
            <office:change-info>
              <dc:creator>Peter Camilleri</dc:creator>
              <dc:date>2015-04-25T13:25:00</dc:date>
            </office:change-info>
          </text:insertion>
        </text:changed-region>
        <text:changed-region xml:id="ct233648328" text:id="ct233648328">
          <text:insertion>
            <office:change-info>
              <dc:creator>Peter Camilleri</dc:creator>
              <dc:date>2015-04-25T13:25:00</dc:date>
            </office:change-info>
          </text:insertion>
        </text:changed-region>
        <text:changed-region xml:id="ct233648432" text:id="ct233648432">
          <text:insertion>
            <office:change-info>
              <dc:creator>Peter Camilleri</dc:creator>
              <dc:date>2015-04-25T14:35:00</dc:date>
            </office:change-info>
          </text:insertion>
        </text:changed-region>
        <text:changed-region xml:id="ct233648536" text:id="ct233648536">
          <text:insertion>
            <office:change-info>
              <dc:creator>Peter Camilleri</dc:creator>
              <dc:date>2015-04-25T14:35:00</dc:date>
            </office:change-info>
          </text:insertion>
        </text:changed-region>
        <text:changed-region xml:id="ct233648640" text:id="ct233648640">
          <text:deletion>
            <office:change-info>
              <dc:creator>Peter Camilleri</dc:creator>
              <dc:date>2015-04-25T14:35:00</dc:date>
            </office:change-info>
            <text:p text:style-name="Standard"/>
            <text:p text:style-name="Text_20_body">xor</text:p>
          </text:deletion>
        </text:changed-region>
        <text:changed-region xml:id="ct233648744" text:id="ct233648744">
          <text:insertion>
            <office:change-info>
              <dc:creator>Peter Camilleri</dc:creator>
              <dc:date>2015-04-25T13:25:00</dc:date>
            </office:change-info>
          </text:insertion>
        </text:changed-region>
        <text:changed-region xml:id="ct233648848" text:id="ct233648848">
          <text:insertion>
            <office:change-info>
              <dc:creator>Peter Camilleri</dc:creator>
              <dc:date>2015-04-25T15:11:00</dc:date>
            </office:change-info>
          </text:insertion>
        </text:changed-region>
        <text:changed-region xml:id="ct233648952" text:id="ct233648952">
          <text:insertion>
            <office:change-info>
              <dc:creator>Peter Camilleri</dc:creator>
              <dc:date>2015-04-25T15:09:00</dc:date>
            </office:change-info>
          </text:insertion>
        </text:changed-region>
        <text:changed-region xml:id="ct233649056" text:id="ct233649056">
          <text:insertion>
            <office:change-info>
              <dc:creator>Peter Camilleri</dc:creator>
              <dc:date>2015-04-25T15:09:00</dc:date>
            </office:change-info>
          </text:insertion>
        </text:changed-region>
        <text:changed-region xml:id="ct233649160" text:id="ct233649160">
          <text:insertion>
            <office:change-info>
              <dc:creator>Peter Camilleri</dc:creator>
              <dc:date>2015-04-25T15:09:00</dc:date>
            </office:change-info>
          </text:insertion>
        </text:changed-region>
        <text:changed-region xml:id="ct233649264" text:id="ct233649264">
          <text:insertion>
            <office:change-info>
              <dc:creator>Peter Camilleri</dc:creator>
              <dc:date>2015-04-25T15:10:00</dc:date>
            </office:change-info>
          </text:insertion>
        </text:changed-region>
        <text:changed-region xml:id="ct233649368" text:id="ct233649368">
          <text:insertion>
            <office:change-info>
              <dc:creator>Peter Camilleri</dc:creator>
              <dc:date>2015-04-25T15:10:00</dc:date>
            </office:change-info>
          </text:insertion>
        </text:changed-region>
        <text:changed-region xml:id="ct233649472" text:id="ct233649472">
          <text:insertion>
            <office:change-info>
              <dc:creator>Peter Camilleri</dc:creator>
              <dc:date>2015-04-25T15:10:00</dc:date>
            </office:change-info>
          </text:insertion>
        </text:changed-region>
        <text:changed-region xml:id="ct233649576" text:id="ct233649576">
          <text:insertion>
            <office:change-info>
              <dc:creator>Peter Camilleri</dc:creator>
              <dc:date>2015-04-25T15:10:00</dc:date>
            </office:change-info>
          </text:insertion>
        </text:changed-region>
        <text:changed-region xml:id="ct233649680" text:id="ct233649680">
          <text:insertion>
            <office:change-info>
              <dc:creator>Peter Camilleri</dc:creator>
              <dc:date>2015-04-25T15:10:00</dc:date>
            </office:change-info>
          </text:insertion>
        </text:changed-region>
        <text:changed-region xml:id="ct233649784" text:id="ct233649784">
          <text:insertion>
            <office:change-info>
              <dc:creator>Peter Camilleri</dc:creator>
              <dc:date>2015-04-25T15:10:00</dc:date>
            </office:change-info>
          </text:insertion>
        </text:changed-region>
        <text:changed-region xml:id="ct233649888" text:id="ct233649888">
          <text:insertion>
            <office:change-info>
              <dc:creator>Peter Camilleri</dc:creator>
              <dc:date>2015-04-25T15:10:00</dc:date>
            </office:change-info>
          </text:insertion>
        </text:changed-region>
        <text:changed-region xml:id="ct233649992" text:id="ct233649992">
          <text:insertion>
            <office:change-info>
              <dc:creator>Peter Camilleri</dc:creator>
              <dc:date>2015-04-25T15:10:00</dc:date>
            </office:change-info>
          </text:insertion>
        </text:changed-region>
        <text:changed-region xml:id="ct233650096" text:id="ct233650096">
          <text:deletion>
            <office:change-info>
              <dc:creator>Peter Camilleri</dc:creator>
              <dc:date>2015-04-25T17:35:00</dc:date>
            </office:change-info>
            <text:p text:style-name="P1">Ipsum lorem</text:p>
          </text:deletion>
        </text:changed-region>
        <text:changed-region xml:id="ct233650200" text:id="ct233650200">
          <text:insertion>
            <office:change-info>
              <dc:creator>Peter Camilleri</dc:creator>
              <dc:date>2015-04-25T17:35:00</dc:date>
            </office:change-info>
          </text:insertion>
        </text:changed-region>
        <text:changed-region xml:id="ct233650304" text:id="ct233650304">
          <text:insertion>
            <office:change-info>
              <dc:creator>Peter Camilleri</dc:creator>
              <dc:date>2015-04-25T17:36:00</dc:date>
            </office:change-info>
          </text:insertion>
        </text:changed-region>
        <text:changed-region xml:id="ct233650408" text:id="ct233650408">
          <text:insertion>
            <office:change-info>
              <dc:creator>Peter Camilleri</dc:creator>
              <dc:date>2015-04-25T17:37:00</dc:date>
            </office:change-info>
          </text:insertion>
        </text:changed-region>
        <text:changed-region xml:id="ct233650552" text:id="ct233650552">
          <text:insertion>
            <office:change-info>
              <dc:creator>Peter Camilleri</dc:creator>
              <dc:date>2015-04-25T18:11:00</dc:date>
            </office:change-info>
          </text:insertion>
        </text:changed-region>
        <text:changed-region xml:id="ct233650656" text:id="ct233650656">
          <text:insertion>
            <office:change-info>
              <dc:creator>Peter Camilleri</dc:creator>
              <dc:date>2015-04-25T18:12:00</dc:date>
            </office:change-info>
          </text:insertion>
        </text:changed-region>
        <text:changed-region xml:id="ct233650760" text:id="ct233650760">
          <text:insertion>
            <office:change-info>
              <dc:creator>Peter Camilleri</dc:creator>
              <dc:date>2015-04-25T18:14:00</dc:date>
            </office:change-info>
          </text:insertion>
        </text:changed-region>
        <text:changed-region xml:id="ct233650864" text:id="ct233650864">
          <text:insertion>
            <office:change-info>
              <dc:creator>Peter Camilleri</dc:creator>
              <dc:date>2015-04-25T18:13:00</dc:date>
            </office:change-info>
          </text:insertion>
        </text:changed-region>
        <text:changed-region xml:id="ct233652008" text:id="ct233652008">
          <text:insertion>
            <office:change-info>
              <dc:creator>Peter Camilleri</dc:creator>
              <dc:date>2015-04-25T18:13:00</dc:date>
            </office:change-info>
          </text:insertion>
        </text:changed-region>
        <text:changed-region xml:id="ct233652112" text:id="ct233652112">
          <text:deletion>
            <office:change-info>
              <dc:creator>Peter Camilleri</dc:creator>
              <dc:date>2015-04-25T17:45:00</dc:date>
            </office:change-info>
            <text:p text:style-name="Text_20_body"/>
            <text:p text:style-name="Text_20_body">*</text:p>
          </text:deletion>
        </text:changed-region>
        <text:changed-region xml:id="ct233652216" text:id="ct233652216">
          <text:insertion>
            <office:change-info>
              <dc:creator>Peter Camilleri</dc:creator>
              <dc:date>2015-04-25T17:38:00</dc:date>
            </office:change-info>
          </text:insertion>
        </text:changed-region>
        <text:changed-region xml:id="ct233652320" text:id="ct233652320">
          <text:deletion>
            <office:change-info>
              <dc:creator>Peter Camilleri</dc:creator>
              <dc:date>2015-04-25T18:16:00</dc:date>
            </office:change-info>
            <text:p text:style-name="Standard"/>
            <text:p text:style-name="Text_20_body">**</text:p>
          </text:deletion>
        </text:changed-region>
        <text:changed-region xml:id="ct233652424" text:id="ct233652424">
          <text:insertion>
            <office:change-info>
              <dc:creator>Peter Camilleri</dc:creator>
              <dc:date>2015-04-25T17:38:00</dc:date>
            </office:change-info>
          </text:insertion>
        </text:changed-region>
        <text:changed-region xml:id="ct233652528" text:id="ct233652528">
          <text:insertion>
            <office:change-info>
              <dc:creator>Peter Camilleri</dc:creator>
              <dc:date>2015-04-25T22:45:00</dc:date>
            </office:change-info>
          </text:insertion>
        </text:changed-region>
        <text:changed-region xml:id="ct233652632" text:id="ct233652632">
          <text:insertion>
            <office:change-info>
              <dc:creator>Peter Camilleri</dc:creator>
              <dc:date>2015-04-25T22:46:00</dc:date>
            </office:change-info>
          </text:insertion>
        </text:changed-region>
        <text:changed-region xml:id="ct233652736" text:id="ct233652736">
          <text:insertion>
            <office:change-info>
              <dc:creator>Peter Camilleri</dc:creator>
              <dc:date>2015-04-25T17:38:00</dc:date>
            </office:change-info>
          </text:insertion>
        </text:changed-region>
        <text:changed-region xml:id="ct233652840" text:id="ct233652840">
          <text:insertion>
            <office:change-info>
              <dc:creator>Peter Camilleri</dc:creator>
              <dc:date>2015-04-25T17:38:00</dc:date>
            </office:change-info>
          </text:insertion>
        </text:changed-region>
        <text:changed-region xml:id="ct233652944" text:id="ct233652944">
          <text:insertion>
            <office:change-info>
              <dc:creator>Peter Camilleri</dc:creator>
              <dc:date>2015-04-25T17:38:00</dc:date>
            </office:change-info>
          </text:insertion>
        </text:changed-region>
        <text:changed-region xml:id="ct233653048" text:id="ct233653048">
          <text:insertion>
            <office:change-info>
              <dc:creator>Peter Camilleri</dc:creator>
              <dc:date>2015-04-25T17:38:00</dc:date>
            </office:change-info>
          </text:insertion>
        </text:changed-region>
        <text:changed-region xml:id="ct233653152" text:id="ct233653152">
          <text:insertion>
            <office:change-info>
              <dc:creator>Peter Camilleri</dc:creator>
              <dc:date>2015-04-25T17:38:00</dc:date>
            </office:change-info>
          </text:insertion>
        </text:changed-region>
        <text:changed-region xml:id="ct233653256" text:id="ct233653256">
          <text:insertion>
            <office:change-info>
              <dc:creator>Peter Camilleri</dc:creator>
              <dc:date>2015-04-25T17:38:00</dc:date>
            </office:change-info>
          </text:insertion>
        </text:changed-region>
        <text:changed-region xml:id="ct233653360" text:id="ct233653360">
          <text:insertion>
            <office:change-info>
              <dc:creator>Peter Camilleri</dc:creator>
              <dc:date>2015-04-25T17:38:00</dc:date>
            </office:change-info>
          </text:insertion>
        </text:changed-region>
        <text:changed-region xml:id="ct233653464" text:id="ct233653464">
          <text:insertion>
            <office:change-info>
              <dc:creator>Peter Camilleri</dc:creator>
              <dc:date>2015-04-25T22:38:00</dc:date>
            </office:change-info>
          </text:insertion>
        </text:changed-region>
        <text:changed-region xml:id="ct233653568" text:id="ct233653568">
          <text:insertion>
            <office:change-info>
              <dc:creator>Peter Camilleri</dc:creator>
              <dc:date>2015-04-25T22:38:00</dc:date>
            </office:change-info>
          </text:insertion>
        </text:changed-region>
        <text:changed-region xml:id="ct233653672" text:id="ct233653672">
          <text:deletion>
            <office:change-info>
              <dc:creator>Peter Camilleri</dc:creator>
              <dc:date>2015-04-25T22:48:00</dc:date>
            </office:change-info>
            <text:p text:style-name="Text_20_body">+</text:p>
          </text:deletion>
        </text:changed-region>
        <text:changed-region xml:id="ct233653776" text:id="ct233653776">
          <text:insertion>
            <office:change-info>
              <dc:creator>Peter Camilleri</dc:creator>
              <dc:date>2015-04-25T17:38:00</dc:date>
            </office:change-info>
          </text:insertion>
        </text:changed-region>
        <text:changed-region xml:id="ct233653880" text:id="ct233653880">
          <text:insertion>
            <office:change-info>
              <dc:creator>Peter Camilleri</dc:creator>
              <dc:date>2015-04-25T17:38:00</dc:date>
            </office:change-info>
          </text:insertion>
        </text:changed-region>
        <text:changed-region xml:id="ct233653984" text:id="ct233653984">
          <text:insertion>
            <office:change-info>
              <dc:creator>Peter Camilleri</dc:creator>
              <dc:date>2015-04-25T17:38:00</dc:date>
            </office:change-info>
          </text:insertion>
        </text:changed-region>
        <text:changed-region xml:id="ct233654088" text:id="ct233654088">
          <text:insertion>
            <office:change-info>
              <dc:creator>Peter Camilleri</dc:creator>
              <dc:date>2015-04-25T17:38:00</dc:date>
            </office:change-info>
          </text:insertion>
        </text:changed-region>
        <text:changed-region xml:id="ct233654192" text:id="ct233654192">
          <text:insertion>
            <office:change-info>
              <dc:creator>Peter Camilleri</dc:creator>
              <dc:date>2015-04-25T17:38:00</dc:date>
            </office:change-info>
          </text:insertion>
        </text:changed-region>
        <text:changed-region xml:id="ct233654296" text:id="ct233654296">
          <text:insertion>
            <office:change-info>
              <dc:creator>Peter Camilleri</dc:creator>
              <dc:date>2015-04-26T10:10:00</dc:date>
            </office:change-info>
          </text:insertion>
        </text:changed-region>
        <text:changed-region xml:id="ct233654400" text:id="ct233654400">
          <text:insertion>
            <office:change-info>
              <dc:creator>Peter Camilleri</dc:creator>
              <dc:date>2015-04-26T10:10:00</dc:date>
            </office:change-info>
          </text:insertion>
        </text:changed-region>
        <text:changed-region xml:id="ct233654504" text:id="ct233654504">
          <text:insertion>
            <office:change-info>
              <dc:creator>Peter Camilleri</dc:creator>
              <dc:date>2015-04-25T17:38:00</dc:date>
            </office:change-info>
          </text:insertion>
        </text:changed-region>
        <text:changed-region xml:id="ct233658656" text:id="ct233658656">
          <text:insertion>
            <office:change-info>
              <dc:creator>Peter Camilleri</dc:creator>
              <dc:date>2015-04-26T10:09:00</dc:date>
            </office:change-info>
          </text:insertion>
        </text:changed-region>
        <text:changed-region xml:id="ct233658760" text:id="ct233658760">
          <text:insertion>
            <office:change-info>
              <dc:creator>Peter Camilleri</dc:creator>
              <dc:date>2015-04-26T10:09:00</dc:date>
            </office:change-info>
          </text:insertion>
        </text:changed-region>
        <text:changed-region xml:id="ct233658864" text:id="ct233658864">
          <text:insertion>
            <office:change-info>
              <dc:creator>Peter Camilleri</dc:creator>
              <dc:date>2015-04-26T10:09:00</dc:date>
            </office:change-info>
          </text:insertion>
        </text:changed-region>
        <text:changed-region xml:id="ct233658968" text:id="ct233658968">
          <text:insertion>
            <office:change-info>
              <dc:creator>Peter Camilleri</dc:creator>
              <dc:date>2015-04-26T10:11:00</dc:date>
            </office:change-info>
          </text:insertion>
        </text:changed-region>
        <text:changed-region xml:id="ct233659072" text:id="ct233659072">
          <text:insertion>
            <office:change-info>
              <dc:creator>Peter Camilleri</dc:creator>
              <dc:date>2015-04-26T10:10:00</dc:date>
            </office:change-info>
          </text:insertion>
        </text:changed-region>
        <text:changed-region xml:id="ct233659176" text:id="ct233659176">
          <text:deletion>
            <office:change-info>
              <dc:creator>Peter Camilleri</dc:creator>
              <dc:date>2015-04-25T22:49:00</dc:date>
            </office:change-info>
            <text:p text:style-name="Text_20_body"/>
            <text:p text:style-name="Text_20_body">-</text:p>
          </text:deletion>
        </text:changed-region>
        <text:changed-region xml:id="ct233659280" text:id="ct233659280">
          <text:insertion>
            <office:change-info>
              <dc:creator>Peter Camilleri</dc:creator>
              <dc:date>2015-04-25T17:38:00</dc:date>
            </office:change-info>
          </text:insertion>
        </text:changed-region>
        <text:changed-region xml:id="ct233659488" text:id="ct233659488">
          <text:deletion>
            <office:change-info>
              <dc:creator>Peter Camilleri</dc:creator>
              <dc:date>2015-04-25T22:49:00</dc:date>
            </office:change-info>
            <text:p text:style-name="Text_20_body">.1/x</text:p>
          </text:deletion>
        </text:changed-region>
        <text:changed-region xml:id="ct233659384" text:id="ct233659384">
          <text:deletion>
            <office:change-info>
              <dc:creator>Peter Camilleri</dc:creator>
              <dc:date>2015-04-25T22:50:00</dc:date>
            </office:change-info>
            <text:p text:style-name="Text_20_body"/>
            <text:p text:style-name="Text_20_body"/>
          </text:deletion>
        </text:changed-region>
        <text:changed-region xml:id="ct233659592" text:id="ct233659592">
          <text:insertion>
            <office:change-info>
              <dc:creator>Peter Camilleri</dc:creator>
              <dc:date>2015-04-25T17:38:00</dc:date>
            </office:change-info>
          </text:insertion>
        </text:changed-region>
        <text:changed-region xml:id="ct233659696" text:id="ct233659696">
          <text:deletion>
            <office:change-info>
              <dc:creator>Peter Camilleri</dc:creator>
              <dc:date>2015-04-25T22:52:00</dc:date>
            </office:change-info>
            <text:p text:style-name="Text_20_body"/>
            <text:p text:style-name="Text_20_body">.10**</text:p>
          </text:deletion>
        </text:changed-region>
        <text:changed-region xml:id="ct233659800" text:id="ct233659800">
          <text:insertion>
            <office:change-info>
              <dc:creator>Peter Camilleri</dc:creator>
              <dc:date>2015-04-25T17:38:00</dc:date>
            </office:change-info>
          </text:insertion>
        </text:changed-region>
        <text:changed-region xml:id="ct233659904" text:id="ct233659904">
          <text:deletion>
            <office:change-info>
              <dc:creator>Peter Camilleri</dc:creator>
              <dc:date>2015-04-25T23:06:00</dc:date>
            </office:change-info>
            <text:p text:style-name="Text_20_body"/>
            <text:p text:style-name="Text_20_body">.2**</text:p>
          </text:deletion>
        </text:changed-region>
        <text:changed-region xml:id="ct233660008" text:id="ct233660008">
          <text:insertion>
            <office:change-info>
              <dc:creator>Peter Camilleri</dc:creator>
              <dc:date>2015-04-25T17:38:00</dc:date>
            </office:change-info>
          </text:insertion>
        </text:changed-region>
        <text:changed-region xml:id="ct233660216" text:id="ct233660216">
          <text:deletion>
            <office:change-info>
              <dc:creator>Peter Camilleri</dc:creator>
              <dc:date>2015-04-25T23:06:00</dc:date>
            </office:change-info>
            <text:p text:style-name="Text_20_body">.abs</text:p>
          </text:deletion>
        </text:changed-region>
        <text:changed-region xml:id="ct233660112" text:id="ct233660112">
          <text:deletion>
            <office:change-info>
              <dc:creator>Peter Camilleri</dc:creator>
              <dc:date>2015-04-25T23:07:00</dc:date>
            </office:change-info>
            <text:p text:style-name="Text_20_body"/>
            <text:p text:style-name="Text_20_body"/>
          </text:deletion>
        </text:changed-region>
        <text:changed-region xml:id="ct233660320" text:id="ct233660320">
          <text:insertion>
            <office:change-info>
              <dc:creator>Peter Camilleri</dc:creator>
              <dc:date>2015-04-25T17:38:00</dc:date>
            </office:change-info>
          </text:insertion>
        </text:changed-region>
        <text:changed-region xml:id="ct233660424" text:id="ct233660424">
          <text:deletion>
            <office:change-info>
              <dc:creator>Peter Camilleri</dc:creator>
              <dc:date>2015-04-25T23:07:00</dc:date>
            </office:change-info>
            <text:p text:style-name="Text_20_body"/>
            <text:p text:style-name="Text_20_body">.acos</text:p>
          </text:deletion>
        </text:changed-region>
        <text:changed-region xml:id="ct233660528" text:id="ct233660528">
          <text:insertion>
            <office:change-info>
              <dc:creator>Peter Camilleri</dc:creator>
              <dc:date>2015-04-25T17:38:00</dc:date>
            </office:change-info>
          </text:insertion>
        </text:changed-region>
        <text:changed-region xml:id="ct233660944" text:id="ct233660944">
          <text:insertion>
            <office:change-info>
              <dc:creator>Peter Camilleri</dc:creator>
              <dc:date>2015-04-26T13:39:00</dc:date>
            </office:change-info>
          </text:insertion>
        </text:changed-region>
        <text:changed-region xml:id="ct233661048" text:id="ct233661048">
          <text:insertion>
            <office:change-info>
              <dc:creator>Peter Camilleri</dc:creator>
              <dc:date>2015-04-26T13:38:00</dc:date>
            </office:change-info>
          </text:insertion>
        </text:changed-region>
        <text:changed-region xml:id="ct233661152" text:id="ct233661152">
          <text:insertion>
            <office:change-info>
              <dc:creator>Peter Camilleri</dc:creator>
              <dc:date>2015-04-25T17:38:00</dc:date>
            </office:change-info>
          </text:insertion>
        </text:changed-region>
        <text:changed-region xml:id="ct233661256" text:id="ct233661256">
          <text:insertion>
            <office:change-info>
              <dc:creator>Peter Camilleri</dc:creator>
              <dc:date>2015-04-25T17:38:00</dc:date>
            </office:change-info>
          </text:insertion>
        </text:changed-region>
        <text:changed-region xml:id="ct233661360" text:id="ct233661360">
          <text:insertion>
            <office:change-info>
              <dc:creator>Peter Camilleri</dc:creator>
              <dc:date>2015-04-26T13:45:00</dc:date>
            </office:change-info>
          </text:insertion>
        </text:changed-region>
        <text:changed-region xml:id="ct233661464" text:id="ct233661464">
          <text:insertion>
            <office:change-info>
              <dc:creator>Peter Camilleri</dc:creator>
              <dc:date>2015-04-26T13:45:00</dc:date>
            </office:change-info>
          </text:insertion>
        </text:changed-region>
        <text:changed-region xml:id="ct233661568" text:id="ct233661568">
          <text:insertion>
            <office:change-info>
              <dc:creator>Peter Camilleri</dc:creator>
              <dc:date>2015-04-26T13:45:00</dc:date>
            </office:change-info>
          </text:insertion>
        </text:changed-region>
        <text:changed-region xml:id="ct233661672" text:id="ct233661672">
          <text:insertion>
            <office:change-info>
              <dc:creator>Peter Camilleri</dc:creator>
              <dc:date>2015-04-26T13:45:00</dc:date>
            </office:change-info>
          </text:insertion>
        </text:changed-region>
        <text:changed-region xml:id="ct233661776" text:id="ct233661776">
          <text:deletion>
            <office:change-info>
              <dc:creator>Peter Camilleri</dc:creator>
              <dc:date>2015-04-25T23:09:00</dc:date>
            </office:change-info>
            <text:p text:style-name="Text_20_body"/>
            <text:p text:style-name="Text_20_body">.acosh</text:p>
          </text:deletion>
        </text:changed-region>
        <text:changed-region xml:id="ct233662088" text:id="ct233662088">
          <text:insertion>
            <office:change-info>
              <dc:creator>Peter Camilleri</dc:creator>
              <dc:date>2015-04-25T17:38:00</dc:date>
            </office:change-info>
          </text:insertion>
        </text:changed-region>
        <text:changed-region xml:id="ct233662192" text:id="ct233662192">
          <text:insertion>
            <office:change-info>
              <dc:creator>Peter Camilleri</dc:creator>
              <dc:date>2015-04-25T17:38:00</dc:date>
            </office:change-info>
          </text:insertion>
        </text:changed-region>
        <text:changed-region xml:id="ct233662296" text:id="ct233662296">
          <text:insertion>
            <office:change-info>
              <dc:creator>Peter Camilleri</dc:creator>
              <dc:date>2015-04-25T17:38:00</dc:date>
            </office:change-info>
          </text:insertion>
        </text:changed-region>
        <text:changed-region xml:id="ct233662400" text:id="ct233662400">
          <text:deletion>
            <office:change-info>
              <dc:creator>Peter Camilleri</dc:creator>
              <dc:date>2015-04-25T23:09:00</dc:date>
            </office:change-info>
            <text:p text:style-name="Text_20_body"/>
            <text:p text:style-name="Text_20_body">.angle</text:p>
          </text:deletion>
        </text:changed-region>
        <text:changed-region xml:id="ct233662504" text:id="ct233662504">
          <text:insertion>
            <office:change-info>
              <dc:creator>Peter Camilleri</dc:creator>
              <dc:date>2015-04-25T17:38:00</dc:date>
            </office:change-info>
          </text:insertion>
        </text:changed-region>
        <text:changed-region xml:id="ct233662608" text:id="ct233662608">
          <text:insertion>
            <office:change-info>
              <dc:creator>Peter Camilleri</dc:creator>
              <dc:date>2015-04-25T17:38:00</dc:date>
            </office:change-info>
          </text:insertion>
        </text:changed-region>
        <text:changed-region xml:id="ct233662752" text:id="ct233662752">
          <text:insertion>
            <office:change-info>
              <dc:creator>Peter Camilleri</dc:creator>
              <dc:date>2015-04-25T17:38:00</dc:date>
            </office:change-info>
          </text:insertion>
        </text:changed-region>
        <text:changed-region xml:id="ct233662856" text:id="ct233662856">
          <text:insertion>
            <office:change-info>
              <dc:creator>Peter Camilleri</dc:creator>
              <dc:date>2015-04-25T17:38:00</dc:date>
            </office:change-info>
          </text:insertion>
        </text:changed-region>
        <text:changed-region xml:id="ct233662960" text:id="ct233662960">
          <text:deletion>
            <office:change-info>
              <dc:creator>Peter Camilleri</dc:creator>
              <dc:date>2015-04-25T23:09:00</dc:date>
            </office:change-info>
            <text:p text:style-name="Text_20_body"/>
            <text:p text:style-name="Text_20_body">.asin</text:p>
          </text:deletion>
        </text:changed-region>
        <text:changed-region xml:id="ct233663064" text:id="ct233663064">
          <text:insertion>
            <office:change-info>
              <dc:creator>Peter Camilleri</dc:creator>
              <dc:date>2015-04-25T17:38:00</dc:date>
            </office:change-info>
          </text:insertion>
        </text:changed-region>
        <text:changed-region xml:id="ct233663168" text:id="ct233663168">
          <text:insertion>
            <office:change-info>
              <dc:creator>Peter Camilleri</dc:creator>
              <dc:date>2015-04-25T17:38:00</dc:date>
            </office:change-info>
          </text:insertion>
        </text:changed-region>
        <text:changed-region xml:id="ct233663272" text:id="ct233663272">
          <text:insertion>
            <office:change-info>
              <dc:creator>Peter Camilleri</dc:creator>
              <dc:date>2015-04-25T17:38:00</dc:date>
            </office:change-info>
          </text:insertion>
        </text:changed-region>
        <text:changed-region xml:id="ct233663376" text:id="ct233663376">
          <text:insertion>
            <office:change-info>
              <dc:creator>Peter Camilleri</dc:creator>
              <dc:date>2015-04-25T17:38:00</dc:date>
            </office:change-info>
          </text:insertion>
        </text:changed-region>
        <text:changed-region xml:id="ct233663480" text:id="ct233663480">
          <text:insertion>
            <office:change-info>
              <dc:creator>Peter Camilleri</dc:creator>
              <dc:date>2015-04-25T17:38:00</dc:date>
            </office:change-info>
          </text:insertion>
        </text:changed-region>
        <text:changed-region xml:id="ct233663584" text:id="ct233663584">
          <text:deletion>
            <office:change-info>
              <dc:creator>Peter Camilleri</dc:creator>
              <dc:date>2015-04-25T23:09:00</dc:date>
            </office:change-info>
            <text:p text:style-name="Text_20_body"/>
            <text:p text:style-name="Text_20_body">.asinh</text:p>
          </text:deletion>
        </text:changed-region>
        <text:changed-region xml:id="ct233663688" text:id="ct233663688">
          <text:insertion>
            <office:change-info>
              <dc:creator>Peter Camilleri</dc:creator>
              <dc:date>2015-04-25T17:38:00</dc:date>
            </office:change-info>
          </text:insertion>
        </text:changed-region>
        <text:changed-region xml:id="ct233663792" text:id="ct233663792">
          <text:insertion>
            <office:change-info>
              <dc:creator>Peter Camilleri</dc:creator>
              <dc:date>2015-04-25T17:38:00</dc:date>
            </office:change-info>
          </text:insertion>
        </text:changed-region>
        <text:changed-region xml:id="ct233663896" text:id="ct233663896">
          <text:insertion>
            <office:change-info>
              <dc:creator>Peter Camilleri</dc:creator>
              <dc:date>2015-04-25T17:38:00</dc:date>
            </office:change-info>
          </text:insertion>
        </text:changed-region>
        <text:changed-region xml:id="ct233664000" text:id="ct233664000">
          <text:insertion>
            <office:change-info>
              <dc:creator>Peter Camilleri</dc:creator>
              <dc:date>2015-04-25T17:38:00</dc:date>
            </office:change-info>
          </text:insertion>
        </text:changed-region>
        <text:changed-region xml:id="ct233664104" text:id="ct233664104">
          <text:insertion>
            <office:change-info>
              <dc:creator>Peter Camilleri</dc:creator>
              <dc:date>2015-04-25T17:38:00</dc:date>
            </office:change-info>
          </text:insertion>
        </text:changed-region>
        <text:changed-region xml:id="ct233664208" text:id="ct233664208">
          <text:deletion>
            <office:change-info>
              <dc:creator>Peter Camilleri</dc:creator>
              <dc:date>2015-04-25T23:10:00</dc:date>
            </office:change-info>
            <text:p text:style-name="Text_20_body"/>
            <text:p text:style-name="Text_20_body">.atan</text:p>
          </text:deletion>
        </text:changed-region>
        <text:changed-region xml:id="ct233664312" text:id="ct233664312">
          <text:insertion>
            <office:change-info>
              <dc:creator>Peter Camilleri</dc:creator>
              <dc:date>2015-04-25T17:38:00</dc:date>
            </office:change-info>
          </text:insertion>
        </text:changed-region>
        <text:changed-region xml:id="ct233664416" text:id="ct233664416">
          <text:insertion>
            <office:change-info>
              <dc:creator>Peter Camilleri</dc:creator>
              <dc:date>2015-04-25T17:38:00</dc:date>
            </office:change-info>
          </text:insertion>
        </text:changed-region>
        <text:changed-region xml:id="ct233664520" text:id="ct233664520">
          <text:insertion>
            <office:change-info>
              <dc:creator>Peter Camilleri</dc:creator>
              <dc:date>2015-04-25T17:38:00</dc:date>
            </office:change-info>
          </text:insertion>
        </text:changed-region>
        <text:changed-region xml:id="ct233664624" text:id="ct233664624">
          <text:insertion>
            <office:change-info>
              <dc:creator>Peter Camilleri</dc:creator>
              <dc:date>2015-04-25T17:38:00</dc:date>
            </office:change-info>
          </text:insertion>
        </text:changed-region>
        <text:changed-region xml:id="ct233664728" text:id="ct233664728">
          <text:insertion>
            <office:change-info>
              <dc:creator>Peter Camilleri</dc:creator>
              <dc:date>2015-04-25T17:38:00</dc:date>
            </office:change-info>
          </text:insertion>
        </text:changed-region>
        <text:changed-region xml:id="ct233664832" text:id="ct233664832">
          <text:deletion>
            <office:change-info>
              <dc:creator>Peter Camilleri</dc:creator>
              <dc:date>2015-04-25T23:10:00</dc:date>
            </office:change-info>
            <text:p text:style-name="Text_20_body"/>
            <text:p text:style-name="Text_20_body">.atan2</text:p>
          </text:deletion>
        </text:changed-region>
        <text:changed-region xml:id="ct233664936" text:id="ct233664936">
          <text:insertion>
            <office:change-info>
              <dc:creator>Peter Camilleri</dc:creator>
              <dc:date>2015-04-25T17:38:00</dc:date>
            </office:change-info>
          </text:insertion>
        </text:changed-region>
        <text:changed-region xml:id="ct233665040" text:id="ct233665040">
          <text:insertion>
            <office:change-info>
              <dc:creator>Peter Camilleri</dc:creator>
              <dc:date>2015-04-25T17:38:00</dc:date>
            </office:change-info>
          </text:insertion>
        </text:changed-region>
        <text:changed-region xml:id="ct233665144" text:id="ct233665144">
          <text:insertion>
            <office:change-info>
              <dc:creator>Peter Camilleri</dc:creator>
              <dc:date>2015-04-25T17:38:00</dc:date>
            </office:change-info>
          </text:insertion>
        </text:changed-region>
        <text:changed-region xml:id="ct233665248" text:id="ct233665248">
          <text:insertion>
            <office:change-info>
              <dc:creator>Peter Camilleri</dc:creator>
              <dc:date>2015-04-25T17:38:00</dc:date>
            </office:change-info>
          </text:insertion>
        </text:changed-region>
        <text:changed-region xml:id="ct233665352" text:id="ct233665352">
          <text:insertion>
            <office:change-info>
              <dc:creator>Peter Camilleri</dc:creator>
              <dc:date>2015-04-25T17:38:00</dc:date>
            </office:change-info>
          </text:insertion>
        </text:changed-region>
        <text:changed-region xml:id="ct233665560" text:id="ct233665560">
          <text:deletion>
            <office:change-info>
              <dc:creator>Peter Camilleri</dc:creator>
              <dc:date>2015-04-25T23:11:00</dc:date>
            </office:change-info>
            <text:p text:style-name="Text_20_body">.atanh</text:p>
          </text:deletion>
        </text:changed-region>
        <text:changed-region xml:id="ct233665456" text:id="ct233665456">
          <text:deletion>
            <office:change-info>
              <dc:creator>Peter Camilleri</dc:creator>
              <dc:date>2015-04-25T23:12:00</dc:date>
            </office:change-info>
            <text:p text:style-name="Text_20_body"/>
            <text:p text:style-name="Text_20_body"/>
          </text:deletion>
        </text:changed-region>
        <text:changed-region xml:id="ct233665664" text:id="ct233665664">
          <text:insertion>
            <office:change-info>
              <dc:creator>Peter Camilleri</dc:creator>
              <dc:date>2015-04-25T17:38:00</dc:date>
            </office:change-info>
          </text:insertion>
        </text:changed-region>
        <text:changed-region xml:id="ct233665768" text:id="ct233665768">
          <text:insertion>
            <office:change-info>
              <dc:creator>Peter Camilleri</dc:creator>
              <dc:date>2015-04-25T17:38:00</dc:date>
            </office:change-info>
          </text:insertion>
        </text:changed-region>
        <text:changed-region xml:id="ct233665872" text:id="ct233665872">
          <text:insertion>
            <office:change-info>
              <dc:creator>Peter Camilleri</dc:creator>
              <dc:date>2015-04-25T17:38:00</dc:date>
            </office:change-info>
          </text:insertion>
        </text:changed-region>
        <text:changed-region xml:id="ct233665976" text:id="ct233665976">
          <text:insertion>
            <office:change-info>
              <dc:creator>Peter Camilleri</dc:creator>
              <dc:date>2015-04-25T17:38:00</dc:date>
            </office:change-info>
          </text:insertion>
        </text:changed-region>
        <text:changed-region xml:id="ct233666080" text:id="ct233666080">
          <text:insertion>
            <office:change-info>
              <dc:creator>Peter Camilleri</dc:creator>
              <dc:date>2015-04-25T17:38:00</dc:date>
            </office:change-info>
          </text:insertion>
        </text:changed-region>
        <text:changed-region xml:id="ct233666184" text:id="ct233666184">
          <text:deletion>
            <office:change-info>
              <dc:creator>Peter Camilleri</dc:creator>
              <dc:date>2015-04-25T23:12:00</dc:date>
            </office:change-info>
            <text:p text:style-name="Text_20_body"/>
            <text:p text:style-name="Text_20_body">.c2p</text:p>
          </text:deletion>
        </text:changed-region>
        <text:changed-region xml:id="ct233666288" text:id="ct233666288">
          <text:insertion>
            <office:change-info>
              <dc:creator>Peter Camilleri</dc:creator>
              <dc:date>2015-04-25T17:38:00</dc:date>
            </office:change-info>
          </text:insertion>
        </text:changed-region>
        <text:changed-region xml:id="ct233666392" text:id="ct233666392">
          <text:insertion>
            <office:change-info>
              <dc:creator>Peter Camilleri</dc:creator>
              <dc:date>2015-04-25T17:38:00</dc:date>
            </office:change-info>
          </text:insertion>
        </text:changed-region>
        <text:changed-region xml:id="ct233666496" text:id="ct233666496">
          <text:insertion>
            <office:change-info>
              <dc:creator>Peter Camilleri</dc:creator>
              <dc:date>2015-04-25T17:38:00</dc:date>
            </office:change-info>
          </text:insertion>
        </text:changed-region>
        <text:changed-region xml:id="ct233666600" text:id="ct233666600">
          <text:insertion>
            <office:change-info>
              <dc:creator>Peter Camilleri</dc:creator>
              <dc:date>2015-04-25T17:38:00</dc:date>
            </office:change-info>
          </text:insertion>
        </text:changed-region>
        <text:changed-region xml:id="ct233666704" text:id="ct233666704">
          <text:insertion>
            <office:change-info>
              <dc:creator>Peter Camilleri</dc:creator>
              <dc:date>2015-04-25T17:38:00</dc:date>
            </office:change-info>
          </text:insertion>
        </text:changed-region>
        <text:changed-region xml:id="ct233666952" text:id="ct233666952">
          <text:deletion>
            <office:change-info>
              <dc:creator>Peter Camilleri</dc:creator>
              <dc:date>2015-04-25T23:12:00</dc:date>
            </office:change-info>
            <text:p text:style-name="Text_20_body">.cbrt</text:p>
          </text:deletion>
        </text:changed-region>
        <text:changed-region xml:id="ct233666848" text:id="ct233666848">
          <text:deletion>
            <office:change-info>
              <dc:creator>Peter Camilleri</dc:creator>
              <dc:date>2015-04-25T23:13:00</dc:date>
            </office:change-info>
            <text:p text:style-name="Text_20_body"/>
            <text:p text:style-name="Text_20_body"/>
          </text:deletion>
        </text:changed-region>
        <text:changed-region xml:id="ct233667056" text:id="ct233667056">
          <text:insertion>
            <office:change-info>
              <dc:creator>Peter Camilleri</dc:creator>
              <dc:date>2015-04-25T17:38:00</dc:date>
            </office:change-info>
          </text:insertion>
        </text:changed-region>
        <text:changed-region xml:id="ct233667160" text:id="ct233667160">
          <text:insertion>
            <office:change-info>
              <dc:creator>Peter Camilleri</dc:creator>
              <dc:date>2015-04-25T17:38:00</dc:date>
            </office:change-info>
          </text:insertion>
        </text:changed-region>
        <text:changed-region xml:id="ct233667264" text:id="ct233667264">
          <text:insertion>
            <office:change-info>
              <dc:creator>Peter Camilleri</dc:creator>
              <dc:date>2015-04-25T17:38:00</dc:date>
            </office:change-info>
          </text:insertion>
        </text:changed-region>
        <text:changed-region xml:id="ct233667368" text:id="ct233667368">
          <text:insertion>
            <office:change-info>
              <dc:creator>Peter Camilleri</dc:creator>
              <dc:date>2015-04-25T17:38:00</dc:date>
            </office:change-info>
          </text:insertion>
        </text:changed-region>
        <text:changed-region xml:id="ct233667472" text:id="ct233667472">
          <text:insertion>
            <office:change-info>
              <dc:creator>Peter Camilleri</dc:creator>
              <dc:date>2015-04-25T17:38:00</dc:date>
            </office:change-info>
          </text:insertion>
        </text:changed-region>
        <text:changed-region xml:id="ct233667576" text:id="ct233667576">
          <text:deletion>
            <office:change-info>
              <dc:creator>Peter Camilleri</dc:creator>
              <dc:date>2015-04-25T23:13:00</dc:date>
            </office:change-info>
            <text:p text:style-name="Text_20_body"/>
            <text:p text:style-name="Text_20_body">.ceil</text:p>
          </text:deletion>
        </text:changed-region>
        <text:changed-region xml:id="ct233667680" text:id="ct233667680">
          <text:insertion>
            <office:change-info>
              <dc:creator>Peter Camilleri</dc:creator>
              <dc:date>2015-04-25T17:38:00</dc:date>
            </office:change-info>
          </text:insertion>
        </text:changed-region>
        <text:changed-region xml:id="ct233667784" text:id="ct233667784">
          <text:insertion>
            <office:change-info>
              <dc:creator>Peter Camilleri</dc:creator>
              <dc:date>2015-04-25T17:38:00</dc:date>
            </office:change-info>
          </text:insertion>
        </text:changed-region>
        <text:changed-region xml:id="ct233667888" text:id="ct233667888">
          <text:insertion>
            <office:change-info>
              <dc:creator>Peter Camilleri</dc:creator>
              <dc:date>2015-04-25T17:38:00</dc:date>
            </office:change-info>
          </text:insertion>
        </text:changed-region>
        <text:changed-region xml:id="ct233667992" text:id="ct233667992">
          <text:insertion>
            <office:change-info>
              <dc:creator>Peter Camilleri</dc:creator>
              <dc:date>2015-04-25T17:38:00</dc:date>
            </office:change-info>
          </text:insertion>
        </text:changed-region>
        <text:changed-region xml:id="ct233668096" text:id="ct233668096">
          <text:insertion>
            <office:change-info>
              <dc:creator>Peter Camilleri</dc:creator>
              <dc:date>2015-04-25T17:38:00</dc:date>
            </office:change-info>
          </text:insertion>
        </text:changed-region>
        <text:changed-region xml:id="ct233668200" text:id="ct233668200">
          <text:insertion>
            <office:change-info>
              <dc:creator>Peter Camilleri</dc:creator>
              <dc:date>2015-04-25T17:38:00</dc:date>
            </office:change-info>
          </text:insertion>
        </text:changed-region>
        <text:changed-region xml:id="ct233668304" text:id="ct233668304">
          <text:deletion>
            <office:change-info>
              <dc:creator>Peter Camilleri</dc:creator>
              <dc:date>2015-04-25T23:13:00</dc:date>
            </office:change-info>
            <text:p text:style-name="Text_20_body"/>
            <text:p text:style-name="Text_20_body">.conjugate</text:p>
          </text:deletion>
        </text:changed-region>
        <text:changed-region xml:id="ct233668408" text:id="ct233668408">
          <text:insertion>
            <office:change-info>
              <dc:creator>Peter Camilleri</dc:creator>
              <dc:date>2015-04-25T17:38:00</dc:date>
            </office:change-info>
          </text:insertion>
        </text:changed-region>
        <text:changed-region xml:id="ct233668512" text:id="ct233668512">
          <text:insertion>
            <office:change-info>
              <dc:creator>Peter Camilleri</dc:creator>
              <dc:date>2015-04-25T17:38:00</dc:date>
            </office:change-info>
          </text:insertion>
        </text:changed-region>
        <text:changed-region xml:id="ct233668616" text:id="ct233668616">
          <text:insertion>
            <office:change-info>
              <dc:creator>Peter Camilleri</dc:creator>
              <dc:date>2015-04-25T17:38:00</dc:date>
            </office:change-info>
          </text:insertion>
        </text:changed-region>
        <text:changed-region xml:id="ct233668720" text:id="ct233668720">
          <text:insertion>
            <office:change-info>
              <dc:creator>Peter Camilleri</dc:creator>
              <dc:date>2015-04-25T17:38:00</dc:date>
            </office:change-info>
          </text:insertion>
        </text:changed-region>
        <text:changed-region xml:id="ct233668824" text:id="ct233668824">
          <text:deletion>
            <office:change-info>
              <dc:creator>Peter Camilleri</dc:creator>
              <dc:date>2015-04-25T23:13:00</dc:date>
            </office:change-info>
            <text:p text:style-name="Text_20_body"/>
            <text:p text:style-name="Text_20_body">.cos</text:p>
          </text:deletion>
        </text:changed-region>
        <text:changed-region xml:id="ct233668928" text:id="ct233668928">
          <text:insertion>
            <office:change-info>
              <dc:creator>Peter Camilleri</dc:creator>
              <dc:date>2015-04-25T17:38:00</dc:date>
            </office:change-info>
          </text:insertion>
        </text:changed-region>
        <text:changed-region xml:id="ct233669032" text:id="ct233669032">
          <text:insertion>
            <office:change-info>
              <dc:creator>Peter Camilleri</dc:creator>
              <dc:date>2015-04-25T17:38:00</dc:date>
            </office:change-info>
          </text:insertion>
        </text:changed-region>
        <text:changed-region xml:id="ct233669136" text:id="ct233669136">
          <text:insertion>
            <office:change-info>
              <dc:creator>Peter Camilleri</dc:creator>
              <dc:date>2015-04-25T17:38:00</dc:date>
            </office:change-info>
          </text:insertion>
        </text:changed-region>
        <text:changed-region xml:id="ct233669240" text:id="ct233669240">
          <text:insertion>
            <office:change-info>
              <dc:creator>Peter Camilleri</dc:creator>
              <dc:date>2015-04-25T17:38:00</dc:date>
            </office:change-info>
          </text:insertion>
        </text:changed-region>
        <text:changed-region xml:id="ct233669344" text:id="ct233669344">
          <text:insertion>
            <office:change-info>
              <dc:creator>Peter Camilleri</dc:creator>
              <dc:date>2015-04-25T17:38:00</dc:date>
            </office:change-info>
          </text:insertion>
        </text:changed-region>
        <text:changed-region xml:id="ct233669552" text:id="ct233669552">
          <text:deletion>
            <office:change-info>
              <dc:creator>Peter Camilleri</dc:creator>
              <dc:date>2015-04-25T23:13:00</dc:date>
            </office:change-info>
            <text:p text:style-name="Text_20_body">.cosh</text:p>
          </text:deletion>
        </text:changed-region>
        <text:changed-region xml:id="ct233669448" text:id="ct233669448">
          <text:deletion>
            <office:change-info>
              <dc:creator>Peter Camilleri</dc:creator>
              <dc:date>2015-04-25T23:14:00</dc:date>
            </office:change-info>
            <text:p text:style-name="Text_20_body"/>
            <text:p text:style-name="Text_20_body"/>
          </text:deletion>
        </text:changed-region>
        <text:changed-region xml:id="ct233669656" text:id="ct233669656">
          <text:insertion>
            <office:change-info>
              <dc:creator>Peter Camilleri</dc:creator>
              <dc:date>2015-04-25T17:38:00</dc:date>
            </office:change-info>
          </text:insertion>
        </text:changed-region>
        <text:changed-region xml:id="ct233669760" text:id="ct233669760">
          <text:insertion>
            <office:change-info>
              <dc:creator>Peter Camilleri</dc:creator>
              <dc:date>2015-04-25T17:38:00</dc:date>
            </office:change-info>
          </text:insertion>
        </text:changed-region>
        <text:changed-region xml:id="ct233669864" text:id="ct233669864">
          <text:insertion>
            <office:change-info>
              <dc:creator>Peter Camilleri</dc:creator>
              <dc:date>2015-04-25T17:38:00</dc:date>
            </office:change-info>
          </text:insertion>
        </text:changed-region>
        <text:changed-region xml:id="ct233669968" text:id="ct233669968">
          <text:insertion>
            <office:change-info>
              <dc:creator>Peter Camilleri</dc:creator>
              <dc:date>2015-04-25T17:38:00</dc:date>
            </office:change-info>
          </text:insertion>
        </text:changed-region>
        <text:changed-region xml:id="ct233670072" text:id="ct233670072">
          <text:insertion>
            <office:change-info>
              <dc:creator>Peter Camilleri</dc:creator>
              <dc:date>2015-04-25T17:38:00</dc:date>
            </office:change-info>
          </text:insertion>
        </text:changed-region>
        <text:changed-region xml:id="ct233670176" text:id="ct233670176">
          <text:deletion>
            <office:change-info>
              <dc:creator>Peter Camilleri</dc:creator>
              <dc:date>2015-04-25T23:14:00</dc:date>
            </office:change-info>
            <text:p text:style-name="Text_20_body"/>
            <text:p text:style-name="Text_20_body">.cube</text:p>
          </text:deletion>
        </text:changed-region>
        <text:changed-region xml:id="ct233670280" text:id="ct233670280">
          <text:insertion>
            <office:change-info>
              <dc:creator>Peter Camilleri</dc:creator>
              <dc:date>2015-04-25T17:38:00</dc:date>
            </office:change-info>
          </text:insertion>
        </text:changed-region>
        <text:changed-region xml:id="ct233670384" text:id="ct233670384">
          <text:insertion>
            <office:change-info>
              <dc:creator>Peter Camilleri</dc:creator>
              <dc:date>2015-04-25T17:38:00</dc:date>
            </office:change-info>
          </text:insertion>
        </text:changed-region>
        <text:changed-region xml:id="ct233670488" text:id="ct233670488">
          <text:insertion>
            <office:change-info>
              <dc:creator>Peter Camilleri</dc:creator>
              <dc:date>2015-04-25T17:38:00</dc:date>
            </office:change-info>
          </text:insertion>
        </text:changed-region>
        <text:changed-region xml:id="ct233670592" text:id="ct233670592">
          <text:insertion>
            <office:change-info>
              <dc:creator>Peter Camilleri</dc:creator>
              <dc:date>2015-04-25T17:38:00</dc:date>
            </office:change-info>
          </text:insertion>
        </text:changed-region>
        <text:changed-region xml:id="ct233670696" text:id="ct233670696">
          <text:deletion>
            <office:change-info>
              <dc:creator>Peter Camilleri</dc:creator>
              <dc:date>2015-04-25T23:15:00</dc:date>
            </office:change-info>
            <text:p text:style-name="Text_20_body"/>
            <text:p text:style-name="Text_20_body">.d2r</text:p>
          </text:deletion>
        </text:changed-region>
        <text:changed-region xml:id="ct233670800" text:id="ct233670800">
          <text:insertion>
            <office:change-info>
              <dc:creator>Peter Camilleri</dc:creator>
              <dc:date>2015-04-25T17:38:00</dc:date>
            </office:change-info>
          </text:insertion>
        </text:changed-region>
        <text:changed-region xml:id="ct233736480" text:id="ct233736480">
          <text:insertion>
            <office:change-info>
              <dc:creator>Peter Camilleri</dc:creator>
              <dc:date>2015-04-25T17:38:00</dc:date>
            </office:change-info>
          </text:insertion>
        </text:changed-region>
        <text:changed-region xml:id="ct233736584" text:id="ct233736584">
          <text:insertion>
            <office:change-info>
              <dc:creator>Peter Camilleri</dc:creator>
              <dc:date>2015-04-25T17:38:00</dc:date>
            </office:change-info>
          </text:insertion>
        </text:changed-region>
        <text:changed-region xml:id="ct233736688" text:id="ct233736688">
          <text:insertion>
            <office:change-info>
              <dc:creator>Peter Camilleri</dc:creator>
              <dc:date>2015-04-25T17:38:00</dc:date>
            </office:change-info>
          </text:insertion>
        </text:changed-region>
        <text:changed-region xml:id="ct233736792" text:id="ct233736792">
          <text:insertion>
            <office:change-info>
              <dc:creator>Peter Camilleri</dc:creator>
              <dc:date>2015-04-25T17:38:00</dc:date>
            </office:change-info>
          </text:insertion>
        </text:changed-region>
        <text:changed-region xml:id="ct233736896" text:id="ct233736896">
          <text:deletion>
            <office:change-info>
              <dc:creator>Peter Camilleri</dc:creator>
              <dc:date>2015-04-25T23:15:00</dc:date>
            </office:change-info>
            <text:p text:style-name="Text_20_body"/>
            <text:p text:style-name="Text_20_body">.denominator</text:p>
          </text:deletion>
        </text:changed-region>
        <text:changed-region xml:id="ct233737000" text:id="ct233737000">
          <text:insertion>
            <office:change-info>
              <dc:creator>Peter Camilleri</dc:creator>
              <dc:date>2015-04-25T17:38:00</dc:date>
            </office:change-info>
          </text:insertion>
        </text:changed-region>
        <text:changed-region xml:id="ct233737104" text:id="ct233737104">
          <text:insertion>
            <office:change-info>
              <dc:creator>Peter Camilleri</dc:creator>
              <dc:date>2015-04-25T17:38:00</dc:date>
            </office:change-info>
          </text:insertion>
        </text:changed-region>
        <text:changed-region xml:id="ct233737208" text:id="ct233737208">
          <text:insertion>
            <office:change-info>
              <dc:creator>Peter Camilleri</dc:creator>
              <dc:date>2015-04-25T17:38:00</dc:date>
            </office:change-info>
          </text:insertion>
        </text:changed-region>
        <text:changed-region xml:id="ct233737312" text:id="ct233737312">
          <text:insertion>
            <office:change-info>
              <dc:creator>Peter Camilleri</dc:creator>
              <dc:date>2015-04-25T17:38:00</dc:date>
            </office:change-info>
          </text:insertion>
        </text:changed-region>
        <text:changed-region xml:id="ct233737416" text:id="ct233737416">
          <text:insertion>
            <office:change-info>
              <dc:creator>Peter Camilleri</dc:creator>
              <dc:date>2015-04-25T17:38:00</dc:date>
            </office:change-info>
          </text:insertion>
        </text:changed-region>
        <text:changed-region xml:id="ct233737520" text:id="ct233737520">
          <text:insertion>
            <office:change-info>
              <dc:creator>Peter Camilleri</dc:creator>
              <dc:date>2015-04-25T17:38:00</dc:date>
            </office:change-info>
          </text:insertion>
        </text:changed-region>
        <text:changed-region xml:id="ct233737624" text:id="ct233737624">
          <text:deletion>
            <office:change-info>
              <dc:creator>Peter Camilleri</dc:creator>
              <dc:date>2015-04-25T23:15:00</dc:date>
            </office:change-info>
            <text:p text:style-name="Text_20_body"/>
            <text:p text:style-name="Text_20_body">.e**</text:p>
          </text:deletion>
        </text:changed-region>
        <text:changed-region xml:id="ct233737728" text:id="ct233737728">
          <text:insertion>
            <office:change-info>
              <dc:creator>Peter Camilleri</dc:creator>
              <dc:date>2015-04-25T17:38:00</dc:date>
            </office:change-info>
          </text:insertion>
        </text:changed-region>
        <text:changed-region xml:id="ct233737832" text:id="ct233737832">
          <text:insertion>
            <office:change-info>
              <dc:creator>Peter Camilleri</dc:creator>
              <dc:date>2015-04-25T17:38:00</dc:date>
            </office:change-info>
          </text:insertion>
        </text:changed-region>
        <text:changed-region xml:id="ct233737936" text:id="ct233737936">
          <text:insertion>
            <office:change-info>
              <dc:creator>Peter Camilleri</dc:creator>
              <dc:date>2015-04-25T17:38:00</dc:date>
            </office:change-info>
          </text:insertion>
        </text:changed-region>
        <text:changed-region xml:id="ct233738040" text:id="ct233738040">
          <text:insertion>
            <office:change-info>
              <dc:creator>Peter Camilleri</dc:creator>
              <dc:date>2015-04-25T17:38:00</dc:date>
            </office:change-info>
          </text:insertion>
        </text:changed-region>
        <text:changed-region xml:id="ct233738144" text:id="ct233738144">
          <text:insertion>
            <office:change-info>
              <dc:creator>Peter Camilleri</dc:creator>
              <dc:date>2015-04-25T17:38:00</dc:date>
            </office:change-info>
          </text:insertion>
        </text:changed-region>
        <text:changed-region xml:id="ct233738248" text:id="ct233738248">
          <text:deletion>
            <office:change-info>
              <dc:creator>Peter Camilleri</dc:creator>
              <dc:date>2015-04-25T23:15:00</dc:date>
            </office:change-info>
            <text:p text:style-name="Text_20_body"/>
            <text:p text:style-name="Text_20_body">.emit</text:p>
          </text:deletion>
        </text:changed-region>
        <text:changed-region xml:id="ct233738352" text:id="ct233738352">
          <text:insertion>
            <office:change-info>
              <dc:creator>Peter Camilleri</dc:creator>
              <dc:date>2015-04-25T17:38:00</dc:date>
            </office:change-info>
          </text:insertion>
        </text:changed-region>
        <text:changed-region xml:id="ct233738456" text:id="ct233738456">
          <text:insertion>
            <office:change-info>
              <dc:creator>Peter Camilleri</dc:creator>
              <dc:date>2015-04-25T17:38:00</dc:date>
            </office:change-info>
          </text:insertion>
        </text:changed-region>
        <text:changed-region xml:id="ct233738560" text:id="ct233738560">
          <text:insertion>
            <office:change-info>
              <dc:creator>Peter Camilleri</dc:creator>
              <dc:date>2015-04-25T17:38:00</dc:date>
            </office:change-info>
          </text:insertion>
        </text:changed-region>
        <text:changed-region xml:id="ct233738664" text:id="ct233738664">
          <text:insertion>
            <office:change-info>
              <dc:creator>Peter Camilleri</dc:creator>
              <dc:date>2015-04-25T17:38:00</dc:date>
            </office:change-info>
          </text:insertion>
        </text:changed-region>
        <text:changed-region xml:id="ct233738872" text:id="ct233738872">
          <text:deletion>
            <office:change-info>
              <dc:creator>Peter Camilleri</dc:creator>
              <dc:date>2015-04-25T23:15:00</dc:date>
            </office:change-info>
            <text:p text:style-name="Text_20_body">.floor</text:p>
          </text:deletion>
        </text:changed-region>
        <text:changed-region xml:id="ct233738768" text:id="ct233738768">
          <text:deletion>
            <office:change-info>
              <dc:creator>Peter Camilleri</dc:creator>
              <dc:date>2015-04-25T23:16:00</dc:date>
            </office:change-info>
            <text:p text:style-name="Text_20_body"/>
            <text:p text:style-name="Text_20_body"/>
          </text:deletion>
        </text:changed-region>
        <text:changed-region xml:id="ct233738976" text:id="ct233738976">
          <text:insertion>
            <office:change-info>
              <dc:creator>Peter Camilleri</dc:creator>
              <dc:date>2015-04-25T17:38:00</dc:date>
            </office:change-info>
          </text:insertion>
        </text:changed-region>
        <text:changed-region xml:id="ct233739080" text:id="ct233739080">
          <text:insertion>
            <office:change-info>
              <dc:creator>Peter Camilleri</dc:creator>
              <dc:date>2015-04-25T17:38:00</dc:date>
            </office:change-info>
          </text:insertion>
        </text:changed-region>
        <text:changed-region xml:id="ct233739184" text:id="ct233739184">
          <text:insertion>
            <office:change-info>
              <dc:creator>Peter Camilleri</dc:creator>
              <dc:date>2015-04-25T17:38:00</dc:date>
            </office:change-info>
          </text:insertion>
        </text:changed-region>
        <text:changed-region xml:id="ct233739288" text:id="ct233739288">
          <text:insertion>
            <office:change-info>
              <dc:creator>Peter Camilleri</dc:creator>
              <dc:date>2015-04-25T17:38:00</dc:date>
            </office:change-info>
          </text:insertion>
        </text:changed-region>
        <text:changed-region xml:id="ct233739392" text:id="ct233739392">
          <text:insertion>
            <office:change-info>
              <dc:creator>Peter Camilleri</dc:creator>
              <dc:date>2015-04-25T17:38:00</dc:date>
            </office:change-info>
          </text:insertion>
        </text:changed-region>
        <text:changed-region xml:id="ct233739496" text:id="ct233739496">
          <text:insertion>
            <office:change-info>
              <dc:creator>Peter Camilleri</dc:creator>
              <dc:date>2015-04-25T17:38:00</dc:date>
            </office:change-info>
          </text:insertion>
        </text:changed-region>
        <text:changed-region xml:id="ct233739600" text:id="ct233739600">
          <text:deletion>
            <office:change-info>
              <dc:creator>Peter Camilleri</dc:creator>
              <dc:date>2015-04-25T23:16:00</dc:date>
            </office:change-info>
            <text:p text:style-name="Text_20_body"/>
            <text:p text:style-name="Text_20_body">.hypot</text:p>
          </text:deletion>
        </text:changed-region>
        <text:changed-region xml:id="ct233739704" text:id="ct233739704">
          <text:insertion>
            <office:change-info>
              <dc:creator>Peter Camilleri</dc:creator>
              <dc:date>2015-04-25T17:38:00</dc:date>
            </office:change-info>
          </text:insertion>
        </text:changed-region>
        <text:changed-region xml:id="ct233739808" text:id="ct233739808">
          <text:insertion>
            <office:change-info>
              <dc:creator>Peter Camilleri</dc:creator>
              <dc:date>2015-04-25T17:38:00</dc:date>
            </office:change-info>
          </text:insertion>
        </text:changed-region>
        <text:changed-region xml:id="ct233739912" text:id="ct233739912">
          <text:insertion>
            <office:change-info>
              <dc:creator>Peter Camilleri</dc:creator>
              <dc:date>2015-04-25T17:38:00</dc:date>
            </office:change-info>
          </text:insertion>
        </text:changed-region>
        <text:changed-region xml:id="ct233740016" text:id="ct233740016">
          <text:insertion>
            <office:change-info>
              <dc:creator>Peter Camilleri</dc:creator>
              <dc:date>2015-04-25T17:38:00</dc:date>
            </office:change-info>
          </text:insertion>
        </text:changed-region>
        <text:changed-region xml:id="ct233740120" text:id="ct233740120">
          <text:insertion>
            <office:change-info>
              <dc:creator>Peter Camilleri</dc:creator>
              <dc:date>2015-04-25T17:38:00</dc:date>
            </office:change-info>
          </text:insertion>
        </text:changed-region>
        <text:changed-region xml:id="ct233740224" text:id="ct233740224">
          <text:deletion>
            <office:change-info>
              <dc:creator>Peter Camilleri</dc:creator>
              <dc:date>2015-04-25T23:16:00</dc:date>
            </office:change-info>
            <text:p text:style-name="Text_20_body"/>
            <text:p text:style-name="Text_20_body">.imaginary</text:p>
          </text:deletion>
        </text:changed-region>
        <text:changed-region xml:id="ct233740328" text:id="ct233740328">
          <text:insertion>
            <office:change-info>
              <dc:creator>Peter Camilleri</dc:creator>
              <dc:date>2015-04-25T17:38:00</dc:date>
            </office:change-info>
          </text:insertion>
        </text:changed-region>
        <text:changed-region xml:id="ct233740432" text:id="ct233740432">
          <text:insertion>
            <office:change-info>
              <dc:creator>Peter Camilleri</dc:creator>
              <dc:date>2015-04-25T17:38:00</dc:date>
            </office:change-info>
          </text:insertion>
        </text:changed-region>
        <text:changed-region xml:id="ct233740576" text:id="ct233740576">
          <text:insertion>
            <office:change-info>
              <dc:creator>Peter Camilleri</dc:creator>
              <dc:date>2015-04-25T17:38:00</dc:date>
            </office:change-info>
          </text:insertion>
        </text:changed-region>
        <text:changed-region xml:id="ct233740680" text:id="ct233740680">
          <text:insertion>
            <office:change-info>
              <dc:creator>Peter Camilleri</dc:creator>
              <dc:date>2015-04-25T17:38:00</dc:date>
            </office:change-info>
          </text:insertion>
        </text:changed-region>
        <text:changed-region xml:id="ct233740784" text:id="ct233740784">
          <text:deletion>
            <office:change-info>
              <dc:creator>Peter Camilleri</dc:creator>
              <dc:date>2015-04-25T23:16:00</dc:date>
            </office:change-info>
            <text:p text:style-name="Text_20_body"/>
            <text:p text:style-name="Text_20_body">.ln</text:p>
          </text:deletion>
        </text:changed-region>
        <text:changed-region xml:id="ct233740888" text:id="ct233740888">
          <text:insertion>
            <office:change-info>
              <dc:creator>Peter Camilleri</dc:creator>
              <dc:date>2015-04-25T17:38:00</dc:date>
            </office:change-info>
          </text:insertion>
        </text:changed-region>
        <text:changed-region xml:id="ct233740992" text:id="ct233740992">
          <text:insertion>
            <office:change-info>
              <dc:creator>Peter Camilleri</dc:creator>
              <dc:date>2015-04-25T17:38:00</dc:date>
            </office:change-info>
          </text:insertion>
        </text:changed-region>
        <text:changed-region xml:id="ct233741096" text:id="ct233741096">
          <text:insertion>
            <office:change-info>
              <dc:creator>Peter Camilleri</dc:creator>
              <dc:date>2015-04-25T17:38:00</dc:date>
            </office:change-info>
          </text:insertion>
        </text:changed-region>
        <text:changed-region xml:id="ct233741200" text:id="ct233741200">
          <text:insertion>
            <office:change-info>
              <dc:creator>Peter Camilleri</dc:creator>
              <dc:date>2015-04-25T17:38:00</dc:date>
            </office:change-info>
          </text:insertion>
        </text:changed-region>
        <text:changed-region xml:id="ct233741304" text:id="ct233741304">
          <text:insertion>
            <office:change-info>
              <dc:creator>Peter Camilleri</dc:creator>
              <dc:date>2015-04-25T17:38:00</dc:date>
            </office:change-info>
          </text:insertion>
        </text:changed-region>
        <text:changed-region xml:id="ct233741408" text:id="ct233741408">
          <text:deletion>
            <office:change-info>
              <dc:creator>Peter Camilleri</dc:creator>
              <dc:date>2015-04-25T23:16:00</dc:date>
            </office:change-info>
            <text:p text:style-name="Text_20_body"/>
            <text:p text:style-name="Text_20_body">.log10</text:p>
          </text:deletion>
        </text:changed-region>
        <text:changed-region xml:id="ct233741512" text:id="ct233741512">
          <text:insertion>
            <office:change-info>
              <dc:creator>Peter Camilleri</dc:creator>
              <dc:date>2015-04-25T17:38:00</dc:date>
            </office:change-info>
          </text:insertion>
        </text:changed-region>
        <text:changed-region xml:id="ct233741616" text:id="ct233741616">
          <text:insertion>
            <office:change-info>
              <dc:creator>Peter Camilleri</dc:creator>
              <dc:date>2015-04-25T17:38:00</dc:date>
            </office:change-info>
          </text:insertion>
        </text:changed-region>
        <text:changed-region xml:id="ct233741720" text:id="ct233741720">
          <text:insertion>
            <office:change-info>
              <dc:creator>Peter Camilleri</dc:creator>
              <dc:date>2015-04-25T17:38:00</dc:date>
            </office:change-info>
          </text:insertion>
        </text:changed-region>
        <text:changed-region xml:id="ct233741824" text:id="ct233741824">
          <text:insertion>
            <office:change-info>
              <dc:creator>Peter Camilleri</dc:creator>
              <dc:date>2015-04-25T17:38:00</dc:date>
            </office:change-info>
          </text:insertion>
        </text:changed-region>
        <text:changed-region xml:id="ct233741928" text:id="ct233741928">
          <text:insertion>
            <office:change-info>
              <dc:creator>Peter Camilleri</dc:creator>
              <dc:date>2015-04-25T17:38:00</dc:date>
            </office:change-info>
          </text:insertion>
        </text:changed-region>
        <text:changed-region xml:id="ct233742032" text:id="ct233742032">
          <text:deletion>
            <office:change-info>
              <dc:creator>Peter Camilleri</dc:creator>
              <dc:date>2015-04-25T23:17:00</dc:date>
            </office:change-info>
            <text:p text:style-name="Text_20_body"/>
            <text:p text:style-name="Text_20_body">.log2</text:p>
          </text:deletion>
        </text:changed-region>
        <text:changed-region xml:id="ct233742136" text:id="ct233742136">
          <text:insertion>
            <office:change-info>
              <dc:creator>Peter Camilleri</dc:creator>
              <dc:date>2015-04-25T17:38:00</dc:date>
            </office:change-info>
          </text:insertion>
        </text:changed-region>
        <text:changed-region xml:id="ct233742240" text:id="ct233742240">
          <text:insertion>
            <office:change-info>
              <dc:creator>Peter Camilleri</dc:creator>
              <dc:date>2015-04-25T17:38:00</dc:date>
            </office:change-info>
          </text:insertion>
        </text:changed-region>
        <text:changed-region xml:id="ct233742344" text:id="ct233742344">
          <text:insertion>
            <office:change-info>
              <dc:creator>Peter Camilleri</dc:creator>
              <dc:date>2015-04-25T17:38:00</dc:date>
            </office:change-info>
          </text:insertion>
        </text:changed-region>
        <text:changed-region xml:id="ct233742448" text:id="ct233742448">
          <text:insertion>
            <office:change-info>
              <dc:creator>Peter Camilleri</dc:creator>
              <dc:date>2015-04-25T17:38:00</dc:date>
            </office:change-info>
          </text:insertion>
        </text:changed-region>
        <text:changed-region xml:id="ct233742552" text:id="ct233742552">
          <text:insertion>
            <office:change-info>
              <dc:creator>Peter Camilleri</dc:creator>
              <dc:date>2015-04-25T17:38:00</dc:date>
            </office:change-info>
          </text:insertion>
        </text:changed-region>
        <text:changed-region xml:id="ct233742656" text:id="ct233742656">
          <text:deletion>
            <office:change-info>
              <dc:creator>Peter Camilleri</dc:creator>
              <dc:date>2015-04-25T23:17:00</dc:date>
            </office:change-info>
            <text:p text:style-name="Text_20_body"/>
            <text:p text:style-name="Text_20_body">.magnitude</text:p>
          </text:deletion>
        </text:changed-region>
        <text:changed-region xml:id="ct233742760" text:id="ct233742760">
          <text:insertion>
            <office:change-info>
              <dc:creator>Peter Camilleri</dc:creator>
              <dc:date>2015-04-25T17:38:00</dc:date>
            </office:change-info>
          </text:insertion>
        </text:changed-region>
        <text:changed-region xml:id="ct233742864" text:id="ct233742864">
          <text:insertion>
            <office:change-info>
              <dc:creator>Peter Camilleri</dc:creator>
              <dc:date>2015-04-25T17:38:00</dc:date>
            </office:change-info>
          </text:insertion>
        </text:changed-region>
        <text:changed-region xml:id="ct233742968" text:id="ct233742968">
          <text:insertion>
            <office:change-info>
              <dc:creator>Peter Camilleri</dc:creator>
              <dc:date>2015-04-25T17:38:00</dc:date>
            </office:change-info>
          </text:insertion>
        </text:changed-region>
        <text:changed-region xml:id="ct233743072" text:id="ct233743072">
          <text:insertion>
            <office:change-info>
              <dc:creator>Peter Camilleri</dc:creator>
              <dc:date>2015-04-25T17:38:00</dc:date>
            </office:change-info>
          </text:insertion>
        </text:changed-region>
        <text:changed-region xml:id="ct233743176" text:id="ct233743176">
          <text:deletion>
            <office:change-info>
              <dc:creator>Peter Camilleri</dc:creator>
              <dc:date>2015-04-25T23:17:00</dc:date>
            </office:change-info>
            <text:p text:style-name="Text_20_body"/>
            <text:p text:style-name="Text_20_body">.numerator</text:p>
          </text:deletion>
        </text:changed-region>
        <text:changed-region xml:id="ct233743280" text:id="ct233743280">
          <text:insertion>
            <office:change-info>
              <dc:creator>Peter Camilleri</dc:creator>
              <dc:date>2015-04-25T17:38:00</dc:date>
            </office:change-info>
          </text:insertion>
        </text:changed-region>
        <text:changed-region xml:id="ct233743384" text:id="ct233743384">
          <text:insertion>
            <office:change-info>
              <dc:creator>Peter Camilleri</dc:creator>
              <dc:date>2015-04-25T17:38:00</dc:date>
            </office:change-info>
          </text:insertion>
        </text:changed-region>
        <text:changed-region xml:id="ct233743488" text:id="ct233743488">
          <text:insertion>
            <office:change-info>
              <dc:creator>Peter Camilleri</dc:creator>
              <dc:date>2015-04-25T17:38:00</dc:date>
            </office:change-info>
          </text:insertion>
        </text:changed-region>
        <text:changed-region xml:id="ct233743592" text:id="ct233743592">
          <text:insertion>
            <office:change-info>
              <dc:creator>Peter Camilleri</dc:creator>
              <dc:date>2015-04-25T17:38:00</dc:date>
            </office:change-info>
          </text:insertion>
        </text:changed-region>
        <text:changed-region xml:id="ct233743800" text:id="ct233743800">
          <text:deletion>
            <office:change-info>
              <dc:creator>Peter Camilleri</dc:creator>
              <dc:date>2015-04-25T23:17:00</dc:date>
            </office:change-info>
            <text:p text:style-name="Text_20_body">.p2c</text:p>
          </text:deletion>
        </text:changed-region>
        <text:changed-region xml:id="ct233743696" text:id="ct233743696">
          <text:deletion>
            <office:change-info>
              <dc:creator>Peter Camilleri</dc:creator>
              <dc:date>2015-04-25T23:18:00</dc:date>
            </office:change-info>
            <text:p text:style-name="Text_20_body"/>
            <text:p text:style-name="Text_20_body"/>
          </text:deletion>
        </text:changed-region>
        <text:changed-region xml:id="ct233743904" text:id="ct233743904">
          <text:insertion>
            <office:change-info>
              <dc:creator>Peter Camilleri</dc:creator>
              <dc:date>2015-04-25T17:38:00</dc:date>
            </office:change-info>
          </text:insertion>
        </text:changed-region>
        <text:changed-region xml:id="ct233744008" text:id="ct233744008">
          <text:insertion>
            <office:change-info>
              <dc:creator>Peter Camilleri</dc:creator>
              <dc:date>2015-04-25T17:38:00</dc:date>
            </office:change-info>
          </text:insertion>
        </text:changed-region>
        <text:changed-region xml:id="ct233744112" text:id="ct233744112">
          <text:insertion>
            <office:change-info>
              <dc:creator>Peter Camilleri</dc:creator>
              <dc:date>2015-04-25T17:38:00</dc:date>
            </office:change-info>
          </text:insertion>
        </text:changed-region>
        <text:changed-region xml:id="ct233744216" text:id="ct233744216">
          <text:insertion>
            <office:change-info>
              <dc:creator>Peter Camilleri</dc:creator>
              <dc:date>2015-04-25T17:38:00</dc:date>
            </office:change-info>
          </text:insertion>
        </text:changed-region>
        <text:changed-region xml:id="ct233744320" text:id="ct233744320">
          <text:insertion>
            <office:change-info>
              <dc:creator>Peter Camilleri</dc:creator>
              <dc:date>2015-04-25T17:38:00</dc:date>
            </office:change-info>
          </text:insertion>
        </text:changed-region>
        <text:changed-region xml:id="ct233744424" text:id="ct233744424">
          <text:insertion>
            <office:change-info>
              <dc:creator>Peter Camilleri</dc:creator>
              <dc:date>2015-04-25T17:38:00</dc:date>
            </office:change-info>
          </text:insertion>
        </text:changed-region>
        <text:changed-region xml:id="ct233744528" text:id="ct233744528">
          <text:deletion>
            <office:change-info>
              <dc:creator>Peter Camilleri</dc:creator>
              <dc:date>2015-04-25T23:18:00</dc:date>
            </office:change-info>
            <text:p text:style-name="Text_20_body"/>
            <text:p text:style-name="Text_20_body">.polar</text:p>
          </text:deletion>
        </text:changed-region>
        <text:changed-region xml:id="ct233748680" text:id="ct233748680">
          <text:insertion>
            <office:change-info>
              <dc:creator>Peter Camilleri</dc:creator>
              <dc:date>2015-04-25T17:38:00</dc:date>
            </office:change-info>
          </text:insertion>
        </text:changed-region>
        <text:changed-region xml:id="ct233748784" text:id="ct233748784">
          <text:insertion>
            <office:change-info>
              <dc:creator>Peter Camilleri</dc:creator>
              <dc:date>2015-04-25T17:38:00</dc:date>
            </office:change-info>
          </text:insertion>
        </text:changed-region>
        <text:changed-region xml:id="ct233748888" text:id="ct233748888">
          <text:insertion>
            <office:change-info>
              <dc:creator>Peter Camilleri</dc:creator>
              <dc:date>2015-04-25T17:38:00</dc:date>
            </office:change-info>
          </text:insertion>
        </text:changed-region>
        <text:changed-region xml:id="ct233748992" text:id="ct233748992">
          <text:insertion>
            <office:change-info>
              <dc:creator>Peter Camilleri</dc:creator>
              <dc:date>2015-04-25T17:38:00</dc:date>
            </office:change-info>
          </text:insertion>
        </text:changed-region>
        <text:changed-region xml:id="ct233749096" text:id="ct233749096">
          <text:insertion>
            <office:change-info>
              <dc:creator>Peter Camilleri</dc:creator>
              <dc:date>2015-04-25T17:38:00</dc:date>
            </office:change-info>
          </text:insertion>
        </text:changed-region>
        <text:changed-region xml:id="ct233749200" text:id="ct233749200">
          <text:insertion>
            <office:change-info>
              <dc:creator>Peter Camilleri</dc:creator>
              <dc:date>2015-04-25T17:38:00</dc:date>
            </office:change-info>
          </text:insertion>
        </text:changed-region>
        <text:changed-region xml:id="ct233749304" text:id="ct233749304">
          <text:deletion>
            <office:change-info>
              <dc:creator>Peter Camilleri</dc:creator>
              <dc:date>2015-04-25T23:18:00</dc:date>
            </office:change-info>
            <text:p text:style-name="Text_20_body"/>
            <text:p text:style-name="Text_20_body">.r2d</text:p>
          </text:deletion>
        </text:changed-region>
        <text:changed-region xml:id="ct233749408" text:id="ct233749408">
          <text:insertion>
            <office:change-info>
              <dc:creator>Peter Camilleri</dc:creator>
              <dc:date>2015-04-25T17:38:00</dc:date>
            </office:change-info>
          </text:insertion>
        </text:changed-region>
        <text:changed-region xml:id="ct233749512" text:id="ct233749512">
          <text:insertion>
            <office:change-info>
              <dc:creator>Peter Camilleri</dc:creator>
              <dc:date>2015-04-25T17:38:00</dc:date>
            </office:change-info>
          </text:insertion>
        </text:changed-region>
        <text:changed-region xml:id="ct233749616" text:id="ct233749616">
          <text:insertion>
            <office:change-info>
              <dc:creator>Peter Camilleri</dc:creator>
              <dc:date>2015-04-25T17:38:00</dc:date>
            </office:change-info>
          </text:insertion>
        </text:changed-region>
        <text:changed-region xml:id="ct233749720" text:id="ct233749720">
          <text:insertion>
            <office:change-info>
              <dc:creator>Peter Camilleri</dc:creator>
              <dc:date>2015-04-25T17:38:00</dc:date>
            </office:change-info>
          </text:insertion>
        </text:changed-region>
        <text:changed-region xml:id="ct233749824" text:id="ct233749824">
          <text:insertion>
            <office:change-info>
              <dc:creator>Peter Camilleri</dc:creator>
              <dc:date>2015-04-25T17:38:00</dc:date>
            </office:change-info>
          </text:insertion>
        </text:changed-region>
        <text:changed-region xml:id="ct233749928" text:id="ct233749928">
          <text:deletion>
            <office:change-info>
              <dc:creator>Peter Camilleri</dc:creator>
              <dc:date>2015-04-25T23:18:00</dc:date>
            </office:change-info>
            <text:p text:style-name="Text_20_body"/>
            <text:p text:style-name="Text_20_body">.real</text:p>
          </text:deletion>
        </text:changed-region>
        <text:changed-region xml:id="ct233750032" text:id="ct233750032">
          <text:insertion>
            <office:change-info>
              <dc:creator>Peter Camilleri</dc:creator>
              <dc:date>2015-04-25T17:39:00</dc:date>
            </office:change-info>
          </text:insertion>
        </text:changed-region>
        <text:changed-region xml:id="ct233750136" text:id="ct233750136">
          <text:insertion>
            <office:change-info>
              <dc:creator>Peter Camilleri</dc:creator>
              <dc:date>2015-04-25T17:39:00</dc:date>
            </office:change-info>
          </text:insertion>
        </text:changed-region>
        <text:changed-region xml:id="ct233750240" text:id="ct233750240">
          <text:insertion>
            <office:change-info>
              <dc:creator>Peter Camilleri</dc:creator>
              <dc:date>2015-04-25T17:39:00</dc:date>
            </office:change-info>
          </text:insertion>
        </text:changed-region>
        <text:changed-region xml:id="ct233750344" text:id="ct233750344">
          <text:insertion>
            <office:change-info>
              <dc:creator>Peter Camilleri</dc:creator>
              <dc:date>2015-04-25T17:39:00</dc:date>
            </office:change-info>
          </text:insertion>
        </text:changed-region>
        <text:changed-region xml:id="ct233750448" text:id="ct233750448">
          <text:deletion>
            <office:change-info>
              <dc:creator>Peter Camilleri</dc:creator>
              <dc:date>2015-04-25T23:19:00</dc:date>
            </office:change-info>
            <text:p text:style-name="Text_20_body"/>
            <text:p text:style-name="Text_20_body">.round</text:p>
          </text:deletion>
        </text:changed-region>
        <text:changed-region xml:id="ct233750552" text:id="ct233750552">
          <text:insertion>
            <office:change-info>
              <dc:creator>Peter Camilleri</dc:creator>
              <dc:date>2015-04-25T17:39:00</dc:date>
            </office:change-info>
          </text:insertion>
        </text:changed-region>
        <text:changed-region xml:id="ct233750656" text:id="ct233750656">
          <text:insertion>
            <office:change-info>
              <dc:creator>Peter Camilleri</dc:creator>
              <dc:date>2015-04-25T17:39:00</dc:date>
            </office:change-info>
          </text:insertion>
        </text:changed-region>
        <text:changed-region xml:id="ct233750760" text:id="ct233750760">
          <text:insertion>
            <office:change-info>
              <dc:creator>Peter Camilleri</dc:creator>
              <dc:date>2015-04-25T17:39:00</dc:date>
            </office:change-info>
          </text:insertion>
        </text:changed-region>
        <text:changed-region xml:id="ct233750864" text:id="ct233750864">
          <text:insertion>
            <office:change-info>
              <dc:creator>Peter Camilleri</dc:creator>
              <dc:date>2015-04-25T17:39:00</dc:date>
            </office:change-info>
          </text:insertion>
        </text:changed-region>
        <text:changed-region xml:id="ct233750968" text:id="ct233750968">
          <text:insertion>
            <office:change-info>
              <dc:creator>Peter Camilleri</dc:creator>
              <dc:date>2015-04-25T17:39:00</dc:date>
            </office:change-info>
          </text:insertion>
        </text:changed-region>
        <text:changed-region xml:id="ct233751072" text:id="ct233751072">
          <text:insertion>
            <office:change-info>
              <dc:creator>Peter Camilleri</dc:creator>
              <dc:date>2015-04-25T17:39:00</dc:date>
            </office:change-info>
          </text:insertion>
        </text:changed-region>
        <text:changed-region xml:id="ct233751176" text:id="ct233751176">
          <text:deletion>
            <office:change-info>
              <dc:creator>Peter Camilleri</dc:creator>
              <dc:date>2015-04-25T23:19:00</dc:date>
            </office:change-info>
            <text:p text:style-name="Text_20_body"/>
            <text:p text:style-name="Text_20_body">.sin</text:p>
          </text:deletion>
        </text:changed-region>
        <text:changed-region xml:id="ct233751280" text:id="ct233751280">
          <text:insertion>
            <office:change-info>
              <dc:creator>Peter Camilleri</dc:creator>
              <dc:date>2015-04-25T17:39:00</dc:date>
            </office:change-info>
          </text:insertion>
        </text:changed-region>
        <text:changed-region xml:id="ct233751384" text:id="ct233751384">
          <text:insertion>
            <office:change-info>
              <dc:creator>Peter Camilleri</dc:creator>
              <dc:date>2015-04-25T17:39:00</dc:date>
            </office:change-info>
          </text:insertion>
        </text:changed-region>
        <text:changed-region xml:id="ct233751488" text:id="ct233751488">
          <text:insertion>
            <office:change-info>
              <dc:creator>Peter Camilleri</dc:creator>
              <dc:date>2015-04-25T17:39:00</dc:date>
            </office:change-info>
          </text:insertion>
        </text:changed-region>
        <text:changed-region xml:id="ct233751592" text:id="ct233751592">
          <text:insertion>
            <office:change-info>
              <dc:creator>Peter Camilleri</dc:creator>
              <dc:date>2015-04-25T17:39:00</dc:date>
            </office:change-info>
          </text:insertion>
        </text:changed-region>
        <text:changed-region xml:id="ct233751696" text:id="ct233751696">
          <text:insertion>
            <office:change-info>
              <dc:creator>Peter Camilleri</dc:creator>
              <dc:date>2015-04-25T17:39:00</dc:date>
            </office:change-info>
          </text:insertion>
        </text:changed-region>
        <text:changed-region xml:id="ct233751800" text:id="ct233751800">
          <text:deletion>
            <office:change-info>
              <dc:creator>Peter Camilleri</dc:creator>
              <dc:date>2015-04-25T23:19:00</dc:date>
            </office:change-info>
            <text:p text:style-name="Text_20_body"/>
            <text:p text:style-name="Text_20_body">.sinh</text:p>
          </text:deletion>
        </text:changed-region>
        <text:changed-region xml:id="ct233751904" text:id="ct233751904">
          <text:insertion>
            <office:change-info>
              <dc:creator>Peter Camilleri</dc:creator>
              <dc:date>2015-04-25T17:39:00</dc:date>
            </office:change-info>
          </text:insertion>
        </text:changed-region>
        <text:changed-region xml:id="ct233752008" text:id="ct233752008">
          <text:insertion>
            <office:change-info>
              <dc:creator>Peter Camilleri</dc:creator>
              <dc:date>2015-04-25T17:39:00</dc:date>
            </office:change-info>
          </text:insertion>
        </text:changed-region>
        <text:changed-region xml:id="ct233752112" text:id="ct233752112">
          <text:insertion>
            <office:change-info>
              <dc:creator>Peter Camilleri</dc:creator>
              <dc:date>2015-04-25T17:39:00</dc:date>
            </office:change-info>
          </text:insertion>
        </text:changed-region>
        <text:changed-region xml:id="ct233752216" text:id="ct233752216">
          <text:insertion>
            <office:change-info>
              <dc:creator>Peter Camilleri</dc:creator>
              <dc:date>2015-04-25T17:39:00</dc:date>
            </office:change-info>
          </text:insertion>
        </text:changed-region>
        <text:changed-region xml:id="ct233752320" text:id="ct233752320">
          <text:insertion>
            <office:change-info>
              <dc:creator>Peter Camilleri</dc:creator>
              <dc:date>2015-04-25T17:39:00</dc:date>
            </office:change-info>
          </text:insertion>
        </text:changed-region>
        <text:changed-region xml:id="ct233752424" text:id="ct233752424">
          <text:deletion>
            <office:change-info>
              <dc:creator>Peter Camilleri</dc:creator>
              <dc:date>2015-04-25T23:19:00</dc:date>
            </office:change-info>
            <text:p text:style-name="Text_20_body"/>
            <text:p text:style-name="Text_20_body">.sleep</text:p>
          </text:deletion>
        </text:changed-region>
        <text:changed-region xml:id="ct233752528" text:id="ct233752528">
          <text:insertion>
            <office:change-info>
              <dc:creator>Peter Camilleri</dc:creator>
              <dc:date>2015-04-25T17:39:00</dc:date>
            </office:change-info>
          </text:insertion>
        </text:changed-region>
        <text:changed-region xml:id="ct233752632" text:id="ct233752632">
          <text:insertion>
            <office:change-info>
              <dc:creator>Peter Camilleri</dc:creator>
              <dc:date>2015-04-25T17:39:00</dc:date>
            </office:change-info>
          </text:insertion>
        </text:changed-region>
        <text:changed-region xml:id="ct233818312" text:id="ct233818312">
          <text:deletion>
            <office:change-info>
              <dc:creator>Peter Camilleri</dc:creator>
              <dc:date>2015-04-25T23:20:00</dc:date>
            </office:change-info>
            <text:p text:style-name="Text_20_body"/>
            <text:p text:style-name="Text_20_body">.sqr</text:p>
          </text:deletion>
        </text:changed-region>
        <text:changed-region xml:id="ct233818416" text:id="ct233818416">
          <text:insertion>
            <office:change-info>
              <dc:creator>Peter Camilleri</dc:creator>
              <dc:date>2015-04-25T17:39:00</dc:date>
            </office:change-info>
          </text:insertion>
        </text:changed-region>
        <text:changed-region xml:id="ct233818520" text:id="ct233818520">
          <text:insertion>
            <office:change-info>
              <dc:creator>Peter Camilleri</dc:creator>
              <dc:date>2015-04-25T17:39:00</dc:date>
            </office:change-info>
          </text:insertion>
        </text:changed-region>
        <text:changed-region xml:id="ct233818624" text:id="ct233818624">
          <text:insertion>
            <office:change-info>
              <dc:creator>Peter Camilleri</dc:creator>
              <dc:date>2015-04-25T17:39:00</dc:date>
            </office:change-info>
          </text:insertion>
        </text:changed-region>
        <text:changed-region xml:id="ct233818728" text:id="ct233818728">
          <text:insertion>
            <office:change-info>
              <dc:creator>Peter Camilleri</dc:creator>
              <dc:date>2015-04-25T17:39:00</dc:date>
            </office:change-info>
          </text:insertion>
        </text:changed-region>
        <text:changed-region xml:id="ct233818832" text:id="ct233818832">
          <text:deletion>
            <office:change-info>
              <dc:creator>Peter Camilleri</dc:creator>
              <dc:date>2015-04-25T23:20:00</dc:date>
            </office:change-info>
            <text:p text:style-name="Text_20_body"/>
            <text:p text:style-name="Text_20_body">.sqrt</text:p>
          </text:deletion>
        </text:changed-region>
        <text:changed-region xml:id="ct233818936" text:id="ct233818936">
          <text:insertion>
            <office:change-info>
              <dc:creator>Peter Camilleri</dc:creator>
              <dc:date>2015-04-25T17:39:00</dc:date>
            </office:change-info>
          </text:insertion>
        </text:changed-region>
        <text:changed-region xml:id="ct233819040" text:id="ct233819040">
          <text:insertion>
            <office:change-info>
              <dc:creator>Peter Camilleri</dc:creator>
              <dc:date>2015-04-25T17:39:00</dc:date>
            </office:change-info>
          </text:insertion>
        </text:changed-region>
        <text:changed-region xml:id="ct233819144" text:id="ct233819144">
          <text:insertion>
            <office:change-info>
              <dc:creator>Peter Camilleri</dc:creator>
              <dc:date>2015-04-25T17:39:00</dc:date>
            </office:change-info>
          </text:insertion>
        </text:changed-region>
        <text:changed-region xml:id="ct233819248" text:id="ct233819248">
          <text:insertion>
            <office:change-info>
              <dc:creator>Peter Camilleri</dc:creator>
              <dc:date>2015-04-25T17:39:00</dc:date>
            </office:change-info>
          </text:insertion>
        </text:changed-region>
        <text:changed-region xml:id="ct233819352" text:id="ct233819352">
          <text:insertion>
            <office:change-info>
              <dc:creator>Peter Camilleri</dc:creator>
              <dc:date>2015-04-25T17:39:00</dc:date>
            </office:change-info>
          </text:insertion>
        </text:changed-region>
        <text:changed-region xml:id="ct233819456" text:id="ct233819456">
          <text:deletion>
            <office:change-info>
              <dc:creator>Peter Camilleri</dc:creator>
              <dc:date>2015-04-25T23:20:00</dc:date>
            </office:change-info>
            <text:p text:style-name="Text_20_body"/>
            <text:p text:style-name="Text_20_body">.tan</text:p>
          </text:deletion>
        </text:changed-region>
        <text:changed-region xml:id="ct233819560" text:id="ct233819560">
          <text:insertion>
            <office:change-info>
              <dc:creator>Peter Camilleri</dc:creator>
              <dc:date>2015-04-25T17:39:00</dc:date>
            </office:change-info>
          </text:insertion>
        </text:changed-region>
        <text:changed-region xml:id="ct233819664" text:id="ct233819664">
          <text:insertion>
            <office:change-info>
              <dc:creator>Peter Camilleri</dc:creator>
              <dc:date>2015-04-25T17:39:00</dc:date>
            </office:change-info>
          </text:insertion>
        </text:changed-region>
        <text:changed-region xml:id="ct233819768" text:id="ct233819768">
          <text:insertion>
            <office:change-info>
              <dc:creator>Peter Camilleri</dc:creator>
              <dc:date>2015-04-25T17:39:00</dc:date>
            </office:change-info>
          </text:insertion>
        </text:changed-region>
        <text:changed-region xml:id="ct233819872" text:id="ct233819872">
          <text:insertion>
            <office:change-info>
              <dc:creator>Peter Camilleri</dc:creator>
              <dc:date>2015-04-25T17:39:00</dc:date>
            </office:change-info>
          </text:insertion>
        </text:changed-region>
        <text:changed-region xml:id="ct233819976" text:id="ct233819976">
          <text:insertion>
            <office:change-info>
              <dc:creator>Peter Camilleri</dc:creator>
              <dc:date>2015-04-25T17:39:00</dc:date>
            </office:change-info>
          </text:insertion>
        </text:changed-region>
        <text:changed-region xml:id="ct233820080" text:id="ct233820080">
          <text:deletion>
            <office:change-info>
              <dc:creator>Peter Camilleri</dc:creator>
              <dc:date>2015-04-25T23:20:00</dc:date>
            </office:change-info>
            <text:p text:style-name="Text_20_body"/>
            <text:p text:style-name="Text_20_body">.tanh</text:p>
          </text:deletion>
        </text:changed-region>
        <text:changed-region xml:id="ct233820184" text:id="ct233820184">
          <text:insertion>
            <office:change-info>
              <dc:creator>Peter Camilleri</dc:creator>
              <dc:date>2015-04-25T17:39:00</dc:date>
            </office:change-info>
          </text:insertion>
        </text:changed-region>
        <text:changed-region xml:id="ct233820288" text:id="ct233820288">
          <text:insertion>
            <office:change-info>
              <dc:creator>Peter Camilleri</dc:creator>
              <dc:date>2015-04-25T17:39:00</dc:date>
            </office:change-info>
          </text:insertion>
        </text:changed-region>
        <text:changed-region xml:id="ct233820392" text:id="ct233820392">
          <text:insertion>
            <office:change-info>
              <dc:creator>Peter Camilleri</dc:creator>
              <dc:date>2015-04-25T17:39:00</dc:date>
            </office:change-info>
          </text:insertion>
        </text:changed-region>
        <text:changed-region xml:id="ct233820496" text:id="ct233820496">
          <text:insertion>
            <office:change-info>
              <dc:creator>Peter Camilleri</dc:creator>
              <dc:date>2015-04-25T17:39:00</dc:date>
            </office:change-info>
          </text:insertion>
        </text:changed-region>
        <text:changed-region xml:id="ct233820600" text:id="ct233820600">
          <text:insertion>
            <office:change-info>
              <dc:creator>Peter Camilleri</dc:creator>
              <dc:date>2015-04-25T17:39:00</dc:date>
            </office:change-info>
          </text:insertion>
        </text:changed-region>
        <text:changed-region xml:id="ct233820704" text:id="ct233820704">
          <text:deletion>
            <office:change-info>
              <dc:creator>Peter Camilleri</dc:creator>
              <dc:date>2015-04-25T23:20:00</dc:date>
            </office:change-info>
            <text:p text:style-name="Text_20_body"/>
            <text:p text:style-name="Text_20_body">/</text:p>
          </text:deletion>
        </text:changed-region>
        <text:changed-region xml:id="ct233820808" text:id="ct233820808">
          <text:insertion>
            <office:change-info>
              <dc:creator>Peter Camilleri</dc:creator>
              <dc:date>2015-04-25T17:39:00</dc:date>
            </office:change-info>
          </text:insertion>
        </text:changed-region>
        <text:changed-region xml:id="ct233820912" text:id="ct233820912">
          <text:insertion>
            <office:change-info>
              <dc:creator>Peter Camilleri</dc:creator>
              <dc:date>2015-04-25T17:39:00</dc:date>
            </office:change-info>
          </text:insertion>
        </text:changed-region>
        <text:changed-region xml:id="ct233821016" text:id="ct233821016">
          <text:insertion>
            <office:change-info>
              <dc:creator>Peter Camilleri</dc:creator>
              <dc:date>2015-04-25T17:39:00</dc:date>
            </office:change-info>
          </text:insertion>
        </text:changed-region>
        <text:changed-region xml:id="ct233821120" text:id="ct233821120">
          <text:insertion>
            <office:change-info>
              <dc:creator>Peter Camilleri</dc:creator>
              <dc:date>2015-04-25T17:39:00</dc:date>
            </office:change-info>
          </text:insertion>
        </text:changed-region>
        <text:changed-region xml:id="ct233821224" text:id="ct233821224">
          <text:deletion>
            <office:change-info>
              <dc:creator>Peter Camilleri</dc:creator>
              <dc:date>2015-04-25T23:21:00</dc:date>
            </office:change-info>
            <text:p text:style-name="Text_20_body"/>
            <text:p text:style-name="Text_20_body">0&lt;</text:p>
          </text:deletion>
        </text:changed-region>
        <text:changed-region xml:id="ct233821328" text:id="ct233821328">
          <text:insertion>
            <office:change-info>
              <dc:creator>Peter Camilleri</dc:creator>
              <dc:date>2015-04-25T17:39:00</dc:date>
            </office:change-info>
          </text:insertion>
        </text:changed-region>
        <text:changed-region xml:id="ct233821432" text:id="ct233821432">
          <text:insertion>
            <office:change-info>
              <dc:creator>Peter Camilleri</dc:creator>
              <dc:date>2015-04-25T17:39:00</dc:date>
            </office:change-info>
          </text:insertion>
        </text:changed-region>
        <text:changed-region xml:id="ct233821536" text:id="ct233821536">
          <text:insertion>
            <office:change-info>
              <dc:creator>Peter Camilleri</dc:creator>
              <dc:date>2015-04-25T17:39:00</dc:date>
            </office:change-info>
          </text:insertion>
        </text:changed-region>
        <text:changed-region xml:id="ct233821640" text:id="ct233821640">
          <text:insertion>
            <office:change-info>
              <dc:creator>Peter Camilleri</dc:creator>
              <dc:date>2015-04-25T17:39:00</dc:date>
            </office:change-info>
          </text:insertion>
        </text:changed-region>
        <text:changed-region xml:id="ct233821744" text:id="ct233821744">
          <text:deletion>
            <office:change-info>
              <dc:creator>Peter Camilleri</dc:creator>
              <dc:date>2015-04-25T23:21:00</dc:date>
            </office:change-info>
            <text:p text:style-name="Text_20_body"/>
            <text:p text:style-name="Text_20_body">0&lt;=</text:p>
          </text:deletion>
        </text:changed-region>
        <text:changed-region xml:id="ct233821848" text:id="ct233821848">
          <text:insertion>
            <office:change-info>
              <dc:creator>Peter Camilleri</dc:creator>
              <dc:date>2015-04-25T17:39:00</dc:date>
            </office:change-info>
          </text:insertion>
        </text:changed-region>
        <text:changed-region xml:id="ct233821952" text:id="ct233821952">
          <text:insertion>
            <office:change-info>
              <dc:creator>Peter Camilleri</dc:creator>
              <dc:date>2015-04-25T17:39:00</dc:date>
            </office:change-info>
          </text:insertion>
        </text:changed-region>
        <text:changed-region xml:id="ct233822056" text:id="ct233822056">
          <text:insertion>
            <office:change-info>
              <dc:creator>Peter Camilleri</dc:creator>
              <dc:date>2015-04-25T17:39:00</dc:date>
            </office:change-info>
          </text:insertion>
        </text:changed-region>
        <text:changed-region xml:id="ct233822160" text:id="ct233822160">
          <text:insertion>
            <office:change-info>
              <dc:creator>Peter Camilleri</dc:creator>
              <dc:date>2015-04-25T17:39:00</dc:date>
            </office:change-info>
          </text:insertion>
        </text:changed-region>
        <text:changed-region xml:id="ct233822264" text:id="ct233822264">
          <text:deletion>
            <office:change-info>
              <dc:creator>Peter Camilleri</dc:creator>
              <dc:date>2015-04-25T23:21:00</dc:date>
            </office:change-info>
            <text:p text:style-name="Text_20_body"/>
            <text:p text:style-name="Text_20_body">0&lt;=&gt;</text:p>
          </text:deletion>
        </text:changed-region>
        <text:changed-region xml:id="ct233822408" text:id="ct233822408">
          <text:insertion>
            <office:change-info>
              <dc:creator>Peter Camilleri</dc:creator>
              <dc:date>2015-04-25T17:39:00</dc:date>
            </office:change-info>
          </text:insertion>
        </text:changed-region>
        <text:changed-region xml:id="ct233822512" text:id="ct233822512">
          <text:insertion>
            <office:change-info>
              <dc:creator>Peter Camilleri</dc:creator>
              <dc:date>2015-04-25T17:39:00</dc:date>
            </office:change-info>
          </text:insertion>
        </text:changed-region>
        <text:changed-region xml:id="ct233822616" text:id="ct233822616">
          <text:insertion>
            <office:change-info>
              <dc:creator>Peter Camilleri</dc:creator>
              <dc:date>2015-04-25T17:39:00</dc:date>
            </office:change-info>
          </text:insertion>
        </text:changed-region>
        <text:changed-region xml:id="ct233822720" text:id="ct233822720">
          <text:insertion>
            <office:change-info>
              <dc:creator>Peter Camilleri</dc:creator>
              <dc:date>2015-04-25T17:39:00</dc:date>
            </office:change-info>
          </text:insertion>
        </text:changed-region>
        <text:changed-region xml:id="ct233822824" text:id="ct233822824">
          <text:insertion>
            <office:change-info>
              <dc:creator>Peter Camilleri</dc:creator>
              <dc:date>2015-04-25T17:39:00</dc:date>
            </office:change-info>
          </text:insertion>
        </text:changed-region>
        <text:changed-region xml:id="ct233823032" text:id="ct233823032">
          <text:deletion>
            <office:change-info>
              <dc:creator>Peter Camilleri</dc:creator>
              <dc:date>2015-04-25T23:21:00</dc:date>
            </office:change-info>
            <text:p text:style-name="Text_20_body">0&lt;&gt;</text:p>
          </text:deletion>
        </text:changed-region>
        <text:changed-region xml:id="ct233822928" text:id="ct233822928">
          <text:deletion>
            <office:change-info>
              <dc:creator>Peter Camilleri</dc:creator>
              <dc:date>2015-04-25T23:22:00</dc:date>
            </office:change-info>
            <text:p text:style-name="Text_20_body"/>
            <text:p text:style-name="Text_20_body"/>
          </text:deletion>
        </text:changed-region>
        <text:changed-region xml:id="ct233823136" text:id="ct233823136">
          <text:insertion>
            <office:change-info>
              <dc:creator>Peter Camilleri</dc:creator>
              <dc:date>2015-04-25T17:39:00</dc:date>
            </office:change-info>
          </text:insertion>
        </text:changed-region>
        <text:changed-region xml:id="ct233823240" text:id="ct233823240">
          <text:insertion>
            <office:change-info>
              <dc:creator>Peter Camilleri</dc:creator>
              <dc:date>2015-04-25T17:39:00</dc:date>
            </office:change-info>
          </text:insertion>
        </text:changed-region>
        <text:changed-region xml:id="ct233823344" text:id="ct233823344">
          <text:insertion>
            <office:change-info>
              <dc:creator>Peter Camilleri</dc:creator>
              <dc:date>2015-04-25T17:39:00</dc:date>
            </office:change-info>
          </text:insertion>
        </text:changed-region>
        <text:changed-region xml:id="ct233823448" text:id="ct233823448">
          <text:insertion>
            <office:change-info>
              <dc:creator>Peter Camilleri</dc:creator>
              <dc:date>2015-04-25T17:39:00</dc:date>
            </office:change-info>
          </text:insertion>
        </text:changed-region>
        <text:changed-region xml:id="ct233823552" text:id="ct233823552">
          <text:deletion>
            <office:change-info>
              <dc:creator>Peter Camilleri</dc:creator>
              <dc:date>2015-04-25T23:22:00</dc:date>
            </office:change-info>
            <text:p text:style-name="Text_20_body"/>
            <text:p text:style-name="Text_20_body">0=</text:p>
          </text:deletion>
        </text:changed-region>
        <text:changed-region xml:id="ct233823656" text:id="ct233823656">
          <text:insertion>
            <office:change-info>
              <dc:creator>Peter Camilleri</dc:creator>
              <dc:date>2015-04-25T17:39:00</dc:date>
            </office:change-info>
          </text:insertion>
        </text:changed-region>
        <text:changed-region xml:id="ct233823760" text:id="ct233823760">
          <text:insertion>
            <office:change-info>
              <dc:creator>Peter Camilleri</dc:creator>
              <dc:date>2015-04-25T17:39:00</dc:date>
            </office:change-info>
          </text:insertion>
        </text:changed-region>
        <text:changed-region xml:id="ct233823864" text:id="ct233823864">
          <text:insertion>
            <office:change-info>
              <dc:creator>Peter Camilleri</dc:creator>
              <dc:date>2015-04-25T17:39:00</dc:date>
            </office:change-info>
          </text:insertion>
        </text:changed-region>
        <text:changed-region xml:id="ct233823968" text:id="ct233823968">
          <text:insertion>
            <office:change-info>
              <dc:creator>Peter Camilleri</dc:creator>
              <dc:date>2015-04-25T17:39:00</dc:date>
            </office:change-info>
          </text:insertion>
        </text:changed-region>
        <text:changed-region xml:id="ct233824072" text:id="ct233824072">
          <text:deletion>
            <office:change-info>
              <dc:creator>Peter Camilleri</dc:creator>
              <dc:date>2015-04-25T23:22:00</dc:date>
            </office:change-info>
            <text:p text:style-name="Text_20_body"/>
            <text:p text:style-name="Text_20_body">0&gt;</text:p>
          </text:deletion>
        </text:changed-region>
        <text:changed-region xml:id="ct233824176" text:id="ct233824176">
          <text:insertion>
            <office:change-info>
              <dc:creator>Peter Camilleri</dc:creator>
              <dc:date>2015-04-25T17:39:00</dc:date>
            </office:change-info>
          </text:insertion>
        </text:changed-region>
        <text:changed-region xml:id="ct233824280" text:id="ct233824280">
          <text:insertion>
            <office:change-info>
              <dc:creator>Peter Camilleri</dc:creator>
              <dc:date>2015-04-25T17:39:00</dc:date>
            </office:change-info>
          </text:insertion>
        </text:changed-region>
        <text:changed-region xml:id="ct233824384" text:id="ct233824384">
          <text:insertion>
            <office:change-info>
              <dc:creator>Peter Camilleri</dc:creator>
              <dc:date>2015-04-25T17:39:00</dc:date>
            </office:change-info>
          </text:insertion>
        </text:changed-region>
        <text:changed-region xml:id="ct233824488" text:id="ct233824488">
          <text:insertion>
            <office:change-info>
              <dc:creator>Peter Camilleri</dc:creator>
              <dc:date>2015-04-25T17:39:00</dc:date>
            </office:change-info>
          </text:insertion>
        </text:changed-region>
        <text:changed-region xml:id="ct233824592" text:id="ct233824592">
          <text:deletion>
            <office:change-info>
              <dc:creator>Peter Camilleri</dc:creator>
              <dc:date>2015-04-25T23:22:00</dc:date>
            </office:change-info>
            <text:p text:style-name="Text_20_body"/>
            <text:p text:style-name="Text_20_body">0&gt;=</text:p>
          </text:deletion>
        </text:changed-region>
        <text:changed-region xml:id="ct233824696" text:id="ct233824696">
          <text:insertion>
            <office:change-info>
              <dc:creator>Peter Camilleri</dc:creator>
              <dc:date>2015-04-25T17:39:00</dc:date>
            </office:change-info>
          </text:insertion>
        </text:changed-region>
        <text:changed-region xml:id="ct233824800" text:id="ct233824800">
          <text:insertion>
            <office:change-info>
              <dc:creator>Peter Camilleri</dc:creator>
              <dc:date>2015-04-25T17:39:00</dc:date>
            </office:change-info>
          </text:insertion>
        </text:changed-region>
        <text:changed-region xml:id="ct233824904" text:id="ct233824904">
          <text:insertion>
            <office:change-info>
              <dc:creator>Peter Camilleri</dc:creator>
              <dc:date>2015-04-25T17:39:00</dc:date>
            </office:change-info>
          </text:insertion>
        </text:changed-region>
        <text:changed-region xml:id="ct233825008" text:id="ct233825008">
          <text:insertion>
            <office:change-info>
              <dc:creator>Peter Camilleri</dc:creator>
              <dc:date>2015-04-25T17:39:00</dc:date>
            </office:change-info>
          </text:insertion>
        </text:changed-region>
        <text:changed-region xml:id="ct233825112" text:id="ct233825112">
          <text:deletion>
            <office:change-info>
              <dc:creator>Peter Camilleri</dc:creator>
              <dc:date>2015-04-25T23:22:00</dc:date>
            </office:change-info>
            <text:p text:style-name="Text_20_body"/>
            <text:p text:style-name="Text_20_body">1+</text:p>
          </text:deletion>
        </text:changed-region>
        <text:changed-region xml:id="ct233825216" text:id="ct233825216">
          <text:insertion>
            <office:change-info>
              <dc:creator>Peter Camilleri</dc:creator>
              <dc:date>2015-04-25T17:39:00</dc:date>
            </office:change-info>
          </text:insertion>
        </text:changed-region>
        <text:changed-region xml:id="ct233825320" text:id="ct233825320">
          <text:insertion>
            <office:change-info>
              <dc:creator>Peter Camilleri</dc:creator>
              <dc:date>2015-04-25T17:39:00</dc:date>
            </office:change-info>
          </text:insertion>
        </text:changed-region>
        <text:changed-region xml:id="ct233825424" text:id="ct233825424">
          <text:insertion>
            <office:change-info>
              <dc:creator>Peter Camilleri</dc:creator>
              <dc:date>2015-04-25T17:39:00</dc:date>
            </office:change-info>
          </text:insertion>
        </text:changed-region>
        <text:changed-region xml:id="ct233825528" text:id="ct233825528">
          <text:insertion>
            <office:change-info>
              <dc:creator>Peter Camilleri</dc:creator>
              <dc:date>2015-04-25T17:39:00</dc:date>
            </office:change-info>
          </text:insertion>
        </text:changed-region>
        <text:changed-region xml:id="ct233825632" text:id="ct233825632">
          <text:deletion>
            <office:change-info>
              <dc:creator>Peter Camilleri</dc:creator>
              <dc:date>2015-04-25T23:22:00</dc:date>
            </office:change-info>
            <text:p text:style-name="Text_20_body"/>
            <text:p text:style-name="Text_20_body">1-</text:p>
          </text:deletion>
        </text:changed-region>
        <text:changed-region xml:id="ct233825736" text:id="ct233825736">
          <text:insertion>
            <office:change-info>
              <dc:creator>Peter Camilleri</dc:creator>
              <dc:date>2015-04-25T17:39:00</dc:date>
            </office:change-info>
          </text:insertion>
        </text:changed-region>
        <text:changed-region xml:id="ct233825840" text:id="ct233825840">
          <text:insertion>
            <office:change-info>
              <dc:creator>Peter Camilleri</dc:creator>
              <dc:date>2015-04-25T17:39:00</dc:date>
            </office:change-info>
          </text:insertion>
        </text:changed-region>
        <text:changed-region xml:id="ct233825944" text:id="ct233825944">
          <text:insertion>
            <office:change-info>
              <dc:creator>Peter Camilleri</dc:creator>
              <dc:date>2015-04-25T17:39:00</dc:date>
            </office:change-info>
          </text:insertion>
        </text:changed-region>
        <text:changed-region xml:id="ct233826048" text:id="ct233826048">
          <text:insertion>
            <office:change-info>
              <dc:creator>Peter Camilleri</dc:creator>
              <dc:date>2015-04-25T17:39:00</dc:date>
            </office:change-info>
          </text:insertion>
        </text:changed-region>
        <text:changed-region xml:id="ct233826152" text:id="ct233826152">
          <text:deletion>
            <office:change-info>
              <dc:creator>Peter Camilleri</dc:creator>
              <dc:date>2015-04-25T23:23:00</dc:date>
            </office:change-info>
            <text:p text:style-name="Text_20_body"/>
            <text:p text:style-name="Text_20_body">2*</text:p>
          </text:deletion>
        </text:changed-region>
        <text:changed-region xml:id="ct233826256" text:id="ct233826256">
          <text:insertion>
            <office:change-info>
              <dc:creator>Peter Camilleri</dc:creator>
              <dc:date>2015-04-25T17:39:00</dc:date>
            </office:change-info>
          </text:insertion>
        </text:changed-region>
        <text:changed-region xml:id="ct233826360" text:id="ct233826360">
          <text:insertion>
            <office:change-info>
              <dc:creator>Peter Camilleri</dc:creator>
              <dc:date>2015-04-25T17:39:00</dc:date>
            </office:change-info>
          </text:insertion>
        </text:changed-region>
        <text:changed-region xml:id="ct233826464" text:id="ct233826464">
          <text:insertion>
            <office:change-info>
              <dc:creator>Peter Camilleri</dc:creator>
              <dc:date>2015-04-25T17:39:00</dc:date>
            </office:change-info>
          </text:insertion>
        </text:changed-region>
        <text:changed-region xml:id="ct233826568" text:id="ct233826568">
          <text:insertion>
            <office:change-info>
              <dc:creator>Peter Camilleri</dc:creator>
              <dc:date>2015-04-25T17:39:00</dc:date>
            </office:change-info>
          </text:insertion>
        </text:changed-region>
        <text:changed-region xml:id="ct233826672" text:id="ct233826672">
          <text:deletion>
            <office:change-info>
              <dc:creator>Peter Camilleri</dc:creator>
              <dc:date>2015-04-25T23:23:00</dc:date>
            </office:change-info>
            <text:p text:style-name="Text_20_body"/>
            <text:p text:style-name="Text_20_body">2+</text:p>
          </text:deletion>
        </text:changed-region>
        <text:changed-region xml:id="ct233826776" text:id="ct233826776">
          <text:insertion>
            <office:change-info>
              <dc:creator>Peter Camilleri</dc:creator>
              <dc:date>2015-04-25T17:39:00</dc:date>
            </office:change-info>
          </text:insertion>
        </text:changed-region>
        <text:changed-region xml:id="ct233826880" text:id="ct233826880">
          <text:insertion>
            <office:change-info>
              <dc:creator>Peter Camilleri</dc:creator>
              <dc:date>2015-04-25T17:39:00</dc:date>
            </office:change-info>
          </text:insertion>
        </text:changed-region>
        <text:changed-region xml:id="ct233826984" text:id="ct233826984">
          <text:insertion>
            <office:change-info>
              <dc:creator>Peter Camilleri</dc:creator>
              <dc:date>2015-04-25T17:39:00</dc:date>
            </office:change-info>
          </text:insertion>
        </text:changed-region>
        <text:changed-region xml:id="ct233827088" text:id="ct233827088">
          <text:insertion>
            <office:change-info>
              <dc:creator>Peter Camilleri</dc:creator>
              <dc:date>2015-04-25T17:39:00</dc:date>
            </office:change-info>
          </text:insertion>
        </text:changed-region>
        <text:changed-region xml:id="ct233827192" text:id="ct233827192">
          <text:deletion>
            <office:change-info>
              <dc:creator>Peter Camilleri</dc:creator>
              <dc:date>2015-04-25T23:23:00</dc:date>
            </office:change-info>
            <text:p text:style-name="Text_20_body"/>
            <text:p text:style-name="Text_20_body">2-</text:p>
          </text:deletion>
        </text:changed-region>
        <text:changed-region xml:id="ct233827296" text:id="ct233827296">
          <text:insertion>
            <office:change-info>
              <dc:creator>Peter Camilleri</dc:creator>
              <dc:date>2015-04-25T17:39:00</dc:date>
            </office:change-info>
          </text:insertion>
        </text:changed-region>
        <text:changed-region xml:id="ct233827400" text:id="ct233827400">
          <text:insertion>
            <office:change-info>
              <dc:creator>Peter Camilleri</dc:creator>
              <dc:date>2015-04-25T17:39:00</dc:date>
            </office:change-info>
          </text:insertion>
        </text:changed-region>
        <text:changed-region xml:id="ct233827504" text:id="ct233827504">
          <text:insertion>
            <office:change-info>
              <dc:creator>Peter Camilleri</dc:creator>
              <dc:date>2015-04-25T17:39:00</dc:date>
            </office:change-info>
          </text:insertion>
        </text:changed-region>
        <text:changed-region xml:id="ct233827608" text:id="ct233827608">
          <text:insertion>
            <office:change-info>
              <dc:creator>Peter Camilleri</dc:creator>
              <dc:date>2015-04-25T17:39:00</dc:date>
            </office:change-info>
          </text:insertion>
        </text:changed-region>
        <text:changed-region xml:id="ct233827712" text:id="ct233827712">
          <text:deletion>
            <office:change-info>
              <dc:creator>Peter Camilleri</dc:creator>
              <dc:date>2015-04-25T23:24:00</dc:date>
            </office:change-info>
            <text:p text:style-name="Text_20_body"/>
            <text:p text:style-name="Text_20_body">2/</text:p>
          </text:deletion>
        </text:changed-region>
        <text:changed-region xml:id="ct233827816" text:id="ct233827816">
          <text:insertion>
            <office:change-info>
              <dc:creator>Peter Camilleri</dc:creator>
              <dc:date>2015-04-25T17:39:00</dc:date>
            </office:change-info>
          </text:insertion>
        </text:changed-region>
        <text:changed-region xml:id="ct233827920" text:id="ct233827920">
          <text:insertion>
            <office:change-info>
              <dc:creator>Peter Camilleri</dc:creator>
              <dc:date>2015-04-25T17:39:00</dc:date>
            </office:change-info>
          </text:insertion>
        </text:changed-region>
        <text:changed-region xml:id="ct233828024" text:id="ct233828024">
          <text:insertion>
            <office:change-info>
              <dc:creator>Peter Camilleri</dc:creator>
              <dc:date>2015-04-25T17:39:00</dc:date>
            </office:change-info>
          </text:insertion>
        </text:changed-region>
        <text:changed-region xml:id="ct233828128" text:id="ct233828128">
          <text:insertion>
            <office:change-info>
              <dc:creator>Peter Camilleri</dc:creator>
              <dc:date>2015-04-25T17:39:00</dc:date>
            </office:change-info>
          </text:insertion>
        </text:changed-region>
        <text:changed-region xml:id="ct233828232" text:id="ct233828232">
          <text:deletion>
            <office:change-info>
              <dc:creator>Peter Camilleri</dc:creator>
              <dc:date>2015-04-25T23:24:00</dc:date>
            </office:change-info>
            <text:p text:style-name="Text_20_body"/>
            <text:p text:style-name="Text_20_body">&lt;</text:p>
          </text:deletion>
        </text:changed-region>
        <text:changed-region xml:id="ct233828336" text:id="ct233828336">
          <text:insertion>
            <office:change-info>
              <dc:creator>Peter Camilleri</dc:creator>
              <dc:date>2015-04-25T17:39:00</dc:date>
            </office:change-info>
          </text:insertion>
        </text:changed-region>
        <text:changed-region xml:id="ct233828440" text:id="ct233828440">
          <text:insertion>
            <office:change-info>
              <dc:creator>Peter Camilleri</dc:creator>
              <dc:date>2015-04-25T17:39:00</dc:date>
            </office:change-info>
          </text:insertion>
        </text:changed-region>
        <text:changed-region xml:id="ct233828544" text:id="ct233828544">
          <text:insertion>
            <office:change-info>
              <dc:creator>Peter Camilleri</dc:creator>
              <dc:date>2015-04-25T17:39:00</dc:date>
            </office:change-info>
          </text:insertion>
        </text:changed-region>
        <text:changed-region xml:id="ct233828648" text:id="ct233828648">
          <text:insertion>
            <office:change-info>
              <dc:creator>Peter Camilleri</dc:creator>
              <dc:date>2015-04-25T17:39:00</dc:date>
            </office:change-info>
          </text:insertion>
        </text:changed-region>
        <text:changed-region xml:id="ct233828752" text:id="ct233828752">
          <text:insertion>
            <office:change-info>
              <dc:creator>Peter Camilleri</dc:creator>
              <dc:date>2015-04-25T17:39:00</dc:date>
            </office:change-info>
          </text:insertion>
        </text:changed-region>
        <text:changed-region xml:id="ct233828856" text:id="ct233828856">
          <text:deletion>
            <office:change-info>
              <dc:creator>Peter Camilleri</dc:creator>
              <dc:date>2015-04-25T23:24:00</dc:date>
            </office:change-info>
            <text:p text:style-name="Text_20_body"/>
            <text:p text:style-name="Text_20_body">&lt;=</text:p>
          </text:deletion>
        </text:changed-region>
        <text:changed-region xml:id="ct233828960" text:id="ct233828960">
          <text:insertion>
            <office:change-info>
              <dc:creator>Peter Camilleri</dc:creator>
              <dc:date>2015-04-25T17:39:00</dc:date>
            </office:change-info>
          </text:insertion>
        </text:changed-region>
        <text:changed-region xml:id="ct233829064" text:id="ct233829064">
          <text:insertion>
            <office:change-info>
              <dc:creator>Peter Camilleri</dc:creator>
              <dc:date>2015-04-25T17:39:00</dc:date>
            </office:change-info>
          </text:insertion>
        </text:changed-region>
        <text:changed-region xml:id="ct233829168" text:id="ct233829168">
          <text:insertion>
            <office:change-info>
              <dc:creator>Peter Camilleri</dc:creator>
              <dc:date>2015-04-25T17:39:00</dc:date>
            </office:change-info>
          </text:insertion>
        </text:changed-region>
        <text:changed-region xml:id="ct233829272" text:id="ct233829272">
          <text:insertion>
            <office:change-info>
              <dc:creator>Peter Camilleri</dc:creator>
              <dc:date>2015-04-25T17:39:00</dc:date>
            </office:change-info>
          </text:insertion>
        </text:changed-region>
        <text:changed-region xml:id="ct233829376" text:id="ct233829376">
          <text:insertion>
            <office:change-info>
              <dc:creator>Peter Camilleri</dc:creator>
              <dc:date>2015-04-25T17:39:00</dc:date>
            </office:change-info>
          </text:insertion>
        </text:changed-region>
        <text:changed-region xml:id="ct233829480" text:id="ct233829480">
          <text:deletion>
            <office:change-info>
              <dc:creator>Peter Camilleri</dc:creator>
              <dc:date>2015-04-25T23:24:00</dc:date>
            </office:change-info>
            <text:p text:style-name="Text_20_body"/>
            <text:p text:style-name="Text_20_body">&lt;=&gt;</text:p>
          </text:deletion>
        </text:changed-region>
        <text:changed-region xml:id="ct233829584" text:id="ct233829584">
          <text:insertion>
            <office:change-info>
              <dc:creator>Peter Camilleri</dc:creator>
              <dc:date>2015-04-25T17:39:00</dc:date>
            </office:change-info>
          </text:insertion>
        </text:changed-region>
        <text:changed-region xml:id="ct233829688" text:id="ct233829688">
          <text:insertion>
            <office:change-info>
              <dc:creator>Peter Camilleri</dc:creator>
              <dc:date>2015-04-25T17:39:00</dc:date>
            </office:change-info>
          </text:insertion>
        </text:changed-region>
        <text:changed-region xml:id="ct233829792" text:id="ct233829792">
          <text:insertion>
            <office:change-info>
              <dc:creator>Peter Camilleri</dc:creator>
              <dc:date>2015-04-25T17:39:00</dc:date>
            </office:change-info>
          </text:insertion>
        </text:changed-region>
        <text:changed-region xml:id="ct233829896" text:id="ct233829896">
          <text:insertion>
            <office:change-info>
              <dc:creator>Peter Camilleri</dc:creator>
              <dc:date>2015-04-25T17:39:00</dc:date>
            </office:change-info>
          </text:insertion>
        </text:changed-region>
        <text:changed-region xml:id="ct233830000" text:id="ct233830000">
          <text:insertion>
            <office:change-info>
              <dc:creator>Peter Camilleri</dc:creator>
              <dc:date>2015-04-25T17:39:00</dc:date>
            </office:change-info>
          </text:insertion>
        </text:changed-region>
        <text:changed-region xml:id="ct233830208" text:id="ct233830208">
          <text:deletion>
            <office:change-info>
              <dc:creator>Peter Camilleri</dc:creator>
              <dc:date>2015-04-25T23:24:00</dc:date>
            </office:change-info>
            <text:p text:style-name="Text_20_body">&gt;</text:p>
          </text:deletion>
        </text:changed-region>
        <text:changed-region xml:id="ct233830104" text:id="ct233830104">
          <text:deletion>
            <office:change-info>
              <dc:creator>Peter Camilleri</dc:creator>
              <dc:date>2015-04-25T23:25:00</dc:date>
            </office:change-info>
            <text:p text:style-name="Text_20_body"/>
            <text:p text:style-name="Text_20_body"/>
          </text:deletion>
        </text:changed-region>
        <text:changed-region xml:id="ct233830312" text:id="ct233830312">
          <text:insertion>
            <office:change-info>
              <dc:creator>Peter Camilleri</dc:creator>
              <dc:date>2015-04-25T17:39:00</dc:date>
            </office:change-info>
          </text:insertion>
        </text:changed-region>
        <text:changed-region xml:id="ct233830416" text:id="ct233830416">
          <text:insertion>
            <office:change-info>
              <dc:creator>Peter Camilleri</dc:creator>
              <dc:date>2015-04-25T17:39:00</dc:date>
            </office:change-info>
          </text:insertion>
        </text:changed-region>
        <text:changed-region xml:id="ct233830600" text:id="ct233830600">
          <text:insertion>
            <office:change-info>
              <dc:creator>Peter Camilleri</dc:creator>
              <dc:date>2015-04-25T17:39:00</dc:date>
            </office:change-info>
          </text:insertion>
        </text:changed-region>
        <text:changed-region xml:id="ct233830704" text:id="ct233830704">
          <text:insertion>
            <office:change-info>
              <dc:creator>Peter Camilleri</dc:creator>
              <dc:date>2015-04-25T17:39:00</dc:date>
            </office:change-info>
          </text:insertion>
        </text:changed-region>
        <text:changed-region xml:id="ct233830808" text:id="ct233830808">
          <text:insertion>
            <office:change-info>
              <dc:creator>Peter Camilleri</dc:creator>
              <dc:date>2015-04-25T17:39:00</dc:date>
            </office:change-info>
          </text:insertion>
        </text:changed-region>
        <text:changed-region xml:id="ct233830912" text:id="ct233830912">
          <text:deletion>
            <office:change-info>
              <dc:creator>Peter Camilleri</dc:creator>
              <dc:date>2015-04-25T23:25:00</dc:date>
            </office:change-info>
            <text:p text:style-name="Text_20_body"/>
            <text:p text:style-name="Text_20_body">&gt;=</text:p>
          </text:deletion>
        </text:changed-region>
        <text:changed-region xml:id="ct233831016" text:id="ct233831016">
          <text:insertion>
            <office:change-info>
              <dc:creator>Peter Camilleri</dc:creator>
              <dc:date>2015-04-25T17:39:00</dc:date>
            </office:change-info>
          </text:insertion>
        </text:changed-region>
        <text:changed-region xml:id="ct233831120" text:id="ct233831120">
          <text:insertion>
            <office:change-info>
              <dc:creator>Peter Camilleri</dc:creator>
              <dc:date>2015-04-25T17:39:00</dc:date>
            </office:change-info>
          </text:insertion>
        </text:changed-region>
        <text:changed-region xml:id="ct233831224" text:id="ct233831224">
          <text:insertion>
            <office:change-info>
              <dc:creator>Peter Camilleri</dc:creator>
              <dc:date>2015-04-25T17:39:00</dc:date>
            </office:change-info>
          </text:insertion>
        </text:changed-region>
        <text:changed-region xml:id="ct233831328" text:id="ct233831328">
          <text:insertion>
            <office:change-info>
              <dc:creator>Peter Camilleri</dc:creator>
              <dc:date>2015-04-25T17:39:00</dc:date>
            </office:change-info>
          </text:insertion>
        </text:changed-region>
        <text:changed-region xml:id="ct233831432" text:id="ct233831432">
          <text:insertion>
            <office:change-info>
              <dc:creator>Peter Camilleri</dc:creator>
              <dc:date>2015-04-25T17:39:00</dc:date>
            </office:change-info>
          </text:insertion>
        </text:changed-region>
        <text:changed-region xml:id="ct233831536" text:id="ct233831536">
          <text:deletion>
            <office:change-info>
              <dc:creator>Peter Camilleri</dc:creator>
              <dc:date>2015-04-25T23:25:00</dc:date>
            </office:change-info>
            <text:p text:style-name="Text_20_body"/>
            <text:p text:style-name="Text_20_body">mod</text:p>
          </text:deletion>
        </text:changed-region>
        <text:changed-region xml:id="ct233831640" text:id="ct233831640">
          <text:insertion>
            <office:change-info>
              <dc:creator>Peter Camilleri</dc:creator>
              <dc:date>2015-04-25T17:39:00</dc:date>
            </office:change-info>
          </text:insertion>
        </text:changed-region>
        <text:changed-region xml:id="ct233831744" text:id="ct233831744">
          <text:insertion>
            <office:change-info>
              <dc:creator>Peter Camilleri</dc:creator>
              <dc:date>2015-04-25T17:39:00</dc:date>
            </office:change-info>
          </text:insertion>
        </text:changed-region>
        <text:changed-region xml:id="ct233831848" text:id="ct233831848">
          <text:insertion>
            <office:change-info>
              <dc:creator>Peter Camilleri</dc:creator>
              <dc:date>2015-04-25T17:39:00</dc:date>
            </office:change-info>
          </text:insertion>
        </text:changed-region>
        <text:changed-region xml:id="ct233831952" text:id="ct233831952">
          <text:insertion>
            <office:change-info>
              <dc:creator>Peter Camilleri</dc:creator>
              <dc:date>2015-04-25T17:39:00</dc:date>
            </office:change-info>
          </text:insertion>
        </text:changed-region>
        <text:changed-region xml:id="ct233832056" text:id="ct233832056">
          <text:deletion>
            <office:change-info>
              <dc:creator>Peter Camilleri</dc:creator>
              <dc:date>2015-04-25T23:25:00</dc:date>
            </office:change-info>
            <text:p text:style-name="Text_20_body"/>
            <text:p text:style-name="Text_20_body">neg</text:p>
          </text:deletion>
        </text:changed-region>
        <text:changed-region xml:id="ct233832160" text:id="ct233832160">
          <text:insertion>
            <office:change-info>
              <dc:creator>Peter Camilleri</dc:creator>
              <dc:date>2015-04-25T17:39:00</dc:date>
            </office:change-info>
          </text:insertion>
        </text:changed-region>
        <text:changed-region xml:id="ct233832264" text:id="ct233832264">
          <text:insertion>
            <office:change-info>
              <dc:creator>Peter Camilleri</dc:creator>
              <dc:date>2015-04-25T17:39:00</dc:date>
            </office:change-info>
          </text:insertion>
        </text:changed-region>
        <text:changed-region xml:id="ct233832368" text:id="ct233832368">
          <text:insertion>
            <office:change-info>
              <dc:creator>Peter Camilleri</dc:creator>
              <dc:date>2015-04-25T17:39:00</dc:date>
            </office:change-info>
          </text:insertion>
        </text:changed-region>
        <text:changed-region xml:id="ct233832472" text:id="ct233832472">
          <text:insertion>
            <office:change-info>
              <dc:creator>Peter Camilleri</dc:creator>
              <dc:date>2015-04-25T17:39:00</dc:date>
            </office:change-info>
          </text:insertion>
        </text:changed-region>
        <text:changed-region xml:id="ct233832576" text:id="ct23383257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Text_20_body"/>
      <text:p text:style-name="Text_20_body"/>
      <text:p text:style-name="Text_20_body"/>
      <text:p text:style-name="P56">The fOOrth User's Guide </text:p>
      <text:p text:style-name="P56">and</text:p>
      <text:p text:style-name="P56">Reference</text:p>
      <text:p text:style-name="Subtitle">An RPN, object oriented language that is not FORTH.</text:p>
      <text:p text:style-name="Subtitle">by Peter Camilleri </text:p>
      <text:p text:style-name="Text_20_body"/>
      <text:p text:style-name="P5">Last Update: May 14, 2015</text:p>
      <text:p text:style-name="P5">Covering fOOrth version 0.0.3</text:p>
      <text:p text:style-name="P5">Status: Preliminary</text:p>
      <text:p text:style-name="Text_20_body"/>
      <text:p text:style-name="Text_20_body"/>
      <text:p text:style-name="Text_20_body"/>
      <text:p text:style-name="P68"/>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8">Table of Contents</text:p>
          </text:index-title>
          <text:p text:style-name="P79">The MIT License (MIT).<text:tab/>5</text:p>
          <text:p text:style-name="P79">Introduction<text:tab/>6</text:p>
          <text:p text:style-name="P80">About the name fOOrth<text:tab/>6</text:p>
          <text:p text:style-name="P80">How fOOrth came to be<text:tab/>6</text:p>
          <text:p text:style-name="P80">Goals and Principles<text:tab/>7</text:p>
          <text:p text:style-name="P80">Report Card<text:tab/>8</text:p>
          <text:p text:style-name="P80">Special Note of Thanks<text:tab/>8</text:p>
          <text:p text:style-name="P79">Installation<text:tab/>9</text:p>
          <text:p text:style-name="P80">Ruby<text:tab/>9</text:p>
          <text:p text:style-name="P80">fOOrth<text:tab/>9</text:p>
          <text:p text:style-name="P80">Running fOOrth<text:tab/>10</text:p>
          <text:p text:style-name="P80">Testing<text:tab/>10</text:p>
          <text:p text:style-name="P80">Source Archive<text:tab/>11</text:p>
          <text:p text:style-name="P79">First Steps<text:tab/>12</text:p>
          <text:p text:style-name="P79">The Syntax and Style of fOOrth<text:tab/>14</text:p>
          <text:p text:style-name="P80">Syntax<text:tab/>14</text:p>
          <text:p text:style-name="P80">Spaces<text:tab/>14</text:p>
          <text:p text:style-name="P80">Comments<text:tab/>14</text:p>
          <text:p text:style-name="P80">String Literals<text:tab/>14</text:p>
          <text:p text:style-name="P80">Numeric Literals<text:tab/>15</text:p>
          <text:p text:style-name="P79">A fOOrth Calculator<text:tab/>16</text:p>
          <text:p text:style-name="P80">The Basics<text:tab/>16</text:p>
          <text:p text:style-name="P80">Stack Manipulation<text:tab/>17</text:p>
          <text:p text:style-name="P80">Programming<text:tab/>19</text:p>
          <text:p text:style-name="P80">Control Structures<text:tab/>20</text:p>
          <text:p text:style-name="P80">Data Memory<text:tab/>24</text:p>
          <text:p text:style-name="P79">Data Storage in fOOrth<text:tab/>25</text:p>
          <text:p text:style-name="P80">Typing<text:tab/>25</text:p>
          <text:p text:style-name="P80">Declarations<text:tab/>25</text:p>
          <text:p text:style-name="P80">Scoping<text:tab/>25</text:p>
          <text:p text:style-name="P80">Referencing<text:tab/>26</text:p>
          <text:p text:style-name="P80">Mutation<text:tab/>27</text:p>
          <text:p text:style-name="P79">Cloning Data<text:tab/>29</text:p>
          <text:p text:style-name="P80">Deep vs Shallow Copy<text:tab/>29</text:p>
          <text:p text:style-name="P80">Permissive Copying<text:tab/>32</text:p>
          <text:p text:style-name="P79">Handling Exceptions<text:tab/>33</text:p>
          <text:p text:style-name="P80">The Nature of Exceptions in fOOrth<text:tab/>33</text:p>
          <text:p text:style-name="P80">Handling Errors<text:tab/>33</text:p>
          <text:p text:style-name="P80">Generating Errors<text:tab/>38</text:p>
          <text:p text:style-name="P80">fOOrth Native Exception Codes:<text:tab/>39</text:p>
          <text:p text:style-name="P80">Application Error Codes:<text:tab/>40</text:p>
          <text:p text:style-name="P80">Ruby Mapped Exception Codes:<text:tab/>40</text:p>
          <text:p text:style-name="P79">The Class Tree<text:tab/>45</text:p>
          <text:p text:style-name="P80">A Brief Overview of Key OO Concepts<text:tab/>45</text:p>
          <text:p text:style-name="P80">Classes<text:tab/>45</text:p>
          <text:p text:style-name="P80">Inheritance<text:tab/>46</text:p>
          <text:p text:style-name="P80">Methods<text:tab/>46</text:p>
          <text:p text:style-name="P80">Late Binding and Polymorphism<text:tab/>46</text:p>
          <text:p text:style-name="P80">Prototypes<text:tab/>46</text:p>
          <text:p text:style-name="P79">Method Mapping<text:tab/>47</text:p>
          <text:p text:style-name="P80">Exploring the mapping system<text:tab/>47</text:p>
          <text:p text:style-name="P79">Context<text:tab/>49</text:p>
          <text:p text:style-name="P80">Exploring Context<text:tab/>49</text:p>
          <text:p text:style-name="P80">Tracking the Virtual Machine<text:tab/>51</text:p>
          <text:p text:style-name="P79">Routing<text:tab/>52</text:p>
          <text:p text:style-name="P80">Virtual Machine Methods<text:tab/>52</text:p>
          <text:p text:style-name="P80">Shared Methods<text:tab/>53</text:p>
          <text:p text:style-name="P80">Exclusive Methods<text:tab/>53</text:p>
          <text:p text:style-name="P80">Shared Stub Methods<text:tab/>54</text:p>
          <text:p text:style-name="P80">Exclusive Stub Methods<text:tab/>54</text:p>
          <text:p text:style-name="P80">Local Methods<text:tab/>54</text:p>
          <text:p text:style-name="P80">Routing Internals<text:tab/>55</text:p>
          <text:p text:style-name="P79">Self<text:tab/>57</text:p>
          <text:p text:style-name="P80">Applying Self<text:tab/>57</text:p>
          <text:p text:style-name="P80">Changing Self<text:tab/>58</text:p>
          <text:p text:style-name="P79">Boolean Data<text:tab/>59</text:p>
          <text:p text:style-name="P80">What values represent true and false<text:tab/>59</text:p>
          <text:p text:style-name="P80">Processing Boolean Data<text:tab/>59</text:p>
          <text:p text:style-name="P80">Boolean Constants<text:tab/>59</text:p>
          <text:p text:style-name="P79">Numeric Data<text:tab/>60</text:p>
          <text:p text:style-name="P79">Array<text:tab/>61</text:p>
          <text:p text:style-name="P80">Array Literals<text:tab/>61</text:p>
          <text:p text:style-name="P80">Class Methods<text:tab/>62</text:p>
          <text:p text:style-name="P80">Instance Methods<text:tab/>64</text:p>
          <text:p text:style-name="P79">Class<text:tab/>75</text:p>
          <text:p text:style-name="P80">Instance Methods<text:tab/>75</text:p>
          <text:p text:style-name="P80">Commands<text:tab/>79</text:p>
          <text:p text:style-name="P79">Complex<text:tab/>81</text:p>
          <text:p text:style-name="P80">Complex Literals<text:tab/>81</text:p>
          <text:p text:style-name="P80">Instance Methods<text:tab/>82</text:p>
          <text:p text:style-name="P80">Instance Stubs<text:tab/>84</text:p>
          <text:p text:style-name="P79">FalseClass<text:tab/>85</text:p>
          <text:p text:style-name="P80">FalseClass Literals<text:tab/>85</text:p>
          <text:p text:style-name="P80">Instance Methods<text:tab/>85</text:p>
          <text:p text:style-name="P79"><text:soft-page-break/>Float<text:tab/>87</text:p>
          <text:p text:style-name="P80">Float Literals<text:tab/>87</text:p>
          <text:p text:style-name="P80">Instance Methods<text:tab/>88</text:p>
          <text:p text:style-name="P79">Hash<text:tab/>89</text:p>
          <text:p text:style-name="P80">Hash Literals<text:tab/>89</text:p>
          <text:p text:style-name="P80">Instance Methods<text:tab/>90</text:p>
          <text:p text:style-name="P79">InStream<text:tab/>93</text:p>
          <text:p text:style-name="P80">Class Methods<text:tab/>93</text:p>
          <text:p text:style-name="P80">Instance Methods<text:tab/>94</text:p>
          <text:p text:style-name="P80">Class Stubs<text:tab/>95</text:p>
          <text:p text:style-name="P79">Integer<text:tab/>96</text:p>
          <text:p text:style-name="P80">Integer Literals<text:tab/>96</text:p>
          <text:p text:style-name="P80">Instance Methods<text:tab/>96</text:p>
          <text:p text:style-name="P79">NilClass<text:tab/>102</text:p>
          <text:p text:style-name="P80">NilClass Literals<text:tab/>102</text:p>
          <text:p text:style-name="P80">Instance Methods<text:tab/>102</text:p>
          <text:p text:style-name="P79">Numeric<text:tab/>104</text:p>
          <text:p text:style-name="P80">Special Numeric Values<text:tab/>104</text:p>
          <text:p text:style-name="P80">Instance Methods<text:tab/>107</text:p>
          <text:p text:style-name="P79">Object<text:tab/>128</text:p>
          <text:p text:style-name="P80">Instance Methods<text:tab/>128</text:p>
          <text:p text:style-name="P80">Commands<text:tab/>139</text:p>
          <text:p text:style-name="P79">OutStream<text:tab/>140</text:p>
          <text:p text:style-name="P80">Class Methods<text:tab/>140</text:p>
          <text:p text:style-name="P80">Instance Methods<text:tab/>141</text:p>
          <text:p text:style-name="P80">Class Stubs<text:tab/>144</text:p>
          <text:p text:style-name="P79">Procedure<text:tab/>145</text:p>
          <text:p text:style-name="P80">Procedure Literals<text:tab/>145</text:p>
          <text:p text:style-name="P80">Instance Methods<text:tab/>145</text:p>
          <text:p text:style-name="P79">Queue<text:tab/>147</text:p>
          <text:p text:style-name="P80">Instance Methods<text:tab/>147</text:p>
          <text:p text:style-name="P79">Rational<text:tab/>149</text:p>
          <text:p text:style-name="P80">Rational Literals<text:tab/>149</text:p>
          <text:p text:style-name="P80">Instance Methods<text:tab/>149</text:p>
          <text:p text:style-name="P79">Stack<text:tab/>152</text:p>
          <text:p text:style-name="P80">Instance Methods<text:tab/>152</text:p>
          <text:p text:style-name="P79">String<text:tab/>154</text:p>
          <text:p text:style-name="P80">String Literals<text:tab/>154</text:p>
          <text:p text:style-name="P80">Format Strings<text:tab/>155</text:p>
          <text:p text:style-name="P80">Instance Methods<text:tab/>159</text:p>
          <text:p text:style-name="P79">Thread<text:tab/>173</text:p>
          <text:p text:style-name="P80">Class Methods<text:tab/>173</text:p>
          <text:p text:style-name="P80">Instance Methods<text:tab/>174</text:p>
          <text:p text:style-name="P79">TrueClass<text:tab/>176</text:p>
          <text:p text:style-name="P80">TrueClass Literals<text:tab/>176</text:p>
          <text:p text:style-name="P79">VirtualMachine<text:tab/>177</text:p>
          <text:p text:style-name="P80">Instance Methods<text:tab/>178</text:p>
          <text:p text:style-name="P80">Commands<text:tab/>203</text:p>
          <text:p text:style-name="P79">Appendix A – Symbol Glossary<text:tab/>210</text:p>
          <text:p text:style-name="P79">Appendix B – Regular Expressions<text:tab/>212</text:p>
          <text:p text:style-name="P79">Edit History:<text:tab/>216</text:p>
        </text:index-body>
      </text:table-of-content>
      <text:p text:style-name="Text_20_body"/>
      <text:h text:style-name="P77"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6" text:outline-level="1">Introduction</text:h>
      <text:h text:style-name="Heading_20_2" text:outline-level="2">About the name fOOrth</text:h>
      <text:p text:style-name="Standard"/>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458378520024646592" text:style-name="L1">
        <text:list-item>
          <text:p text:style-name="P85">A Simple, Easy-to-Understand syntax that is none the less, expressive and compact:</text:p>
        </text:list-item>
      </text:list>
      <text:list xml:id="list6734391485012670904" text:style-name="L2">
        <text:list-item>
          <text:list>
            <text:list-item>
              <text:p text:style-name="P86">Source code in fOOrth is free-form with no line oriented limitations or rules.</text:p>
            </text:list-item>
            <text:list-item>
              <text:p text:style-name="P86">Support is given to the easy representation of common literal data such as strings, integers, floating point numbers, rational numbers, and complex numbers.</text:p>
            </text:list-item>
          </text:list>
        </text:list-item>
      </text:list>
      <text:list xml:id="list31683932" text:continue-list="list2458378520024646592" text:style-name="L1">
        <text:list-item>
          <text:p text:style-name="P85">Safe Data and Data Structures:</text:p>
        </text:list-item>
      </text:list>
      <text:list xml:id="list5576023946531590560" text:style-name="L3">
        <text:list-item>
          <text:list>
            <text:list-item>
              <text:p text:style-name="P88">Simple, reliable arithmetic. In fOOrth, integer operations never overflow. Rational values can be represented exactly, complex numbers are supported, and conversions between numeric types are simple.</text:p>
            </text:list-item>
            <text:list-item>
              <text:p text:style-name="P88">Strings grow as needed without the need to allocate space or worry about overflow.</text:p>
            </text:list-item>
            <text:list-item>
              <text:p text:style-name="P88"><text:soft-page-break/>Data containers such as arrays and hashes grow as needed. Out of range subscripts cannot access undefined memory regions. </text:p>
            </text:list-item>
          </text:list>
        </text:list-item>
      </text:list>
      <text:list xml:id="list31701866" text:continue-list="list31683932" text:style-name="L1">
        <text:list-item>
          <text:p text:style-name="P85">Message Passing:</text:p>
        </text:list-item>
      </text:list>
      <text:list xml:id="list2232084457913503161" text:style-name="L4">
        <text:list-item>
          <text:list>
            <text:list-item>
              <text:p text:style-name="P108">In fOOrth all actions take the form of messages sent to a receiver.</text:p>
            </text:list-item>
            <text:list-item>
              <text:p text:style-name="P108">The routing of messages is specified by the exact type of the message.</text:p>
            </text:list-item>
            <text:list-item>
              <text:p text:style-name="P108">Message receivers include data items on the stack as well as the virtual machine object associated with the current thread of execution.</text:p>
            </text:list-item>
            <text:list-item>
              <text:p text:style-name="P108">Messages for which no routing specification can be found, generate an error at compile time.</text:p>
            </text:list-item>
          </text:list>
        </text:list-item>
      </text:list>
      <text:list xml:id="list31687571" text:continue-list="list31701866" text:style-name="L1">
        <text:list-item>
          <text:p text:style-name="P85">Object Oriented Design:</text:p>
        </text:list-item>
      </text:list>
      <text:list xml:id="list5563717063611132500" text:style-name="L5">
        <text:list-item>
          <text:list>
            <text:list-item>
              <text:p text:style-name="P89">Support class based inheritance, with a non-cyclic (single inheritance) tree derived from a common base Object class.</text:p>
            </text:list-item>
            <text:list-item>
              <text:p text:style-name="P109">Support late binding and polymorphism through message interface compatibility or “duck” typing.</text:p>
            </text:list-item>
          </text:list>
        </text:list-item>
      </text:list>
      <text:list xml:id="list31716683" text:continue-list="list31687571" text:style-name="L1">
        <text:list-item>
          <text:p text:style-name="P85">Meta programming: </text:p>
        </text:list-item>
      </text:list>
      <text:list xml:id="list5698395430819540164" text:style-name="L6">
        <text:list-item>
          <text:list>
            <text:list-item>
              <text:p text:style-name="P110">Support extensible language constructs by making the compiler an accessible part of the system.</text:p>
            </text:list-item>
          </text:list>
        </text:list-item>
      </text:list>
      <text:list xml:id="list31700476" text:continue-list="list31716683" text:style-name="L1">
        <text:list-item>
          <text:p text:style-name="P85">Reliability:</text:p>
        </text:list-item>
      </text:list>
      <text:list xml:id="list1925591441576124798" text:style-name="L7">
        <text:list-item>
          <text:list>
            <text:list-item>
              <text:p text:style-name="P111">Errors should be detected as soon as possible. </text:p>
            </text:list-item>
          </text:list>
        </text:list-item>
      </text:list>
      <text:list xml:id="list31692047" text:continue-list="list31700476" text:style-name="L1">
        <text:list-item>
          <text:p text:style-name="P90">Building on the host language:</text:p>
        </text:list-item>
      </text:list>
      <text:list xml:id="list1703595365088116117" text:style-name="L8">
        <text:list-item>
          <text:list>
            <text:list-item>
              <text:p text:style-name="P91">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08453832"/>Thanks<text:alphabetical-index-mark-end text:id="IMark10845383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225595562129281300" text:style-name="L9">
        <text:list-item>
          <text:p text:style-name="P112">ruby 1.9.3p484 (2013-11-22) [i386-mingw32]</text:p>
        </text:list-item>
        <text:list-item>
          <text:p text:style-name="P112">ruby 2.1.5p273 (2014-11-13 revision 48405) [i386-mingw32]</text:p>
        </text:list-item>
        <text:list-item>
          <text:p text:style-name="P112">Rubinius – to be tested!</text:p>
        </text:list-item>
        <text:list-item>
          <text:p text:style-name="P112">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08453832"/>Rake<text:alphabetical-index-mark-end text:id="IMark108453832"/>:</text:h>
      <text:p text:style-name="P5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8453832"/>Demo.rb<text:alphabetical-index-mark-end text:id="IMark1084538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08453832"/>Testing<text:alphabetical-index-mark-end text:id="IMark1084538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08453832"/>Known Issues<text:alphabetical-index-mark-end text:id="IMark1084538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08453832"/>Archive<text:alphabetical-index-mark-end text:id="IMark1084538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5">Tokens</text:p>
          </table:table-cell>
          <table:table-cell table:style-name="Table1.A1" office:value-type="string">
            <text:p text:style-name="P17">4</text:p>
          </table:table-cell>
          <table:table-cell table:style-name="Table1.A1" office:value-type="string">
            <text:p text:style-name="P17">5</text:p>
          </table:table-cell>
          <table:table-cell table:style-name="Table1.A1" office:value-type="string">
            <text:p text:style-name="P17">+</text:p>
          </table:table-cell>
          <table:table-cell table:style-name="Table1.E1" office:value-type="string">
            <text:p text:style-name="P17">.</text:p>
          </table:table-cell>
        </table:table-row>
        <table:table-row>
          <table:table-cell table:style-name="Table1.A2" office:value-type="string">
            <text:p text:style-name="P15">Output</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E2" office:value-type="string">
            <text:p text:style-name="P15">'9'</text:p>
          </table:table-cell>
        </table:table-row>
        <table:table-row>
          <table:table-cell table:style-name="Table1.A3" table:number-rows-spanned="2" office:value-type="string">
            <text:p text:style-name="P15">Data Stack</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9</text:p>
          </table:table-cell>
          <table:table-cell table:style-name="Table1.E2" office:value-type="string">
            <text:p text:style-name="P15"/>
          </table:table-cell>
        </table:table-row>
        <table:table-row>
          <table:covered-table-cell/>
          <table:table-cell table:style-name="Table1.A2" office:value-type="string">
            <text:p text:style-name="P15"/>
          </table:table-cell>
          <table:table-cell table:style-name="Table1.A2" office:value-type="string">
            <text:p text:style-name="P15">4</text:p>
          </table:table-cell>
          <table:table-cell table:style-name="Table1.A2" office:value-type="string">
            <text:p text:style-name="P15"/>
          </table:table-cell>
          <table:table-cell table:style-name="Table1.E2" office:value-type="string">
            <text:p text:style-name="P15"/>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5">Infix</text:p>
          </table:table-cell>
          <table:table-cell table:style-name="Table2.A1" office:value-type="string">
            <text:p text:style-name="P15">Postfix</text:p>
          </table:table-cell>
          <table:table-cell table:style-name="Table2.C1" office:value-type="string">
            <text:p text:style-name="P15">Result</text:p>
          </table:table-cell>
        </table:table-row>
        <table:table-row>
          <table:table-cell table:style-name="Table2.A2" office:value-type="string">
            <text:p text:style-name="P15">2+3*4</text:p>
          </table:table-cell>
          <table:table-cell table:style-name="Table2.A2" office:value-type="string">
            <text:p text:style-name="P15">2 3 4 * +</text:p>
          </table:table-cell>
          <table:table-cell table:style-name="Table2.C2" office:value-type="string">
            <text:p text:style-name="P15">14</text:p>
          </table:table-cell>
        </table:table-row>
        <table:table-row>
          <table:table-cell table:style-name="Table2.A2" office:value-type="string">
            <text:p text:style-name="P15">(2+3)*4</text:p>
          </table:table-cell>
          <table:table-cell table:style-name="Table2.A2" office:value-type="string">
            <text:p text:style-name="P15">2 3 + 4 *</text:p>
          </table:table-cell>
          <table:table-cell table:style-name="Table2.C2" office:value-type="string">
            <text:p text:style-name="P15">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5">Language</text:p>
            <text:p text:style-name="P15">Tokens</text:p>
          </table:table-cell>
          <table:table-cell table:style-name="Table3.B1" table:number-columns-spanned="2" office:value-type="string">
            <text:p text:style-name="P15">Abstract Pseudo-Code Generated</text:p>
          </table:table-cell>
          <table:covered-table-cell/>
        </table:table-row>
        <table:table-row>
          <table:covered-table-cell/>
          <table:table-cell table:style-name="Table3.B2" office:value-type="string">
            <text:p text:style-name="P15">FORTH</text:p>
          </table:table-cell>
          <table:table-cell table:style-name="Table3.C2" office:value-type="string">
            <text:p text:style-name="P15">fOOrth</text:p>
          </table:table-cell>
        </table:table-row>
        <table:table-row>
          <table:table-cell table:style-name="Table3.B2" office:value-type="string">
            <text:p text:style-name="P17">4</text:p>
          </table:table-cell>
          <table:table-cell table:style-name="Table3.B2" office:value-type="string">
            <text:p text:style-name="P15">Push_integer 4</text:p>
          </table:table-cell>
          <table:table-cell table:style-name="Table3.C2" office:value-type="string">
            <text:p text:style-name="P15">Push_integer 4</text:p>
          </table:table-cell>
        </table:table-row>
        <table:table-row>
          <table:table-cell table:style-name="Table3.B2" office:value-type="string">
            <text:p text:style-name="P17">5</text:p>
          </table:table-cell>
          <table:table-cell table:style-name="Table3.B2" office:value-type="string">
            <text:p text:style-name="P15">Push_integer 5</text:p>
          </table:table-cell>
          <table:table-cell table:style-name="Table3.C2" office:value-type="string">
            <text:p text:style-name="P15">Push_integer 5</text:p>
          </table:table-cell>
        </table:table-row>
        <table:table-row>
          <table:table-cell table:style-name="Table3.A5" office:value-type="string">
            <text:p text:style-name="P17">+</text:p>
          </table:table-cell>
          <table:table-cell table:style-name="Table3.B2" office:value-type="string">
            <text:p text:style-name="P15">T<text:span text:style-name="T6">1</text:span> = Pop_integer</text:p>
            <text:p text:style-name="P15">T<text:span text:style-name="T6">2</text:span> = Pop_integer</text:p>
            <text:p text:style-name="P15">T<text:span text:style-name="T6">3 </text:span>= Add_integers T<text:span text:style-name="T6">2 </text:span>,T<text:span text:style-name="T6">1</text:span></text:p>
            <text:p text:style-name="P15">Push_integer T<text:span text:style-name="T6">3</text:span></text:p>
          </table:table-cell>
          <table:table-cell table:style-name="Table3.C2" office:value-type="string">
            <text:p text:style-name="P15">T<text:span text:style-name="T6">1</text:span> = Pop_object</text:p>
            <text:p text:style-name="P15">T<text:span text:style-name="T6">2</text:span> = Pop_object</text:p>
            <text:p text:style-name="P15">T<text:span text:style-name="T6">3</text:span> = T<text:span text:style-name="T6">2</text:span>.Add(T<text:span text:style-name="T6">1</text:span>)</text:p>
            <text:p text:style-name="P15">Push_object T<text:span text:style-name="T6">3</text:span></text:p>
          </table:table-cell>
        </table:table-row>
        <table:table-row>
          <table:table-cell table:style-name="Table3.A5" office:value-type="string">
            <text:p text:style-name="P17">.</text:p>
          </table:table-cell>
          <table:table-cell table:style-name="Table3.B2" office:value-type="string">
            <text:p text:style-name="P15">T<text:span text:style-name="T6">1</text:span> = Pop_integer</text:p>
            <text:p text:style-name="P15">Print_integer T<text:span text:style-name="T6">1</text:span></text:p>
          </table:table-cell>
          <table:table-cell table:style-name="Table3.C2" office:value-type="string">
            <text:p text:style-name="P15">T<text:span text:style-name="T6">1</text:span> = Pop_object</text:p>
            <text:p text:style-name="P15">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1282400"/>F10:<text:change-end text:change-id="ct231282400"/><text:change-start text:change-id="ct231282504"/> <text:change-end text:change-id="ct2312825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73270664"/>drop<text:alphabetical-index-mark-end text:id="IMark7327066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62">&gt;</text:p>
          </table:table-cell>
        </table:table-row>
        <table:table-row table:style-name="Table54.1">
          <table:table-cell table:style-name="Table54.A2" office:value-type="string">
            <text:p text:style-name="P2"><text:alphabetical-index-mark-start text:id="IMark73270664"/>dup<text:alphabetical-index-mark-end text:id="IMark7327066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62">&gt;</text:p>
          </table:table-cell>
        </table:table-row>
        <table:table-row table:style-name="Table54.1">
          <table:table-cell table:style-name="Table54.A2" office:value-type="string">
            <text:p text:style-name="P2"><text:alphabetical-index-mark-start text:id="IMark73270664"/>nip<text:alphabetical-index-mark-end text:id="IMark7327066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62">&gt;</text:p>
          </table:table-cell>
        </table:table-row>
        <table:table-row table:style-name="Table54.1">
          <table:table-cell table:style-name="Table54.A2" office:value-type="string">
            <text:p text:style-name="P2"><text:alphabetical-index-mark-start text:id="IMark73270664"/>over<text:alphabetical-index-mark-end text:id="IMark7327066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73270664"/>pick<text:alphabetical-index-mark-end text:id="IMark7327066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73270664"/>swap<text:alphabetical-index-mark-end text:id="IMark7327066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62">&gt;</text:p>
          </table:table-cell>
        </table:table-row>
        <table:table-row table:style-name="Table54.1">
          <table:table-cell table:style-name="Table54.A2" office:value-type="string">
            <text:p text:style-name="P2"><text:alphabetical-index-mark-start text:id="IMark73270664"/>tuck<text:alphabetical-index-mark-end text:id="IMark7327066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1560104698540616230" text:style-name="L10">
        <text:list-item>
          <text:p text:style-name="P92">To store return addresses for word calls. In fOOrth this is handled by the Ruby virtual machine.</text:p>
        </text:list-item>
        <text:list-item>
          <text:p text:style-name="P92">To store context for control structures. In fOOrth the context mechanism provides for a far richer and more reliable set of control, compile, and data structures.</text:p>
        </text:list-item>
        <text:list-item>
          <text:p text:style-name="P9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73270856"/>if<text:alphabetical-index-mark-end text:id="IMark732708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73270856"/>else<text:alphabetical-index-mark-end text:id="IMark73270856"/>” and “<text:alphabetical-index-mark-start text:id="IMark73269464"/>then<text:alphabetical-index-mark-end text:id="IMark732694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73269464"/>switch<text:alphabetical-index-mark-end text:id="IMark7326946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73269464"/>do<text:alphabetical-index-mark-end text:id="IMark7326946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73269464"/>loop<text:alphabetical-index-mark-end text:id="IMark73269464"/>” commands mark the boundaries of the loop; The “<text:alphabetical-index-mark-start text:id="IMark73270856"/>i<text:alphabetical-index-mark-end text:id="IMark73270856"/>” command is used to retrieve the current loop counter value. For nested loops, the “<text:alphabetical-index-mark-start text:id="IMark73272392"/>j<text:alphabetical-index-mark-end text:id="IMark73272392"/>” command retrieves the value of the outer loops counter value. <text:s/>By default, the “loop” command adds one to the loop value. For more flexible looping, the “<text:alphabetical-index-mark-start text:id="IMark73271672"/>+loop<text:alphabetical-index-mark-end text:id="IMark732716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2">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73271672"/>-i<text:alphabetical-index-mark-end text:id="IMark73271672"/> and <text:alphabetical-index-mark-start text:id="IMark73272392"/>-j<text:alphabetical-index-mark-end text:id="IMark7327239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73272392"/>begin<text:alphabetical-index-mark-end text:id="IMark7327239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571868054703337106" text:style-name="L11">
        <text:list-item>
          <text:p text:style-name="P93">begin … <text:alphabetical-index-mark-start text:id="IMark73270856"/>until<text:alphabetical-index-mark-end text:id="IMark73270856"/> – loops until the top of stack is true.</text:p>
        </text:list-item>
        <text:list-item>
          <text:p text:style-name="P93">begin … <text:alphabetical-index-mark-start text:id="IMark73272392"/>again<text:alphabetical-index-mark-end text:id="IMark73272392"/> – loops indefinitely </text:p>
        </text:list-item>
        <text:list-item>
          <text:p text:style-name="P93">begin … <text:alphabetical-index-mark-start text:id="IMark73270856"/>repeat<text:alphabetical-index-mark-end text:id="IMark732708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73270856"/>Typing<text:alphabetical-index-mark-end text:id="IMark7327085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73270856"/>Duck Typing<text:alphabetical-index-mark-end text:id="IMark73270856"/><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73270856"/>Declarations<text:alphabetical-index-mark-end text:id="IMark7327085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73270856"/>Scoping<text:alphabetical-index-mark-end text:id="IMark7327085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61844028"/><text:span text:style-name="T7">val:</text:span><text:alphabetical-index-mark-end text:id="IMark261844028"/> and <text:alphabetical-index-mark-start text:id="IMark73270856"/><text:span text:style-name="T7">var:</text:span><text:alphabetical-index-mark-end text:id="IMark73270856"/></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73270856"/><text:span text:style-name="T7">.init</text:span><text:alphabetical-index-mark-end text:id="IMark73270856"/> method being the most popular since it is called to initialize a new instance of the object.</text:p>
      <text:p text:style-name="P1">Methods: <text:alphabetical-index-mark-start text:id="IMark73270856"/><text:span text:style-name="T7">val@:</text:span><text:alphabetical-index-mark-end text:id="IMark73270856"/> and <text:alphabetical-index-mark-start text:id="IMark261844028"/><text:span text:style-name="T7">var@:</text:span><text:alphabetical-index-mark-end text:id="IMark261844028"/></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61844028"/><text:span text:style-name="T7">val#:</text:span><text:alphabetical-index-mark-end text:id="IMark261844028"/> and <text:alphabetical-index-mark-start text:id="IMark73270856"/><text:span text:style-name="T7">var#:</text:span><text:alphabetical-index-mark-end text:id="IMark7327085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73270856"/><text:span text:style-name="T7">val$:</text:span><text:alphabetical-index-mark-end text:id="IMark73270856"/> and <text:alphabetical-index-mark-start text:id="IMark261844028"/><text:span text:style-name="T7">var$:</text:span><text:alphabetical-index-mark-end text:id="IMark261844028"/></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61844028"/>Referencing<text:alphabetical-index-mark-end text:id="IMark26184402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8">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2">Sample Declarations</text:p>
          </table:table-cell>
          <table:table-cell table:style-name="Table56.A2" office:value-type="string">
            <text:p text:style-name="P15">0 var: score</text:p>
          </table:table-cell>
          <table:table-cell table:style-name="Table56.C2" office:value-type="string">
            <text:p text:style-name="P15">10 val: max_score</text:p>
          </table:table-cell>
        </table:table-row>
        <table:table-row>
          <table:table-cell table:style-name="Table56.A3" office:value-type="string">
            <text:p text:style-name="P2">Just what is being declared?</text:p>
          </table:table-cell>
          <table:table-cell table:style-name="Table56.A2" office:value-type="string">
            <text:p text:style-name="P30">A method (called score) that pushes a reference to the value (0) onto the stack.</text:p>
          </table:table-cell>
          <table:table-cell table:style-name="Table56.C2" office:value-type="string">
            <text:p text:style-name="P30">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5">score @</text:p>
          </table:table-cell>
          <table:table-cell table:style-name="Table56.C2" office:value-type="string">
            <text:p text:style-name="P15">max_score </text:p>
          </table:table-cell>
        </table:table-row>
        <table:table-row>
          <table:table-cell table:style-name="Table56.A2" office:value-type="string">
            <text:p text:style-name="P2">Update the value of the variable.</text:p>
          </table:table-cell>
          <table:table-cell table:style-name="Table56.A2" office:value-type="string">
            <text:p text:style-name="P15">1 score !</text:p>
          </table:table-cell>
          <table:table-cell table:style-name="Table56.C2" office:value-type="string">
            <text:p text:style-name="P15">--<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5">score</text:p>
          </table:table-cell>
          <table:table-cell table:style-name="Table56.C2" office:value-type="string">
            <text:p text:style-name="P15">--<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1844028"/>Mutation<text:alphabetical-index-mark-end text:id="IMark26184402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7">Method</text:p>
          </table:table-cell>
          <table:table-cell table:style-name="Table57.B1" office:value-type="string">
            <text:p text:style-name="P17">Stack Before</text:p>
          </table:table-cell>
          <table:table-cell table:style-name="Table57.B1" office:value-type="string">
            <text:p text:style-name="P17">Stack After</text:p>
          </table:table-cell>
          <table:table-cell table:style-name="Table57.A1" office:value-type="string">
            <text:p text:style-name="P19">Description</text:p>
          </table:table-cell>
          <table:table-cell table:style-name="Table57.A1" office:value-type="string">
            <text:p text:style-name="P17">Time Used</text:p>
          </table:table-cell>
          <table:table-cell table:style-name="Table57.F1" office:value-type="string">
            <text:p text:style-name="P17">Copy Depth</text:p>
          </table:table-cell>
        </table:table-row>
        <table:table-row>
          <table:table-cell table:style-name="Table57.A2" office:value-type="string">
            <text:p text:style-name="P26"><text:alphabetical-index-mark-start text:id="IMark73270520"/>dup<text:alphabetical-index-mark-end text:id="IMark73270520"/></text:p>
          </table:table-cell>
          <table:table-cell table:style-name="Table57.A2" office:value-type="string">
            <text:p text:style-name="P26">x</text:p>
          </table:table-cell>
          <table:table-cell table:style-name="Table57.A2" office:value-type="string">
            <text:p text:style-name="P26">x x</text:p>
          </table:table-cell>
          <table:table-cell table:style-name="Table57.A2" office:value-type="string">
            <text:p text:style-name="P2">Duplicate the data without any copying.</text:p>
          </table:table-cell>
          <table:table-cell table:style-name="Table57.A2" office:value-type="string">
            <text:p text:style-name="P15">Least</text:p>
          </table:table-cell>
          <table:table-cell table:style-name="Table57.F2" office:value-type="string">
            <text:p text:style-name="P15">None</text:p>
          </table:table-cell>
        </table:table-row>
        <table:table-row>
          <table:table-cell table:style-name="Table57.A3" office:value-type="string">
            <text:p text:style-name="P26"><text:alphabetical-index-mark-start text:id="IMark261883176"/>copy<text:alphabetical-index-mark-end text:id="IMark261883176"/></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2">Duplicate the data with a shallow copy.</text:p>
          </table:table-cell>
          <table:table-cell table:style-name="Table57.E3" table:number-rows-spanned="2" office:value-type="string">
            <text:p text:style-name="P15">Moderate</text:p>
          </table:table-cell>
          <table:table-cell table:style-name="Table57.F3" table:number-rows-spanned="2" office:value-type="string">
            <text:p text:style-name="P15">One Level</text:p>
          </table:table-cell>
        </table:table-row>
        <table:table-row>
          <table:table-cell table:style-name="Table57.A3" office:value-type="string">
            <text:p text:style-name="P26"><text:alphabetical-index-mark-start text:id="IMark261883176"/>.copy<text:alphabetical-index-mark-end text:id="IMark261883176"/></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6"><text:alphabetical-index-mark-start text:id="IMark261883176"/>clone<text:alphabetical-index-mark-end text:id="IMark261883176"/></text:p>
          </table:table-cell>
          <table:table-cell table:style-name="Table57.A3" office:value-type="string">
            <text:p text:style-name="P26">x</text:p>
          </table:table-cell>
          <table:table-cell table:style-name="Table57.A3" office:value-type="string">
            <text:p text:style-name="P26">x x”</text:p>
          </table:table-cell>
          <table:table-cell table:style-name="Table57.A3" office:value-type="string">
            <text:p text:style-name="P2">Duplicate the data with a deep copy.</text:p>
          </table:table-cell>
          <table:table-cell table:style-name="Table57.E3" table:number-rows-spanned="2" office:value-type="string">
            <text:p text:style-name="P15">Most</text:p>
          </table:table-cell>
          <table:table-cell table:style-name="Table57.F3" table:number-rows-spanned="2" office:value-type="string">
            <text:p text:style-name="P15">All Levels</text:p>
          </table:table-cell>
        </table:table-row>
        <table:table-row>
          <table:table-cell table:style-name="Table57.A3" office:value-type="string">
            <text:p text:style-name="P26"><text:alphabetical-index-mark-start text:id="IMark261883176"/>.clone<text:alphabetical-index-mark-end text:id="IMark261883176"/></text:p>
          </table:table-cell>
          <table:table-cell table:style-name="Table57.A3" office:value-type="string">
            <text:p text:style-name="P26">x</text:p>
          </table:table-cell>
          <table:table-cell table:style-name="Table57.A3" office:value-type="string">
            <text:p text:style-name="P26">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32755838202978917" text:style-name="L12">
        <text:list-item>
          <text:p text:style-name="P113">No Copying</text:p>
        </text:list-item>
        <text:list-item>
          <text:p text:style-name="P113">Shallow Copying</text:p>
        </text:list-item>
        <text:list-item>
          <text:p text:style-name="P11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text:soft-page-break/>["Expo", 67]</text:p>
      <text:p text:style-name="Code">&gt;<text:span text:style-name="T12">$expo .clone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61844028"/>.clone_exclude<text:alphabetical-index-mark-end text:id="IMark26184402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15: divided by 0</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1844028"/>try<text:alphabetical-index-mark-end text:id="IMark261844028"/> block</text:h>
      <text:p text:style-name="P1">The bare basics of an exception handled code block is:</text:p>
      <text:p text:style-name="Code"/>
      <text:p text:style-name="Code">try (dangerous code here) <text:alphabetical-index-mark-start text:id="IMark261844028"/>catch<text:alphabetical-index-mark-end text:id="IMark26184402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61844028"/>?"<text:alphabetical-index-mark-end text:id="IMark2618440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61844028"/>bounce<text:alphabetical-index-mark-end text:id="IMark2618440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61844028"/>bounce<text:alphabetical-index-mark-end text:id="IMark26184402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1844028" text:main-entry="true"/>finally<text:alphabetical-index-mark-end text:id="IMark26184402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61844028"/>try<text:alphabetical-index-mark-end text:id="IMark261844028"/></text:p>
      <text:p text:style-name="Code"><text:s text:c="2"/>(dangerous code)</text:p>
      <text:p text:style-name="Code">(optional) <text:alphabetical-index-mark-start text:id="IMark261844028"/>catch<text:alphabetical-index-mark-end text:id="IMark261844028"/></text:p>
      <text:p text:style-name="Code"><text:s text:c="2"/>(exception handler with optional <text:alphabetical-index-mark-start text:id="IMark261844028"/>?"<text:alphabetical-index-mark-end text:id="IMark261844028"/>Err Code" and <text:alphabetical-index-mark-start text:id="IMark261885384"/>bounce<text:alphabetical-index-mark-end text:id="IMark261885384"/>)</text:p>
      <text:p text:style-name="Code">(optional) <text:alphabetical-index-mark-start text:id="IMark261885384"/>finally<text:alphabetical-index-mark-end text:id="IMark261885384"/></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1885384"/>throw"<text:alphabetical-index-mark-end text:id="IMark26188538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61885384"/>.throw<text:alphabetical-index-mark-end text:id="IMark26188538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4">Code</text:p>
            </table:table-cell>
            <table:covered-table-cell/>
            <table:covered-table-cell/>
            <table:table-cell table:style-name="Table21.D1" office:value-type="string">
              <text:p text:style-name="P33">Description</text:p>
            </table:table-cell>
          </table:table-row>
        </table:table-header-rows>
        <table:table-row table:style-name="Table21.1">
          <table:table-cell table:style-name="Table21.A2" office:value-type="string">
            <text:p text:style-name="P36">F</text:p>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9">Generic fOOrth Native Exception Code for All Errors.</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0"/>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2" office:value-type="string">
            <text:p text:style-name="P36"/>
          </table:table-cell>
          <table:table-cell table:style-name="Table21.D2" office:value-type="string">
            <text:p text:style-name="P39">Compile Time Errors.</text:p>
          </table:table-cell>
        </table:table-row>
        <table:table-row table:style-name="Table21.1">
          <table:table-cell table:style-name="Table21.A2" office:value-type="string">
            <text:p text:style-name="P51">F</text:p>
          </table:table-cell>
          <table:table-cell table:style-name="Table21.A2" office:value-type="string">
            <text:p text:style-name="P51">1</text:p>
          </table:table-cell>
          <table:table-cell table:style-name="Table21.A2" office:value-type="string">
            <text:p text:style-name="P51">0</text:p>
          </table:table-cell>
          <table:table-cell table:style-name="Table21.D2" office:value-type="string">
            <text:p text:style-name="P29">Syntax Error.</text:p>
          </table:table-cell>
        </table:table-row>
        <table:table-row table:style-name="Table21.1">
          <table:table-cell table:style-name="Table21.A2" office:value-type="string">
            <text:p text:style-name="P51">F</text:p>
          </table:table-cell>
          <table:table-cell table:style-name="Table21.A2" office:value-type="string">
            <text:p text:style-name="P51">1</text:p>
          </table:table-cell>
          <table:table-cell table:style-name="Table21.A2" office:value-type="string">
            <text:p text:style-name="P51">1</text:p>
          </table:table-cell>
          <table:table-cell table:style-name="Table21.D2" office:value-type="string">
            <text:p text:style-name="P29">Specification Error.</text:p>
          </table:table-cell>
        </table:table-row>
        <table:table-row table:style-name="Table21.1">
          <table:table-cell table:style-name="Table21.A2" office:value-type="string">
            <text:p text:style-name="P51">F</text:p>
          </table:table-cell>
          <table:table-cell table:style-name="Table21.A2" office:value-type="string">
            <text:p text:style-name="P51">1</text:p>
          </table:table-cell>
          <table:table-cell table:style-name="Table21.A2" office:value-type="string">
            <text:p text:style-name="P51">2</text:p>
          </table:table-cell>
          <table:table-cell table:style-name="Table21.D2" office:value-type="string">
            <text:p text:style-name="P29">Control Structure Nesting Error</text:p>
          </table:table-cell>
        </table:table-row>
        <table:table-row table:style-name="Table21.1">
          <table:table-cell table:style-name="Table21.A2" office:value-type="string">
            <text:p text:style-name="P41">F</text:p>
          </table:table-cell>
          <table:table-cell table:style-name="Table21.A2" office:value-type="string">
            <text:p text:style-name="P41">1</text:p>
          </table:table-cell>
          <table:table-cell table:style-name="Table21.A1" office:value-type="string">
            <text:p text:style-name="P41">3</text:p>
          </table:table-cell>
          <table:table-cell table:style-name="Table21.D2" office:value-type="string">
            <text:p text:style-name="P47">Invalid Operation for Target.</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9"/>
          </table:table-cell>
        </table:table-row>
        <table:table-row table:style-name="Table21.1">
          <table:table-cell table:style-name="Table21.A2" office:value-type="string">
            <text:p text:style-name="P36">F</text:p>
          </table:table-cell>
          <table:table-cell table:style-name="Table21.A2" office:value-type="string">
            <text:p text:style-name="P36">2</text:p>
          </table:table-cell>
          <table:table-cell table:style-name="Table21.A2" office:value-type="string">
            <text:p text:style-name="P36"/>
          </table:table-cell>
          <table:table-cell table:style-name="Table21.D2" office:value-type="string">
            <text:p text:style-name="P39">Message Passing Errors</text:p>
          </table:table-cell>
        </table:table-row>
        <table:table-row table:style-name="Table21.1">
          <table:table-cell table:style-name="Table21.A2" office:value-type="string">
            <text:p text:style-name="P51">F</text:p>
          </table:table-cell>
          <table:table-cell table:style-name="Table21.A2" office:value-type="string">
            <text:p text:style-name="P51">2</text:p>
          </table:table-cell>
          <table:table-cell table:style-name="Table21.A2" office:value-type="string">
            <text:p text:style-name="P51">0</text:p>
          </table:table-cell>
          <table:table-cell table:style-name="Table21.D2" office:value-type="string">
            <text:p text:style-name="P29">Message Not Understood by the Receiver.</text:p>
          </table:table-cell>
        </table:table-row>
        <table:table-row table:style-name="Table21.1">
          <table:table-cell table:style-name="Table21.A2" office:value-type="string">
            <text:p text:style-name="P51">F</text:p>
          </table:table-cell>
          <table:table-cell table:style-name="Table21.A2" office:value-type="string">
            <text:p text:style-name="P51">2</text:p>
          </table:table-cell>
          <table:table-cell table:style-name="Table21.A2" office:value-type="string">
            <text:p text:style-name="P51">1</text:p>
          </table:table-cell>
          <table:table-cell table:style-name="Table21.D2" office:value-type="string">
            <text:p text:style-name="P29">Control Structure is Not Supported by the Receiver.</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3"/>
          </table:table-cell>
        </table:table-row>
        <table:table-row table:style-name="Table21.1">
          <table:table-cell table:style-name="Table21.A2" office:value-type="string">
            <text:p text:style-name="P36">F</text:p>
          </table:table-cell>
          <table:table-cell table:style-name="Table21.A2" office:value-type="string">
            <text:p text:style-name="P36">3</text:p>
          </table:table-cell>
          <table:table-cell table:style-name="Table21.A2" office:value-type="string">
            <text:p text:style-name="P36"/>
          </table:table-cell>
          <table:table-cell table:style-name="Table21.D2" office:value-type="string">
            <text:p text:style-name="P39">Data Underflow Errors</text:p>
          </table:table-cell>
        </table:table-row>
        <table:table-row table:style-name="Table21.1">
          <table:table-cell table:style-name="Table21.A2" office:value-type="string">
            <text:p text:style-name="P51">F</text:p>
          </table:table-cell>
          <table:table-cell table:style-name="Table21.A2" office:value-type="string">
            <text:p text:style-name="P51">3</text:p>
          </table:table-cell>
          <table:table-cell table:style-name="Table21.A2" office:value-type="string">
            <text:p text:style-name="P51">0</text:p>
          </table:table-cell>
          <table:table-cell table:style-name="Table21.D2" office:value-type="string">
            <text:p text:style-name="P29">Virtual Machine Data Stack Underflow</text:p>
          </table:table-cell>
        </table:table-row>
        <table:table-row table:style-name="Table21.1">
          <table:table-cell table:style-name="Table21.A2" office:value-type="string">
            <text:p text:style-name="P51">F</text:p>
          </table:table-cell>
          <table:table-cell table:style-name="Table21.A2" office:value-type="string">
            <text:p text:style-name="P51">3</text:p>
          </table:table-cell>
          <table:table-cell table:style-name="Table21.A2" office:value-type="string">
            <text:p text:style-name="P51">1</text:p>
          </table:table-cell>
          <table:table-cell table:style-name="Table21.D2" office:value-type="string">
            <text:p text:style-name="P29">Stack/Queue Underflow</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3"/>
          </table:table-cell>
        </table:table-row>
        <table:table-row table:style-name="Table21.1">
          <table:table-cell table:style-name="Table21.A2" office:value-type="string">
            <text:p text:style-name="P51">F</text:p>
          </table:table-cell>
          <table:table-cell table:style-name="Table21.A2" office:value-type="string">
            <text:p text:style-name="P51">4</text:p>
          </table:table-cell>
          <table:table-cell table:style-name="Table21.A2" office:value-type="string">
            <text:p text:style-name="P51">0</text:p>
          </table:table-cell>
          <table:table-cell table:style-name="Table21.D2" office:value-type="string">
            <text:p text:style-name="P29">Data Conversion Error</text:p>
          </table:table-cell>
        </table:table-row>
        <table:table-row table:style-name="Table21.1">
          <table:table-cell table:style-name="Table21.A2" office:value-type="string">
            <text:p text:style-name="P51">F</text:p>
          </table:table-cell>
          <table:table-cell table:style-name="Table21.A2" office:value-type="string">
            <text:p text:style-name="P51">4</text:p>
          </table:table-cell>
          <table:table-cell table:style-name="Table21.A2" office:value-type="string">
            <text:p text:style-name="P51">1</text:p>
          </table:table-cell>
          <table:table-cell table:style-name="Table21.D2" office:value-type="string">
            <text:p text:style-name="P31">Invalid loop increment value: &lt;value&gt;</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3"/>
          </table:table-cell>
        </table:table-row>
        <table:table-row table:style-name="Table21.1">
          <table:table-cell table:style-name="Table21.A2" office:value-type="string">
            <text:p text:style-name="P36">F</text:p>
          </table:table-cell>
          <table:table-cell table:style-name="Table21.A2" office:value-type="string">
            <text:p text:style-name="P36">5</text:p>
          </table:table-cell>
          <table:table-cell table:style-name="Table21.A2" office:value-type="string">
            <text:p text:style-name="P36"/>
          </table:table-cell>
          <table:table-cell table:style-name="Table21.D2" office:value-type="string">
            <text:p text:style-name="P39">I/O Errors</text:p>
          </table:table-cell>
        </table:table-row>
        <table:table-row table:style-name="Table21.1">
          <table:table-cell table:style-name="Table21.A2" office:value-type="string">
            <text:p text:style-name="P51">F</text:p>
          </table:table-cell>
          <table:table-cell table:style-name="Table21.A2" office:value-type="string">
            <text:p text:style-name="P51">5</text:p>
          </table:table-cell>
          <table:table-cell table:style-name="Table21.A2" office:value-type="string">
            <text:p text:style-name="P51">0</text:p>
          </table:table-cell>
          <table:table-cell table:style-name="Table21.D2" office:value-type="string">
            <text:p text:style-name="P29">Error Opening a File for Reading</text:p>
          </table:table-cell>
        </table:table-row>
        <table:table-row table:style-name="Table21.1">
          <table:table-cell table:style-name="Table21.A2" office:value-type="string">
            <text:p text:style-name="P51">F</text:p>
          </table:table-cell>
          <table:table-cell table:style-name="Table21.A2" office:value-type="string">
            <text:p text:style-name="P51">5</text:p>
          </table:table-cell>
          <table:table-cell table:style-name="Table21.A2" office:value-type="string">
            <text:p text:style-name="P51">1</text:p>
          </table:table-cell>
          <table:table-cell table:style-name="Table21.D2" office:value-type="string">
            <text:p text:style-name="P29">Error Opening a File for Writing</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3"/>
          </table:table-cell>
        </table:table-row>
        <table:table-row table:style-name="Table21.1">
          <table:table-cell table:style-name="Table21.A2" office:value-type="string">
            <text:p text:style-name="P36">F</text:p>
          </table:table-cell>
          <table:table-cell table:style-name="Table21.A2" office:value-type="string">
            <text:p text:style-name="P36">6</text:p>
          </table:table-cell>
          <table:table-cell table:style-name="Table21.A2" office:value-type="string">
            <text:p text:style-name="P36"/>
          </table:table-cell>
          <table:table-cell table:style-name="Table21.D2" office:value-type="string">
            <text:p text:style-name="P39">Thread Errors</text:p>
          </table:table-cell>
        </table:table-row>
        <table:table-row table:style-name="Table21.1">
          <table:table-cell table:style-name="Table21.A2" office:value-type="string">
            <text:p text:style-name="P51">F</text:p>
          </table:table-cell>
          <table:table-cell table:style-name="Table21.A2" office:value-type="string">
            <text:p text:style-name="P51">6</text:p>
          </table:table-cell>
          <table:table-cell table:style-name="Table21.A2" office:value-type="string">
            <text:p text:style-name="P51">0</text:p>
          </table:table-cell>
          <table:table-cell table:style-name="Table21.D2" office:value-type="string">
            <text:p text:style-name="P29">Duplicate Virtual Machines</text:p>
          </table:table-cell>
        </table:table-row>
        <table:table-row table:style-name="Table21.1">
          <table:table-cell table:style-name="Table21.A2" office:value-type="string">
            <text:p text:style-name="P52"/>
          </table:table-cell>
          <table:table-cell table:style-name="Table21.A2" office:value-type="string">
            <text:p text:style-name="P52"/>
          </table:table-cell>
          <table:table-cell table:style-name="Table21.A2" office:value-type="string">
            <text:p text:style-name="P52"/>
          </table:table-cell>
          <table:table-cell table:style-name="Table21.D2" office:value-type="string">
            <text:p text:style-name="P53"/>
          </table:table-cell>
        </table:table-row>
        <table:table-row table:style-name="Table21.1">
          <table:table-cell table:style-name="Table21.A2" office:value-type="string">
            <text:p text:style-name="P41">F</text:p>
          </table:table-cell>
          <table:table-cell table:style-name="Table21.A2" office:value-type="string">
            <text:p text:style-name="P41">9</text:p>
          </table:table-cell>
          <table:table-cell table:style-name="Table21.A2" office:value-type="string">
            <text:p text:style-name="P41">0</text:p>
          </table:table-cell>
          <table:table-cell table:style-name="Table21.D2" office:value-type="string">
            <text:p text:style-name="P47">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4">Code</text:p>
            </table:table-cell>
            <table:covered-table-cell/>
            <table:covered-table-cell/>
            <table:table-cell table:style-name="Table22.D1" office:value-type="string">
              <text:p text:style-name="P33">Description</text:p>
            </table:table-cell>
          </table:table-row>
        </table:table-header-rows>
        <table:table-row table:style-name="Table22.1">
          <table:table-cell table:style-name="Table22.A2" office:value-type="string">
            <text:p text:style-name="P41">A</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7">Generic Application Errors.</text:p>
          </table:table-cell>
        </table:table-row>
        <table:table-row table:style-name="Table22.1">
          <table:table-cell table:style-name="Table22.A2" office:value-type="string">
            <text:p text:style-name="P41">C</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7">Communication Errors.</text:p>
          </table:table-cell>
        </table:table-row>
        <table:table-row table:style-name="Table22.1">
          <table:table-cell table:style-name="Table22.A2" office:value-type="string">
            <text:p text:style-name="P41">D</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7">Database Errors.</text:p>
          </table:table-cell>
        </table:table-row>
        <table:table-row table:style-name="Table22.1">
          <table:table-cell table:style-name="Table22.A2" office:value-type="string">
            <text:p text:style-name="P41">I</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7">Internal Errors.</text:p>
          </table:table-cell>
        </table:table-row>
        <table:table-row table:style-name="Table22.1">
          <table:table-cell table:style-name="Table22.A2" office:value-type="string">
            <text:p text:style-name="P41">N</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7">Network Errors.</text:p>
          </table:table-cell>
        </table:table-row>
        <table:table-row table:style-name="Table22.1">
          <table:table-cell table:style-name="Table22.A2" office:value-type="string">
            <text:p text:style-name="P41">U</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7">User/Authentication Errors.</text:p>
          </table:table-cell>
        </table:table-row>
        <table:table-row table:style-name="Table22.1">
          <table:table-cell table:style-name="Table22.A2" office:value-type="string">
            <text:p text:style-name="P41">X</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4">Code</text:p>
            </table:table-cell>
            <table:covered-table-cell/>
            <table:covered-table-cell/>
            <table:table-cell table:style-name="Table55.A1" office:value-type="string">
              <text:p text:style-name="P34"/>
            </table:table-cell>
            <table:table-cell table:style-name="Table55.A1" office:value-type="string">
              <text:p text:style-name="P35">Subcode</text:p>
            </table:table-cell>
            <table:table-cell table:style-name="Table55.F1" office:value-type="string">
              <text:p text:style-name="P33">Description</text:p>
            </table:table-cell>
          </table:table-row>
        </table:table-header-rows>
        <table:table-row table:style-name="Table55.1">
          <table:table-cell table:style-name="Table55.A2" office:value-type="string">
            <text:p text:style-name="P36">S</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39">Generic Ruby Mapped Exception Code for Signal Exceptions.</text:p>
          </table:table-cell>
        </table:table-row>
        <table:table-row table:style-name="Table55.1">
          <table:table-cell table:style-name="Table55.A2" office:value-type="string">
            <text:p text:style-name="P41">S</text:p>
          </table:table-cell>
          <table:table-cell table:style-name="Table55.A2" office:value-type="string">
            <text:p text:style-name="P41">0</text:p>
          </table:table-cell>
          <table:table-cell table:style-name="Table55.A2" office:value-type="string">
            <text:p text:style-name="P41">1</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Interrupt (Typically Control-C)</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36">E</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39">Generic Ruby Mapped Exception Code for All Standard Errors.</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1</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Argument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7">Gem::Requirement::Bad Requirement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Encoding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7">Encoding::Compatibility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02</text:p>
          </table:table-cell>
          <table:table-cell table:style-name="Table55.F2" office:value-type="string">
            <text:p text:style-name="P47">Encoding::Converter Not Found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03</text:p>
          </table:table-cell>
          <table:table-cell table:style-name="Table55.F2" office:value-type="string">
            <text:p text:style-name="P47">Encoding::Invalid Byte Sequence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04</text:p>
          </table:table-cell>
          <table:table-cell table:style-name="Table55.F2" office:value-type="string">
            <text:p text:style-name="P47">Encoding::Undefined Conversio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3</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Fiber Error</text:p>
          </table:table-cell>
        </table:table-row>
        <text:soft-page-break/>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4</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I/O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4</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7">EOF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5</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Index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5</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7">Key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5</text:p>
          </table:table-cell>
          <table:table-cell table:style-name="Table55.A2" office:value-type="string">
            <text:p text:style-name="P41">,</text:p>
          </table:table-cell>
          <table:table-cell table:style-name="Table55.A2" office:value-type="string">
            <text:p text:style-name="P42">02</text:p>
          </table:table-cell>
          <table:table-cell table:style-name="Table55.F2" office:value-type="string">
            <text:p text:style-name="P47">Stop Iteratio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6</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Local Jump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7</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Math::Domai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8</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Name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8</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7">No Method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9</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Range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9</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7">Float Domai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0</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Regular Expressio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Runtime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7">Gem::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1</text:p>
          </table:table-cell>
          <table:table-cell table:style-name="Table55.F2" office:value-type="string">
            <text:p text:style-name="P47">Gem::Command Line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2</text:p>
          </table:table-cell>
          <table:table-cell table:style-name="Table55.F2" office:value-type="string">
            <text:p text:style-name="P47">Gem::Dependency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3</text:p>
          </table:table-cell>
          <table:table-cell table:style-name="Table55.F2" office:value-type="string">
            <text:p text:style-name="P47">Gem::Dependency Removal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4</text:p>
          </table:table-cell>
          <table:table-cell table:style-name="Table55.F2" office:value-type="string">
            <text:p text:style-name="P48">Gem::Dependency Resolution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5</text:p>
          </table:table-cell>
          <table:table-cell table:style-name="Table55.F2" office:value-type="string">
            <text:p text:style-name="P48">Gem::Document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6</text:p>
          </table:table-cell>
          <table:table-cell table:style-name="Table55.F2" office:value-type="string">
            <text:p text:style-name="P47">Gem::End Of YAML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7</text:p>
          </table:table-cell>
          <table:table-cell table:style-name="Table55.F2" office:value-type="string">
            <text:p text:style-name="P47">Gem::File Permission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8</text:p>
          </table:table-cell>
          <table:table-cell table:style-name="Table55.F2" office:value-type="string">
            <text:p text:style-name="P47">Gem::Format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9</text:p>
          </table:table-cell>
          <table:table-cell table:style-name="Table55.F2" office:value-type="string">
            <text:p text:style-name="P47">Gem::Gem Not Found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9,01</text:p>
          </table:table-cell>
          <table:table-cell table:style-name="Table55.F2" office:value-type="string">
            <text:p text:style-name="P47">Gem::Specific Gem Not Found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0</text:p>
          </table:table-cell>
          <table:table-cell table:style-name="Table55.F2" office:value-type="string">
            <text:p text:style-name="P47">Gem::Gem Not In Home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1</text:p>
          </table:table-cell>
          <table:table-cell table:style-name="Table55.F2" office:value-type="string">
            <text:p text:style-name="P47">Gem::Impossible Dependencies Error</text:p>
          </table:table-cell>
        </table:table-row>
        <text:soft-page-break/>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2</text:p>
          </table:table-cell>
          <table:table-cell table:style-name="Table55.F2" office:value-type="string">
            <text:p text:style-name="P47">Gem::Install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3</text:p>
          </table:table-cell>
          <table:table-cell table:style-name="Table55.F2" office:value-type="string">
            <text:p text:style-name="P47">Gem::Invalid Specification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4</text:p>
          </table:table-cell>
          <table:table-cell table:style-name="Table55.F2" office:value-type="string">
            <text:p text:style-name="P47">Gem::Operation Not Supported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5</text:p>
          </table:table-cell>
          <table:table-cell table:style-name="Table55.F2" office:value-type="string">
            <text:p text:style-name="P47">Gem::Remote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6</text:p>
          </table:table-cell>
          <table:table-cell table:style-name="Table55.F2" office:value-type="string">
            <text:p text:style-name="P47">Gem::Remote Installation Canceled</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7</text:p>
          </table:table-cell>
          <table:table-cell table:style-name="Table55.F2" office:value-type="string">
            <text:p text:style-name="P47">Gem::Remote Installation Skipped</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8</text:p>
          </table:table-cell>
          <table:table-cell table:style-name="Table55.F2" office:value-type="string">
            <text:p text:style-name="P47">Gem::Remote Source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9</text:p>
          </table:table-cell>
          <table:table-cell table:style-name="Table55.F2" office:value-type="string">
            <text:p text:style-name="P47">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20</text:p>
          </table:table-cell>
          <table:table-cell table:style-name="Table55.F2" office:value-type="string">
            <text:p text:style-name="P47">Gem::Unsatisfiable Dependency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21</text:p>
          </table:table-cell>
          <table:table-cell table:style-name="Table55.F2" office:value-type="string">
            <text:p text:style-name="P47">Gem::Verificatio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39">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2BIG</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ACCES</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ADDRINUS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ADDRNOTAVAIL</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AFNOSUPPOR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AGAIN</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AGAINWaitReadabl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AGAINWaitWritabl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ALREADY</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BADF</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BUSY</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CHILD</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CONNABORTED</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CONNREFUSED</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CONNRESE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DEADLK</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DESTADDRREQ</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DOM</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DQUOT</text:p>
          </table:table-cell>
          <table:table-cell table:style-name="Table55.F2" office:value-type="string">
            <text:p text:style-name="P50"/>
          </table:table-cell>
        </table:table-row>
        <text:soft-page-break/>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EXIS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FAUL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FBIG</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HOSTDOWN</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HOSTUNREACH</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ILSEQ</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INPROGRESS</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INPROGRESSWaitReadabl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INPROGRESSWaitWritabl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INTR</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INVAL</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IO</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ISCONN</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ISDIR</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LOOP</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MFIL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MLINK</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MSGSIZ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AMETOOLONG</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ETDOWN</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ETRESE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ETUNREACH</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FIL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BUFS</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DEV</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EN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EXEC</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LCK</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MEM</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PROTOOP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SPC</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SYS</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TCONN</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TDIR</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TEMPTY</text:p>
          </table:table-cell>
          <table:table-cell table:style-name="Table55.F2" office:value-type="string">
            <text:p text:style-name="P50"/>
          </table:table-cell>
        </table:table-row>
        <text:soft-page-break/>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TSOCK</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OTTY</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NXIO</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OPNOTSUPP</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PERM</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PFNOSUPPOR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PIP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PROCLIM</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PROTONOSUPPOR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PROTOTYP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RANG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REMOT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ROFS</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SHUTDOWN</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SOCKTNOSUPPOR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SPIP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SRCH</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STAL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TIMEDOUT</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TOOMANYREFS</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USERS</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WOULDBLOCK</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WOULDBLOCKWaitReadabl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WOULDBLOCKWaitWritable</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EXDEV</text:p>
          </table:table-cell>
          <table:table-cell table:style-name="Table55.F2" office:value-type="string">
            <text:p text:style-name="P50"/>
          </table:table-cell>
        </table:table-row>
        <table:table-row table:style-name="Table55.1">
          <table:table-cell table:style-name="Table55.A2" office:value-type="string">
            <text:p text:style-name="P45">E</text:p>
          </table:table-cell>
          <table:table-cell table:style-name="Table55.A2" office:value-type="string">
            <text:p text:style-name="P45">1</text:p>
          </table:table-cell>
          <table:table-cell table:style-name="Table55.A2" office:value-type="string">
            <text:p text:style-name="P45">2</text:p>
          </table:table-cell>
          <table:table-cell table:style-name="Table55.A2" office:value-type="string">
            <text:p text:style-name="P45">,</text:p>
          </table:table-cell>
          <table:table-cell table:style-name="Table55.A2" office:value-type="string">
            <text:p text:style-name="P46">NOERROR</text:p>
          </table:table-cell>
          <table:table-cell table:style-name="Table55.F2" office:value-type="string">
            <text:p text:style-name="P47">Nothing to see here. Move along, move along.</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3</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Thread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4</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Type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9"/>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5</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8">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61">Object</text:p>
      <text:p text:style-name="P61"><text:tab/>Array</text:p>
      <text:p text:style-name="P61"><text:tab/>Class</text:p>
      <text:p text:style-name="P61"><text:tab/>FalseClass</text:p>
      <text:p text:style-name="P61"><text:tab/>Hash</text:p>
      <text:p text:style-name="P61"><text:tab/>InStream</text:p>
      <text:p text:style-name="P61"><text:tab/>NilClass</text:p>
      <text:p text:style-name="P61"><text:tab/>Numeric</text:p>
      <text:p text:style-name="P61"><text:tab/><text:tab/>Complex</text:p>
      <text:p text:style-name="P61"><text:tab/><text:tab/>Float</text:p>
      <text:p text:style-name="P61"><text:tab/><text:tab/>Integer</text:p>
      <text:p text:style-name="P61"><text:tab/><text:tab/><text:tab/>Bignum</text:p>
      <text:p text:style-name="P61"><text:tab/><text:tab/><text:tab/>Fixnum</text:p>
      <text:p text:style-name="P61"><text:tab/><text:tab/>Rational</text:p>
      <text:p text:style-name="P61"><text:tab/>OutStream</text:p>
      <text:p text:style-name="P61"><text:tab/>Procedure</text:p>
      <text:p text:style-name="P61"><text:tab/>Queue</text:p>
      <text:p text:style-name="P61"><text:tab/>String</text:p>
      <text:p text:style-name="P61"><text:tab/>Thread</text:p>
      <text:p text:style-name="P61"><text:tab/>TrueClass</text:p>
      <text:p text:style-name="P6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261855840"/>Classes<text:alphabetical-index-mark-end text:id="IMark26185584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261855840"/>Inheritance<text:alphabetical-index-mark-end text:id="IMark26185584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261855840"/>Methods<text:alphabetical-index-mark-end text:id="IMark261855840"/></text:h>
      <text:p text:style-name="P1">All code in fOOrth is contained in methods. A method is a fragment of code that an object uses to respond to a message that has been sent to that object. In fOOrth there are three sorts of methods:</text:p>
      <text:list xml:id="list8482191178264125558" text:style-name="L13">
        <text:list-item>
          <text:p text:style-name="P94">Shared: Methods that are common to all instances of the class that contains them.</text:p>
        </text:list-item>
        <text:list-item>
          <text:p text:style-name="P94">Exclusive: Methods that are defined for one and only one object (and all of its clones that are created <text:span text:style-name="T2">after</text:span> the exclusive method is defined.).</text:p>
        </text:list-item>
        <text:list-item>
          <text:p text:style-name="P94">Local: Methods that are created in a context and are accessible only in that context. When the context concludes, these methods are no longer accessible.</text:p>
        </text:list-item>
      </text:list>
      <text:h text:style-name="Heading_20_2" text:outline-level="2"><text:alphabetical-index-mark-start text:id="IMark261844028"/>Late Binding<text:alphabetical-index-mark-end text:id="IMark261844028"/> and <text:alphabetical-index-mark-start text:id="IMark261885384"/>Polymorphism<text:alphabetical-index-mark-end text:id="IMark26188538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61885384"/>Prototypes<text:alphabetical-index-mark-end text:id="IMark26188538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61885384"/>Method Mapping<text:alphabetical-index-mark-end text:id="IMark2618853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220503557194314376" text:style-name="L14">
        <text:list-item>
          <text:p text:style-name="P95">The strings used by fOOrth needed to be converted to Ruby symbols to allow code to be executed in Ruby.</text:p>
        </text:list-item>
        <text:list-item>
          <text:p text:style-name="P95">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5">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1844028"/>SymbolMap<text:alphabetical-index-mark-end text:id="IMark261844028"/> class. This class creates mappings in one of two ways:</text:p>
      <text:list xml:id="list2734592441117933911" text:style-name="L15">
        <text:list-item>
          <text:p text:style-name="P9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8">Tag</text:p>
          </table:table-cell>
          <table:table-cell table:style-name="Table278.B1" office:value-type="string">
            <text:p text:style-name="P18">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1844028"/>)context<text:alphabetical-index-mark-end text:id="IMark261844028"/>.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1844028"/>)context!<text:alphabetical-index-mark-end text:id="IMark261844028"/> is more useful. This method had the immediate attribute, meaning that it executes, even when the mode is deferred or compiling. This allows us to take a peek at the context inside of the working compiler. Consider these examples:</text:p>
      <text:p text:style-name="Code"/>
      <text:p text:style-name="P64">&gt;<text:span text:style-name="T12">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1844028"/>)vm<text:alphabetical-index-mark-end text:id="IMark261844028"/> and its immediate version <text:alphabetical-index-mark-start text:id="IMark261885384"/>)vm!<text:alphabetical-index-mark-end text:id="IMark261885384"/>.</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61885384"/>Routing<text:alphabetical-index-mark-end text:id="IMark2618853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674203382362433291" text:style-name="L16">
        <text:list-item>
          <text:p text:style-name="P97">The defining word used to create the method.</text:p>
        </text:list-item>
        <text:list-item>
          <text:p text:style-name="P97">The receiver of the defining word used to create the method.</text:p>
        </text:list-item>
        <text:list-item>
          <text:p text:style-name="P97">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7344331599111847092" text:style-name="L17">
        <text:list-item>
          <text:p text:style-name="P98">“.” - indicates that the message is routed to the top-of-stack element (TOS)</text:p>
        </text:list-item>
        <text:list-item>
          <text:p text:style-name="P98">“~” - indicates that the message is routed to the “self” entity of the method (see the section Self below). Since these messages are only routed to the object itself, they are in effect private methods.</text:p>
        </text:list-item>
        <text:list-item>
          <text:p text:style-name="P9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1698069" text:continue-numbering="true" text:style-name="L17">
        <text:list-item>
          <text:p text:style-name="P98">“.” - indicates that the message is routed to the top-of-stack element (TOS)</text:p>
        </text:list-item>
        <text:list-item>
          <text:p text:style-name="P98">“~” - indicates that the message is routed to the “self” entity of the method (see the section Self below). Since these messages are only routed to the object itself, they are in effect private methods.</text:p>
        </text:list-item>
        <text:list-item>
          <text:p text:style-name="P9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Exclusive Stub Methods</text:h>
      <text:p text:style-name="P1">– Not currently implemented.</text:p>
      <text:h text:style-name="Heading_20_2" text:outline-level="2">Local Methods</text:h>
      <text:p text:style-name="Text_20_body">– Not currently implemented.</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7">Defining Word</text:p>
          </table:table-cell>
          <table:table-cell table:style-name="Table9.A1" office:value-type="string">
            <text:p text:style-name="P17">DW Receiver</text:p>
          </table:table-cell>
          <table:table-cell table:style-name="Table9.A1" office:value-type="string">
            <text:p text:style-name="P17">Method Name</text:p>
          </table:table-cell>
          <table:table-cell table:style-name="Table9.A1" office:value-type="string">
            <text:p text:style-name="P17">Message Routing</text:p>
          </table:table-cell>
          <table:table-cell table:style-name="Table9.E1" office:value-type="string">
            <text:p text:style-name="P18">Notes</text:p>
          </table:table-cell>
        </table:table-row>
        <table:table-row table:style-name="Table9.1">
          <table:table-cell table:style-name="Table9.A2" office:value-type="string">
            <text:p text:style-name="P17"><text:alphabetical-index-mark-start text:id="IMark261696108"/>:<text:alphabetical-index-mark-end text:id="IMark261696108"/></text:p>
          </table:table-cell>
          <table:table-cell table:style-name="Table9.A2" office:value-type="string">
            <text:p text:style-name="P15">N/A</text:p>
          </table:table-cell>
          <table:table-cell table:style-name="Table9.A2" office:value-type="string">
            <text:p text:style-name="P23">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5">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7"><text:alphabetical-index-mark-start text:id="IMark261696108"/>.:<text:alphabetical-index-mark-end text:id="IMark261696108"/></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5">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7"><text:alphabetical-index-mark-start text:id="IMark261696108"/>.::<text:alphabetical-index-mark-end text:id="IMark261696108"/></text:p>
          </table: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name</text:p>
          </table:table-cell>
          <table:table-cell table:style-name="Table9.A2" office:value-type="string">
            <text:p text:style-name="P15">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5">A Class</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5">An Object</text:p>
          </table:table-cell>
          <table:table-cell table:style-name="Table9.A2" office:value-type="string">
            <text:p text:style-name="P23">other</text:p>
          </table:table-cell>
          <table:table-cell table:style-name="Table9.A2" office:value-type="string">
            <text:p text:style-name="P15">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5">N/A</text:p>
          </table:table-cell>
          <table:table-cell table:style-name="Table9.A2" office:value-type="string">
            <text:p text:style-name="P23">invalid</text:p>
          </table:table-cell>
          <table:table-cell table:style-name="Table9.A2" office:value-type="string">
            <text:p text:style-name="P15">N/A</text:p>
          </table:table-cell>
          <table:table-cell table:style-name="Table9.E2" office:value-type="string">
            <text:p text:style-name="P2">Not allowed: Error</text:p>
          </table:table-cell>
        </table:table-row>
        <table:table-row table:style-name="Table9.1">
          <table:table-cell table:style-name="Table9.A3" office:value-type="string">
            <text:p text:style-name="P6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5">N/A</text:p>
          </table:table-cell>
          <table:table-cell table:style-name="Table9.A2" office:value-type="string">
            <text:p text:style-name="P23">other</text:p>
          </table:table-cell>
          <table:table-cell table:style-name="Table9.A2" office:value-type="string">
            <text:p text:style-name="P15">Context</text:p>
          </table:table-cell>
          <table:table-cell table:style-name="Table9.E2" office:value-type="string">
            <text:p text:style-name="P28">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7">Method</text:p>
          </table:table-cell>
          <table:table-cell table:style-name="Table479.B1" office:value-type="string">
            <text:p text:style-name="P22">.name</text:p>
          </table:table-cell>
          <table:table-cell table:style-name="Table479.B1" office:value-type="string">
            <text:p text:style-name="P22">~name</text:p>
          </table:table-cell>
          <table:table-cell table:style-name="Table479.B1" office:value-type="string">
            <text:p text:style-name="P22">@name</text:p>
          </table:table-cell>
          <table:table-cell table:style-name="Table479.B1" office:value-type="string">
            <text:p text:style-name="P22">$name</text:p>
          </table:table-cell>
          <table:table-cell table:style-name="Table479.B1" office:value-type="string">
            <text:p text:style-name="P22">#name</text:p>
          </table:table-cell>
          <table:table-cell table:style-name="Table479.G1" office:value-type="string">
            <text:p text:style-name="P54">other</text:p>
          </table:table-cell>
        </table:table-row>
        <table:table-row>
          <table:table-cell table:style-name="Table479.A2" office:value-type="string">
            <text:p text:style-name="P17">Filter Regex</text:p>
          </table:table-cell>
          <table:table-cell table:style-name="Table479.B2" office:value-type="string">
            <text:p text:style-name="P27">/^\./</text:p>
          </table:table-cell>
          <table:table-cell table:style-name="Table479.B2" office:value-type="string">
            <text:p text:style-name="P27">/^~/</text:p>
          </table:table-cell>
          <table:table-cell table:style-name="Table479.B2" office:value-type="string">
            <text:p text:style-name="P27">/^@/</text:p>
          </table:table-cell>
          <table:table-cell table:style-name="Table479.B2" office:value-type="string">
            <text:p text:style-name="P27">/^\$/</text:p>
          </table:table-cell>
          <table:table-cell table:style-name="Table479.B2" office:value-type="string">
            <text:p text:style-name="P27">/^#/</text:p>
          </table:table-cell>
          <table:table-cell table:style-name="Table479.G2" office:value-type="string">
            <text:p text:style-name="P55">Other</text:p>
          </table:table-cell>
        </table:table-row>
        <table:table-row>
          <table:table-cell table:style-name="Table479.A2" office:value-type="string">
            <text:p text:style-name="P17">Search List</text:p>
          </table:table-cell>
          <table:table-cell table:style-name="Table479.A2" office:value-type="string">
            <text:p text:style-name="P15">Object</text:p>
            <text:p text:style-name="P15">VM</text:p>
            <text:p text:style-name="P15">TOS</text:p>
          </table:table-cell>
          <table:table-cell table:style-name="Table479.A2" office:value-type="string">
            <text:p text:style-name="P15">Target Class</text:p>
            <text:p text:style-name="P15">Target Object</text:p>
            <text:p text:style-name="P15">VM</text:p>
            <text:p text:style-name="P15">Self</text:p>
          </table:table-cell>
          <table:table-cell table:style-name="Table479.A2" office:value-type="string">
            <text:p text:style-name="P15">Target Class</text:p>
            <text:p text:style-name="P15">Target Object</text:p>
            <text:p text:style-name="P15">VM</text:p>
            <text:p text:style-name="P15">Error</text:p>
          </table:table-cell>
          <table:table-cell table:style-name="Table479.A2" office:value-type="string">
            <text:p text:style-name="P15">Global</text:p>
            <text:p text:style-name="P15">Error</text:p>
          </table:table-cell>
          <table:table-cell table:style-name="Table479.A2" office:value-type="string">
            <text:p text:style-name="P15">VM</text:p>
            <text:p text:style-name="P15">Error</text:p>
          </table:table-cell>
          <table:table-cell table:style-name="Table479.G3" office:value-type="string">
            <text:p text:style-name="P15">Local</text:p>
            <text:p text:style-name="P15">Object</text:p>
            <text:p text:style-name="P15">VM</text:p>
            <text:p text:style-name="P15">Global</text:p>
            <text:p text:style-name="P15">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19">Search Location</text:p>
          </table:table-cell>
          <table:table-cell table:style-name="Table480.B1" office:value-type="string">
            <text:p text:style-name="P18">Search Description</text:p>
          </table:table-cell>
        </table:table-row>
        <table:table-row>
          <table:table-cell table:style-name="Table480.A2" office:value-type="string">
            <text:p text:style-name="P28">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8">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8">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8">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8">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8">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8">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8">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8">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1282712"/>F10: <text:change-end text:change-id="ct231282712"/>?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text:p>
      <text:p text:style-name="P1">In fOOrth, the “<text:alphabetical-index-mark-start text:id="IMark73270616"/>self<text:alphabetical-index-mark-end text:id="IMark73270616"/>” method gives the programmer explicit access to this owning object. Let's try this from the console:</text:p>
      <text:p text:style-name="Code"/>
      <text:p text:style-name="Code">&gt;<text:span text:style-name="T12">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126572719673457977" text:style-name="L18">
        <text:list-item>
          <text:p text:style-name="P99">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99">For TOS routed methods, access to self is as simple as “self .method_name”. This was done in the MyClass example above. The self value is a free value that does not to be declared.</text:p>
        </text:list-item>
        <text:list-item>
          <text:p text:style-name="P99">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9">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73270616"/>.with{<text:alphabetical-index-mark-end text:id="IMark73270616"/>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080454444702607581" text:style-name="L19">
        <text:list-item>
          <text:p text:style-name="P100">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0">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0">A .with{ … } clause can be used to take a value and give easy access to that value within the executed block without having to create a local value.</text:p>
        </text:list-item>
        <text:list-item>
          <text:p text:style-name="P100">Access to the self value is generally faster than other forms of access. Thus this construct can yield performance enhancements.</text:p>
        </text:list-item>
      </text:list>
      <text:p text:style-name="P1"/>
      <text:h text:style-name="Heading_20_1" text:outline-level="1"><text:alphabetical-index-mark-start text:id="IMark73270616"/>Boolean<text:alphabetical-index-mark-end text:id="IMark732706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5">False Values</text:p>
          </table:table-cell>
          <table:table-cell table:style-name="Table117.B1" office:value-type="string">
            <text:p text:style-name="P15">True Values</text:p>
          </table:table-cell>
        </table:table-row>
        <table:table-row>
          <table:table-cell table:style-name="Table117.A2" office:value-type="string">
            <text:p text:style-name="P15">false</text:p>
            <text:p text:style-name="P15">nil</text:p>
          </table:table-cell>
          <table:table-cell table:style-name="Table117.B2" office:value-type="string">
            <text:p text:style-name="P15">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5">False Processing</text:p>
          </table:table-cell>
          <table:table-cell table:style-name="Table118.B1" office:value-type="string">
            <text:p text:style-name="P15">True Processing</text:p>
          </table:table-cell>
        </table:table-row>
        <table:table-row>
          <table:table-cell table:style-name="Table118.A2" office:value-type="string">
            <text:p text:style-name="P15"><text:alphabetical-index-mark-start text:id="IMark73272488"/>FalseClass<text:alphabetical-index-mark-end text:id="IMark73272488"/></text:p>
            <text:p text:style-name="P15"><text:alphabetical-index-mark-start text:id="IMark73272488"/>NilClass<text:alphabetical-index-mark-end text:id="IMark73272488"/></text:p>
          </table:table-cell>
          <table:table-cell table:style-name="Table118.B2" office:value-type="string">
            <text:p text:style-name="P15"><text:alphabetical-index-mark-start text:id="IMark73272488"/>Object<text:alphabetical-index-mark-end text:id="IMark73272488"/></text:p>
          </table:table-cell>
        </table:table-row>
      </table:table>
      <text:p text:style-name="P10"/>
      <text:p text:style-name="P11">Note that while false processing occurs in FalseClass and NilClass, true processing occurs in Object and not <text:alphabetical-index-mark-start text:id="IMark73270616"/>TrueClass<text:alphabetical-index-mark-end text:id="IMark7327061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73270616"/>Numeric<text:alphabetical-index-mark-end text:id="IMark732706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8">Class</text:p>
          </table:table-cell>
          <table:table-cell table:style-name="Table119.B1" office:value-type="string">
            <text:p text:style-name="P18">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197007137902742551" text:style-name="L20">
        <text:list-item>
          <text:p text:style-name="P101">Integer defines a few “bit” oriented operations that are specific to whole numbers.</text:p>
        </text:list-item>
        <text:list-item>
          <text:p text:style-name="P101">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73270616"/>Array<text:alphabetical-index-mark-end text:id="IMark7327061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6852771063761883502" text:style-name="L21">
        <text:list-item>
          <text:p text:style-name="P102">The first two examples both create “empty” arrays with zero data elements. </text:p>
        </text:list-item>
        <text:list-item>
          <text:p text:style-name="P102">Array data do NOT need to be the same “type” of data. Mixing is allowed. </text:p>
        </text:list-item>
        <text:list-item>
          <text:p text:style-name="P102">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397660161555896204" text:style-name="L22">
        <text:list-item>
          <text:p text:style-name="P103">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73272488"/>.new<text:alphabetical-index-mark-end text:id="IMark73272488"/>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8">Code</text:p>
          </table:table-cell>
          <table:table-cell table:style-name="Table59.B2" office:value-type="string">
            <text:p text:style-name="P18">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73272488"/>.new{<text:alphabetical-index-mark-end text:id="IMark73272488"/>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8">Code</text:p>
          </table:table-cell>
          <table:table-cell table:style-name="Table62.B2" office:value-type="string">
            <text:p text:style-name="P18">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73272488"/>x<text:alphabetical-index-mark-end text:id="IMark73272488"/>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73272488"/>}<text:alphabetical-index-mark-end text:id="IMark73272488"/>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73272488"/>.new_size<text:alphabetical-index-mark-end text:id="IMark73272488"/>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8">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73272488"/>.new_value<text:alphabetical-index-mark-end text:id="IMark73272488"/>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8">Code</text:p>
          </table:table-cell>
          <table:table-cell table:style-name="Table64.B2" office:value-type="string">
            <text:p text:style-name="P18">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73272488"/>.new_values<text:alphabetical-index-mark-end text:id="IMark73272488"/>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8">Code</text:p>
          </table:table-cell>
          <table:table-cell table:style-name="Table65.B2" office:value-type="string">
            <text:p text:style-name="P18">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73272488"/>!<text:alphabetical-index-mark-end text:id="IMark732724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8">Code</text:p>
          </table:table-cell>
          <table:table-cell table:style-name="Table66.B2" office:value-type="string">
            <text:p text:style-name="P18">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73272488"/>+<text:alphabetical-index-mark-end text:id="IMark732724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8">Code</text:p>
          </table:table-cell>
          <table:table-cell table:style-name="Table67.B2" office:value-type="string">
            <text:p text:style-name="P18">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73272488"/>.+left<text:alphabetical-index-mark-end text:id="IMark732724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8">Code</text:p>
          </table:table-cell>
          <table:table-cell table:style-name="Table68.B2" office:value-type="string">
            <text:p text:style-name="P18">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73272488"/>.+mid<text:alphabetical-index-mark-end text:id="IMark732724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8">Code</text:p>
          </table:table-cell>
          <table:table-cell table:style-name="Table69.B2" office:value-type="string">
            <text:p text:style-name="P18">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73272488"/>.+midlr<text:alphabetical-index-mark-end text:id="IMark732724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8">Code</text:p>
          </table:table-cell>
          <table:table-cell table:style-name="Table70.B2" office:value-type="string">
            <text:p text:style-name="P18">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73272488"/>.+right<text:alphabetical-index-mark-end text:id="IMark7327248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8">Code</text:p>
          </table:table-cell>
          <table:table-cell table:style-name="Table71.B2" office:value-type="string">
            <text:p text:style-name="P18">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73272488"/>.-left<text:alphabetical-index-mark-end text:id="IMark7327248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8">Code</text:p>
          </table:table-cell>
          <table:table-cell table:style-name="Table72.B2" office:value-type="string">
            <text:p text:style-name="P18">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73272488"/>.-mid<text:alphabetical-index-mark-end text:id="IMark7327248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8">Code</text:p>
          </table:table-cell>
          <table:table-cell table:style-name="Table73.B2" office:value-type="string">
            <text:p text:style-name="P18">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73272488"/>.-midlr<text:alphabetical-index-mark-end text:id="IMark7327248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8">Code</text:p>
          </table:table-cell>
          <table:table-cell table:style-name="Table74.B2" office:value-type="string">
            <text:p text:style-name="P18">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73272488"/>.-right<text:alphabetical-index-mark-end text:id="IMark7327248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8">Code</text:p>
          </table:table-cell>
          <table:table-cell table:style-name="Table75.B2" office:value-type="string">
            <text:p text:style-name="P18">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73272488"/>.[]!<text:alphabetical-index-mark-end text:id="IMark7327248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8">Code</text:p>
          </table:table-cell>
          <table:table-cell table:style-name="Table76.B2" office:value-type="string">
            <text:p text:style-name="P18">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73272488"/>.[]@<text:alphabetical-index-mark-end text:id="IMark7327248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8">Code</text:p>
          </table:table-cell>
          <table:table-cell table:style-name="Table77.B2" office:value-type="string">
            <text:p text:style-name="P18">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73272488"/>.each{<text:alphabetical-index-mark-end text:id="IMark73272488"/>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8">Code</text:p>
          </table:table-cell>
          <table:table-cell table:style-name="Table411.B2" office:value-type="string">
            <text:p text:style-name="P18">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73272488"/>v<text:alphabetical-index-mark-end text:id="IMark73272488"/>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8">Code</text:p>
          </table:table-cell>
          <table:table-cell table:style-name="Table413.B2" office:value-type="string">
            <text:p text:style-name="P18">Result</text:p>
          </table:table-cell>
        </table:table-row>
        <table:table-row table:style-name="Table413.1">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4" text:outline-level="4">[] <text:alphabetical-index-mark-start text:id="IMark73272488"/>x<text:alphabetical-index-mark-end text:id="IMark73272488"/>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8">Code</text:p>
          </table:table-cell>
          <table:table-cell table:style-name="Table414.B2" office:value-type="string">
            <text:p text:style-name="P18">Result</text:p>
          </table:table-cell>
        </table:table-row>
        <table:table-row table:style-name="Table414.1">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each{ … <text:alphabetical-index-mark-start text:id="IMark73272488"/>}<text:alphabetical-index-mark-end text:id="IMark73272488"/> []</text:h>
            <text:p text:style-name="Text_20_body">Routing:<text:span text:style-name="T13">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73272488"/>.left<text:alphabetical-index-mark-end text:id="IMark7327248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8">Code</text:p>
          </table:table-cell>
          <table:table-cell table:style-name="Table78.B2" office:value-type="string">
            <text:p text:style-name="P18">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73272488"/>.length<text:alphabetical-index-mark-end text:id="IMark7327248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8">Code</text:p>
          </table:table-cell>
          <table:table-cell table:style-name="Table79.B2" office:value-type="string">
            <text:p text:style-name="P18">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73272488"/>.map{<text:alphabetical-index-mark-end text:id="IMark73272488"/>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8">Code</text:p>
          </table:table-cell>
          <table:table-cell table:style-name="Table416.B2" office:value-type="string">
            <text:p text:style-name="P18">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73272488"/>v<text:alphabetical-index-mark-end text:id="IMark73272488"/>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8">Code</text:p>
          </table:table-cell>
          <table:table-cell table:style-name="Table417.A2" office:value-type="string">
            <text:p text:style-name="P18">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73272488"/>x<text:alphabetical-index-mark-end text:id="IMark73272488"/>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8">Code</text:p>
          </table:table-cell>
          <table:table-cell table:style-name="Table419.B2" office:value-type="string">
            <text:p text:style-name="P18">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73272488"/>}<text:alphabetical-index-mark-end text:id="IMark73272488"/>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73272488"/>.max<text:alphabetical-index-mark-end text:id="IMark7327248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8">Code</text:p>
          </table:table-cell>
          <table:table-cell table:style-name="Table80.B2" office:value-type="string">
            <text:p text:style-name="P18">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73272488"/>.mid<text:alphabetical-index-mark-end text:id="IMark7327248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8">Code</text:p>
          </table:table-cell>
          <table:table-cell table:style-name="Table81.B2" office:value-type="string">
            <text:p text:style-name="P18">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73272488"/>.midlr<text:alphabetical-index-mark-end text:id="IMark7327248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8">Code</text:p>
          </table:table-cell>
          <table:table-cell table:style-name="Table82.B2" office:value-type="string">
            <text:p text:style-name="P18">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73272488"/>.min<text:alphabetical-index-mark-end text:id="IMark7327248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8">Code</text:p>
          </table:table-cell>
          <table:table-cell table:style-name="Table83.B2" office:value-type="string">
            <text:p text:style-name="P18">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73272488"/>.pp<text:alphabetical-index-mark-end text:id="IMark7327248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8">Code</text:p>
          </table:table-cell>
          <table:table-cell table:style-name="Table84.B2" office:value-type="string">
            <text:p text:style-name="P18">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73272488"/>.reverse<text:alphabetical-index-mark-end text:id="IMark7327248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8">Code</text:p>
          </table:table-cell>
          <table:table-cell table:style-name="Table85.B2" office:value-type="string">
            <text:p text:style-name="P18">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73272488"/>.right<text:alphabetical-index-mark-end text:id="IMark7327248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8">Code</text:p>
          </table:table-cell>
          <table:table-cell table:style-name="Table86.B2" office:value-type="string">
            <text:p text:style-name="P18">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73272488"/>.select{<text:alphabetical-index-mark-end text:id="IMark73272488"/>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8">Code</text:p>
          </table:table-cell>
          <table:table-cell table:style-name="Table431.B2" office:value-type="string">
            <text:p text:style-name="P18">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73272488"/>v<text:alphabetical-index-mark-end text:id="IMark73272488"/>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8">Code</text:p>
          </table:table-cell>
          <table:table-cell table:style-name="Table453.B2" office:value-type="string">
            <text:p text:style-name="P18">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73272488"/>x<text:alphabetical-index-mark-end text:id="IMark73272488"/>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8">Code</text:p>
          </table:table-cell>
          <table:table-cell table:style-name="Table454.B2" office:value-type="string">
            <text:p text:style-name="P18">Result</text:p>
          </table:table-cell>
        </table:table-row>
        <table:table-row table:style-name="Table454.1">
          <table:table-cell table:style-name="Table454.A2" office:value-type="string">
            <text:p text:style-name="Snippet">[ 1 2 3 4 ] .map{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select{ … <text:alphabetical-index-mark-start text:id="IMark73272488"/>}<text:alphabetical-index-mark-end text:id="IMark73272488"/> [after]</text:h>
            <text:p text:style-name="Text_20_body">Routing:<text:span text:style-name="T13">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73272488"/>.shuffle<text:alphabetical-index-mark-end text:id="IMark7327248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8">Code</text:p>
          </table:table-cell>
          <table:table-cell table:style-name="Table87.B2" office:value-type="string">
            <text:p text:style-name="P18">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73272488"/>.sort<text:alphabetical-index-mark-end text:id="IMark7327248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8">Code</text:p>
          </table:table-cell>
          <table:table-cell table:style-name="Table88.B2" office:value-type="string">
            <text:p text:style-name="P18">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73272488"/>.strmax<text:alphabetical-index-mark-end text:id="IMark7327248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8">Code</text:p>
          </table:table-cell>
          <table:table-cell table:style-name="Table89.B2" office:value-type="string">
            <text:p text:style-name="P18">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text:soft-page-break/></text:p>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73272488"/>&lt;&lt;<text:alphabetical-index-mark-end text:id="IMark7327248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8">Code</text:p>
          </table:table-cell>
          <table:table-cell table:style-name="Table90.B2" office:value-type="string">
            <text:p text:style-name="P18">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73272488"/>@<text:alphabetical-index-mark-end text:id="IMark7327248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8">Code</text:p>
          </table:table-cell>
          <table:table-cell table:style-name="Table91.B2" office:value-type="string">
            <text:p text:style-name="P18">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73270616"/>Class<text:alphabetical-index-mark-end text:id="IMark7327061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number-columns-repeated="2"/>
        <table:table-row table:style-name="Table400.1">
          <table:table-cell table:style-name="Table400.A1" table:number-columns-spanned="2" office:value-type="string">
            <text:h text:style-name="Heading_20_3" text:outline-level="3">[a_class] <text:alphabetical-index-mark-start text:id="IMark73272488"/>.:<text:alphabetical-index-mark-end text:id="IMark7327248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8">Code</text:p>
          </table:table-cell>
          <table:table-cell table:style-name="Table400.B2" office:value-type="string">
            <text:p text:style-name="P18">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1">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1">(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1">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1">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73272488"/>super<text:alphabetical-index-mark-end text:id="IMark7327248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8">Code</text:p>
          </table:table-cell>
          <table:table-cell table:style-name="Table386.A2" office:value-type="string">
            <text:p text:style-name="P18">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8">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73272488"/>val:<text:alphabetical-index-mark-end text:id="IMark7327248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8">Code</text:p>
          </table:table-cell>
          <table:table-cell table:style-name="Table387.B2" office:value-type="string">
            <text:p text:style-name="P18">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73272488"/>var:<text:alphabetical-index-mark-end text:id="IMark7327248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8">Code</text:p>
          </table:table-cell>
          <table:table-cell table:style-name="Table388.B2" office:value-type="string">
            <text:p text:style-name="P18">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73272488"/>val@:<text:alphabetical-index-mark-end text:id="IMark7327248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8">Code</text:p>
          </table:table-cell>
          <table:table-cell table:style-name="Table389.B2" office:value-type="string">
            <text:p text:style-name="P18">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73272488"/>var@:<text:alphabetical-index-mark-end text:id="IMark7327248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8">Code</text:p>
          </table:table-cell>
          <table:table-cell table:style-name="Table390.B2" office:value-type="string">
            <text:p text:style-name="P18">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73272488"/>;<text:alphabetical-index-mark-end text:id="IMark73272488"/>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73272488"/>.is_class?<text:alphabetical-index-mark-end text:id="IMark7327248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8">Code</text:p>
          </table:table-cell>
          <table:table-cell table:style-name="Table93.B2" office:value-type="string">
            <text:p text:style-name="P18">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73272488"/>.new<text:alphabetical-index-mark-end text:id="IMark7327248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8">Code</text:p>
          </table:table-cell>
          <table:table-cell table:style-name="Table94.B2" office:value-type="string">
            <text:p text:style-name="P18">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73272488"/>.parent_class<text:alphabetical-index-mark-end text:id="IMark7327248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8">Code</text:p>
          </table:table-cell>
          <table:table-cell table:style-name="Table95.B2" office:value-type="string">
            <text:p text:style-name="P18">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73272488"/>.subclass:<text:alphabetical-index-mark-end text:id="IMark73272488"/> subclass_name []</text:h>
            <text:p text:style-name="Text_20_body">Routing: TOS</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able:table-cell>
          <table:covered-table-cell/>
        </table:table-row>
        <table:table-row table:style-name="Table96.1">
          <table:table-cell table:style-name="Table96.A2" office:value-type="string">
            <text:p text:style-name="P18">Code</text:p>
          </table:table-cell>
          <table:table-cell table:style-name="Table96.B2" office:value-type="string">
            <text:p text:style-name="P18">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73272488"/>.to_s<text:alphabetical-index-mark-end text:id="IMark7327248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8">Code</text:p>
          </table:table-cell>
          <table:table-cell table:style-name="Table97.B2" office:value-type="string">
            <text:p text:style-name="P18">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 text:outline-level="3">[] <text:alphabetical-index-mark-start text:id="IMark73272488"/>class:<text:alphabetical-index-mark-end text:id="IMark73272488"/> class_name []</text:h>
            <text:p text:style-name="Text_20_body">Routing: VM</text:p>
            <text:p text:style-name="P1">This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8">Code</text:p>
          </table:table-cell>
          <table:table-cell table:style-name="Table455.B2" office:value-type="string">
            <text:p text:style-name="P18">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h text:style-name="Heading_20_2" text:outline-level="2"><text:alphabetical-index-mark-start text:id="IMark73270616"/>Commands<text:alphabetical-index-mark-end text:id="IMark73270616"/></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able:table-row table:style-name="Table98.1">
          <table:table-cell table:style-name="Table98.A1" table:number-columns-spanned="2" office:value-type="string">
            <text:h text:style-name="Heading_20_3" text:outline-level="3">[a_class] <text:alphabetical-index-mark-start text:id="IMark73272488"/>)methods<text:alphabetical-index-mark-end text:id="IMark7327248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8">Code</text:p>
          </table:table-cell>
          <table:table-cell table:style-name="Table98.B2" office:value-type="string">
            <text:p text:style-name="P18">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ext:soft-page-break/>
        <table:table-row table:style-name="Table100.1">
          <table:table-cell table:style-name="Table100.A1" table:number-columns-spanned="2" office:value-type="string">
            <text:h text:style-name="Heading_20_3" text:outline-level="3">[a_class] <text:alphabetical-index-mark-start text:id="IMark73272488"/>)stubs<text:alphabetical-index-mark-end text:id="IMark73272488"/> []</text:h>
            <text:p text:style-name="Text_20_body">Routing: TOS</text:p>
            <text:p text:style-name="P1">List the stub methods defined for this class. Stubs are place holder methods that serve one of two purposes:</text:p>
            <text:list xml:id="list3954810746474975857" text:style-name="L23">
              <text:list-item>
                <text:p text:style-name="P104">They are abstract methods in a base class that exist so that a sub-class may replace the stub with an actual method. The stub ensures that the compiler uses the correct routing when using the method.</text:p>
              </text:list-item>
              <text:list-item>
                <text:p text:style-name="P104">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8">Code</text:p>
          </table:table-cell>
          <table:table-cell table:style-name="Table100.B2" office:value-type="string">
            <text:p text:style-name="P18">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5"><text:s text:c="3"/></text:p>
      <text:p text:style-name="Text_20_body"/>
      <text:h text:style-name="Heading_20_1" text:outline-level="1"><text:alphabetical-index-mark-start text:id="IMark73270616"/>Complex<text:alphabetical-index-mark-end text:id="IMark7327061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7">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7">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7i</text:p>
          </table:table-cell>
          <table:table-cell table:style-name="Table5.B2" office:value-type="string">
            <text:p text:style-name="P15">0-7i</text:p>
          </table:table-cell>
        </table:table-row>
        <table:table-row>
          <table:table-cell table:style-name="Table5.A2" office:value-type="string">
            <text:p text:style-name="P26">3.7i</text:p>
          </table:table-cell>
          <table:table-cell table:style-name="Table5.B2" office:value-type="string">
            <text:p text:style-name="P15">0+3.7i</text:p>
          </table:table-cell>
        </table:table-row>
        <table:table-row>
          <table:table-cell table:style-name="Table5.A2" office:value-type="string">
            <text:p text:style-name="P26">1/2i</text:p>
          </table:table-cell>
          <table:table-cell table:style-name="Table5.B2" office:value-type="string">
            <text:p text:style-name="P15">0+1/2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row>
          <table:table-cell table:style-name="Table5.A2" office:value-type="string">
            <text:p text:style-name="P26">3+7i</text:p>
          </table:table-cell>
          <table:table-cell table:style-name="Table5.B2" office:value-type="string">
            <text:p text:style-name="P15">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73271000"/>.cbrt<text:alphabetical-index-mark-end text:id="IMark73271000"/>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8">Code</text:p>
          </table:table-cell>
          <table:table-cell table:style-name="Table101.B2" office:value-type="string">
            <text:p text:style-name="P18">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73272584"/>.e**<text:alphabetical-index-mark-end text:id="IMark73272584"/>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8">Code</text:p>
          </table:table-cell>
          <table:table-cell table:style-name="Table103.B2" office:value-type="string">
            <text:p text:style-name="P18">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73271000"/>.split<text:alphabetical-index-mark-end text:id="IMark7327100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8">Code</text:p>
          </table:table-cell>
          <table:table-cell table:style-name="Table19.B2" office:value-type="string">
            <text:p text:style-name="P18">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73272584"/>.sqrt<text:alphabetical-index-mark-end text:id="IMark73272584"/>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8">Code</text:p>
          </table:table-cell>
          <table:table-cell table:style-name="Table20.B2" office:value-type="string">
            <text:p text:style-name="P18">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73272584"/>.to_x<text:alphabetical-index-mark-end text:id="IMark7327258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8">Code</text:p>
          </table:table-cell>
          <table:table-cell table:style-name="Table459.B2" office:value-type="string">
            <text:p text:style-name="P18">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73272584"/>.to_x!<text:alphabetical-index-mark-end text:id="IMark7327258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8">Code</text:p>
          </table:table-cell>
          <table:table-cell table:style-name="Table460.B2" office:value-type="string">
            <text:p text:style-name="P18">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5">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73272584"/>complex<text:alphabetical-index-mark-end text:id="IMark7327258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8">Code</text:p>
          </table:table-cell>
          <table:table-cell table:style-name="Table462.B2" office:value-type="string">
            <text:p text:style-name="P18">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73270136"/>FalseClass<text:alphabetical-index-mark-end text:id="IMark73270136"/></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73272584"/>&amp;&amp;<text:alphabetical-index-mark-end text:id="IMark7327258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8">Code</text:p>
          </table:table-cell>
          <table:table-cell table:style-name="Table92.B2" office:value-type="string">
            <text:p text:style-name="P18">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73272584"/>^^<text:alphabetical-index-mark-end text:id="IMark7327258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8">Code</text:p>
          </table:table-cell>
          <table:table-cell table:style-name="Table24.B2" office:value-type="string">
            <text:p text:style-name="P18">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73272584"/>||<text:alphabetical-index-mark-end text:id="IMark7327258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8">Code</text:p>
          </table:table-cell>
          <table:table-cell table:style-name="Table25.B2" office:value-type="string">
            <text:p text:style-name="P18">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73270136"/>Float<text:alphabetical-index-mark-end text:id="IMark73270136"/></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7">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7">Value</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row>
          <table:table-cell table:style-name="Table8.A2" office:value-type="string">
            <text:p text:style-name="P26">-7.0</text:p>
          </table:table-cell>
          <table:table-cell table:style-name="Table8.B2" office:value-type="string">
            <text:p text:style-name="P15">-7.0</text:p>
          </table:table-cell>
        </table:table-row>
        <table:table-row>
          <table:table-cell table:style-name="Table8.A2" office:value-type="string">
            <text:p text:style-name="P26">-7.0E3</text:p>
          </table:table-cell>
          <table:table-cell table:style-name="Table8.B2" office:value-type="string">
            <text:p text:style-name="P15">-7000.0</text:p>
          </table:table-cell>
        </table:table-row>
        <table:table-row>
          <table:table-cell table:style-name="Table8.A2" office:value-type="string">
            <text:p text:style-name="P26">-7.0E-3</text:p>
          </table:table-cell>
          <table:table-cell table:style-name="Table8.B2" office:value-type="string">
            <text:p text:style-name="P15">-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73273112"/>.to_f<text:alphabetical-index-mark-end text:id="IMark7327311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8">Code</text:p>
          </table:table-cell>
          <table:table-cell table:style-name="Table464.B2" office:value-type="string">
            <text:p text:style-name="P18">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73273112"/>.to_f!<text:alphabetical-index-mark-end text:id="IMark7327311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8">Code</text:p>
          </table:table-cell>
          <table:table-cell table:style-name="Table465.B2" office:value-type="string">
            <text:p text:style-name="P18">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4">Cannot coerce a String instance to a Float instance</text:p>
          </table:table-cell>
        </table:table-row>
      </table:table>
      <text:p text:style-name="Text_20_body"/>
      <text:p text:style-name="Text_20_body"/>
      <text:h text:style-name="Heading_20_1" text:outline-level="1"><text:alphabetical-index-mark-start text:id="IMark73269512"/>Hash<text:alphabetical-index-mark-end text:id="IMark73269512"/></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73269512"/><text:span text:style-name="T7">{</text:span><text:alphabetical-index-mark-end text:id="IMark73269512"/>” and the locally defined methods “<text:alphabetical-index-mark-start text:id="IMark73269992"/><text:span text:style-name="T7">-&gt;</text:span><text:alphabetical-index-mark-end text:id="IMark73269992"/>” and “<text:alphabetical-index-mark-start text:id="IMark73271432"/><text:span text:style-name="T7">}</text:span><text:alphabetical-index-mark-end text:id="IMark732714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1703429" text:continue-list="list6852771063761883502" text:style-name="L21">
        <text:list-item>
          <text:p text:style-name="P102">The first example creates an “empty” hash with zero data elements. </text:p>
        </text:list-item>
        <text:list-item>
          <text:p text:style-name="P102">Hash key and data do NOT need to be the same “type” of data. Mixing is allowed. </text:p>
        </text:list-item>
        <text:list-item>
          <text:p text:style-name="P102">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73270328"/>.[]!<text:alphabetical-index-mark-end text:id="IMark732703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8">Code</text:p>
          </table:table-cell>
          <table:table-cell table:style-name="Table99.B2" office:value-type="string">
            <text:p text:style-name="P18">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73270328"/>.[]@<text:alphabetical-index-mark-end text:id="IMark732703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8">Code</text:p>
          </table:table-cell>
          <table:table-cell table:style-name="Table104.B2" office:value-type="string">
            <text:p text:style-name="P18">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73270328"/>.each{<text:alphabetical-index-mark-end text:id="IMark7327032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8">Code</text:p>
          </table:table-cell>
          <table:table-cell table:style-name="Table458.B2" office:value-type="string">
            <text:p text:style-name="P18">Result</text:p>
          </table:table-cell>
        </table:table-row>
        <table:table-row table:style-name="Table458.1">
          <table:table-cell table:style-name="Table458.A2"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73270328"/>v<text:alphabetical-index-mark-end text:id="IMark73270328"/> [current_element_value]</text:h>
            <text:p text:style-name="Text_20_body">Routing:<text:span text:style-name="T13">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8">Code</text:p>
          </table:table-cell>
          <table:table-cell table:style-name="Table457.A2" office:value-type="string">
            <text:p text:style-name="P18">Result</text:p>
          </table:table-cell>
        </table:table-row>
        <table:table-row table:style-name="Table457.1">
          <table:table-cell table:style-name="Table457.A3"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73270328"/>x<text:alphabetical-index-mark-end text:id="IMark73270328"/> [current_element_index]</text:h>
            <text:p text:style-name="Text_20_body">Routing:<text:span text:style-name="T13">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8">Code</text:p>
          </table:table-cell>
          <table:table-cell table:style-name="Table456.A1" office:value-type="string">
            <text:p text:style-name="P18">Result</text:p>
          </table:table-cell>
        </table:table-row>
        <table:table-row table:style-name="Table456.1">
          <table:table-cell table:style-name="Table456.A3"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each{ … <text:alphabetical-index-mark-start text:id="IMark73270328"/>}<text:alphabetical-index-mark-end text:id="IMark73270328"/> [after]</text:h>
            <text:p text:style-name="Text_20_body">Routing:<text:span text:style-name="T13">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73270328"/>.keys<text:alphabetical-index-mark-end text:id="IMark73270328"/> [an_array]</text:h>
            <text:p text:style-name="Text_20_body">Routing: TOS</text:p>
            <text:p text:style-name="P1">This method gathers up the keys in a hash and places them in an array.</text:p>
            <text:p text:style-name="P1">Note: This method <text:span text:style-name="T15">does</text:span> <text:span text:style-name="T2">not</text:span> mutate the hash.</text:p>
          </table:table-cell>
          <table:covered-table-cell/>
        </table:table-row>
        <table:table-row table:style-name="Table105.1">
          <table:table-cell table:style-name="Table105.A2" office:value-type="string">
            <text:p text:style-name="P18">Code</text:p>
          </table:table-cell>
          <table:table-cell table:style-name="Table105.B2" office:value-type="string">
            <text:p text:style-name="P18">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73270328"/>.pp<text:alphabetical-index-mark-end text:id="IMark732703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8">Code</text:p>
          </table:table-cell>
          <table:table-cell table:style-name="Table107.B2" office:value-type="string">
            <text:p text:style-name="P18">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73270328"/>.strmax2<text:alphabetical-index-mark-end text:id="IMark732703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8">Code</text:p>
          </table:table-cell>
          <table:table-cell table:style-name="Table108.B2" office:value-type="string">
            <text:p text:style-name="P18">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73270328"/>.values<text:alphabetical-index-mark-end text:id="IMark73270328"/> [an_array]</text:h>
            <text:p text:style-name="Text_20_body">Routing: TOS</text:p>
            <text:p text:style-name="P1">This method gathers up the values in a hash and places them in an array.</text:p>
            <text:p text:style-name="P1">Note: This method <text:span text:style-name="T15">does</text:span> <text:span text:style-name="T2">not</text:span> mutate the hash.</text:p>
          </table:table-cell>
          <table:covered-table-cell/>
        </table:table-row>
        <table:table-row table:style-name="Table106.1">
          <table:table-cell table:style-name="Table106.A2" office:value-type="string">
            <text:p text:style-name="P18">Code</text:p>
          </table:table-cell>
          <table:table-cell table:style-name="Table106.B2" office:value-type="string">
            <text:p text:style-name="P18">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73269992"/>InStream<text:alphabetical-index-mark-end text:id="IMark73269992"/></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73270328"/>.get_all<text:alphabetical-index-mark-end text:id="IMark732703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8">Code</text:p>
          </table:table-cell>
          <table:table-cell table:style-name="Table109.B2" office:value-type="string">
            <text:p text:style-name="P18">Result</text:p>
          </table:table-cell>
        </table:table-row>
        <table:table-row table:style-name="Table109.1">
          <table:table-cell table:style-name="Table109.A2" office:value-type="string">
            <text:p text:style-name="P6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73270328"/>.open<text:alphabetical-index-mark-end text:id="IMark7327032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8">Code</text:p>
          </table:table-cell>
          <table:table-cell table:style-name="Table110.B2" office:value-type="string">
            <text:p text:style-name="P18">Result</text:p>
          </table:table-cell>
        </table:table-row>
        <table:table-row table:style-name="Table110.1">
          <table:table-cell table:style-name="Table110.A2" office:value-type="string">
            <text:p text:style-name="P6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9">"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73270328"/>.open{<text:alphabetical-index-mark-end text:id="IMark7327032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1612875499437560575" text:style-name="L24">
              <text:list-item>
                <text:p text:style-name="P105">The InStream instance is automatically (and always) closed at the end of the code block. </text:p>
              </text:list-item>
              <text:list-item>
                <text:p text:style-name="P105">This is a helper method of the Virtual Machine.</text:p>
              </text:list-item>
            </text:list>
          </table:table-cell>
          <table:covered-table-cell/>
        </table:table-row>
        <table:table-row table:style-name="Table111.1">
          <table:table-cell table:style-name="Table111.A2" office:value-type="string">
            <text:p text:style-name="P18">Code</text:p>
          </table:table-cell>
          <table:table-cell table:style-name="Table111.B2" office:value-type="string">
            <text:p text:style-name="P18">Result</text:p>
          </table:table-cell>
        </table:table-row>
        <table:table-row table:style-name="Table111.1">
          <table:table-cell table:style-name="Table111.A2" office:value-type="string">
            <text:p text:style-name="P70"><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73270328"/>.close<text:alphabetical-index-mark-end text:id="IMark732703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8">Code</text:p>
          </table:table-cell>
          <table:table-cell table:style-name="Table112.B2" office:value-type="string">
            <text:p text:style-name="P18">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73270328"/>.getc<text:alphabetical-index-mark-end text:id="IMark7327032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8">Code</text:p>
          </table:table-cell>
          <table:table-cell table:style-name="Table113.B2" office:value-type="string">
            <text:p text:style-name="P18">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73270328"/>.gets<text:alphabetical-index-mark-end text:id="IMark7327032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8">Code</text:p>
          </table:table-cell>
          <table:table-cell table:style-name="Table114.B2" office:value-type="string">
            <text:p text:style-name="P18">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73270328"/>~getc<text:alphabetical-index-mark-end text:id="IMark7327032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8">Code</text:p>
          </table:table-cell>
          <table:table-cell table:style-name="Table115.B2" office:value-type="string">
            <text:p text:style-name="P18">Result</text:p>
          </table:table-cell>
        </table:table-row>
        <table:table-row table:style-name="Table115.1">
          <table:table-cell table:style-name="Table115.A2" office:value-type="string">
            <text:p text:style-name="P70"><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73270328"/>~gets<text:alphabetical-index-mark-end text:id="IMark7327032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8">Code</text:p>
          </table:table-cell>
          <table:table-cell table:style-name="Table116.B2" office:value-type="string">
            <text:p text:style-name="P18">Result</text:p>
          </table:table-cell>
        </table:table-row>
        <table:table-row table:style-name="Table116.1">
          <table:table-cell table:style-name="Table116.A2" office:value-type="string">
            <text:p text:style-name="P70"><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73269992"/>Integer<text:alphabetical-index-mark-end text:id="IMark73269992"/></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7">Literal<text:note text:id="ftn62" text:note-class="footnote"><text:note-citation>62</text:note-citation><text:note-body><text:p text:style-name="Footnote">No spaces are permitted within the literal.</text:p></text:note-body></text:note></text:p>
          </table:table-cell>
          <table:table-cell table:style-name="Table7.B1" office:value-type="string">
            <text:p text:style-name="P17">Value</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7</text:p>
          </table:table-cell>
          <table:table-cell table:style-name="Table7.B2" office:value-type="string">
            <text:p text:style-name="P15">-7</text:p>
          </table:table-cell>
        </table:table-row>
        <table:table-row>
          <table:table-cell table:style-name="Table7.A2" office:value-type="string">
            <text:p text:style-name="P26">445556678789933</text:p>
          </table:table-cell>
          <table:table-cell table:style-name="Table7.B2" office:value-type="string">
            <text:p text:style-name="P15">445556678789933</text:p>
          </table:table-cell>
        </table:table-row>
        <table:table-row>
          <table:table-cell table:style-name="Table7.A2" office:value-type="string">
            <text:p text:style-name="P26">0xff</text:p>
          </table:table-cell>
          <table:table-cell table:style-name="Table7.B2" office:value-type="string">
            <text:p text:style-name="P15">255</text:p>
          </table:table-cell>
        </table:table-row>
        <table:table-row>
          <table:table-cell table:style-name="Table7.A2" office:value-type="string">
            <text:p text:style-name="P26">0xffffffffff</text:p>
          </table:table-cell>
          <table:table-cell table:style-name="Table7.B2" office:value-type="string">
            <text:p text:style-name="P15">1099511627775</text:p>
          </table:table-cell>
        </table:table-row>
        <table:table-row>
          <table:table-cell table:style-name="Table7.A2" office:value-type="string">
            <text:p text:style-name="P26">0xDeadBeef</text:p>
          </table:table-cell>
          <table:table-cell table:style-name="Table7.B2" office:value-type="string">
            <text:p text:style-name="P15">3735928559</text:p>
          </table:table-cell>
        </table:table-row>
      </table:table>
      <text:p text:style-name="Text_20_body"/>
      <text:h text:style-name="Heading_20_2" text:outline-level="2">Instance Methods</text:h>
      <text:p text:style-name="Text_20_body"/>
      <text:p text:style-name="Text_20_body"><text:change text:change-id="ct231282816"/><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1282920"/>[an_integer] <text:alphabetical-index-mark-start text:id="IMark73271432"/>.even?<text:alphabetical-index-mark-end text:id="IMark73271432"/> [a_boolean]</text:h>
            <text:p text:style-name="Text_20_body">Routing: TOS</text:p>
            <text:p text:style-name="P1">This method returns true if the integer is even and false if it is odd.<text:change-end text:change-id="ct231282920"/></text:p>
          </table:table-cell>
          <table:covered-table-cell/>
        </table:table-row>
        <table:table-row table:style-name="Table120.1">
          <table:table-cell table:style-name="Table120.A2" office:value-type="string">
            <text:p text:style-name="P18"><text:change-start text:change-id="ct231283024"/>Code<text:change-end text:change-id="ct231283024"/></text:p>
          </table:table-cell>
          <table:table-cell table:style-name="Table120.B2" office:value-type="string">
            <text:p text:style-name="P18"><text:change-start text:change-id="ct231283128"/>Result<text:change-end text:change-id="ct231283128"/></text:p>
          </table:table-cell>
        </table:table-row>
        <table:table-row table:style-name="Table120.1">
          <table:table-cell table:style-name="Table120.A2" office:value-type="string">
            <text:p text:style-name="Snippet"><text:change-start text:change-id="ct231283232"/>2 .even?<text:change-end text:change-id="ct231283232"/></text:p>
          </table:table-cell>
          <table:table-cell table:style-name="Table120.B2" office:value-type="string">
            <text:p text:style-name="P2"><text:change-start text:change-id="ct231283336"/>true<text:change-end text:change-id="ct231283336"/></text:p>
          </table:table-cell>
        </table:table-row>
        <table:table-row table:style-name="Table120.1">
          <table:table-cell table:style-name="Table120.A2" office:value-type="string">
            <text:p text:style-name="Snippet"><text:change-start text:change-id="ct231283440"/>3 .even?<text:change-end text:change-id="ct231283440"/></text:p>
          </table:table-cell>
          <table:table-cell table:style-name="Table120.B2" office:value-type="string">
            <text:p text:style-name="P2"><text:change-start text:change-id="ct231283544"/>false<text:change-end text:change-id="ct231283544"/></text:p>
          </table:table-cell>
        </table:table-row>
      </table:table>
      <text:p text:style-name="Text_20_body"><text:change text:change-id="ct231283648"/><text:change-start text:change-id="ct2312837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73271432"/>.gcd<text:alphabetical-index-mark-end text:id="IMark7327143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8">Code</text:p>
          </table:table-cell>
          <table:table-cell table:style-name="Table121.B2" office:value-type="string">
            <text:p text:style-name="P18">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1283752"/><text:change text:change-id="ct231283856"/><text:change-start text:change-id="ct23128396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73271432"/>.lcm<text:alphabetical-index-mark-end text:id="IMark7327143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8">Code</text:p>
          </table:table-cell>
          <table:table-cell table:style-name="Table122.B2" office:value-type="string">
            <text:p text:style-name="P18">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1283960"/><text:change text:change-id="ct231284168"/><text:change text:change-id="ct231284064"/><text:change-start text:change-id="ct23128427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73271432"/>.odd?<text:alphabetical-index-mark-end text:id="IMark7327143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8">Code</text:p>
          </table:table-cell>
          <table:table-cell table:style-name="Table123.B2" office:value-type="string">
            <text:p text:style-name="P18">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1284272"/></text:p>
      <table:table table:name="Table466" table:style-name="Table466">
        <table:table-column table:style-name="Table466.A"/>
        <table:table-column table:style-name="Table466.B"/>
        <text:soft-page-break/>
        <table:table-row table:style-name="Table466.1">
          <table:table-cell table:style-name="Table466.A1" table:number-columns-spanned="2" office:value-type="string">
            <text:h text:style-name="Heading_20_3" text:outline-level="3">[an_object] <text:alphabetical-index-mark-start text:id="IMark73271432"/>.to_i<text:alphabetical-index-mark-end text:id="IMark7327143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8">Code</text:p>
          </table:table-cell>
          <table:table-cell table:style-name="Table466.B2" office:value-type="string">
            <text:p text:style-name="P18">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73271432"/>.to_i!<text:alphabetical-index-mark-end text:id="IMark7327143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8">Code</text:p>
          </table:table-cell>
          <table:table-cell table:style-name="Table467.B2" office:value-type="string">
            <text:p text:style-name="P18">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4">Cannot coerce a String instance to an Integer instance</text:p>
          </table:table-cell>
        </table:table-row>
      </table:table>
      <text:p text:style-name="Text_20_body"><text:change text:change-id="ct23128437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1284480"/>[an_integer] <text:alphabetical-index-mark-start text:id="IMark73271432"/>2*<text:alphabetical-index-mark-end text:id="IMark73271432"/> [an_integer]</text:h>
            <text:p text:style-name="Text_20_body">Routing: TOS</text:p>
            <text:p text:style-name="P1"><text:change-end text:change-id="ct231284480"/><text:change-start text:change-id="ct231284584"/>Double the value of the integer.<text:change-end text:change-id="ct231284584"/></text:p>
          </table:table-cell>
          <table:covered-table-cell/>
        </table:table-row>
        <table:table-row table:style-name="Table124.1">
          <table:table-cell table:style-name="Table124.A2" office:value-type="string">
            <text:p text:style-name="P18"><text:change-start text:change-id="ct233646456"/>Code<text:change-end text:change-id="ct233646456"/></text:p>
          </table:table-cell>
          <table:table-cell table:style-name="Table124.B2" office:value-type="string">
            <text:p text:style-name="P18"><text:change-start text:change-id="ct233646560"/>Result<text:change-end text:change-id="ct233646560"/></text:p>
          </table:table-cell>
        </table:table-row>
        <table:table-row table:style-name="Table124.1">
          <table:table-cell table:style-name="Table124.A2" office:value-type="string">
            <text:p text:style-name="Snippet"><text:change-start text:change-id="ct233646664"/>13 2*<text:change-end text:change-id="ct233646664"/></text:p>
          </table:table-cell>
          <table:table-cell table:style-name="Table124.B2" office:value-type="string">
            <text:p text:style-name="P2"><text:change-start text:change-id="ct233646768"/>26<text:change-end text:change-id="ct233646768"/></text:p>
          </table:table-cell>
        </table:table-row>
      </table:table>
      <text:p text:style-name="Standard"/>
      <text:p text:style-name="Text_20_body"><text:change text:change-id="ct233646872"/><text:change-start text:change-id="ct23364697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 text:outline-level="3">[an_integer] <text:alphabetical-index-mark-start text:id="IMark73271432"/>2/<text:alphabetical-index-mark-end text:id="IMark7327143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8">Code</text:p>
          </table:table-cell>
          <table:table-cell table:style-name="Table125.B2" office:value-type="string">
            <text:p text:style-name="P18">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3646976"/><text:change text:change-id="ct233647080"/><text:change-start text:change-id="ct2336471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73271432"/>&lt;&lt;<text:alphabetical-index-mark-end text:id="IMark7327143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8">Code</text:p>
          </table:table-cell>
          <table:table-cell table:style-name="Table126.B2" office:value-type="string">
            <text:p text:style-name="P18">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3647184"/><text:change text:change-id="ct233647288"/><text:change-start text:change-id="ct2336473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73271432"/>&gt;&gt;<text:alphabetical-index-mark-end text:id="IMark7327143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8">Code</text:p>
          </table:table-cell>
          <table:table-cell table:style-name="Table127.B2" office:value-type="string">
            <text:p text:style-name="P18">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3647392"/><text:change text:change-id="ct233647496"/><text:change-start text:change-id="ct2336476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73271432"/>and<text:alphabetical-index-mark-end text:id="IMark7327143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8">Code</text:p>
          </table:table-cell>
          <table:table-cell table:style-name="Table128.B2" office:value-type="string">
            <text:p text:style-name="P18">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3647600"/><text:change text:change-id="ct233647704"/><text:change-start text:change-id="ct2336478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73271432"/>com<text:alphabetical-index-mark-end text:id="IMark7327143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8">Code</text:p>
          </table:table-cell>
          <table:table-cell table:style-name="Table129.B2" office:value-type="string">
            <text:p text:style-name="P18">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3647808"/><text:change text:change-id="ct23364791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3648016"/>[an_integer an_integer] <text:alphabetical-index-mark-start text:id="IMark73271432"/>or<text:alphabetical-index-mark-end text:id="IMark73271432"/> [an_integer]</text:h>
            <text:p text:style-name="Text_20_body">Routing: NOS</text:p>
            <text:p text:style-name="P1"><text:change-end text:change-id="ct233648016"/><text:change-start text:change-id="ct233648120"/>Compute the bit-wise inclusive or function of the two integer values.<text:change-end text:change-id="ct233648120"/></text:p>
          </table:table-cell>
          <table:covered-table-cell/>
        </table:table-row>
        <table:table-row table:style-name="Table130.1">
          <table:table-cell table:style-name="Table130.A2" office:value-type="string">
            <text:p text:style-name="P18"><text:change-start text:change-id="ct233648224"/>Code<text:change-end text:change-id="ct233648224"/></text:p>
          </table:table-cell>
          <table:table-cell table:style-name="Table130.B2" office:value-type="string">
            <text:p text:style-name="P18"><text:change-start text:change-id="ct233648328"/>Result<text:change-end text:change-id="ct233648328"/></text:p>
          </table:table-cell>
        </table:table-row>
        <table:table-row table:style-name="Table130.1">
          <table:table-cell table:style-name="Table130.A2" office:value-type="string">
            <text:p text:style-name="Snippet"><text:change-start text:change-id="ct233648432"/>15 40 or<text:change-end text:change-id="ct233648432"/></text:p>
          </table:table-cell>
          <table:table-cell table:style-name="Table130.B2" office:value-type="string">
            <text:p text:style-name="P2"><text:change-start text:change-id="ct233648536"/>47<text:change-end text:change-id="ct233648536"/></text:p>
          </table:table-cell>
        </table:table-row>
      </table:table>
      <text:p text:style-name="Text_20_body"><text:change text:change-id="ct233648640"/><text:change-start text:change-id="ct2336487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73271432"/>xor<text:alphabetical-index-mark-end text:id="IMark7327143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8">Code</text:p>
          </table:table-cell>
          <table:table-cell table:style-name="Table131.B2" office:value-type="string">
            <text:p text:style-name="P18">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3648744"/></text:p>
      <text:p text:style-name="Text_20_body"/>
      <text:h text:style-name="Heading_20_1" text:outline-level="1"><text:alphabetical-index-mark-start text:id="IMark108450616"/><text:alphabetical-index-mark-start text:id="IMark108450088"/><text:alphabetical-index-mark-start text:id="IMark108450520"/>NilClass<text:alphabetical-index-mark-end text:id="IMark108450520"/><text:alphabetical-index-mark-end text:id="IMark108450088"/><text:alphabetical-index-mark-end text:id="IMark108450616"/></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3648848"/> </text:p>
      <text:p text:style-name="P1">Note that in Boolean expressions, nil is treated as an alias for false.<text:change-end text:change-id="ct2336488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73271432"/>&amp;&amp;<text:alphabetical-index-mark-end text:id="IMark7327143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8">Code</text:p>
          </table:table-cell>
          <table:table-cell table:style-name="Table26.B2" office:value-type="string">
            <text:p text:style-name="P18">Result</text:p>
          </table:table-cell>
        </table:table-row>
        <table:table-row table:style-name="Table26.2">
          <table:table-cell table:style-name="Table26.A2" office:value-type="string">
            <text:p text:style-name="Snippet"><text:change-start text:change-id="ct233648952"/>nil true &amp;&amp;<text:change-end text:change-id="ct233648952"/></text:p>
          </table:table-cell>
          <table:table-cell table:style-name="Table26.B2" office:value-type="string">
            <text:p text:style-name="P2"><text:change-start text:change-id="ct233649056"/>false<text:change-end text:change-id="ct2336490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73271432"/>^^<text:alphabetical-index-mark-end text:id="IMark7327143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8">Code</text:p>
          </table:table-cell>
          <table:table-cell table:style-name="Table27.B2" office:value-type="string">
            <text:p text:style-name="P18">Result</text:p>
          </table:table-cell>
        </table:table-row>
        <table:table-row table:style-name="Table27.2">
          <table:table-cell table:style-name="Table27.A2" office:value-type="string">
            <text:p text:style-name="Snippet"><text:change-start text:change-id="ct233649160"/>nil <text:change-end text:change-id="ct233649160"/><text:change-start text:change-id="ct233649264"/>false ^^<text:change-end text:change-id="ct233649264"/></text:p>
          </table:table-cell>
          <table:table-cell table:style-name="Table27.B2" office:value-type="string">
            <text:p text:style-name="P2"><text:change-start text:change-id="ct233649368"/>false<text:change-end text:change-id="ct233649368"/></text:p>
          </table:table-cell>
        </table:table-row>
        <table:table-row table:style-name="Table27.2">
          <table:table-cell table:style-name="Table27.A2" office:value-type="string">
            <text:p text:style-name="Snippet"><text:change-start text:change-id="ct233649472"/>nil true ^^<text:change-end text:change-id="ct233649472"/></text:p>
          </table:table-cell>
          <table:table-cell table:style-name="Table27.B2" office:value-type="string">
            <text:p text:style-name="P2"><text:change-start text:change-id="ct233649576"/>true<text:change-end text:change-id="ct2336495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73271432"/>||<text:alphabetical-index-mark-end text:id="IMark7327143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8">Code</text:p>
          </table:table-cell>
          <table:table-cell table:style-name="Table28.B2" office:value-type="string">
            <text:p text:style-name="P18">Result</text:p>
          </table:table-cell>
        </table:table-row>
        <table:table-row table:style-name="Table28.2">
          <table:table-cell table:style-name="Table28.A2" office:value-type="string">
            <text:p text:style-name="Snippet"><text:change-start text:change-id="ct233649680"/>nil false ||<text:change-end text:change-id="ct233649680"/></text:p>
          </table:table-cell>
          <table:table-cell table:style-name="Table28.B2" office:value-type="string">
            <text:p text:style-name="P2"><text:change-start text:change-id="ct233649784"/>false<text:change-end text:change-id="ct233649784"/></text:p>
          </table:table-cell>
        </table:table-row>
        <table:table-row table:style-name="Table28.2">
          <table:table-cell table:style-name="Table28.A2" office:value-type="string">
            <text:p text:style-name="Snippet"><text:change-start text:change-id="ct233649888"/>nil true ||<text:change-end text:change-id="ct233649888"/></text:p>
          </table:table-cell>
          <table:table-cell table:style-name="Table28.B2" office:value-type="string">
            <text:p text:style-name="P2"><text:change-start text:change-id="ct233649992"/>true<text:change-end text:change-id="ct233649992"/></text:p>
          </table:table-cell>
        </table:table-row>
      </table:table>
      <text:p text:style-name="Text_20_body"/>
      <text:h text:style-name="Heading_20_1" text:outline-level="1"><text:alphabetical-index-mark-start text:id="IMark108450616"/>Numeric<text:alphabetical-index-mark-end text:id="IMark108450616"/></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33650096"/><text:change-start text:change-id="ct233650200"/>The Numeric class is the abstract base class for num<text:change-end text:change-id="ct233650200"/><text:change-start text:change-id="ct233650304"/>eric data. It is the location for the vast majority of methods that act on such data. In use, data will be instances of <text:change-end text:change-id="ct233650304"/><text:change-start text:change-id="ct233650408"/>Complex, Float, Integer (via Bignum and Fixnum), and Rational data.<text:change-end text:change-id="ct233650408"/><text:change-start text:change-id="ct233650552"/></text:p>
      <text:h text:style-name="Heading_20_2" text:outline-level="2">Specia<text:change-end text:change-id="ct233650552"/><text:change-start text:change-id="ct233650656"/>l Numeric Values</text:h>
      <text:p text:style-name="Text_20_body"><text:change-end text:change-id="ct2336506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73271432"/>-infinity<text:alphabetical-index-mark-end text:id="IMark7327143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8">Code</text:p>
          </table:table-cell>
          <table:table-cell table:style-name="Table371.B2" office:value-type="string">
            <text:p text:style-name="P18">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365076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73271432"/>dpr<text:alphabetical-index-mark-end text:id="IMark7327143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8">Code</text:p>
          </table:table-cell>
          <table:table-cell table:style-name="Table200.B2" office:value-type="string">
            <text:p text:style-name="P18">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3650760"/><text:change-start text:change-id="ct233650864"/><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73271432"/>e<text:alphabetical-index-mark-end text:id="IMark7327143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8">Code</text:p>
          </table:table-cell>
          <table:table-cell table:style-name="Table201.B2" office:value-type="string">
            <text:p text:style-name="P18">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365086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73271432"/>epsilon<text:alphabetical-index-mark-end text:id="IMark73271432"/>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8">Code</text:p>
          </table:table-cell>
          <table:table-cell table:style-name="Table373.B2" office:value-type="string">
            <text:p text:style-name="P18">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73271432"/>infinity<text:alphabetical-index-mark-end text:id="IMark7327143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8">Code</text:p>
          </table:table-cell>
          <table:table-cell table:style-name="Table372.B2" office:value-type="string">
            <text:p text:style-name="P18">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73271432"/>max_float<text:alphabetical-index-mark-end text:id="IMark7327143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8">Code</text:p>
          </table:table-cell>
          <table:table-cell table:style-name="Table368.B2" office:value-type="string">
            <text:p text:style-name="P18">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73271432"/>min_float<text:alphabetical-index-mark-end text:id="IMark7327143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8">Code</text:p>
          </table:table-cell>
          <table:table-cell table:style-name="Table369.B2" office:value-type="string">
            <text:p text:style-name="P18">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73271432"/>nan<text:alphabetical-index-mark-end text:id="IMark7327143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8">Code</text:p>
          </table:table-cell>
          <table:table-cell table:style-name="Table370.B2" office:value-type="string">
            <text:p text:style-name="P18">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365200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73271432"/>pi<text:alphabetical-index-mark-end text:id="IMark7327143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8">Code</text:p>
          </table:table-cell>
          <table:table-cell table:style-name="Table202.B2" office:value-type="string">
            <text:p text:style-name="P18">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3</text:note-citation><text:note-body><text:p text:style-name="P58"><text:change-start text:change-id="ct233650968"/>In 1897, <text:change-end text:change-id="ct233650968"/>several<text:change-start text:change-id="ct233651072"/> attempt<text:change-end text:change-id="ct233651072"/>s<text:change-start text:change-id="ct233651176"/> w<text:change-end text:change-id="ct233651176"/>ere<text:change-start text:change-id="ct233651280"/> made <text:change-end text:change-id="ct233651280"/><text:change-start text:change-id="ct233651384"/>to legislate the value of pi<text:change-end text:change-id="ct233651384"/> to a number of incorrectly computed values<text:change-start text:change-id="ct233651488"/>. Fortunately, th<text:change-end text:change-id="ct233651488"/>e<text:change-start text:change-id="ct233651592"/>s<text:change-end text:change-id="ct233651592"/>e<text:change-start text:change-id="ct233651696"/> effort<text:change-end text:change-id="ct233651696"/>s<text:change-start text:change-id="ct233651800"/> w<text:change-end text:change-id="ct233651800"/>ere<text:change-start text:change-id="ct233651904"/> unsuccessful.<text:change-end text:change-id="ct233651904"/></text:p></text:note-body></text:note></text:p>
          </table:table-cell>
        </table:table-row>
      </table:table>
      <text:p text:style-name="Text_20_body"><text:change-end text:change-id="ct233652008"/></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33652112"/><text:change-start text:change-id="ct23365221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73271432"/>*<text:alphabetical-index-mark-end text:id="IMark7327143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8">Code</text:p>
          </table:table-cell>
          <table:table-cell table:style-name="Table132.B2" office:value-type="string">
            <text:p text:style-name="P18">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3652216"/><text:change text:change-id="ct23365232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3652424"/>[a_numeric a_numeric] <text:alphabetical-index-mark-start text:id="IMark73271432"/>**<text:alphabetical-index-mark-end text:id="IMark73271432"/> [a_numeric]</text:h>
            <text:p text:style-name="Text_20_body">Routing: NOS</text:p>
            <text:p text:style-name="P1"><text:change-end text:change-id="ct233652424"/><text:change-start text:change-id="ct233652528"/>The exponentiation operator is impleme<text:change-end text:change-id="ct233652528"/><text:change-start text:change-id="ct233652632"/>nted by this method. Note the the second operand, the power, is converted to a Float first.<text:change-end text:change-id="ct233652632"/></text:p>
          </table:table-cell>
          <table:covered-table-cell/>
        </table:table-row>
        <table:table-row table:style-name="Table133.1">
          <table:table-cell table:style-name="Table133.A2" office:value-type="string">
            <text:p text:style-name="P18"><text:change-start text:change-id="ct233652736"/>Code<text:change-end text:change-id="ct233652736"/></text:p>
          </table:table-cell>
          <table:table-cell table:style-name="Table133.B2" office:value-type="string">
            <text:p text:style-name="P18"><text:change-start text:change-id="ct233652840"/>Result<text:change-end text:change-id="ct233652840"/></text:p>
          </table:table-cell>
        </table:table-row>
        <table:table-row table:style-name="Table133.1">
          <table:table-cell table:style-name="Table133.A2" office:value-type="string">
            <text:p text:style-name="Snippet"><text:change-start text:change-id="ct233652944"/>2 10 **<text:change-end text:change-id="ct233652944"/></text:p>
          </table:table-cell>
          <table:table-cell table:style-name="Table133.B2" office:value-type="string">
            <text:p text:style-name="P2"><text:change-start text:change-id="ct233653048"/>1024<text:change-end text:change-id="ct233653048"/></text:p>
          </table:table-cell>
        </table:table-row>
        <table:table-row table:style-name="Table133.1">
          <table:table-cell table:style-name="Table133.A2" office:value-type="string">
            <text:p text:style-name="Snippet"><text:change-start text:change-id="ct233653152"/>3 4 **<text:change-end text:change-id="ct233653152"/></text:p>
          </table:table-cell>
          <table:table-cell table:style-name="Table133.B2" office:value-type="string">
            <text:p text:style-name="P2"><text:change-start text:change-id="ct233653256"/>81<text:change-end text:change-id="ct233653256"/></text:p>
          </table:table-cell>
        </table:table-row>
        <table:table-row table:style-name="Table133.1">
          <table:table-cell table:style-name="Table133.A2" office:value-type="string">
            <text:p text:style-name="Snippet"><text:change-start text:change-id="ct233653360"/>2 1/2 <text:change-end text:change-id="ct233653360"/><text:change-start text:change-id="ct233653464"/>**<text:change-end text:change-id="ct233653464"/></text:p>
          </table:table-cell>
          <table:table-cell table:style-name="Table133.B2" office:value-type="string">
            <text:p text:style-name="P2"><text:change-start text:change-id="ct233653568"/>1.4142135623730951<text:change-end text:change-id="ct233653568"/></text:p>
          </table:table-cell>
        </table:table-row>
      </table:table>
      <text:p text:style-name="Text_20_body"><text:change text:change-id="ct23365367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3653776"/>[a_numeric a_numeric] <text:alphabetical-index-mark-start text:id="IMark73271432"/>+<text:alphabetical-index-mark-end text:id="IMark73271432"/> [a_numeric]</text:h>
            <text:p text:style-name="Text_20_body">Routing: NOS</text:p>
            <text:p text:style-name="P1">The addition operator is implemented by this method.<text:change-end text:change-id="ct233653776"/></text:p>
          </table:table-cell>
          <table:covered-table-cell/>
        </table:table-row>
        <table:table-row table:style-name="Table134.1">
          <table:table-cell table:style-name="Table134.A2" office:value-type="string">
            <text:p text:style-name="P18"><text:change-start text:change-id="ct233653880"/>Code<text:change-end text:change-id="ct233653880"/></text:p>
          </table:table-cell>
          <table:table-cell table:style-name="Table134.B2" office:value-type="string">
            <text:p text:style-name="P18"><text:change-start text:change-id="ct233653984"/>Result<text:change-end text:change-id="ct233653984"/></text:p>
          </table:table-cell>
        </table:table-row>
        <table:table-row table:style-name="Table134.1">
          <table:table-cell table:style-name="Table134.A2" office:value-type="string">
            <text:p text:style-name="Snippet"><text:change-start text:change-id="ct233654088"/>1 1 +<text:change-end text:change-id="ct233654088"/></text:p>
          </table:table-cell>
          <table:table-cell table:style-name="Table134.B2" office:value-type="string">
            <text:p text:style-name="P2"><text:change-start text:change-id="ct233654192"/>2<text:change-end text:change-id="ct233654192"/></text:p>
          </table:table-cell>
        </table:table-row>
        <table:table-row table:style-name="Table134.1">
          <table:table-cell table:style-name="Table134.A2" office:value-type="string">
            <text:p text:style-name="Snippet"><text:change-start text:change-id="ct233654296"/>1.0 7.2 +<text:change-end text:change-id="ct233654296"/></text:p>
          </table:table-cell>
          <table:table-cell table:style-name="Table134.B2" office:value-type="string">
            <text:p text:style-name="P2"><text:change-start text:change-id="ct233654400"/>8.2<text:change-end text:change-id="ct233654400"/></text:p>
          </table:table-cell>
        </table:table-row>
        <table:table-row table:style-name="Table134.1">
          <table:table-cell table:style-name="Table134.A2" office:value-type="string">
            <text:p text:style-name="Snippet"><text:change-start text:change-id="ct233654504"/>1/2<text:change-end text:change-id="ct233654504"/><text:change-start text:change-id="ct233658656"/> 1/3 +<text:change-end text:change-id="ct233658656"/></text:p>
          </table:table-cell>
          <table:table-cell table:style-name="Table134.B2" office:value-type="string">
            <text:p text:style-name="P2"><text:change-start text:change-id="ct233658760"/>5/6<text:change-end text:change-id="ct233658760"/></text:p>
          </table:table-cell>
        </table:table-row>
        <table:table-row table:style-name="Table134.1">
          <table:table-cell table:style-name="Table134.A2" office:value-type="string">
            <text:p text:style-name="Snippet"><text:change-start text:change-id="ct233658864"/>1+2i 1+3i<text:change-end text:change-id="ct233658864"/><text:change-start text:change-id="ct233658968"/> +<text:change-end text:change-id="ct233658968"/></text:p>
          </table:table-cell>
          <table:table-cell table:style-name="Table134.B2" office:value-type="string">
            <text:p text:style-name="P2"><text:change-start text:change-id="ct233659072"/>2+5i<text:change-end text:change-id="ct233659072"/></text:p>
          </table:table-cell>
        </table:table-row>
      </table:table>
      <text:p text:style-name="Text_20_body"><text:change text:change-id="ct233659176"/><text:change-start text:change-id="ct23365928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73271432"/>-<text:alphabetical-index-mark-end text:id="IMark7327143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8">Code</text:p>
          </table:table-cell>
          <table:table-cell table:style-name="Table135.B2" office:value-type="string">
            <text:p text:style-name="P18">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3659280"/><text:change text:change-id="ct233659488"/><text:change text:change-id="ct233659384"/><text:change-start text:change-id="ct23365959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73271432"/>.1/x<text:alphabetical-index-mark-end text:id="IMark7327143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8">Code</text:p>
          </table:table-cell>
          <table:table-cell table:style-name="Table136.B2" office:value-type="string">
            <text:p text:style-name="P18">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3659592"/><text:change text:change-id="ct233659696"/><text:change-start text:change-id="ct23365980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73271432"/>.10**<text:alphabetical-index-mark-end text:id="IMark73271432"/>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8">Code</text:p>
          </table:table-cell>
          <table:table-cell table:style-name="Table137.B2" office:value-type="string">
            <text:p text:style-name="P18">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3659800"/><text:change text:change-id="ct233659904"/><text:change-start text:change-id="ct23366000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73271432"/>.2**<text:alphabetical-index-mark-end text:id="IMark73271432"/>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8">Code</text:p>
          </table:table-cell>
          <table:table-cell table:style-name="Table138.B2" office:value-type="string">
            <text:p text:style-name="P18">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3660008"/><text:change text:change-id="ct233660216"/><text:change text:change-id="ct233660112"/><text:change-start text:change-id="ct23366032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73271432"/>.abs<text:alphabetical-index-mark-end text:id="IMark7327143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8">Code</text:p>
          </table:table-cell>
          <table:table-cell table:style-name="Table139.B2" office:value-type="string">
            <text:p text:style-name="P18">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3660320"/><text:change text:change-id="ct23366042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3660528"/>[a_numeric] <text:alphabetical-index-mark-start text:id="IMark73271432"/>.acos<text:alphabetical-index-mark-end text:id="IMark73271432"/> [a_float]</text:h>
            <text:p text:style-name="Text_20_body">Routing: TOS</text:p>
            <text:p text:style-name="P1">This method computes the arc-cosine (cos(x)<text:span text:style-name="T11">-1</text:span>) of the value. That is it computes the angle in radians <text:change-end text:change-id="ct233660528"/><text:change-start text:change-id="ct233660944"/>whose cosine is the argument<text:note text:id="ftn64" text:note-class="footnote"><text:note-citation>64</text:note-citation><text:note-body><text:p text:style-name="Footnote"><text:change-start text:change-id="ct233660632"/>Please s<text:change-end text:change-id="ct233660632"/><text:change-start text:change-id="ct233660736"/>ee <text:a xlink:type="simple" xlink:href="http://en.wikipedia.org/wiki/Inverse_trigonometric_functions" text:style-name="Internet_20_link" text:visited-style-name="Visited_20_Internet_20_Link">http://en.wikipedia.org/wiki/Inverse_trigonometric_functions</text:a> for m<text:change-end text:change-id="ct233660736"/><text:change-start text:change-id="ct233660840"/>ore details on inverse trigonometric functions.<text:change-end text:change-id="ct233660840"/></text:p></text:note-body></text:note>.<text:change-end text:change-id="ct233660944"/><text:change-start text:change-id="ct233661048"/> <text:span text:style-name="T11"><text:s text:c="11"/></text:span><text:change-end text:change-id="ct233661048"/></text:p>
          </table:table-cell>
          <table:covered-table-cell/>
        </table:table-row>
        <table:table-row table:style-name="Table140.1">
          <table:table-cell table:style-name="Table140.A2" office:value-type="string">
            <text:p text:style-name="P18"><text:change-start text:change-id="ct233661152"/>Code<text:change-end text:change-id="ct233661152"/></text:p>
          </table:table-cell>
          <table:table-cell table:style-name="Table140.B2" office:value-type="string">
            <text:p text:style-name="P18"><text:change-start text:change-id="ct233661256"/>Result<text:change-end text:change-id="ct233661256"/></text:p>
          </table:table-cell>
        </table:table-row>
        <table:table-row table:style-name="Table140.1">
          <table:table-cell table:style-name="Table140.A2" office:value-type="string">
            <text:p text:style-name="Snippet"><text:change-start text:change-id="ct233661360"/>1 .acos<text:change-end text:change-id="ct233661360"/></text:p>
          </table:table-cell>
          <table:table-cell table:style-name="Table140.B2" office:value-type="string">
            <text:p text:style-name="P2"><text:change-start text:change-id="ct233661464"/>0.0<text:change-end text:change-id="ct233661464"/></text:p>
          </table:table-cell>
        </table:table-row>
        <table:table-row table:style-name="Table140.1">
          <table:table-cell table:style-name="Table140.A2" office:value-type="string">
            <text:p text:style-name="Snippet"><text:change-start text:change-id="ct233661568"/>0 .acos<text:change-end text:change-id="ct233661568"/></text:p>
          </table:table-cell>
          <table:table-cell table:style-name="Table140.B2" office:value-type="string">
            <text:p text:style-name="P2"><text:change-start text:change-id="ct233661672"/>1.5707963267948966<text:change-end text:change-id="ct233661672"/></text:p>
          </table:table-cell>
        </table:table-row>
      </table:table>
      <text:p text:style-name="Text_20_body"><text:change text:change-id="ct23366177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3662088"/>[a_numeric] <text:alphabetical-index-mark-start text:id="IMark73271432"/>.acosh<text:alphabetical-index-mark-end text:id="IMark73271432"/> [a_float]</text:h>
            <text:p text:style-name="Text_20_body">Routing: TOS</text:p>
            <text:p text:style-name="P1">This method computes the arc-hyperbolic-cosine (cosh(x)<text:span text:style-name="T11">-1</text:span>) of the value. That is it computes the angle in radians whose hyperbolic-cosine is the argument<text:note text:id="ftn65" text:note-class="footnote"><text:note-citation>65</text:note-citation><text:note-body><text:p text:style-name="Footnote"><text:change-start text:change-id="ct2336618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3661880"/><text:change-start text:change-id="ct233661984"/>bolic trigonometric functions.<text:change-end text:change-id="ct233661984"/></text:p></text:note-body></text:note>.<text:change-end text:change-id="ct233662088"/></text:p>
          </table:table-cell>
          <table:covered-table-cell/>
        </table:table-row>
        <table:table-row table:style-name="Table141.1">
          <table:table-cell table:style-name="Table141.A2" office:value-type="string">
            <text:p text:style-name="P18"><text:change-start text:change-id="ct233662192"/>Code<text:change-end text:change-id="ct233662192"/></text:p>
          </table:table-cell>
          <table:table-cell table:style-name="Table141.B2" office:value-type="string">
            <text:p text:style-name="P18"><text:change-start text:change-id="ct233662296"/>Result<text:change-end text:change-id="ct23366229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366240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3662504"/>[a_numeric] <text:alphabetical-index-mark-start text:id="IMark73271432"/>.angle<text:alphabetical-index-mark-end text:id="IMark73271432"/> [a_float]</text:h>
            <text:p text:style-name="Text_20_body">Routing:<text:change-end text:change-id="ct233662504"/> TOS<text:change-start text:change-id="ct233662608"/></text:p>
            <text:p text:style-name="P1"><text:change-end text:change-id="ct23366260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8"><text:change-start text:change-id="ct233662752"/>Code<text:change-end text:change-id="ct233662752"/></text:p>
          </table:table-cell>
          <table:table-cell table:style-name="Table142.B2" office:value-type="string">
            <text:p text:style-name="P18"><text:change-start text:change-id="ct233662856"/>Result<text:change-end text:change-id="ct2336628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36629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3663064"/>[a_numeric] <text:alphabetical-index-mark-start text:id="IMark73271432"/>.asin<text:alphabetical-index-mark-end text:id="IMark73271432"/> [a_<text:change-end text:change-id="ct233663064"/>float<text:change-start text:change-id="ct233663168"/>]</text:h>
            <text:p text:style-name="Text_20_body">Routing:<text:change-end text:change-id="ct233663168"/> TOS<text:change-start text:change-id="ct233663272"/></text:p>
            <text:p text:style-name="P1"><text:change-end text:change-id="ct233663272"/>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8"><text:change-start text:change-id="ct233663376"/>Code<text:change-end text:change-id="ct233663376"/></text:p>
          </table:table-cell>
          <table:table-cell table:style-name="Table143.B2" office:value-type="string">
            <text:p text:style-name="P18"><text:change-start text:change-id="ct233663480"/>Result<text:change-end text:change-id="ct2336634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366358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3663688"/>[a_numeric] <text:alphabetical-index-mark-start text:id="IMark73271432"/>.asinh<text:alphabetical-index-mark-end text:id="IMark73271432"/> [a_<text:change-end text:change-id="ct233663688"/>float<text:change-start text:change-id="ct233663792"/>]</text:h>
            <text:p text:style-name="Text_20_body">Routing:<text:change-end text:change-id="ct233663792"/> TOS<text:change-start text:change-id="ct233663896"/></text:p>
            <text:p text:style-name="P1"><text:change-end text:change-id="ct233663896"/>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8"><text:change-start text:change-id="ct233664000"/>Code<text:change-end text:change-id="ct233664000"/></text:p>
          </table:table-cell>
          <table:table-cell table:style-name="Table144.B2" office:value-type="string">
            <text:p text:style-name="P18"><text:change-start text:change-id="ct233664104"/>Result<text:change-end text:change-id="ct2336641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36642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3664312"/>[a_numeric] <text:alphabetical-index-mark-start text:id="IMark73271432"/>.atan<text:alphabetical-index-mark-end text:id="IMark73271432"/> [a_<text:change-end text:change-id="ct233664312"/>float<text:change-start text:change-id="ct233664416"/>]</text:h>
            <text:p text:style-name="Text_20_body">Routing:<text:change-end text:change-id="ct233664416"/> TOS<text:change-start text:change-id="ct233664520"/></text:p>
            <text:p text:style-name="P1"><text:change-end text:change-id="ct233664520"/>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8"><text:change-start text:change-id="ct233664624"/>Code<text:change-end text:change-id="ct233664624"/></text:p>
          </table:table-cell>
          <table:table-cell table:style-name="Table145.B2" office:value-type="string">
            <text:p text:style-name="P18"><text:change-start text:change-id="ct233664728"/>Result<text:change-end text:change-id="ct2336647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366483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3664936"/>[a_numeric a_numeric] <text:alphabetical-index-mark-start text:id="IMark73271432"/>.atan2<text:alphabetical-index-mark-end text:id="IMark73271432"/> [a_<text:change-end text:change-id="ct233664936"/>float<text:change-start text:change-id="ct233665040"/>]</text:h>
            <text:p text:style-name="Text_20_body">Routing:<text:change-end text:change-id="ct233665040"/> TOS<text:change-start text:change-id="ct233665144"/></text:p>
            <text:p text:style-name="P1"><text:change-end text:change-id="ct2336651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8"><text:change-start text:change-id="ct233665248"/>Code<text:change-end text:change-id="ct233665248"/></text:p>
          </table:table-cell>
          <table:table-cell table:style-name="Table146.B2" office:value-type="string">
            <text:p text:style-name="P18"><text:change-start text:change-id="ct233665352"/>Result<text:change-end text:change-id="ct2336653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3665560"/><text:change text:change-id="ct23366545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3665664"/>[a_numeric] <text:alphabetical-index-mark-start text:id="IMark73271432"/>.atanh<text:alphabetical-index-mark-end text:id="IMark73271432"/> [a_<text:change-end text:change-id="ct233665664"/>float<text:change-start text:change-id="ct233665768"/>]</text:h>
            <text:p text:style-name="Text_20_body">Routing:<text:change-end text:change-id="ct233665768"/> TOS<text:change-start text:change-id="ct233665872"/></text:p>
            <text:p text:style-name="P1"><text:change-end text:change-id="ct233665872"/>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8"><text:change-start text:change-id="ct233665976"/>Code<text:change-end text:change-id="ct233665976"/></text:p>
          </table:table-cell>
          <table:table-cell table:style-name="Table147.B2" office:value-type="string">
            <text:p text:style-name="P18"><text:change-start text:change-id="ct233666080"/>Result<text:change-end text:change-id="ct2336660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36661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3666288"/>[a_numeric a_numeric] <text:alphabetical-index-mark-start text:id="IMark73271432"/>.c2p<text:alphabetical-index-mark-end text:id="IMark73271432"/> [a_<text:change-end text:change-id="ct233666288"/>float<text:change-start text:change-id="ct233666392"/> a_<text:change-end text:change-id="ct233666392"/>float<text:change-start text:change-id="ct233666496"/>]</text:h>
            <text:p text:style-name="Text_20_body">Routing: TOS</text:p>
            <text:p text:style-name="P1"><text:change-end text:change-id="ct23366649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8"><text:change-start text:change-id="ct233666600"/>Code<text:change-end text:change-id="ct233666600"/></text:p>
          </table:table-cell>
          <table:table-cell table:style-name="Table148.B2" office:value-type="string">
            <text:p text:style-name="P18"><text:change-start text:change-id="ct233666704"/>Result<text:change-end text:change-id="ct2336667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3666952"/><text:change text:change-id="ct23366684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3667056"/>[a_numeric] <text:alphabetical-index-mark-start text:id="IMark73271432"/>.cbrt<text:alphabetical-index-mark-end text:id="IMark73271432"/> [a_<text:change-end text:change-id="ct233667056"/>float<text:change-start text:change-id="ct233667160"/>]</text:h>
            <text:p text:style-name="Text_20_body">Routing:<text:change-end text:change-id="ct233667160"/> TOS<text:change-start text:change-id="ct233667264"/></text:p>
            <text:p text:style-name="P1"><text:change-end text:change-id="ct233667264"/>This method computes the cube root (X<text:span text:style-name="T11">1/3</text:span>) of the value.</text:p>
          </table:table-cell>
          <table:covered-table-cell/>
        </table:table-row>
        <table:table-row table:style-name="Table149.1">
          <table:table-cell table:style-name="Table149.A2" office:value-type="string">
            <text:p text:style-name="P18"><text:change-start text:change-id="ct233667368"/>Code<text:change-end text:change-id="ct233667368"/></text:p>
          </table:table-cell>
          <table:table-cell table:style-name="Table149.B2" office:value-type="string">
            <text:p text:style-name="P18"><text:change-start text:change-id="ct233667472"/>Result<text:change-end text:change-id="ct23366747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366757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3667680"/>[a_numeric] <text:alphabetical-index-mark-start text:id="IMark73271432"/>.ceil<text:alphabetical-index-mark-end text:id="IMark73271432"/> [a<text:change-end text:change-id="ct233667680"/>n<text:change-start text:change-id="ct233667784"/>_<text:change-end text:change-id="ct233667784"/>integer<text:change-start text:change-id="ct233667888"/>]</text:h>
            <text:p text:style-name="Text_20_body">Routing:<text:change-end text:change-id="ct233667888"/> TOS<text:change-start text:change-id="ct233667992"/></text:p>
            <text:p text:style-name="P1"><text:change-end text:change-id="ct233667992"/>This method computes the smallest integer that is greater than or equal to the argument.</text:p>
          </table:table-cell>
          <table:covered-table-cell/>
        </table:table-row>
        <table:table-row table:style-name="Table150.1">
          <table:table-cell table:style-name="Table150.A2" office:value-type="string">
            <text:p text:style-name="P18"><text:change-start text:change-id="ct233668096"/>Code<text:change-end text:change-id="ct233668096"/></text:p>
          </table:table-cell>
          <table:table-cell table:style-name="Table150.B2" office:value-type="string">
            <text:p text:style-name="P18"><text:change-start text:change-id="ct233668200"/>Result<text:change-end text:change-id="ct23366820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366830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3668408"/>[a_numeric] <text:alphabetical-index-mark-start text:id="IMark73271432"/>.conjugate<text:alphabetical-index-mark-end text:id="IMark73271432"/> [a_numeric]</text:h>
            <text:p text:style-name="Text_20_body">Routing:<text:change-end text:change-id="ct233668408"/> TOS<text:change-start text:change-id="ct233668512"/></text:p>
            <text:p text:style-name="P1"><text:change-end text:change-id="ct233668512"/>This method computes the complex conjugate of the argument. For non-complex data, this has no effect.</text:p>
          </table:table-cell>
          <table:covered-table-cell/>
        </table:table-row>
        <table:table-row table:style-name="Table151.1">
          <table:table-cell table:style-name="Table151.A2" office:value-type="string">
            <text:p text:style-name="P18"><text:change-start text:change-id="ct233668616"/>Code<text:change-end text:change-id="ct233668616"/></text:p>
          </table:table-cell>
          <table:table-cell table:style-name="Table151.B2" office:value-type="string">
            <text:p text:style-name="P18"><text:change-start text:change-id="ct233668720"/>Result<text:change-end text:change-id="ct2336687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366882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3668928"/>[a_numeric] <text:alphabetical-index-mark-start text:id="IMark73271432"/>.cos<text:alphabetical-index-mark-end text:id="IMark73271432"/> [a_<text:change-end text:change-id="ct233668928"/>float<text:change-start text:change-id="ct233669032"/>]</text:h>
            <text:p text:style-name="Text_20_body">Routing:<text:change-end text:change-id="ct233669032"/> TOS<text:change-start text:change-id="ct233669136"/></text:p>
            <text:p text:style-name="P1"><text:change-end text:change-id="ct233669136"/>This method computes the cosine<text:note text:id="ftn67"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8"><text:change-start text:change-id="ct233669240"/>Code<text:change-end text:change-id="ct233669240"/></text:p>
          </table:table-cell>
          <table:table-cell table:style-name="Table152.B2" office:value-type="string">
            <text:p text:style-name="P18"><text:change-start text:change-id="ct233669344"/>Result<text:change-end text:change-id="ct2336693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3669552"/><text:change text:change-id="ct23366944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3669656"/>[a_numeric] <text:alphabetical-index-mark-start text:id="IMark73271432"/>.cosh<text:alphabetical-index-mark-end text:id="IMark73271432"/> [a_<text:change-end text:change-id="ct233669656"/>float<text:change-start text:change-id="ct233669760"/>]</text:h>
            <text:p text:style-name="Text_20_body">Routing:<text:change-end text:change-id="ct233669760"/> TOS<text:change-start text:change-id="ct233669864"/></text:p>
            <text:p text:style-name="P1"><text:change-end text:change-id="ct233669864"/>This method computes the hyperbolic-cosine<text:note text:id="ftn68"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8"><text:change-start text:change-id="ct233669968"/>Code<text:change-end text:change-id="ct233669968"/></text:p>
          </table:table-cell>
          <table:table-cell table:style-name="Table153.B2" office:value-type="string">
            <text:p text:style-name="P18"><text:change-start text:change-id="ct233670072"/>Result<text:change-end text:change-id="ct23367007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367017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3670280"/>[a_numeric] <text:alphabetical-index-mark-start text:id="IMark73271432"/>.cube<text:alphabetical-index-mark-end text:id="IMark73271432"/> [a_numeric]</text:h>
            <text:p text:style-name="Text_20_body">Routing:<text:change-end text:change-id="ct233670280"/> TOS<text:change-start text:change-id="ct233670384"/></text:p>
            <text:p text:style-name="P1"><text:change-end text:change-id="ct233670384"/>This method computes the cube (X<text:span text:style-name="T11">3</text:span>) of the number.</text:p>
          </table:table-cell>
          <table:covered-table-cell/>
        </table:table-row>
        <table:table-row table:style-name="Table154.1">
          <table:table-cell table:style-name="Table154.A2" office:value-type="string">
            <text:p text:style-name="P18"><text:change-start text:change-id="ct233670488"/>Code<text:change-end text:change-id="ct233670488"/></text:p>
          </table:table-cell>
          <table:table-cell table:style-name="Table154.B2" office:value-type="string">
            <text:p text:style-name="P18"><text:change-start text:change-id="ct233670592"/>Result<text:change-end text:change-id="ct23367059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367069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3670800"/>[a_numeric] <text:alphabetical-index-mark-start text:id="IMark73271432"/>.d2r<text:alphabetical-index-mark-end text:id="IMark73271432"/> [a_<text:change-end text:change-id="ct233670800"/>float<text:change-start text:change-id="ct233736480"/>]</text:h>
            <text:p text:style-name="Text_20_body">Routing:<text:change-end text:change-id="ct233736480"/> TOS<text:change-start text:change-id="ct233736584"/></text:p>
            <text:p text:style-name="P1"><text:change-end text:change-id="ct233736584"/>This method converts the argument number from degrees to radians.</text:p>
          </table:table-cell>
          <table:covered-table-cell/>
        </table:table-row>
        <table:table-row table:style-name="Table155.1">
          <table:table-cell table:style-name="Table155.A2" office:value-type="string">
            <text:p text:style-name="P18"><text:change-start text:change-id="ct233736688"/>Code<text:change-end text:change-id="ct233736688"/></text:p>
          </table:table-cell>
          <table:table-cell table:style-name="Table155.B2" office:value-type="string">
            <text:p text:style-name="P18"><text:change-start text:change-id="ct233736792"/>Result<text:change-end text:change-id="ct2337367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373689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3737000"/>[a_numeric] <text:alphabetical-index-mark-start text:id="IMark73271432"/>.denominator<text:alphabetical-index-mark-end text:id="IMark73271432"/> [a<text:change-end text:change-id="ct233737000"/>n<text:change-start text:change-id="ct233737104"/>_<text:change-end text:change-id="ct233737104"/>integer<text:change-start text:change-id="ct233737208"/>]</text:h>
            <text:p text:style-name="Text_20_body">Routing:<text:change-end text:change-id="ct233737208"/> TOS<text:change-start text:change-id="ct233737312"/></text:p>
            <text:p text:style-name="P1"><text:change-end text:change-id="ct23373731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8"><text:change-start text:change-id="ct233737416"/>Code<text:change-end text:change-id="ct233737416"/></text:p>
          </table:table-cell>
          <table:table-cell table:style-name="Table156.B2" office:value-type="string">
            <text:p text:style-name="P18"><text:change-start text:change-id="ct233737520"/>Result<text:change-end text:change-id="ct23373752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373762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3737728"/>[a_numeric] <text:alphabetical-index-mark-start text:id="IMark73271432"/>.e**<text:alphabetical-index-mark-end text:id="IMark73271432"/> [a_<text:change-end text:change-id="ct233737728"/>float<text:change-start text:change-id="ct233737832"/>]</text:h>
            <text:p text:style-name="Text_20_body">Routing:<text:change-end text:change-id="ct233737832"/> TOS<text:change-start text:change-id="ct233737936"/></text:p>
            <text:p text:style-name="P1"><text:change-end text:change-id="ct233737936"/>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8"><text:change-start text:change-id="ct233738040"/>Code<text:change-end text:change-id="ct233738040"/></text:p>
          </table:table-cell>
          <table:table-cell table:style-name="Table157.B2" office:value-type="string">
            <text:p text:style-name="P18"><text:change-start text:change-id="ct233738144"/>Result<text:change-end text:change-id="ct2337381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373824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3738352"/>[a_numeric] <text:alphabetical-index-mark-start text:id="IMark73271432"/>.emit<text:alphabetical-index-mark-end text:id="IMark73271432"/> []</text:h>
            <text:p text:style-name="Text_20_body">Routing:<text:change-end text:change-id="ct233738352"/> TOS<text:change-start text:change-id="ct233738456"/></text:p>
            <text:p text:style-name="P1"><text:change-end text:change-id="ct233738456"/>This method emits a character with the code of numeric argument.</text:p>
          </table:table-cell>
          <table:covered-table-cell/>
        </table:table-row>
        <table:table-row table:style-name="Table158.1">
          <table:table-cell table:style-name="Table158.A2" office:value-type="string">
            <text:p text:style-name="P18"><text:change-start text:change-id="ct233738560"/>Code<text:change-end text:change-id="ct233738560"/></text:p>
          </table:table-cell>
          <table:table-cell table:style-name="Table158.B2" office:value-type="string">
            <text:p text:style-name="P18"><text:change-start text:change-id="ct233738664"/>Result<text:change-end text:change-id="ct2337386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3738872"/><text:change text:change-id="ct23373876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3738976"/>[a_numeric] <text:alphabetical-index-mark-start text:id="IMark73271432"/>.floor<text:alphabetical-index-mark-end text:id="IMark73271432"/> [a<text:change-end text:change-id="ct233738976"/>n<text:change-start text:change-id="ct233739080"/>_<text:change-end text:change-id="ct233739080"/>integer<text:change-start text:change-id="ct233739184"/>]</text:h>
            <text:p text:style-name="Text_20_body">Routing:<text:change-end text:change-id="ct233739184"/> TOS<text:change-start text:change-id="ct233739288"/></text:p>
            <text:p text:style-name="P1"><text:change-end text:change-id="ct233739288"/>This method computes the largest integer that is less than or equal to the argument.</text:p>
          </table:table-cell>
          <table:covered-table-cell/>
        </table:table-row>
        <table:table-row table:style-name="Table159.1">
          <table:table-cell table:style-name="Table159.A2" office:value-type="string">
            <text:p text:style-name="P18"><text:change-start text:change-id="ct233739392"/>Code<text:change-end text:change-id="ct233739392"/></text:p>
          </table:table-cell>
          <table:table-cell table:style-name="Table159.B2" office:value-type="string">
            <text:p text:style-name="P18"><text:change-start text:change-id="ct233739496"/>Result<text:change-end text:change-id="ct2337394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37396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3739704"/>[a_numeric a_numeric] <text:alphabetical-index-mark-start text:id="IMark73271432"/>.hypot<text:alphabetical-index-mark-end text:id="IMark73271432"/> [a_<text:change-end text:change-id="ct233739704"/>float<text:change-start text:change-id="ct233739808"/>]</text:h>
            <text:p text:style-name="Text_20_body">Routing:<text:change-end text:change-id="ct233739808"/> TOS<text:change-start text:change-id="ct233739912"/></text:p>
            <text:p text:style-name="P1"><text:change-end text:change-id="ct233739912"/>Given two lengths, this method computes the length of the hypotenuse. </text:p>
          </table:table-cell>
          <table:covered-table-cell/>
        </table:table-row>
        <table:table-row table:style-name="Table160.1">
          <table:table-cell table:style-name="Table160.A2" office:value-type="string">
            <text:p text:style-name="P18"><text:change-start text:change-id="ct233740016"/>Code<text:change-end text:change-id="ct233740016"/></text:p>
          </table:table-cell>
          <table:table-cell table:style-name="Table160.B2" office:value-type="string">
            <text:p text:style-name="P18"><text:change-start text:change-id="ct233740120"/>Result<text:change-end text:change-id="ct2337401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37402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3740328"/>[a_numeric] <text:alphabetical-index-mark-start text:id="IMark73271432"/>.imaginary<text:alphabetical-index-mark-end text:id="IMark73271432"/> [a_numeric]</text:h>
            <text:p text:style-name="Text_20_body">Routing:<text:change-end text:change-id="ct233740328"/> TOS<text:change-start text:change-id="ct233740432"/></text:p>
            <text:p text:style-name="P1"><text:change-end text:change-id="ct2337404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8"><text:change-start text:change-id="ct233740576"/>Code<text:change-end text:change-id="ct233740576"/></text:p>
          </table:table-cell>
          <table:table-cell table:style-name="Table161.B2" office:value-type="string">
            <text:p text:style-name="P18"><text:change-start text:change-id="ct233740680"/>Result<text:change-end text:change-id="ct23374068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374078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3740888"/>[a_numeric] <text:alphabetical-index-mark-start text:id="IMark73271432"/>.ln<text:alphabetical-index-mark-end text:id="IMark73271432"/> [a_<text:change-end text:change-id="ct233740888"/>float<text:change-start text:change-id="ct233740992"/>]</text:h>
            <text:p text:style-name="Text_20_body">Routing:<text:change-end text:change-id="ct233740992"/> TOS<text:change-start text:change-id="ct233741096"/></text:p>
            <text:p text:style-name="P1"><text:change-end text:change-id="ct233741096"/>This method computes the natural logarithm (log<text:span text:style-name="T6">e</text:span>) of the given value.</text:p>
          </table:table-cell>
          <table:covered-table-cell/>
        </table:table-row>
        <table:table-row table:style-name="Table162.1">
          <table:table-cell table:style-name="Table162.A2" office:value-type="string">
            <text:p text:style-name="P18"><text:change-start text:change-id="ct233741200"/>Code<text:change-end text:change-id="ct233741200"/></text:p>
          </table:table-cell>
          <table:table-cell table:style-name="Table162.B2" office:value-type="string">
            <text:p text:style-name="P18"><text:change-start text:change-id="ct233741304"/>Result<text:change-end text:change-id="ct23374130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374140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3741512"/>[a_numeric] <text:alphabetical-index-mark-start text:id="IMark73271432"/>.log10<text:alphabetical-index-mark-end text:id="IMark73271432"/> [a_<text:change-end text:change-id="ct233741512"/>float<text:change-start text:change-id="ct233741616"/>]</text:h>
            <text:p text:style-name="Text_20_body">Routing:<text:change-end text:change-id="ct233741616"/> TOS<text:change-start text:change-id="ct233741720"/></text:p>
            <text:p text:style-name="P1"><text:change-end text:change-id="ct233741720"/>This method computes the base 10 logarithm (log<text:span text:style-name="T6">10</text:span>) of the given value.</text:p>
          </table:table-cell>
          <table:covered-table-cell/>
        </table:table-row>
        <table:table-row table:style-name="Table163.1">
          <table:table-cell table:style-name="Table163.A2" office:value-type="string">
            <text:p text:style-name="P18"><text:change-start text:change-id="ct233741824"/>Code<text:change-end text:change-id="ct233741824"/></text:p>
          </table:table-cell>
          <table:table-cell table:style-name="Table163.B2" office:value-type="string">
            <text:p text:style-name="P18"><text:change-start text:change-id="ct233741928"/>Result<text:change-end text:change-id="ct2337419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374203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3742136"/>[a_numeric] <text:alphabetical-index-mark-start text:id="IMark73271432"/>.log2<text:alphabetical-index-mark-end text:id="IMark73271432"/> [a_<text:change-end text:change-id="ct233742136"/>float<text:change-start text:change-id="ct233742240"/>]</text:h>
            <text:p text:style-name="Text_20_body">Routing:<text:change-end text:change-id="ct233742240"/> TOS<text:change-start text:change-id="ct233742344"/></text:p>
            <text:p text:style-name="P1"><text:change-end text:change-id="ct233742344"/>This method computes the base 2 logarithm (log<text:span text:style-name="T6">2</text:span>) of the given value.</text:p>
          </table:table-cell>
          <table:covered-table-cell/>
        </table:table-row>
        <table:table-row table:style-name="Table164.1">
          <table:table-cell table:style-name="Table164.A2" office:value-type="string">
            <text:p text:style-name="P18"><text:change-start text:change-id="ct233742448"/>Code<text:change-end text:change-id="ct233742448"/></text:p>
          </table:table-cell>
          <table:table-cell table:style-name="Table164.B2" office:value-type="string">
            <text:p text:style-name="P18"><text:change-start text:change-id="ct233742552"/>Result<text:change-end text:change-id="ct23374255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374265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3742760"/>[a_numeric] <text:alphabetical-index-mark-start text:id="IMark73271432"/>.magnitude<text:alphabetical-index-mark-end text:id="IMark73271432"/> [a_numeric]</text:h>
            <text:p text:style-name="Text_20_body">Routing:<text:change-end text:change-id="ct233742760"/> TOS<text:change-start text:change-id="ct233742864"/></text:p>
            <text:p text:style-name="P1"><text:change-end text:change-id="ct2337428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8"><text:change-start text:change-id="ct233742968"/>Code<text:change-end text:change-id="ct233742968"/></text:p>
          </table:table-cell>
          <table:table-cell table:style-name="Table165.B2" office:value-type="string">
            <text:p text:style-name="P18"><text:change-start text:change-id="ct233743072"/>Result<text:change-end text:change-id="ct2337430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374317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3743280"/>[a_numeric] <text:alphabetical-index-mark-start text:id="IMark73271432"/>.numerator<text:alphabetical-index-mark-end text:id="IMark73271432"/> [a_numeric]</text:h>
            <text:p text:style-name="Text_20_body">Routing:<text:change-end text:change-id="ct233743280"/> TOS<text:change-start text:change-id="ct233743384"/></text:p>
            <text:p text:style-name="P1"><text:change-end text:change-id="ct2337433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8"><text:change-start text:change-id="ct233743488"/>Code<text:change-end text:change-id="ct233743488"/></text:p>
          </table:table-cell>
          <table:table-cell table:style-name="Table166.B2" office:value-type="string">
            <text:p text:style-name="P18"><text:change-start text:change-id="ct233743592"/>Result<text:change-end text:change-id="ct2337435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3743800"/><text:change text:change-id="ct23374369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3743904"/>[a_numeric a_numeric] <text:alphabetical-index-mark-start text:id="IMark73271432"/>.p2c<text:alphabetical-index-mark-end text:id="IMark73271432"/> [a_<text:change-end text:change-id="ct233743904"/>float<text:change-start text:change-id="ct233744008"/> a_<text:change-end text:change-id="ct233744008"/>float<text:change-start text:change-id="ct233744112"/>]</text:h>
            <text:p text:style-name="Text_20_body">Routing:<text:change-end text:change-id="ct233744112"/> TOS<text:change-start text:change-id="ct233744216"/></text:p>
            <text:p text:style-name="P1"><text:change-end text:change-id="ct23374421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8"><text:change-start text:change-id="ct233744320"/>Code<text:change-end text:change-id="ct233744320"/></text:p>
          </table:table-cell>
          <table:table-cell table:style-name="Table167.B2" office:value-type="string">
            <text:p text:style-name="P18"><text:change-start text:change-id="ct233744424"/>Result<text:change-end text:change-id="ct23374442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374452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3748680"/>[a_numeric] <text:alphabetical-index-mark-start text:id="IMark73271432"/>.polar<text:alphabetical-index-mark-end text:id="IMark73271432"/> [a_<text:change-end text:change-id="ct233748680"/>float<text:change-start text:change-id="ct233748784"/> a_<text:change-end text:change-id="ct233748784"/>float<text:change-start text:change-id="ct233748888"/>]</text:h>
            <text:p text:style-name="Text_20_body">Routing:<text:change-end text:change-id="ct233748888"/> TOS<text:change-start text:change-id="ct233748992"/></text:p>
            <text:p text:style-name="P1"><text:change-end text:change-id="ct2337489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8"><text:change-start text:change-id="ct233749096"/>Code<text:change-end text:change-id="ct233749096"/></text:p>
          </table:table-cell>
          <table:table-cell table:style-name="Table168.B2" office:value-type="string">
            <text:p text:style-name="P18"><text:change-start text:change-id="ct233749200"/>Result<text:change-end text:change-id="ct23374920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374930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3749408"/>[a_numeric] <text:alphabetical-index-mark-start text:id="IMark73271432"/>.r2d<text:alphabetical-index-mark-end text:id="IMark73271432"/> [a_<text:change-end text:change-id="ct233749408"/>float<text:change-start text:change-id="ct233749512"/>]</text:h>
            <text:p text:style-name="Text_20_body">Routing:<text:change-end text:change-id="ct233749512"/> TOS<text:change-start text:change-id="ct233749616"/></text:p>
            <text:p text:style-name="P1"><text:change-end text:change-id="ct233749616"/>Convert a angle value from radians to degrees.</text:p>
          </table:table-cell>
          <table:covered-table-cell/>
        </table:table-row>
        <table:table-row table:style-name="Table169.1">
          <table:table-cell table:style-name="Table169.A2" office:value-type="string">
            <text:p text:style-name="P18"><text:change-start text:change-id="ct233749720"/>Code<text:change-end text:change-id="ct233749720"/></text:p>
          </table:table-cell>
          <table:table-cell table:style-name="Table169.B2" office:value-type="string">
            <text:p text:style-name="P18"><text:change-start text:change-id="ct233749824"/>Result<text:change-end text:change-id="ct23374982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374992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3750032"/>[a_numeric] <text:alphabetical-index-mark-start text:id="IMark73271432"/>.real<text:alphabetical-index-mark-end text:id="IMark73271432"/> [a_numeric]</text:h>
            <text:p text:style-name="Text_20_body">Routing:<text:change-end text:change-id="ct233750032"/> TOS<text:change-start text:change-id="ct233750136"/></text:p>
            <text:p text:style-name="P1"><text:change-end text:change-id="ct23375013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8"><text:change-start text:change-id="ct233750240"/>Code<text:change-end text:change-id="ct233750240"/></text:p>
          </table:table-cell>
          <table:table-cell table:style-name="Table170.B2" office:value-type="string">
            <text:p text:style-name="P18"><text:change-start text:change-id="ct233750344"/>Result<text:change-end text:change-id="ct23375034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375044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3750552"/>[a_numeric] <text:alphabetical-index-mark-start text:id="IMark73271432"/>.round<text:alphabetical-index-mark-end text:id="IMark73271432"/> [a<text:change-end text:change-id="ct233750552"/>n<text:change-start text:change-id="ct233750656"/>_<text:change-end text:change-id="ct233750656"/>integer<text:change-start text:change-id="ct233750760"/>]</text:h>
            <text:p text:style-name="Text_20_body">Routing:<text:change-end text:change-id="ct233750760"/> TOS<text:change-start text:change-id="ct233750864"/></text:p>
            <text:p text:style-name="P1"><text:change-end text:change-id="ct233750864"/>This method rounds the argument number to the nearest integer.</text:p>
          </table:table-cell>
          <table:covered-table-cell/>
        </table:table-row>
        <table:table-row table:style-name="Table171.1">
          <table:table-cell table:style-name="Table171.A2" office:value-type="string">
            <text:p text:style-name="P18"><text:change-start text:change-id="ct233750968"/>Code<text:change-end text:change-id="ct233750968"/></text:p>
          </table:table-cell>
          <table:table-cell table:style-name="Table171.B2" office:value-type="string">
            <text:p text:style-name="P18"><text:change-start text:change-id="ct233751072"/>Result<text:change-end text:change-id="ct23375107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375117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3751280"/>[a_numeric] <text:alphabetical-index-mark-start text:id="IMark73271432"/>.sin<text:alphabetical-index-mark-end text:id="IMark73271432"/> [a_<text:change-end text:change-id="ct233751280"/>float<text:change-start text:change-id="ct233751384"/>]</text:h>
            <text:p text:style-name="Text_20_body">Routing:<text:change-end text:change-id="ct233751384"/> TOS<text:change-start text:change-id="ct233751488"/></text:p>
            <text:p text:style-name="P1"><text:change-end text:change-id="ct233751488"/>This method computes the sine of the argument angle in radians.</text:p>
          </table:table-cell>
          <table:covered-table-cell/>
        </table:table-row>
        <table:table-row table:style-name="Table172.1">
          <table:table-cell table:style-name="Table172.A2" office:value-type="string">
            <text:p text:style-name="P18"><text:change-start text:change-id="ct233751592"/>Code<text:change-end text:change-id="ct233751592"/></text:p>
          </table:table-cell>
          <table:table-cell table:style-name="Table172.B2" office:value-type="string">
            <text:p text:style-name="P18"><text:change-start text:change-id="ct233751696"/>Result<text:change-end text:change-id="ct23375169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375180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3751904"/>[a_numeric] <text:alphabetical-index-mark-start text:id="IMark73271432"/>.sinh<text:alphabetical-index-mark-end text:id="IMark73271432"/> [a_<text:change-end text:change-id="ct233751904"/>float<text:change-start text:change-id="ct233752008"/>]</text:h>
            <text:p text:style-name="Text_20_body">Routing:<text:change-end text:change-id="ct233752008"/> TOS<text:change-start text:change-id="ct233752112"/></text:p>
            <text:p text:style-name="P1"><text:change-end text:change-id="ct233752112"/>This method computes the hyperbolic-sine of the argument angle in radians.</text:p>
          </table:table-cell>
          <table:covered-table-cell/>
        </table:table-row>
        <table:table-row table:style-name="Table173.1">
          <table:table-cell table:style-name="Table173.A2" office:value-type="string">
            <text:p text:style-name="P18"><text:change-start text:change-id="ct233752216"/>Code<text:change-end text:change-id="ct233752216"/></text:p>
          </table:table-cell>
          <table:table-cell table:style-name="Table173.B2" office:value-type="string">
            <text:p text:style-name="P18"><text:change-start text:change-id="ct233752320"/>Result<text:change-end text:change-id="ct23375232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375242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3752528"/>[a_numeric] <text:alphabetical-index-mark-start text:id="IMark73271432"/>.sleep<text:alphabetical-index-mark-end text:id="IMark73271432"/> []</text:h>
            <text:p text:style-name="Text_20_body">Routing:<text:change-end text:change-id="ct233752528"/> TOS<text:change-start text:change-id="ct233752632"/></text:p>
            <text:p text:style-name="P1"><text:change-end text:change-id="ct233752632"/>This method will put the current thread to sleep for the specified number of seconds. See the Thread class for more details.</text:p>
          </table:table-cell>
        </table:table-row>
      </table:table>
      <text:p text:style-name="Text_20_body"><text:change text:change-id="ct233818312"/></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3818416"/>[a_numeric] <text:alphabetical-index-mark-start text:id="IMark73271432"/>.sqr<text:alphabetical-index-mark-end text:id="IMark73271432"/> [a_numeric]</text:h>
            <text:p text:style-name="Text_20_body">Routing:<text:change-end text:change-id="ct233818416"/> TOS<text:change-start text:change-id="ct233818520"/></text:p>
            <text:p text:style-name="P1"><text:change-end text:change-id="ct233818520"/>This method computes the square of the argument value.</text:p>
          </table:table-cell>
          <table:covered-table-cell/>
        </table:table-row>
        <table:table-row table:style-name="Table175.1">
          <table:table-cell table:style-name="Table175.A2" office:value-type="string">
            <text:p text:style-name="P18"><text:change-start text:change-id="ct233818624"/>Code<text:change-end text:change-id="ct233818624"/></text:p>
          </table:table-cell>
          <table:table-cell table:style-name="Table175.B2" office:value-type="string">
            <text:p text:style-name="P18"><text:change-start text:change-id="ct233818728"/>Result<text:change-end text:change-id="ct23381872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381883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3818936"/>[a_numeric] <text:alphabetical-index-mark-start text:id="IMark73271432"/>.sqrt<text:alphabetical-index-mark-end text:id="IMark73271432"/> [a_<text:change-end text:change-id="ct233818936"/>float<text:change-start text:change-id="ct233819040"/>]</text:h>
            <text:p text:style-name="Text_20_body">Routing:<text:change-end text:change-id="ct233819040"/> TOS<text:change-start text:change-id="ct233819144"/></text:p>
            <text:p text:style-name="P1"><text:change-end text:change-id="ct233819144"/>This method computes the square root of the argument value.</text:p>
          </table:table-cell>
          <table:covered-table-cell/>
        </table:table-row>
        <table:table-row table:style-name="Table176.1">
          <table:table-cell table:style-name="Table176.A2" office:value-type="string">
            <text:p text:style-name="P18"><text:change-start text:change-id="ct233819248"/>Code<text:change-end text:change-id="ct233819248"/></text:p>
          </table:table-cell>
          <table:table-cell table:style-name="Table176.B2" office:value-type="string">
            <text:p text:style-name="P18"><text:change-start text:change-id="ct233819352"/>Result<text:change-end text:change-id="ct23381935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3819456"/></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33819560"/>[a_numeric] <text:alphabetical-index-mark-start text:id="IMark73271432"/>.tan<text:alphabetical-index-mark-end text:id="IMark73271432"/> [a_<text:change-end text:change-id="ct233819560"/>float<text:change-start text:change-id="ct233819664"/>]</text:h>
            <text:p text:style-name="Text_20_body">Routing:<text:change-end text:change-id="ct233819664"/> TOS<text:change-start text:change-id="ct233819768"/></text:p>
            <text:p text:style-name="P1"><text:change-end text:change-id="ct233819768"/>This method computes the tangent of the argument angle in radians.</text:p>
          </table:table-cell>
          <table:covered-table-cell/>
        </table:table-row>
        <table:table-row table:style-name="Table177.1">
          <table:table-cell table:style-name="Table177.A2" office:value-type="string">
            <text:p text:style-name="P18"><text:change-start text:change-id="ct233819872"/>Code<text:change-end text:change-id="ct233819872"/></text:p>
          </table:table-cell>
          <table:table-cell table:style-name="Table177.B2" office:value-type="string">
            <text:p text:style-name="P18"><text:change-start text:change-id="ct233819976"/>Result<text:change-end text:change-id="ct23381997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382008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3820184"/>[a_numeric] <text:alphabetical-index-mark-start text:id="IMark73271432"/>.tanh<text:alphabetical-index-mark-end text:id="IMark73271432"/> [a_<text:change-end text:change-id="ct233820184"/>float<text:change-start text:change-id="ct233820288"/>]</text:h>
            <text:p text:style-name="Text_20_body">Routing:<text:change-end text:change-id="ct233820288"/> TOS<text:change-start text:change-id="ct233820392"/></text:p>
            <text:p text:style-name="P1"><text:change-end text:change-id="ct233820392"/>This method computes the hyperbolic-tangent of the argument angle in radians.</text:p>
          </table:table-cell>
          <table:covered-table-cell/>
        </table:table-row>
        <table:table-row table:style-name="Table178.1">
          <table:table-cell table:style-name="Table178.A2" office:value-type="string">
            <text:p text:style-name="P18"><text:change-start text:change-id="ct233820496"/>Code<text:change-end text:change-id="ct233820496"/></text:p>
          </table:table-cell>
          <table:table-cell table:style-name="Table178.B2" office:value-type="string">
            <text:p text:style-name="P18"><text:change-start text:change-id="ct233820600"/>Result<text:change-end text:change-id="ct23382060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73271432"/>.to_n<text:alphabetical-index-mark-end text:id="IMark7327143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8">Code</text:p>
          </table:table-cell>
          <table:table-cell table:style-name="Table468.B2" office:value-type="string">
            <text:p text:style-name="P18">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73271432"/>.to_n!<text:alphabetical-index-mark-end text:id="IMark7327143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8">Code</text:p>
          </table:table-cell>
          <table:table-cell table:style-name="Table469.B2" office:value-type="string">
            <text:p text:style-name="P18">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4">Cannot convert a String instance to a Numeric instance</text:p>
          </table:table-cell>
        </table:table-row>
      </table:table>
      <text:p text:style-name="Text_20_body"/>
      <text:change text:change-id="ct23382070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3820808"/>[a_numeric a_numeric] <text:alphabetical-index-mark-start text:id="IMark73271432"/>/<text:alphabetical-index-mark-end text:id="IMark73271432"/> [a_numeric]</text:h>
            <text:p text:style-name="Text_20_body">Routing:<text:change-end text:change-id="ct233820808"/> NOS<text:change-start text:change-id="ct233820912"/></text:p>
            <text:p text:style-name="P1"><text:change-end text:change-id="ct233820912"/>This method implements the division operator.</text:p>
          </table:table-cell>
          <table:covered-table-cell/>
        </table:table-row>
        <table:table-row table:style-name="Table179.1">
          <table:table-cell table:style-name="Table179.A2" office:value-type="string">
            <text:p text:style-name="P18"><text:change-start text:change-id="ct233821016"/>Code<text:change-end text:change-id="ct233821016"/></text:p>
          </table:table-cell>
          <table:table-cell table:style-name="Table179.B2" office:value-type="string">
            <text:p text:style-name="P18"><text:change-start text:change-id="ct233821120"/>Result<text:change-end text:change-id="ct23382112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382122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3821328"/>[a_numeric] <text:alphabetical-index-mark-start text:id="IMark73271432"/>0&lt;<text:alphabetical-index-mark-end text:id="IMark73271432"/> [a_boolean]</text:h>
            <text:p text:style-name="Text_20_body">Routing:<text:change-end text:change-id="ct233821328"/> TOS<text:change-start text:change-id="ct233821432"/></text:p>
            <text:p text:style-name="P1"><text:change-end text:change-id="ct233821432"/>Is this number less than zero?</text:p>
          </table:table-cell>
          <table:covered-table-cell/>
        </table:table-row>
        <table:table-row table:style-name="Table180.1">
          <table:table-cell table:style-name="Table180.A2" office:value-type="string">
            <text:p text:style-name="P18"><text:change-start text:change-id="ct233821536"/>Code<text:change-end text:change-id="ct233821536"/></text:p>
          </table:table-cell>
          <table:table-cell table:style-name="Table180.B2" office:value-type="string">
            <text:p text:style-name="P18"><text:change-start text:change-id="ct233821640"/>Result<text:change-end text:change-id="ct23382164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382174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3821848"/>[a_numeric] <text:alphabetical-index-mark-start text:id="IMark73271432"/>0&lt;=<text:alphabetical-index-mark-end text:id="IMark73271432"/> [a_boolean]</text:h>
            <text:p text:style-name="Text_20_body">Routing:<text:change-end text:change-id="ct233821848"/> TOS<text:change-start text:change-id="ct233821952"/></text:p>
            <text:p text:style-name="P1"><text:change-end text:change-id="ct233821952"/>Is this number less than or equal to zero?</text:p>
          </table:table-cell>
          <table:covered-table-cell/>
        </table:table-row>
        <table:table-row table:style-name="Table181.1">
          <table:table-cell table:style-name="Table181.A2" office:value-type="string">
            <text:p text:style-name="P18"><text:change-start text:change-id="ct233822056"/>Code<text:change-end text:change-id="ct233822056"/></text:p>
          </table:table-cell>
          <table:table-cell table:style-name="Table181.B2" office:value-type="string">
            <text:p text:style-name="P18"><text:change-start text:change-id="ct233822160"/>Result<text:change-end text:change-id="ct23382216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382226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3822408"/>[a_numeric] <text:alphabetical-index-mark-start text:id="IMark73271432"/>0&lt;=&gt;<text:alphabetical-index-mark-end text:id="IMark73271432"/> [<text:change-end text:change-id="ct233822408"/>1, 0, or -1<text:change-start text:change-id="ct233822512"/>]</text:h>
            <text:p text:style-name="Text_20_body">Routing:<text:change-end text:change-id="ct233822512"/> TOS<text:change-start text:change-id="ct233822616"/></text:p>
            <text:p text:style-name="P1"><text:change-end text:change-id="ct233822616"/>Perform a “three outcome” comparison of the value with zero.</text:p>
          </table:table-cell>
          <table:covered-table-cell/>
        </table:table-row>
        <table:table-row table:style-name="Table182.1">
          <table:table-cell table:style-name="Table182.A2" office:value-type="string">
            <text:p text:style-name="P18"><text:change-start text:change-id="ct233822720"/>Code<text:change-end text:change-id="ct233822720"/></text:p>
          </table:table-cell>
          <table:table-cell table:style-name="Table182.B2" office:value-type="string">
            <text:p text:style-name="P18"><text:change-start text:change-id="ct233822824"/>Result<text:change-end text:change-id="ct23382282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3823032"/><text:change text:change-id="ct23382292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3823136"/>[a_numeric] <text:alphabetical-index-mark-start text:id="IMark73271432"/>0&lt;&gt; <text:alphabetical-index-mark-end text:id="IMark73271432"/>[a_boolean]</text:h>
            <text:p text:style-name="Text_20_body">Routing:<text:change-end text:change-id="ct233823136"/> TOS<text:change-start text:change-id="ct233823240"/></text:p>
            <text:p text:style-name="P1"><text:change-end text:change-id="ct233823240"/>Is the number not equal to zero?</text:p>
          </table:table-cell>
          <table:covered-table-cell/>
        </table:table-row>
        <table:table-row table:style-name="Table183.1">
          <table:table-cell table:style-name="Table183.A2" office:value-type="string">
            <text:p text:style-name="P18"><text:change-start text:change-id="ct233823344"/>Code<text:change-end text:change-id="ct233823344"/></text:p>
          </table:table-cell>
          <table:table-cell table:style-name="Table183.B2" office:value-type="string">
            <text:p text:style-name="P18"><text:change-start text:change-id="ct233823448"/>Result<text:change-end text:change-id="ct23382344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382355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3823656"/>[a_numeric] <text:alphabetical-index-mark-start text:id="IMark73271432"/>0=<text:alphabetical-index-mark-end text:id="IMark73271432"/> [a_boolean]</text:h>
            <text:p text:style-name="Text_20_body">Routing:<text:change-end text:change-id="ct233823656"/> TOS<text:change-start text:change-id="ct233823760"/></text:p>
            <text:p text:style-name="P1"><text:change-end text:change-id="ct233823760"/>Is the number equal to zero?</text:p>
          </table:table-cell>
          <table:covered-table-cell/>
        </table:table-row>
        <table:table-row table:style-name="Table184.1">
          <table:table-cell table:style-name="Table184.A2" office:value-type="string">
            <text:p text:style-name="P18"><text:change-start text:change-id="ct233823864"/>Code<text:change-end text:change-id="ct233823864"/></text:p>
          </table:table-cell>
          <table:table-cell table:style-name="Table184.B2" office:value-type="string">
            <text:p text:style-name="P18"><text:change-start text:change-id="ct233823968"/>Result<text:change-end text:change-id="ct23382396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382407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3824176"/>[a_numeric] <text:alphabetical-index-mark-start text:id="IMark73271432"/>0&gt;<text:alphabetical-index-mark-end text:id="IMark73271432"/> [a_boolean]</text:h>
            <text:p text:style-name="Text_20_body">Routing:<text:change-end text:change-id="ct233824176"/> TOS<text:change-start text:change-id="ct233824280"/></text:p>
            <text:p text:style-name="P1"><text:change-end text:change-id="ct233824280"/>Is the number greater than zero?</text:p>
          </table:table-cell>
          <table:covered-table-cell/>
        </table:table-row>
        <table:table-row table:style-name="Table185.1">
          <table:table-cell table:style-name="Table185.A2" office:value-type="string">
            <text:p text:style-name="P18"><text:change-start text:change-id="ct233824384"/>Code<text:change-end text:change-id="ct233824384"/></text:p>
          </table:table-cell>
          <table:table-cell table:style-name="Table185.B2" office:value-type="string">
            <text:p text:style-name="P18"><text:change-start text:change-id="ct233824488"/>Result<text:change-end text:change-id="ct23382448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382459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3824696"/>[a_numeric] <text:alphabetical-index-mark-start text:id="IMark73271432"/>0&gt;=<text:alphabetical-index-mark-end text:id="IMark73271432"/> [a_boolean]</text:h>
            <text:p text:style-name="Text_20_body">Routing:<text:change-end text:change-id="ct233824696"/> TOS<text:change-start text:change-id="ct233824800"/></text:p>
            <text:p text:style-name="P1"><text:change-end text:change-id="ct233824800"/>Is the number greater than or equal to zero?</text:p>
          </table:table-cell>
          <table:covered-table-cell/>
        </table:table-row>
        <table:table-row table:style-name="Table186.1">
          <table:table-cell table:style-name="Table186.A2" office:value-type="string">
            <text:p text:style-name="P18"><text:change-start text:change-id="ct233824904"/>Code<text:change-end text:change-id="ct233824904"/></text:p>
          </table:table-cell>
          <table:table-cell table:style-name="Table186.B2" office:value-type="string">
            <text:p text:style-name="P18"><text:change-start text:change-id="ct233825008"/>Result<text:change-end text:change-id="ct23382500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382511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3825216"/>[a_numeric] <text:alphabetical-index-mark-start text:id="IMark73271432"/>1+<text:alphabetical-index-mark-end text:id="IMark73271432"/> [a_numeric]</text:h>
            <text:p text:style-name="Text_20_body">Routing:<text:change-end text:change-id="ct233825216"/> TOS<text:change-start text:change-id="ct233825320"/></text:p>
            <text:p text:style-name="P1"><text:change-end text:change-id="ct233825320"/>Add one to the number</text:p>
          </table:table-cell>
          <table:covered-table-cell/>
        </table:table-row>
        <table:table-row table:style-name="Table187.1">
          <table:table-cell table:style-name="Table187.A2" office:value-type="string">
            <text:p text:style-name="P18"><text:change-start text:change-id="ct233825424"/>Code<text:change-end text:change-id="ct233825424"/></text:p>
          </table:table-cell>
          <table:table-cell table:style-name="Table187.B2" office:value-type="string">
            <text:p text:style-name="P18"><text:change-start text:change-id="ct233825528"/>Result<text:change-end text:change-id="ct23382552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382563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3825736"/>[a_numeric] <text:alphabetical-index-mark-start text:id="IMark261856800"/>1-<text:alphabetical-index-mark-end text:id="IMark261856800"/> [a_numeric]</text:h>
            <text:p text:style-name="Text_20_body">Routing:<text:change-end text:change-id="ct233825736"/> TOS<text:change-start text:change-id="ct233825840"/></text:p>
            <text:p text:style-name="P1"><text:change-end text:change-id="ct233825840"/>Subtract ond from the number</text:p>
          </table:table-cell>
          <table:covered-table-cell/>
        </table:table-row>
        <table:table-row table:style-name="Table188.1">
          <table:table-cell table:style-name="Table188.A2" office:value-type="string">
            <text:p text:style-name="P18"><text:change-start text:change-id="ct233825944"/>Code<text:change-end text:change-id="ct233825944"/></text:p>
          </table:table-cell>
          <table:table-cell table:style-name="Table188.B2" office:value-type="string">
            <text:p text:style-name="P18"><text:change-start text:change-id="ct233826048"/>Result<text:change-end text:change-id="ct23382604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382615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3826256"/>[a_numeric] <text:alphabetical-index-mark-start text:id="IMark261856800"/>2*<text:alphabetical-index-mark-end text:id="IMark261856800"/> [a_numeric]</text:h>
            <text:p text:style-name="Text_20_body">Routing:<text:change-end text:change-id="ct233826256"/> TOS<text:change-start text:change-id="ct233826360"/></text:p>
            <text:p text:style-name="P1"><text:change-end text:change-id="ct233826360"/>Multiply the number by two.</text:p>
          </table:table-cell>
          <table:covered-table-cell/>
        </table:table-row>
        <table:table-row table:style-name="Table189.1">
          <table:table-cell table:style-name="Table189.A2" office:value-type="string">
            <text:p text:style-name="P18"><text:change-start text:change-id="ct233826464"/>Code<text:change-end text:change-id="ct233826464"/></text:p>
          </table:table-cell>
          <table:table-cell table:style-name="Table189.B2" office:value-type="string">
            <text:p text:style-name="P18"><text:change-start text:change-id="ct233826568"/>Result<text:change-end text:change-id="ct23382656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382667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3826776"/>[a_numeric] <text:alphabetical-index-mark-start text:id="IMark261856800"/>2+<text:alphabetical-index-mark-end text:id="IMark261856800"/> [a_numeric]</text:h>
            <text:p text:style-name="Text_20_body">Routing:<text:change-end text:change-id="ct233826776"/> TOS<text:change-start text:change-id="ct233826880"/></text:p>
            <text:p text:style-name="P1"><text:change-end text:change-id="ct233826880"/>Add two to the number</text:p>
          </table:table-cell>
          <table:covered-table-cell/>
        </table:table-row>
        <table:table-row table:style-name="Table190.1">
          <table:table-cell table:style-name="Table190.A2" office:value-type="string">
            <text:p text:style-name="P18"><text:change-start text:change-id="ct233826984"/>Code<text:change-end text:change-id="ct233826984"/></text:p>
          </table:table-cell>
          <table:table-cell table:style-name="Table190.B2" office:value-type="string">
            <text:p text:style-name="P18"><text:change-start text:change-id="ct233827088"/>Result<text:change-end text:change-id="ct23382708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382719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3827296"/>[a_numeric] <text:alphabetical-index-mark-start text:id="IMark261856800"/>2-<text:alphabetical-index-mark-end text:id="IMark261856800"/> [a_numeric]</text:h>
            <text:p text:style-name="Text_20_body">Routing:<text:change-end text:change-id="ct233827296"/> TOS<text:change-start text:change-id="ct233827400"/></text:p>
            <text:p text:style-name="P1"><text:change-end text:change-id="ct233827400"/>Subtract two from the number</text:p>
          </table:table-cell>
          <table:covered-table-cell/>
        </table:table-row>
        <table:table-row table:style-name="Table191.1">
          <table:table-cell table:style-name="Table191.A2" office:value-type="string">
            <text:p text:style-name="P18"><text:change-start text:change-id="ct233827504"/>Code<text:change-end text:change-id="ct233827504"/></text:p>
          </table:table-cell>
          <table:table-cell table:style-name="Table191.B2" office:value-type="string">
            <text:p text:style-name="P18"><text:change-start text:change-id="ct233827608"/>Result<text:change-end text:change-id="ct23382760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382771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3827816"/>[a_numeric] <text:alphabetical-index-mark-start text:id="IMark261856800"/>2/<text:alphabetical-index-mark-end text:id="IMark261856800"/> [a_numeric]</text:h>
            <text:p text:style-name="Text_20_body">Routing:<text:change-end text:change-id="ct233827816"/> TOS<text:change-start text:change-id="ct233827920"/></text:p>
            <text:p text:style-name="P1"><text:change-end text:change-id="ct233827920"/>Divide the number by two. Note that for integers, rounding down toward negative infinity is emplyed.</text:p>
          </table:table-cell>
          <table:covered-table-cell/>
        </table:table-row>
        <table:table-row table:style-name="Table192.1">
          <table:table-cell table:style-name="Table192.A2" office:value-type="string">
            <text:p text:style-name="P18"><text:change-start text:change-id="ct233828024"/>Code<text:change-end text:change-id="ct233828024"/></text:p>
          </table:table-cell>
          <table:table-cell table:style-name="Table192.B2" office:value-type="string">
            <text:p text:style-name="P18"><text:change-start text:change-id="ct233828128"/>Result<text:change-end text:change-id="ct23382812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382823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3828336"/>[a_numeric<text:change-end text:change-id="ct233828336"/> a_numeric<text:change-start text:change-id="ct233828440"/>] <text:alphabetical-index-mark-start text:id="IMark261856800"/>&lt;<text:alphabetical-index-mark-end text:id="IMark261856800"/> [a_boolean]</text:h>
            <text:p text:style-name="Text_20_body">Routing:<text:change-end text:change-id="ct233828440"/> NOS<text:change-start text:change-id="ct233828544"/></text:p>
            <text:p text:style-name="P1"><text:change-end text:change-id="ct233828544"/>Is the first number less than the second?</text:p>
          </table:table-cell>
          <table:covered-table-cell/>
        </table:table-row>
        <table:table-row table:style-name="Table193.1">
          <table:table-cell table:style-name="Table193.A2" office:value-type="string">
            <text:p text:style-name="P18"><text:change-start text:change-id="ct233828648"/>Code<text:change-end text:change-id="ct233828648"/></text:p>
          </table:table-cell>
          <table:table-cell table:style-name="Table193.B2" office:value-type="string">
            <text:p text:style-name="P18"><text:change-start text:change-id="ct233828752"/>Result<text:change-end text:change-id="ct23382875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382885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3828960"/>[a_numeric<text:change-end text:change-id="ct233828960"/> a_numeric<text:change-start text:change-id="ct233829064"/>] <text:alphabetical-index-mark-start text:id="IMark261856800"/>&lt;=<text:alphabetical-index-mark-end text:id="IMark261856800"/> [a_boolean]</text:h>
            <text:p text:style-name="Text_20_body">Routing:<text:change-end text:change-id="ct233829064"/> NOS<text:change-start text:change-id="ct233829168"/></text:p>
            <text:p text:style-name="P1"><text:change-end text:change-id="ct233829168"/>Is the first number less than or equal to the second?</text:p>
          </table:table-cell>
          <table:covered-table-cell/>
        </table:table-row>
        <table:table-row table:style-name="Table194.1">
          <table:table-cell table:style-name="Table194.A2" office:value-type="string">
            <text:p text:style-name="P18"><text:change-start text:change-id="ct233829272"/>Code<text:change-end text:change-id="ct233829272"/></text:p>
          </table:table-cell>
          <table:table-cell table:style-name="Table194.B2" office:value-type="string">
            <text:p text:style-name="P18"><text:change-start text:change-id="ct233829376"/>Result<text:change-end text:change-id="ct23382937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382948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4" text:outline-level="3"><text:change-start text:change-id="ct233829584"/>[a_numeric<text:change-end text:change-id="ct233829584"/> a_numeric<text:change-start text:change-id="ct233829688"/>] <text:alphabetical-index-mark-start text:id="IMark261856800"/>&lt;=&gt;<text:alphabetical-index-mark-end text:id="IMark261856800"/> [-1, 0, or 1]</text:h>
            <text:p text:style-name="Text_20_body">Routing:<text:change-end text:change-id="ct233829688"/> NOS<text:change-start text:change-id="ct233829792"/></text:p>
            <text:p text:style-name="P1"><text:change-end text:change-id="ct233829792"/>Perform a “three outcome” comparison of the first value with the second value.</text:p>
          </table:table-cell>
          <table:covered-table-cell/>
        </table:table-row>
        <table:table-row table:style-name="Table195.1">
          <table:table-cell table:style-name="Table195.A2" office:value-type="string">
            <text:p text:style-name="P18"><text:change-start text:change-id="ct233829896"/>Code<text:change-end text:change-id="ct233829896"/></text:p>
          </table:table-cell>
          <table:table-cell table:style-name="Table195.B2" office:value-type="string">
            <text:p text:style-name="P18"><text:change-start text:change-id="ct233830000"/>Result<text:change-end text:change-id="ct2338300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3830208"/><text:change text:change-id="ct2338301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3830312"/>[a_numeric<text:change-end text:change-id="ct233830312"/> a_numeric<text:change-start text:change-id="ct233830416"/>] <text:alphabetical-index-mark-start text:id="IMark261856800"/>&gt;<text:alphabetical-index-mark-end text:id="IMark261856800"/> [a_boolean]</text:h>
            <text:p text:style-name="Text_20_body">Routing:<text:change-end text:change-id="ct233830416"/> NOS<text:change-start text:change-id="ct233830600"/></text:p>
            <text:p text:style-name="P1"><text:change-end text:change-id="ct233830600"/>Is the first number greater than the second number.</text:p>
          </table:table-cell>
          <table:covered-table-cell/>
        </table:table-row>
        <table:table-row table:style-name="Table196.1">
          <table:table-cell table:style-name="Table196.A2" office:value-type="string">
            <text:p text:style-name="P18"><text:change-start text:change-id="ct233830704"/>Code<text:change-end text:change-id="ct233830704"/></text:p>
          </table:table-cell>
          <table:table-cell table:style-name="Table196.B2" office:value-type="string">
            <text:p text:style-name="P18"><text:change-start text:change-id="ct233830808"/>Result<text:change-end text:change-id="ct23383080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383091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3831016"/>[a_numeric<text:change-end text:change-id="ct233831016"/> a_numeric<text:change-start text:change-id="ct233831120"/>] <text:alphabetical-index-mark-start text:id="IMark261856800"/>&gt;=<text:alphabetical-index-mark-end text:id="IMark261856800"/> [a_boolean]</text:h>
            <text:p text:style-name="Text_20_body">Routing:<text:change-end text:change-id="ct233831120"/> NOS<text:change-start text:change-id="ct233831224"/></text:p>
            <text:p text:style-name="P1"><text:change-end text:change-id="ct233831224"/>Is the first number greater than or equal to the second number.</text:p>
          </table:table-cell>
          <table:covered-table-cell/>
        </table:table-row>
        <table:table-row table:style-name="Table197.1">
          <table:table-cell table:style-name="Table197.A2" office:value-type="string">
            <text:p text:style-name="P18"><text:change-start text:change-id="ct233831328"/>Code<text:change-end text:change-id="ct233831328"/></text:p>
          </table:table-cell>
          <table:table-cell table:style-name="Table197.B2" office:value-type="string">
            <text:p text:style-name="P18"><text:change-start text:change-id="ct233831432"/>Result<text:change-end text:change-id="ct23383143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383153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3831640"/>[a_numeric a_numeric] <text:alphabetical-index-mark-start text:id="IMark261856800"/>mod<text:alphabetical-index-mark-end text:id="IMark261856800"/> [a_numeric]</text:h>
            <text:p text:style-name="Text_20_body">Routing:<text:change-end text:change-id="ct233831640"/> NOS<text:change-start text:change-id="ct233831744"/></text:p>
            <text:p text:style-name="P1"><text:change-end text:change-id="ct233831744"/>Compute the modulus (or remainder) of dividing the first number by the second.</text:p>
          </table:table-cell>
          <table:covered-table-cell/>
        </table:table-row>
        <table:table-row table:style-name="Table198.1">
          <table:table-cell table:style-name="Table198.A2" office:value-type="string">
            <text:p text:style-name="P18"><text:change-start text:change-id="ct233831848"/>Code<text:change-end text:change-id="ct233831848"/></text:p>
          </table:table-cell>
          <table:table-cell table:style-name="Table198.B2" office:value-type="string">
            <text:p text:style-name="P18"><text:change-start text:change-id="ct233831952"/>Result<text:change-end text:change-id="ct23383195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383205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3832160"/>[a_numeric] <text:alphabetical-index-mark-start text:id="IMark261856800"/>neg<text:alphabetical-index-mark-end text:id="IMark261856800"/> [a_numeric]</text:h>
            <text:p text:style-name="Text_20_body">Routing:<text:change-end text:change-id="ct233832160"/> TOS<text:change-start text:change-id="ct233832264"/></text:p>
            <text:p text:style-name="P1"><text:change-end text:change-id="ct233832264"/>Compute zero minus the number.</text:p>
          </table:table-cell>
          <table:covered-table-cell/>
        </table:table-row>
        <table:table-row table:style-name="Table199.1">
          <table:table-cell table:style-name="Table199.A2" office:value-type="string">
            <text:p text:style-name="P18"><text:change-start text:change-id="ct233832368"/>Code<text:change-end text:change-id="ct233832368"/></text:p>
          </table:table-cell>
          <table:table-cell table:style-name="Table199.B2" office:value-type="string">
            <text:p text:style-name="P18"><text:change-start text:change-id="ct233832472"/>Result<text:change-end text:change-id="ct23383247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261987904"/>Object<text:alphabetical-index-mark-end text:id="IMark26198790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1856800"/>&amp;&amp;<text:alphabetical-index-mark-end text:id="IMark26185680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8">Code</text:p>
          </table:table-cell>
          <table:table-cell table:style-name="Table29.B2" office:value-type="string">
            <text:p text:style-name="P18">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61856800"/>.<text:alphabetical-index-mark-end text:id="IMark26185680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8">Code</text:p>
          </table:table-cell>
          <table:table-cell table:style-name="Table11.B2" office:value-type="string">
            <text:p text:style-name="P18">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ext:soft-page-break/>
        <table:table-row table:style-name="Table385.1">
          <table:table-cell table:style-name="Table385.A1" table:number-columns-spanned="2" office:value-type="string">
            <text:h text:style-name="Heading_20_3" text:outline-level="3">[an_object] <text:alphabetical-index-mark-start text:id="IMark261856800"/>.::<text:alphabetical-index-mark-end text:id="IMark26185680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408349297707449083" text:style-name="L27">
              <text:list-item>
                <text:p text:style-name="P115">Copies and clones of the affected object retain any additional methods added to that object before it was copied or cloned. See Cloning Data above for more details.</text:p>
              </text:list-item>
              <text:list-item>
                <text:p text:style-name="P11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8">Code</text:p>
          </table:table-cell>
          <table:table-cell table:style-name="Table385.B2" office:value-type="string">
            <text:p text:style-name="P18">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1856800"/>val:<text:alphabetical-index-mark-end text:id="IMark26185680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8">Code</text:p>
          </table:table-cell>
          <table:table-cell table:style-name="Table291.A2" office:value-type="string">
            <text:p text:style-name="P18">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h text:style-name="Heading_20_4" text:outline-level="4">[value] <text:alphabetical-index-mark-start text:id="IMark261856800"/>var:<text:alphabetical-index-mark-end text:id="IMark26185680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8">Code</text:p>
          </table:table-cell>
          <table:table-cell table:style-name="Table380.B2" office:value-type="string">
            <text:p text:style-name="P18">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1856800"/>val@:<text:alphabetical-index-mark-end text:id="IMark2618568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8">Code</text:p>
          </table:table-cell>
          <table:table-cell table:style-name="Table381.B2" office:value-type="string">
            <text:p text:style-name="P18">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61856800"/>var@:<text:alphabetical-index-mark-end text:id="IMark2618568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8">Code</text:p>
          </table:table-cell>
          <table:table-cell table:style-name="Table382.B2" office:value-type="string">
            <text:p text:style-name="P18">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261856800"/>super<text:alphabetical-index-mark-end text:id="IMark26185680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method_name … <text:alphabetical-index-mark-start text:id="IMark261856800"/>;<text:alphabetical-index-mark-end text:id="IMark26185680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261856800"/>.class<text:alphabetical-index-mark-end text:id="IMark26185680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8">Code</text:p>
          </table:table-cell>
          <table:table-cell table:style-name="Table12.B2" office:value-type="string">
            <text:p text:style-name="P18">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61856800"/>.clone<text:alphabetical-index-mark-end text:id="IMark26185680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8">Code</text:p>
          </table:table-cell>
          <table:table-cell table:style-name="Table14.B2" office:value-type="string">
            <text:p text:style-name="P18">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 text:outline-level="3">[] <text:alphabetical-index-mark-start text:id="IMark261856800"/>.clone_exclude<text:alphabetical-index-mark-end text:id="IMark26185680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8">Code Definition Example</text:p>
          </table:table-cell>
          <table:table-cell table:style-name="Table203.B2" office:value-type="string">
            <text:p text:style-name="P18">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 text:outline-level="3">[an_object] <text:alphabetical-index-mark-start text:id="IMark261856800"/>.copy<text:alphabetical-index-mark-end text:id="IMark26185680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8">Code</text:p>
          </table:table-cell>
          <table:table-cell table:style-name="Table15.B2" office:value-type="string">
            <text:p text:style-name="P18">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 text:outline-level="3">[unspecified an_object] <text:alphabetical-index-mark-start text:id="IMark261856800"/>.init<text:alphabetical-index-mark-end text:id="IMark26185680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8">Code Definition Example</text:p>
          </table:table-cell>
          <table:table-cell table:style-name="Table16.B2" office:value-type="string">
            <text:p text:style-name="P18">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8">Usage Example</text:p>
          </table:table-cell>
          <table:table-cell table:style-name="Table16.B2" office:value-type="string">
            <text:p text:style-name="P2"/>
          </table:table-cell>
        </table:table-row>
        <table:table-row table:style-name="Table16.2">
          <table:table-cell table:style-name="Table16.A2" office:value-type="string">
            <text:p text:style-name="P6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1856800"/>.is_class?<text:alphabetical-index-mark-end text:id="IMark26185680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8">Code</text:p>
          </table:table-cell>
          <table:table-cell table:style-name="Table17.B2" office:value-type="string">
            <text:p text:style-name="P18">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61856800"/>.name<text:alphabetical-index-mark-end text:id="IMark26185680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8">Code</text:p>
          </table:table-cell>
          <table:table-cell table:style-name="Table30.B2" office:value-type="string">
            <text:p text:style-name="P18">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61856800"/>.strlen<text:alphabetical-index-mark-end text:id="IMark26185680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8">Code</text:p>
          </table:table-cell>
          <table:table-cell table:style-name="Table31.B2" office:value-type="string">
            <text:p text:style-name="P18">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61856800"/>.to_f<text:alphabetical-index-mark-end text:id="IMark26185680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61856800"/>.to_f!<text:alphabetical-index-mark-end text:id="IMark26185680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61856800"/>.to_i<text:alphabetical-index-mark-end text:id="IMark26185680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61856800"/>.to_i!<text:alphabetical-index-mark-end text:id="IMark26185680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61856800"/>.to_n<text:alphabetical-index-mark-end text:id="IMark2618568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61856800"/>.to_n!<text:alphabetical-index-mark-end text:id="IMark26185680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61856800"/>.to_r<text:alphabetical-index-mark-end text:id="IMark26185680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61856800"/>.to_r!<text:alphabetical-index-mark-end text:id="IMark26185680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61856800"/>.to_s<text:alphabetical-index-mark-end text:id="IMark26185680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61856800"/>.to_x<text:alphabetical-index-mark-end text:id="IMark26185680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61856800"/>.to_x!<text:alphabetical-index-mark-end text:id="IMark261856800"/>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61856800"/>&lt;&gt;<text:alphabetical-index-mark-end text:id="IMark26185680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8">Code</text:p>
          </table:table-cell>
          <table:table-cell table:style-name="Table23.B2" office:value-type="string">
            <text:p text:style-name="P18">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61856800"/>=<text:alphabetical-index-mark-end text:id="IMark26185680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8">Code</text:p>
          </table:table-cell>
          <table:table-cell table:style-name="Table43.B2" office:value-type="string">
            <text:p text:style-name="P18">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1856800"/>^^<text:alphabetical-index-mark-end text:id="IMark26185680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8">Code</text:p>
          </table:table-cell>
          <table:table-cell table:style-name="Table44.B2" office:value-type="string">
            <text:p text:style-name="P18">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61856800"/>distinct?<text:alphabetical-index-mark-end text:id="IMark26185680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8">Code</text:p>
          </table:table-cell>
          <table:table-cell table:style-name="Table46.B2" office:value-type="string">
            <text:p text:style-name="P18">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61856800"/>identical?<text:alphabetical-index-mark-end text:id="IMark26185680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8">Code</text:p>
          </table:table-cell>
          <table:table-cell table:style-name="Table47.B2" office:value-type="string">
            <text:p text:style-name="P18">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1856800"/>max<text:alphabetical-index-mark-end text:id="IMark26185680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8">Code</text:p>
          </table:table-cell>
          <table:table-cell table:style-name="Table48.B2" office:value-type="string">
            <text:p text:style-name="P18">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5">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61856800"/>min<text:alphabetical-index-mark-end text:id="IMark2618568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8">Code</text:p>
          </table:table-cell>
          <table:table-cell table:style-name="Table49.B2" office:value-type="string">
            <text:p text:style-name="P18">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5">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61856800"/>nil&lt;&gt;<text:alphabetical-index-mark-end text:id="IMark26185680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8">Code</text:p>
          </table:table-cell>
          <table:table-cell table:style-name="Table45.B2" office:value-type="string">
            <text:p text:style-name="P18">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1856800"/>nil=<text:alphabetical-index-mark-end text:id="IMark2618568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8">Code</text:p>
          </table:table-cell>
          <table:table-cell table:style-name="Table50.B2" office:value-type="string">
            <text:p text:style-name="P18">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61856800"/>not<text:alphabetical-index-mark-end text:id="IMark2618568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8">Code</text:p>
          </table:table-cell>
          <table:table-cell table:style-name="Table51.B2" office:value-type="string">
            <text:p text:style-name="P18">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61856800"/>||<text:alphabetical-index-mark-end text:id="IMark26185680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8">Code</text:p>
          </table:table-cell>
          <table:table-cell table:style-name="Table52.B2" office:value-type="string">
            <text:p text:style-name="P18">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61856800"/>)methods<text:alphabetical-index-mark-end text:id="IMark26185680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2">[ 3 ] val$: $vv</text:span></text:p>
            <text:p text:style-name="Code"/>
            <text:p text:style-name="Code">&gt;<text:span text:style-name="T12">$vv .:: .name "Fred" ;</text:span></text:p>
            <text:p text:style-name="Code"/>
            <text:p text:style-name="Code">&gt;<text:span text:style-name="T12">$vv .name .</text:span></text:p>
            <text:p text:style-name="Code">Fred</text:p>
            <text:p text:style-name="Code">&gt;<text:span text:style-name="T12">$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261987904"/>OutStream<text:alphabetical-index-mark-end text:id="IMark261987904"/></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1856800"/>.append<text:alphabetical-index-mark-end text:id="IMark26185680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8">Code</text:p>
          </table:table-cell>
          <table:table-cell table:style-name="Table204.B2" office:value-type="string">
            <text:p text:style-name="P18">Result</text:p>
          </table:table-cell>
        </table:table-row>
        <table:table-row table:style-name="Table204.1">
          <table:table-cell table:style-name="Table204.A2" office:value-type="string">
            <text:p text:style-name="P6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1856800"/>.append{<text:alphabetical-index-mark-end text:id="IMark26185680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8">Code</text:p>
          </table:table-cell>
          <table:table-cell table:style-name="Table218.B2" office:value-type="string">
            <text:p text:style-name="P18">Result</text:p>
          </table:table-cell>
        </table:table-row>
        <table:table-row table:style-name="Table218.1">
          <table:table-cell table:style-name="Table218.A2" office:value-type="string">
            <text:p text:style-name="P69">"test.txt" <text:s/>OutStream </text:p>
            <text:p text:style-name="P6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1856800"/>.create<text:alphabetical-index-mark-end text:id="IMark26185680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8">Code</text:p>
          </table:table-cell>
          <table:table-cell table:style-name="Table205.B2" office:value-type="string">
            <text:p text:style-name="P18">Result</text:p>
          </table:table-cell>
        </table:table-row>
        <table:table-row table:style-name="Table205.1">
          <table:table-cell table:style-name="Table205.A2" office:value-type="string">
            <text:p text:style-name="P6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1856800"/>.create{<text:alphabetical-index-mark-end text:id="IMark261856800"/>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8">Code</text:p>
          </table:table-cell>
          <table:table-cell table:style-name="Table219.B2" office:value-type="string">
            <text:p text:style-name="P18">Result</text:p>
          </table:table-cell>
        </table:table-row>
        <table:table-row table:style-name="Table219.1">
          <table:table-cell table:style-name="Table219.A2" office:value-type="string">
            <text:p text:style-name="P69">"test.txt" OutStream </text:p>
            <text:p text:style-name="P69">.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261856800"/><text:alphabetical-index-mark-start text:id="IMark73271432"/>.<text:alphabetical-index-mark-end text:id="IMark73271432"/><text:alphabetical-index-mark-end text:id="IMark26185680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8">Code</text:p>
          </table:table-cell>
          <table:table-cell table:style-name="Table206.B2" office:value-type="string">
            <text:p text:style-name="P18">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1856800"/>.close<text:alphabetical-index-mark-end text:id="IMark26185680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8">Code</text:p>
          </table:table-cell>
          <table:table-cell table:style-name="Table207.B2" office:value-type="string">
            <text:p text:style-name="P18">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1856800"/>.cr<text:alphabetical-index-mark-end text:id="IMark26185680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8">Code</text:p>
          </table:table-cell>
          <table:table-cell table:style-name="Table208.B2" office:value-type="string">
            <text:p text:style-name="P18">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1856800"/>.emit<text:alphabetical-index-mark-end text:id="IMark26185680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8">Code</text:p>
          </table:table-cell>
          <table:table-cell table:style-name="Table209.B2" office:value-type="string">
            <text:p text:style-name="P18">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1856800"/>.space<text:alphabetical-index-mark-end text:id="IMark26185680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8">Code</text:p>
          </table:table-cell>
          <table:table-cell table:style-name="Table210.B2" office:value-type="string">
            <text:p text:style-name="P18">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1856800"/>.spaces<text:alphabetical-index-mark-end text:id="IMark26185680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8">Code</text:p>
          </table:table-cell>
          <table:table-cell table:style-name="Table211.B2" office:value-type="string">
            <text:p text:style-name="P18">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1856800"/>~<text:alphabetical-index-mark-end text:id="IMark26185680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8">Code</text:p>
          </table:table-cell>
          <table:table-cell table:style-name="Table212.B2" office:value-type="string">
            <text:p text:style-name="P18">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1856800"/>~"<text:alphabetical-index-mark-end text:id="IMark26185680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8">Code</text:p>
          </table:table-cell>
          <table:table-cell table:style-name="Table213.B2" office:value-type="string">
            <text:p text:style-name="P18">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1856800"/>~cr<text:alphabetical-index-mark-end text:id="IMark26185680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8">Code</text:p>
          </table:table-cell>
          <table:table-cell table:style-name="Table214.B2" office:value-type="string">
            <text:p text:style-name="P18">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1856800"/>~emit<text:alphabetical-index-mark-end text:id="IMark26185680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8">Code</text:p>
          </table:table-cell>
          <table:table-cell table:style-name="Table215.B2" office:value-type="string">
            <text:p text:style-name="P18">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1856800"/>~space<text:alphabetical-index-mark-end text:id="IMark26185680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8">Code</text:p>
          </table:table-cell>
          <table:table-cell table:style-name="Table216.B2" office:value-type="string">
            <text:p text:style-name="P18">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1856800"/>~spaces<text:alphabetical-index-mark-end text:id="IMark26185680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8">Code</text:p>
          </table:table-cell>
          <table:table-cell table:style-name="Table217.B2" office:value-type="string">
            <text:p text:style-name="P18">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261987904"/>Procedure<text:alphabetical-index-mark-end text:id="IMark261987904"/></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61987904"/>{{<text:alphabetical-index-mark-end text:id="IMark26198790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61856800"/>.call<text:alphabetical-index-mark-end text:id="IMark26185680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8">Code</text:p>
          </table:table-cell>
          <table:table-cell table:style-name="Table220.B2" office:value-type="string">
            <text:p text:style-name="P18">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61856800"/>.start<text:alphabetical-index-mark-end text:id="IMark261856800"/>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8">Code</text:p>
          </table:table-cell>
          <table:table-cell table:style-name="Table221.B2" office:value-type="string">
            <text:p text:style-name="P18">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61987904"/>Queue<text:alphabetical-index-mark-end text:id="IMark261987904"/></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1856800"/>.clear<text:alphabetical-index-mark-end text:id="IMark26185680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8">Code</text:p>
          </table:table-cell>
          <table:table-cell table:style-name="Table222.B2" office:value-type="string">
            <text:p text:style-name="P18">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1856800"/>.empty?<text:alphabetical-index-mark-end text:id="IMark26185680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8">Code</text:p>
          </table:table-cell>
          <table:table-cell table:style-name="Table223.B2" office:value-type="string">
            <text:p text:style-name="P18">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61856800"/>.length<text:alphabetical-index-mark-end text:id="IMark26185680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8">Code</text:p>
          </table:table-cell>
          <table:table-cell table:style-name="Table224.B2" office:value-type="string">
            <text:p text:style-name="P18">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1856800"/>.pend<text:alphabetical-index-mark-end text:id="IMark26185680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8">Code</text:p>
          </table:table-cell>
          <table:table-cell table:style-name="Table225.B2" office:value-type="string">
            <text:p text:style-name="P18">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1856800"/>.pop<text:alphabetical-index-mark-end text:id="IMark26185680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8">Code</text:p>
          </table:table-cell>
          <table:table-cell table:style-name="Table226.B2" office:value-type="string">
            <text:p text:style-name="P18">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1856800"/>.push<text:alphabetical-index-mark-end text:id="IMark26185680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8">Code</text:p>
          </table:table-cell>
          <table:table-cell table:style-name="Table227.B2" office:value-type="string">
            <text:p text:style-name="P18">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61987904"/>Rational<text:alphabetical-index-mark-end text:id="IMark261987904"/></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7">Literal<text:note text:id="ftn70" text:note-class="footnote"><text:note-citation>70</text:note-citation><text:note-body><text:p text:style-name="Footnote">No spaces are permitted within the literal.</text:p></text:note-body></text:note></text:p>
          </table:table-cell>
          <table:table-cell table:style-name="Table6.B1" office:value-type="string">
            <text:p text:style-name="P17">Value<text:note text:id="ftn71"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6">1/2</text:p>
          </table:table-cell>
          <table:table-cell table:style-name="Table6.B2" office:value-type="string">
            <text:p text:style-name="P15">1/2</text:p>
          </table:table-cell>
        </table:table-row>
        <table:table-row>
          <table:table-cell table:style-name="Table6.A2" office:value-type="string">
            <text:p text:style-name="P26">1.2/3</text:p>
          </table:table-cell>
          <table:table-cell table:style-name="Table6.B2" office:value-type="string">
            <text:p text:style-name="P15">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8450520"/>.split<text:alphabetical-index-mark-end text:id="IMark1084505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8">Code</text:p>
          </table:table-cell>
          <table:table-cell table:style-name="Table18.B2" office:value-type="string">
            <text:p text:style-name="P18">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08450520"/>.to_r<text:alphabetical-index-mark-end text:id="IMark10845052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8">Code</text:p>
          </table:table-cell>
          <table:table-cell table:style-name="Table470.B2" office:value-type="string">
            <text:p text:style-name="P18">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08450520"/>.to_r!<text:alphabetical-index-mark-end text:id="IMark10845052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8">Code</text:p>
          </table:table-cell>
          <table:table-cell table:style-name="Table471.B2" office:value-type="string">
            <text:p text:style-name="P18">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4">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08450520"/>rational<text:alphabetical-index-mark-end text:id="IMark10845052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8">Code</text:p>
          </table:table-cell>
          <table:table-cell table:style-name="Table463.B2" office:value-type="string">
            <text:p text:style-name="P18">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108453016"/>Stack<text:alphabetical-index-mark-end text:id="IMark108453016"/></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08450520"/>.clear<text:alphabetical-index-mark-end text:id="IMark1084505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8">Code</text:p>
          </table:table-cell>
          <table:table-cell table:style-name="Table229.B2" office:value-type="string">
            <text:p text:style-name="P18">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08450520"/>.empty?<text:alphabetical-index-mark-end text:id="IMark108450520"/> [a_boolean]</text:h>
            <text:p text:style-name="Text_20_body">Routing: TOS</text:p>
            <text:p text:style-name="P1">description</text:p>
          </table:table-cell>
          <table:covered-table-cell/>
        </table:table-row>
        <table:table-row table:style-name="Table228.1">
          <table:table-cell table:style-name="Table228.A2" office:value-type="string">
            <text:p text:style-name="P18">Code</text:p>
          </table:table-cell>
          <table:table-cell table:style-name="Table228.B2" office:value-type="string">
            <text:p text:style-name="P18">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08450520"/>.length<text:alphabetical-index-mark-end text:id="IMark1084505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8">Code</text:p>
          </table:table-cell>
          <table:table-cell table:style-name="Table230.B2" office:value-type="string">
            <text:p text:style-name="P18">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08450520"/>.peek<text:alphabetical-index-mark-end text:id="IMark10845052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8">Code</text:p>
          </table:table-cell>
          <table:table-cell table:style-name="Table231.B2" office:value-type="string">
            <text:p text:style-name="P18">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08450520"/>.pop<text:alphabetical-index-mark-end text:id="IMark10845052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8">Code</text:p>
          </table:table-cell>
          <table:table-cell table:style-name="Table232.B2" office:value-type="string">
            <text:p text:style-name="P18">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08450520"/>.push<text:alphabetical-index-mark-end text:id="IMark1084505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8">Code</text:p>
          </table:table-cell>
          <table:table-cell table:style-name="Table233.B2" office:value-type="string">
            <text:p text:style-name="P18">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08453016"/>String<text:alphabetical-index-mark-end text:id="IMark108453016"/></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7">Escape Sequence</text:p>
          </table:table-cell>
          <table:table-cell table:style-name="Table277.B1" office:value-type="string">
            <text:p text:style-name="P17">Interpretation</text:p>
          </table:table-cell>
        </table:table-row>
        <table:table-row>
          <table:table-cell table:style-name="Table277.A2" office:value-type="string">
            <text:p text:style-name="P26">\"</text:p>
          </table:table-cell>
          <table:table-cell table:style-name="Table277.B2" office:value-type="string">
            <text:p text:style-name="P15">A single " character</text:p>
          </table:table-cell>
        </table:table-row>
        <table:table-row>
          <table:table-cell table:style-name="Table277.A2" office:value-type="string">
            <text:p text:style-name="P26">\\</text:p>
          </table:table-cell>
          <table:table-cell table:style-name="Table277.B2" office:value-type="string">
            <text:p text:style-name="P15">A single \ character</text:p>
          </table:table-cell>
        </table:table-row>
        <table:table-row>
          <table:table-cell table:style-name="Table277.A4" office:value-type="string">
            <text:p text:style-name="P26">\<text:note text:id="ftn72"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5">The string is continued on next line.</text:p>
          </table:table-cell>
        </table:table-row>
        <table:table-row>
          <table:table-cell table:style-name="Table277.A2" office:value-type="string">
            <text:p text:style-name="P26">\n</text:p>
          </table:table-cell>
          <table:table-cell table:style-name="Table277.B2" office:value-type="string">
            <text:p text:style-name="P15">A newline character.</text:p>
          </table:table-cell>
        </table:table-row>
        <table:table-row>
          <table:table-cell table:style-name="Table277.A2" office:value-type="string">
            <text:p text:style-name="P26">\xFF<text:note text:id="ftn73" text:note-class="footnote"><text:note-citation>73</text:note-citation><text:note-body><text:p text:style-name="Footnote">The FF represents a two digit hexadecimal value.</text:p></text:note-body></text:note></text:p>
          </table:table-cell>
          <table:table-cell table:style-name="Table277.B2" office:value-type="string">
            <text:p text:style-name="P15">An 8 bit character value.</text:p>
          </table:table-cell>
        </table:table-row>
        <table:table-row>
          <table:table-cell table:style-name="Table277.A2" office:value-type="string">
            <text:p text:style-name="P26">\uFFFF<text:note text:id="ftn74" text:note-class="footnote"><text:note-citation>74</text:note-citation><text:note-body><text:p text:style-name="Footnote">The FFFF represents a four digit hexadecimal value.</text:p></text:note-body></text:note></text:p>
          </table:table-cell>
          <table:table-cell table:style-name="Table277.B2" office:value-type="string">
            <text:p text:style-name="P15">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2">)show</text:span></text:p>
      <text:p text:style-name="Code"/>
      <text:p text:style-name="Code">[]</text:p>
      <text:p text:style-name="Code">&gt;<text:span text:style-name="T12">"4567\</text:span></text:p>
      <text:p text:style-name="Code"/>
      <text:p text:style-name="Code">[]</text:p>
      <text:p text:style-name="Code">&gt;"<text:span text:style-name="T12">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text:span text:style-name="T9">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span></text:p>
      <text:p text:style-name="Code"><text:span text:style-name="T9"/></text:p>
      <text:p text:style-name="Code">&gt;<text:span text:style-name="T12">"Test</text:span></text:p>
      <text:p text:style-name="Code"/>
      <text:p text:style-name="Code">&gt;<text:span text:style-name="T12">.</text:span></text:p>
      <text:p text:style-name="Code">Test</text:p>
      <text:p text:style-name="Code">&gt;<text:span text:style-name="T12">)"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7">Type</text:p>
            </table:table-cell>
            <table:table-cell table:style-name="Table281.B1" office:value-type="string">
              <text:p text:style-name="P16">Format Description</text:p>
            </table:table-cell>
          </table:table-row>
        </table:table-header-rows>
        <table:table-row table:style-name="Table281.1">
          <table:table-cell table:style-name="Table281.A2" office:value-type="string">
            <text:p text:style-name="P15">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5">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5">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5">i</text:p>
          </table:table-cell>
          <table:table-cell table:style-name="Table281.B2" office:value-type="string">
            <text:p text:style-name="P2">Identical to 'd'.</text:p>
          </table:table-cell>
        </table:table-row>
        <table:table-row table:style-name="Table281.1">
          <table:table-cell table:style-name="Table281.A2" office:value-type="string">
            <text:p text:style-name="P15">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5">u</text:p>
          </table:table-cell>
          <table:table-cell table:style-name="Table281.B2" office:value-type="string">
            <text:p text:style-name="P2">Identical to 'd'.</text:p>
          </table:table-cell>
        </table:table-row>
        <table:table-row table:style-name="Table281.1">
          <table:table-cell table:style-name="Table281.A2" office:value-type="string">
            <text:p text:style-name="P15">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5">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7">Type</text:p>
            </table:table-cell>
            <table:table-cell table:style-name="Table282.B1" office:value-type="string">
              <text:p text:style-name="P16">Format Description</text:p>
            </table:table-cell>
          </table:table-row>
        </table:table-header-rows>
        <table:table-row table:style-name="Table282.1">
          <table:table-cell table:style-name="Table282.A2" office:value-type="string">
            <text:p text:style-name="P15">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5">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5">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5">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5">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5">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5">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7">Type</text:p>
            </table:table-cell>
            <table:table-cell table:style-name="Table283.B1" office:value-type="string">
              <text:p text:style-name="P16">Format Description</text:p>
            </table:table-cell>
          </table:table-row>
        </table:table-header-rows>
        <table:table-row table:style-name="Table283.1">
          <table:table-cell table:style-name="Table283.A2" office:value-type="string">
            <text:p text:style-name="P15">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5">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5">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5">%</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7">Flag</text:p>
            </table:table-cell>
            <table:table-cell table:style-name="Table284.A1" office:value-type="string">
              <text:p text:style-name="P17">Applies to:</text:p>
            </table:table-cell>
            <table:table-cell table:style-name="Table284.C1" office:value-type="string">
              <text:p text:style-name="P18">Description</text:p>
            </table:table-cell>
          </table:table-row>
        </table:table-header-rows>
        <table:table-row table:style-name="Table284.1">
          <table:table-cell table:style-name="Table284.A2" office:value-type="string">
            <text:p text:style-name="P15">space</text:p>
          </table:table-cell>
          <table:table-cell table:style-name="Table284.A2" office:value-type="string">
            <text:p text:style-name="P15">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5">(digit)$</text:p>
          </table:table-cell>
          <table:table-cell table:style-name="Table284.A2" office:value-type="string">
            <text:p text:style-name="P15">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5">#</text:p>
          </table:table-cell>
          <table:table-cell table:style-name="Table284.A2" office:value-type="string">
            <text:p text:style-name="P15">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5">+</text:p>
          </table:table-cell>
          <table:table-cell table:style-name="Table284.A2" office:value-type="string">
            <text:p text:style-name="P15">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5">-</text:p>
          </table:table-cell>
          <table:table-cell table:style-name="Table284.A2" office:value-type="string">
            <text:p text:style-name="P15">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5">0</text:p>
          </table:table-cell>
          <table:table-cell table:style-name="Table284.A2" office:value-type="string">
            <text:p text:style-name="P15">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5">*</text:p>
          </table:table-cell>
          <table:table-cell table:style-name="Table284.A2" office:value-type="string">
            <text:p text:style-name="P15">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8">Code</text:p>
            </table:table-cell>
            <table:table-cell table:style-name="Table285.B1" office:value-type="string">
              <text:p text:style-name="P18">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9">"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08450520"/>*<text:alphabetical-index-mark-end text:id="IMark10845052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8">Code</text:p>
          </table:table-cell>
          <table:table-cell table:style-name="Table234.B2" office:value-type="string">
            <text:p text:style-name="P18">Result</text:p>
          </table:table-cell>
        </table:table-row>
        <table:table-row table:style-name="Table234.1">
          <table:table-cell table:style-name="Table234.A2" office:value-type="string">
            <text:p text:style-name="Snippet">"*" 10 *</text:p>
          </table:table-cell>
          <table:table-cell table:style-name="Table234.B2" office:value-type="string">
            <text:p text:style-name="P7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08450520"/>+<text:alphabetical-index-mark-end text:id="IMark10845052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8">Code</text:p>
          </table:table-cell>
          <table:table-cell table:style-name="Table235.B2" office:value-type="string">
            <text:p text:style-name="P18">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08450520"/>."<text:alphabetical-index-mark-end text:id="IMark1084505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8">Code</text:p>
          </table:table-cell>
          <table:table-cell table:style-name="Table236.B2" office:value-type="string">
            <text:p text:style-name="P18">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08450520"/>.+left<text:alphabetical-index-mark-end text:id="IMark10845052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8">Code</text:p>
          </table:table-cell>
          <table:table-cell table:style-name="Table237.B2" office:value-type="string">
            <text:p text:style-name="P18">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08450520"/>.+mid<text:alphabetical-index-mark-end text:id="IMark10845052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8">Code</text:p>
          </table:table-cell>
          <table:table-cell table:style-name="Table238.B2" office:value-type="string">
            <text:p text:style-name="P18">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08450520"/>.+midlr<text:alphabetical-index-mark-end text:id="IMark10845052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8">Code</text:p>
          </table:table-cell>
          <table:table-cell table:style-name="Table239.B2" office:value-type="string">
            <text:p text:style-name="P18">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08450520"/>.+right<text:alphabetical-index-mark-end text:id="IMark10845052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8">Code</text:p>
          </table:table-cell>
          <table:table-cell table:style-name="Table240.B2" office:value-type="string">
            <text:p text:style-name="P18">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08450520"/>.-left<text:alphabetical-index-mark-end text:id="IMark10845052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8">Code</text:p>
          </table:table-cell>
          <table:table-cell table:style-name="Table241.B2" office:value-type="string">
            <text:p text:style-name="P18">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08450520"/>.-mid<text:alphabetical-index-mark-end text:id="IMark10845052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8">Code</text:p>
          </table:table-cell>
          <table:table-cell table:style-name="Table242.B2" office:value-type="string">
            <text:p text:style-name="P18">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08450520"/>.-midlr<text:alphabetical-index-mark-end text:id="IMark10845052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8">Code</text:p>
          </table:table-cell>
          <table:table-cell table:style-name="Table243.B2" office:value-type="string">
            <text:p text:style-name="P18">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08450520"/>.-right<text:alphabetical-index-mark-end text:id="IMark10845052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8">Code</text:p>
          </table:table-cell>
          <table:table-cell table:style-name="Table244.B2" office:value-type="string">
            <text:p text:style-name="P18">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08450520"/>.call<text:alphabetical-index-mark-end text:id="IMark108450520"/>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8">Code</text:p>
          </table:table-cell>
          <table:table-cell table:style-name="Table245.B2" office:value-type="string">
            <text:p text:style-name="P18">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08450520"/>.cjust<text:alphabetical-index-mark-end text:id="IMark10845052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8">Code</text:p>
          </table:table-cell>
          <table:table-cell table:style-name="Table246.B2" office:value-type="string">
            <text:p text:style-name="P18">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08450520"/>.contains?<text:alphabetical-index-mark-end text:id="IMark10845052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8">Code</text:p>
          </table:table-cell>
          <table:table-cell table:style-name="Table280.B2" office:value-type="string">
            <text:p text:style-name="P18">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08450520"/>.each{<text:alphabetical-index-mark-end text:id="IMark108450520"/>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8">Code</text:p>
          </table:table-cell>
          <table:table-cell table:style-name="Table473.B2" office:value-type="string">
            <text:p text:style-name="P18">Result</text:p>
          </table:table-cell>
        </table:table-row>
        <table:table-row table:style-name="Table473.1">
          <table:table-cell table:style-name="Table473.A2" office:value-type="string">
            <text:p text:style-name="Snippet"><text:span text:style-name="T14">"</text:span><text:span text:style-name="T14">Hello</text:span><text:span text:style-name="T14">"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08450520"/>v<text:alphabetical-index-mark-end text:id="IMark108450520"/> [current_element_value]</text:h>
            <text:p text:style-name="Text_20_body">Routing:<text:span text:style-name="T13"> Compiler Context.</text:span></text:p>
            <text:p text:style-name="P1">Get the character currently being processed.</text:p>
          </table:table-cell>
          <table:covered-table-cell/>
        </table:table-row>
        <table:table-row table:style-name="Table476.1">
          <table:table-cell table:style-name="Table476.A2" office:value-type="string">
            <text:p text:style-name="P18">Code</text:p>
          </table:table-cell>
          <table:table-cell table:style-name="Table476.B2" office:value-type="string">
            <text:p text:style-name="P18">Result</text:p>
          </table:table-cell>
        </table:table-row>
        <table:table-row table:style-name="Table476.1">
          <table:table-cell table:style-name="Table476.A2" office:value-type="string">
            <text:p text:style-name="Snippet"><text:span text:style-name="T14">"</text:span><text:span text:style-name="T14">Hello</text:span><text:span text:style-name="T14">" .each{ v dup + . space }</text:span></text:p>
          </table:table-cell>
          <table:table-cell table:style-name="Table476.B2" office:value-type="string">
            <text:p text:style-name="P28">(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08450520"/>x<text:alphabetical-index-mark-end text:id="IMark108450520"/> [current_element_index]</text:h>
            <text:p text:style-name="Text_20_body">Routing:<text:span text:style-name="T13"> Compiler Context.</text:span></text:p>
            <text:p text:style-name="P1">Get the index currently being processed.</text:p>
          </table:table-cell>
          <table:covered-table-cell/>
        </table:table-row>
        <table:table-row table:style-name="Table477.1">
          <table:table-cell table:style-name="Table477.A2" office:value-type="string">
            <text:p text:style-name="P18">Code</text:p>
          </table:table-cell>
          <table:table-cell table:style-name="Table477.B2" office:value-type="string">
            <text:p text:style-name="P18">Result</text:p>
          </table:table-cell>
        </table:table-row>
        <table:table-row table:style-name="Table477.1">
          <table:table-cell table:style-name="Table477.A2" office:value-type="string">
            <text:p text:style-name="Snippet"><text:span text:style-name="T14">"</text:span><text:span text:style-name="T14">Hello</text:span><text:span text:style-name="T14">" .each{ x . space }</text:span></text:p>
          </table:table-cell>
          <table:table-cell table:style-name="Table477.B2" office:value-type="string">
            <text:p text:style-name="P28">(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each{ … <text:alphabetical-index-mark-start text:id="IMark108450520"/>}<text:alphabetical-index-mark-end text:id="IMark108450520"/> []</text:h>
            <text:p text:style-name="Text_20_body">Routing:<text:span text:style-name="T13"> Compiler Context.</text:span></text:p>
            <text:p text:style-name="P13">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08450520"/>.emit<text:alphabetical-index-mark-end text:id="IMark1084505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8">Code</text:p>
          </table:table-cell>
          <table:table-cell table:style-name="Table247.B2" office:value-type="string">
            <text:p text:style-name="P18">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08450520"/>.eval<text:alphabetical-index-mark-end text:id="IMark108450520"/>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8">Code</text:p>
          </table:table-cell>
          <table:table-cell table:style-name="Table248.B2" office:value-type="string">
            <text:p text:style-name="P18">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08450520"/>.fmt<text:alphabetical-index-mark-end text:id="IMark10845052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8">Code</text:p>
          </table:table-cell>
          <table:table-cell table:style-name="Table249.B2" office:value-type="string">
            <text:p text:style-name="P18">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08450520"/>.fmt"<text:alphabetical-index-mark-end text:id="IMark10845052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8">Code</text:p>
          </table:table-cell>
          <table:table-cell table:style-name="Table250.B2" office:value-type="string">
            <text:p text:style-name="P18">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08450520"/>.left<text:alphabetical-index-mark-end text:id="IMark10845052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8">Code</text:p>
          </table:table-cell>
          <table:table-cell table:style-name="Table251.B2" office:value-type="string">
            <text:p text:style-name="P18">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08450520"/>.left?<text:alphabetical-index-mark-end text:id="IMark10845052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8">Code</text:p>
          </table:table-cell>
          <table:table-cell table:style-name="Table252.B2" office:value-type="string">
            <text:p text:style-name="P18">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08450520"/>.length<text:alphabetical-index-mark-end text:id="IMark1084505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8">Code</text:p>
          </table:table-cell>
          <table:table-cell table:style-name="Table253.B2" office:value-type="string">
            <text:p text:style-name="P18">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08450520"/>.lines<text:alphabetical-index-mark-end text:id="IMark10845052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8">Code</text:p>
          </table:table-cell>
          <table:table-cell table:style-name="Table254.B2" office:value-type="string">
            <text:p text:style-name="P18">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08450520"/>.ljust<text:alphabetical-index-mark-end text:id="IMark10845052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8">Code</text:p>
          </table:table-cell>
          <table:table-cell table:style-name="Table255.B2" office:value-type="string">
            <text:p text:style-name="P18">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08450520"/>.load<text:alphabetical-index-mark-end text:id="IMark1084505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8">Code</text:p>
          </table:table-cell>
          <table:table-cell table:style-name="Table256.B2" office:value-type="string">
            <text:p text:style-name="P18">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08450520"/>.lstrip<text:alphabetical-index-mark-end text:id="IMark10845052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8">Code</text:p>
          </table:table-cell>
          <table:table-cell table:style-name="Table257.B2" office:value-type="string">
            <text:p text:style-name="P18">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08450520"/>.mid<text:alphabetical-index-mark-end text:id="IMark10845052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8">Code</text:p>
          </table:table-cell>
          <table:table-cell table:style-name="Table258.B2" office:value-type="string">
            <text:p text:style-name="P18">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08450520"/>.mid?<text:alphabetical-index-mark-end text:id="IMark10845052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8">Code</text:p>
          </table:table-cell>
          <table:table-cell table:style-name="Table259.B2" office:value-type="string">
            <text:p text:style-name="P18">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08450520"/>.midlr<text:alphabetical-index-mark-end text:id="IMark10845052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8">Code</text:p>
          </table:table-cell>
          <table:table-cell table:style-name="Table260.B2" office:value-type="string">
            <text:p text:style-name="P18">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08450520"/>.posn<text:alphabetical-index-mark-end text:id="IMark10845052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8">Code</text:p>
          </table:table-cell>
          <table:table-cell table:style-name="Table261.B2" office:value-type="string">
            <text:p text:style-name="P18">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08450520"/>.reverse<text:alphabetical-index-mark-end text:id="IMark10845052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8">Code</text:p>
          </table:table-cell>
          <table:table-cell table:style-name="Table262.B2" office:value-type="string">
            <text:p text:style-name="P18">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08450520"/>.right<text:alphabetical-index-mark-end text:id="IMark10845052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8">Code</text:p>
          </table:table-cell>
          <table:table-cell table:style-name="Table263.B2" office:value-type="string">
            <text:p text:style-name="P18">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08450520"/>.right?<text:alphabetical-index-mark-end text:id="IMark10845052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8">Code</text:p>
          </table:table-cell>
          <table:table-cell table:style-name="Table264.B2" office:value-type="string">
            <text:p text:style-name="P18">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08450520"/>.rjust<text:alphabetical-index-mark-end text:id="IMark10845052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8">Code</text:p>
          </table:table-cell>
          <table:table-cell table:style-name="Table265.B2" office:value-type="string">
            <text:p text:style-name="P18">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08450520"/>.rstrip<text:alphabetical-index-mark-end text:id="IMark10845052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8">Code</text:p>
          </table:table-cell>
          <table:table-cell table:style-name="Table266.B2" office:value-type="string">
            <text:p text:style-name="P18">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08450520"/>.split<text:alphabetical-index-mark-end text:id="IMark10845052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8">Code</text:p>
          </table:table-cell>
          <table:table-cell table:style-name="Table267.B2" office:value-type="string">
            <text:p text:style-name="P18">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08450520"/>.strip<text:alphabetical-index-mark-end text:id="IMark10845052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8">Code</text:p>
          </table:table-cell>
          <table:table-cell table:style-name="Table268.B2" office:value-type="string">
            <text:p text:style-name="P18">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08450520"/>.throw<text:alphabetical-index-mark-end text:id="IMark10845052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8">Code</text:p>
          </table:table-cell>
          <table:table-cell table:style-name="Table279.B2" office:value-type="string">
            <text:p text:style-name="P18">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08450520"/>.to_lower<text:alphabetical-index-mark-end text:id="IMark10845052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8">Code</text:p>
          </table:table-cell>
          <table:table-cell table:style-name="Table269.B2" office:value-type="string">
            <text:p text:style-name="P18">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08450520"/>.to_s<text:alphabetical-index-mark-end text:id="IMark10845052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8">Code</text:p>
          </table:table-cell>
          <table:table-cell table:style-name="Table472.B2" office:value-type="string">
            <text:p text:style-name="P18">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08450520"/>.to_upper<text:alphabetical-index-mark-end text:id="IMark10845052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8">Code</text:p>
          </table:table-cell>
          <table:table-cell table:style-name="Table270.B2" office:value-type="string">
            <text:p text:style-name="P18">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08450520"/>&lt;<text:alphabetical-index-mark-end text:id="IMark10845052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8">Code</text:p>
          </table:table-cell>
          <table:table-cell table:style-name="Table271.B2" office:value-type="string">
            <text:p text:style-name="P18">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08450520"/>&lt;&lt;<text:alphabetical-index-mark-end text:id="IMark10845052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8">Code</text:p>
          </table:table-cell>
          <table:table-cell table:style-name="Table272.B2" office:value-type="string">
            <text:p text:style-name="P18">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08450520"/>&lt;=<text:alphabetical-index-mark-end text:id="IMark10845052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8">Code</text:p>
          </table:table-cell>
          <table:table-cell table:style-name="Table273.B2" office:value-type="string">
            <text:p text:style-name="P18">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08450520"/>&lt;=&gt;<text:alphabetical-index-mark-end text:id="IMark1084505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8">Code</text:p>
          </table:table-cell>
          <table:table-cell table:style-name="Table274.B2" office:value-type="string">
            <text:p text:style-name="P18">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08450520"/>&gt;<text:alphabetical-index-mark-end text:id="IMark10845052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8">Code</text:p>
          </table:table-cell>
          <table:table-cell table:style-name="Table275.B2" office:value-type="string">
            <text:p text:style-name="P18">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08450520"/>&gt;=<text:alphabetical-index-mark-end text:id="IMark10845052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8">Code</text:p>
          </table:table-cell>
          <table:table-cell table:style-name="Table276.B2" office:value-type="string">
            <text:p text:style-name="P18">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08453016"/>Thread<text:alphabetical-index-mark-end text:id="IMark108453016"/></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08450520"/>.current<text:alphabetical-index-mark-end text:id="IMark10845052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8">Code</text:p>
          </table:table-cell>
          <table:table-cell table:style-name="Table286.B2" office:value-type="string">
            <text:p text:style-name="P18">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08450520"/>.list<text:alphabetical-index-mark-end text:id="IMark10845052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8">Code</text:p>
          </table:table-cell>
          <table:table-cell table:style-name="Table287.B2" office:value-type="string">
            <text:p text:style-name="P18">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08450520"/>.main<text:alphabetical-index-mark-end text:id="IMark10845052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8">Code</text:p>
          </table:table-cell>
          <table:table-cell table:style-name="Table288.B2" office:value-type="string">
            <text:p text:style-name="P18">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8">Code</text:p>
          </table:table-cell>
          <table:table-cell table:style-name="Table426.B2" office:value-type="string">
            <text:p text:style-name="P18">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8">#&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08450520"/>.vm<text:alphabetical-index-mark-end text:id="IMark10845052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8">Code</text:p>
          </table:table-cell>
          <table:table-cell table:style-name="Table289.B2" office:value-type="string">
            <text:p text:style-name="P18">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08450520"/>.sleep<text:alphabetical-index-mark-end text:id="IMark10845052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8">Code</text:p>
          </table:table-cell>
          <table:table-cell table:style-name="Table478.B2" office:value-type="string">
            <text:p text:style-name="P18">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08450520"/>.start<text:alphabetical-index-mark-end text:id="IMark108450520"/>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8">Code</text:p>
          </table:table-cell>
          <table:table-cell table:style-name="Table427.B2" office:value-type="string">
            <text:p text:style-name="P18">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08450520"/>pause<text:alphabetical-index-mark-end text:id="IMark108450520"/>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8">Code</text:p>
          </table:table-cell>
          <table:table-cell table:style-name="Table429.B2" office:value-type="string">
            <text:p text:style-name="P18">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108453016"/><text:alphabetical-index-mark-start text:id="IMark108450856"/><text:alphabetical-index-mark-start text:id="IMark108451624"/>TrueClass<text:alphabetical-index-mark-end text:id="IMark108451624"/><text:alphabetical-index-mark-end text:id="IMark108450856"/><text:alphabetical-index-mark-end text:id="IMark108453016"/></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2"/>
      <text:h text:style-name="Heading_20_1" text:outline-level="1"><text:alphabetical-index-mark-start text:id="IMark108453016"/>VirtualMachine<text:alphabetical-index-mark-end text:id="IMark108453016"/></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08450520"/>!:<text:alphabetical-index-mark-end text:id="IMark1084505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413945824363926404" text:style-name="L25">
              <text:list-item>
                <text:p text:style-name="P106">There are pretty much no restrictions on the name except that it not contain spaces and any <text:span text:style-name="T9">" signals an embedded string (which is also immediate).</text:span></text:p>
              </text:list-item>
              <text:list-item>
                <text:p text:style-name="P114">This part of the fOOrth language system is still under development.</text:p>
              </text:list-item>
            </text:list>
          </table:table-cell>
          <table:covered-table-cell/>
        </table:table-row>
        <table:table-row table:style-name="Table290.1">
          <table:table-cell table:style-name="Table290.A2" office:value-type="string">
            <text:p text:style-name="P18">Code</text:p>
          </table:table-cell>
          <table:table-cell table:style-name="Table290.B2" office:value-type="string">
            <text:p text:style-name="P18">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08450520"/>super<text:alphabetical-index-mark-end text:id="IMark10845052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08450520"/>val:<text:alphabetical-index-mark-end text:id="IMark10845052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8">Code</text:p>
          </table:table-cell>
          <table:table-cell table:style-name="Table375.B2" office:value-type="string">
            <text:p text:style-name="P18">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08450520"/>var:<text:alphabetical-index-mark-end text:id="IMark10845052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8">Code</text:p>
          </table:table-cell>
          <table:table-cell table:style-name="Table376.B2" office:value-type="string">
            <text:p text:style-name="P18">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08450520"/>val@:<text:alphabetical-index-mark-end text:id="IMark1084505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8">Code</text:p>
          </table:table-cell>
          <table:table-cell table:style-name="Table377.B2" office:value-type="string">
            <text:p text:style-name="P18">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08450520"/>var@:<text:alphabetical-index-mark-end text:id="IMark1084505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8">Code</text:p>
          </table:table-cell>
          <table:table-cell table:style-name="Table378.B2" office:value-type="string">
            <text:p text:style-name="P18">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08450520"/>;<text:alphabetical-index-mark-end text:id="IMark108450520"/>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08450520"/>"<text:alphabetical-index-mark-end text:id="IMark10845052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08450520"/>-infinity<text:alphabetical-index-mark-end text:id="IMark1084505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08450520"/>.:<text:alphabetical-index-mark-end text:id="IMark1084505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08450520"/>.::<text:alphabetical-index-mark-end text:id="IMark1084505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08450520"/>.append{<text:alphabetical-index-mark-end text:id="IMark10845052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08450520"/>.create{<text:alphabetical-index-mark-end text:id="IMark10845052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08450520"/>.dump<text:alphabetical-index-mark-end text:id="IMark1084505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8">Code</text:p>
          </table:table-cell>
          <table:table-cell table:style-name="Table418.B2" office:value-type="string">
            <text:p text:style-name="P18">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08450520"/>.each{<text:alphabetical-index-mark-end text:id="IMark10845052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08450520"/>.elapsed<text:alphabetical-index-mark-end text:id="IMark10845052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8">Code</text:p>
          </table:table-cell>
          <table:table-cell table:style-name="Table421.B2" office:value-type="string">
            <text:p text:style-name="P18">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08450520"/>.map{<text:alphabetical-index-mark-end text:id="IMark10845052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08450520"/>.new{<text:alphabetical-index-mark-end text:id="IMark10845052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08450520"/>.open{<text:alphabetical-index-mark-end text:id="IMark10845052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08450520"/>.restart<text:alphabetical-index-mark-end text:id="IMark1084505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8">Code</text:p>
          </table:table-cell>
          <table:table-cell table:style-name="Table422.B2" office:value-type="string">
            <text:p text:style-name="P18">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08450520"/>.select{<text:alphabetical-index-mark-end text:id="IMark10845052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08450520"/>.to_s<text:alphabetical-index-mark-end text:id="IMark10845052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8">Code</text:p>
          </table:table-cell>
          <table:table-cell table:style-name="Table423.B2" office:value-type="string">
            <text:p text:style-name="P18">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08450520"/>.start<text:alphabetical-index-mark-end text:id="IMark10845052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8">Code</text:p>
          </table:table-cell>
          <table:table-cell table:style-name="Table424.B2" office:value-type="string">
            <text:p text:style-name="P18">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ext:soft-page-break/>
        <table:table-row table:style-name="Table300.1">
          <table:table-cell table:style-name="Table300.A1" table:number-columns-spanned="2" office:value-type="string">
            <text:h text:style-name="Heading_20_3" text:outline-level="3">[before] <text:alphabetical-index-mark-start text:id="IMark108450520"/>.vm_name<text:alphabetical-index-mark-end text:id="IMark1084505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8">Code</text:p>
          </table:table-cell>
          <table:table-cell table:style-name="Table300.B2" office:value-type="string">
            <text:p text:style-name="P18">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08450520"/>.with{<text:alphabetical-index-mark-end text:id="IMark10845052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8">Code</text:p>
          </table:table-cell>
          <table:table-cell table:style-name="Table301.B2" office:value-type="string">
            <text:p text:style-name="P18">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08450520"/>:<text:alphabetical-index-mark-end text:id="IMark108450520"/> method_name … ; []</text:h>
            <text:p text:style-name="Text_20_body">Routing: VM</text:p>
            <text:p text:style-name="P1">This method is used to define a method on the virtual machine. These methods execute normally with to the current mode.</text:p>
            <text:p text:style-name="P1">Notes</text:p>
            <text:list xml:id="list31705818" text:continue-numbering="true" text:style-name="L25">
              <text:list-item>
                <text:p text:style-name="P106">There are pretty much no restrictions on the name except that it not contain spaces and any <text:span text:style-name="T9">" signals an embedded string.</text:span></text:p>
              </text:list-item>
              <text:list-item>
                <text:p text:style-name="P114">This type of fOOrth method most closely resembles a classical FORTH word.</text:p>
              </text:list-item>
            </text:list>
          </table:table-cell>
          <table:covered-table-cell/>
        </table:table-row>
        <table:table-row table:style-name="Table302.1">
          <table:table-cell table:style-name="Table302.A2" office:value-type="string">
            <text:p text:style-name="P18">Code</text:p>
          </table:table-cell>
          <table:table-cell table:style-name="Table302.B2" office:value-type="string">
            <text:p text:style-name="P18">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62103992"/>super<text:alphabetical-index-mark-end text:id="IMark26210399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62103992"/>val:<text:alphabetical-index-mark-end text:id="IMark26210399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8">Code</text:p>
          </table:table-cell>
          <table:table-cell table:style-name="Table319.B2" office:value-type="string">
            <text:p text:style-name="P18">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62103992"/>var:<text:alphabetical-index-mark-end text:id="IMark26210399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8">Code</text:p>
          </table:table-cell>
          <table:table-cell table:style-name="Table402.B2" office:value-type="string">
            <text:p text:style-name="P18">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62103992"/>val@:<text:alphabetical-index-mark-end text:id="IMark26210399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8">Code</text:p>
          </table:table-cell>
          <table:table-cell table:style-name="Table403.B2" office:value-type="string">
            <text:p text:style-name="P18">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262103992"/>var@:<text:alphabetical-index-mark-end text:id="IMark26210399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8">Code</text:p>
          </table:table-cell>
          <table:table-cell table:style-name="Table404.B2" office:value-type="string">
            <text:p text:style-name="P18">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262103992"/>;<text:alphabetical-index-mark-end text:id="IMark262103992"/>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262103992"/>?dup<text:alphabetical-index-mark-end text:id="IMark26210399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8">Code</text:p>
          </table:table-cell>
          <table:table-cell table:style-name="Table303.B2" office:value-type="string">
            <text:p text:style-name="P18">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62103992"/>[<text:alphabetical-index-mark-end text:id="IMark26210399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62103992"/>accept<text:alphabetical-index-mark-end text:id="IMark26210399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8">Code</text:p>
          </table:table-cell>
          <table:table-cell table:style-name="Table305.B2" office:value-type="string">
            <text:p text:style-name="P18">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 text:outline-level="3">[] <text:alphabetical-index-mark-start text:id="IMark262103992"/>accept"<text:alphabetical-index-mark-end text:id="IMark26210399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8">Code</text:p>
          </table:table-cell>
          <table:table-cell table:style-name="Table306.B2" office:value-type="string">
            <text:p text:style-name="P18">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262103992"/>begin<text:alphabetical-index-mark-end text:id="IMark26210399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62103992"/>while<text:alphabetical-index-mark-end text:id="IMark262103992"/>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begin … [a_boolean] <text:alphabetical-index-mark-start text:id="IMark262103992"/>until<text:alphabetical-index-mark-end text:id="IMark262103992"/>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262103992"/>again<text:alphabetical-index-mark-end text:id="IMark262103992"/>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begin … <text:alphabetical-index-mark-start text:id="IMark262103992"/>repeat<text:alphabetical-index-mark-end text:id="IMark262103992"/>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62103992"/>class:<text:alphabetical-index-mark-end text:id="IMark26210399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62103992"/>clone<text:alphabetical-index-mark-end text:id="IMark26210399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8">Code</text:p>
          </table:table-cell>
          <table:table-cell table:style-name="Table309.B2" office:value-type="string">
            <text:p text:style-name="P18">Result</text:p>
          </table:table-cell>
        </table:table-row>
        <table:table-row table:style-name="Table309.1">
          <table:table-cell table:style-name="Table309.A2" office:value-type="string">
            <text:p text:style-name="P6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62103992"/>complex<text:alphabetical-index-mark-end text:id="IMark26210399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262103992"/>copy<text:alphabetical-index-mark-end text:id="IMark26210399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8">Code</text:p>
          </table:table-cell>
          <table:table-cell table:style-name="Table311.B2" office:value-type="string">
            <text:p text:style-name="P18">Result</text:p>
          </table:table-cell>
        </table:table-row>
        <table:table-row table:style-name="Table311.1">
          <table:table-cell table:style-name="Table311.A2" office:value-type="string">
            <text:p text:style-name="P6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262103992"/>cr<text:alphabetical-index-mark-end text:id="IMark26210399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8">Code</text:p>
          </table:table-cell>
          <table:table-cell table:style-name="Table312.B2" office:value-type="string">
            <text:p text:style-name="P18">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62103992"/>do<text:alphabetical-index-mark-end text:id="IMark26210399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8">Code</text:p>
          </table:table-cell>
          <table:table-cell table:style-name="Table313.B2" office:value-type="string">
            <text:p text:style-name="P18">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62103992"/>i<text:alphabetical-index-mark-end text:id="IMark262103992"/>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262103992"/>j<text:alphabetical-index-mark-end text:id="IMark262103992"/>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8">Code</text:p>
          </table:table-cell>
          <table:table-cell table:style-name="Table432.B2" office:value-type="string">
            <text:p text:style-name="P18">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62103992"/>-i<text:alphabetical-index-mark-end text:id="IMark262103992"/>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8">Code</text:p>
          </table:table-cell>
          <table:table-cell table:style-name="Table433.B2" office:value-type="string">
            <text:p text:style-name="P18">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62103992"/>-j<text:alphabetical-index-mark-end text:id="IMark262103992"/>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8">Code</text:p>
          </table:table-cell>
          <table:table-cell table:style-name="Table434.B2" office:value-type="string">
            <text:p text:style-name="P18">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do … <text:alphabetical-index-mark-start text:id="IMark262103992"/>loop<text:alphabetical-index-mark-end text:id="IMark262103992"/>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do … <text:alphabetical-index-mark-start text:id="IMark262103992"/>+loop<text:alphabetical-index-mark-end text:id="IMark262103992"/>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8">Code</text:p>
          </table:table-cell>
          <table:table-cell table:style-name="Table436.B2" office:value-type="string">
            <text:p text:style-name="P18">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62103992"/>dpr<text:alphabetical-index-mark-end text:id="IMark26210399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62103992"/>drop<text:alphabetical-index-mark-end text:id="IMark26210399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8">Code</text:p>
          </table:table-cell>
          <table:table-cell table:style-name="Table315.B2" office:value-type="string">
            <text:p text:style-name="P18">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262103992"/>dup<text:alphabetical-index-mark-end text:id="IMark26210399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8">Code</text:p>
          </table:table-cell>
          <table:table-cell table:style-name="Table316.B2" office:value-type="string">
            <text:p text:style-name="P18">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262103992"/>e<text:alphabetical-index-mark-end text:id="IMark26210399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62103992"/>epsilon<text:alphabetical-index-mark-end text:id="IMark26210399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62103992"/>false<text:alphabetical-index-mark-end text:id="IMark26210399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262103992"/>if<text:alphabetical-index-mark-end text:id="IMark26210399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8">Code</text:p>
          </table:table-cell>
          <table:table-cell table:style-name="Table321.B2" office:value-type="string">
            <text:p text:style-name="P18">Result</text:p>
          </table:table-cell>
        </table:table-row>
        <table:table-row table:style-name="Table321.1">
          <table:table-cell table:style-name="Table321.A2" office:value-type="string">
            <text:p text:style-name="Snippet">2 odd? if .<text:span text:style-name="T14">"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4">"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4">"?"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text:alphabetical-index-mark-start text:id="IMark262103992"/>else<text:alphabetical-index-mark-end text:id="IMark262103992"/> []</text:h>
            <text:p text:style-name="Text_20_body">Routing:<text:span text:style-name="T13">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if … <text:alphabetical-index-mark-start text:id="IMark262103992"/>then<text:alphabetical-index-mark-end text:id="IMark262103992"/> []</text:h>
            <text:p text:style-name="Text_20_body">Routing:<text:span text:style-name="T13">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62103992"/>infinity<text:alphabetical-index-mark-end text:id="IMark26210399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262103992"/>load"<text:alphabetical-index-mark-end text:id="IMark26210399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8">Code</text:p>
          </table:table-cell>
          <table:table-cell table:style-name="Table323.B2" office:value-type="string">
            <text:p text:style-name="P18">Result</text:p>
          </table:table-cell>
        </table:table-row>
        <table:table-row table:style-name="Table323.1">
          <table:table-cell table:style-name="Table323.A2" office:value-type="string">
            <text:p text:style-name="Snippet">load<text:span text:style-name="T14">"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62103992"/>max_float<text:alphabetical-index-mark-end text:id="IMark26210399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62103992"/>min_float<text:alphabetical-index-mark-end text:id="IMark26210399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62103992"/>nan<text:alphabetical-index-mark-end text:id="IMark26210399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62103992"/>nil<text:alphabetical-index-mark-end text:id="IMark26210399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262103992"/>nip<text:alphabetical-index-mark-end text:id="IMark26210399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8">Code</text:p>
          </table:table-cell>
          <table:table-cell table:style-name="Table328.B2" office:value-type="string">
            <text:p text:style-name="P18">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62103992"/>over<text:alphabetical-index-mark-end text:id="IMark26210399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8">Code</text:p>
          </table:table-cell>
          <table:table-cell table:style-name="Table329.B2" office:value-type="string">
            <text:p text:style-name="P18">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62103992"/>pause<text:alphabetical-index-mark-end text:id="IMark26210399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62103992"/>pi<text:alphabetical-index-mark-end text:id="IMark26210399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62103992"/>pick<text:alphabetical-index-mark-end text:id="IMark26210399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8">Code</text:p>
          </table:table-cell>
          <table:table-cell table:style-name="Table332.B2" office:value-type="string">
            <text:p text:style-name="P18">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4">"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62103992"/>rational<text:alphabetical-index-mark-end text:id="IMark26210399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62103992"/>rot<text:alphabetical-index-mark-end text:id="IMark26210399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8">Code</text:p>
          </table:table-cell>
          <table:table-cell table:style-name="Table334.B2" office:value-type="string">
            <text:p text:style-name="P18">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62103992"/>self<text:alphabetical-index-mark-end text:id="IMark26210399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8">Code</text:p>
          </table:table-cell>
          <table:table-cell table:style-name="Table335.B2" office:value-type="string">
            <text:p text:style-name="P18">Result</text:p>
          </table:table-cell>
        </table:table-row>
        <table:table-row table:style-name="Table335.1">
          <table:table-cell table:style-name="Table335.A2" office:value-type="string">
            <text:p text:style-name="Snippet">&gt;<text:span text:style-name="T12">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3">class: MyClass</text:p>
            <text:p text:style-name="P73">MyClass .: .who_r_u self ;</text:p>
            <text:p text:style-name="P73">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62103992"/>space<text:alphabetical-index-mark-end text:id="IMark26210399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8">Code</text:p>
          </table:table-cell>
          <table:table-cell table:style-name="Table336.B2" office:value-type="string">
            <text:p text:style-name="P18">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62103992"/>spaces<text:alphabetical-index-mark-end text:id="IMark26210399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8">Code</text:p>
          </table:table-cell>
          <table:table-cell table:style-name="Table337.B2" office:value-type="string">
            <text:p text:style-name="P18">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62103992"/>swap<text:alphabetical-index-mark-end text:id="IMark26210399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8">Code</text:p>
          </table:table-cell>
          <table:table-cell table:style-name="Table338.B2" office:value-type="string">
            <text:p text:style-name="P18">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62103992"/>switch<text:alphabetical-index-mark-end text:id="IMark26210399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62103992"/>break<text:alphabetical-index-mark-end text:id="IMark262103992"/> []</text:h>
            <text:p text:style-name="Text_20_body">Routing:<text:span text:style-name="T13">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62103992"/>?break<text:alphabetical-index-mark-end text:id="IMark262103992"/> []</text:h>
            <text:p text:style-name="Text_20_body">Routing:<text:span text:style-name="T13">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switch … <text:alphabetical-index-mark-start text:id="IMark262103992"/>end<text:alphabetical-index-mark-end text:id="IMark262103992"/> []</text:h>
            <text:p text:style-name="Text_20_body">Routing:<text:span text:style-name="T13">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62103992"/>throw<text:span text:style-name="T9">"</text:span><text:alphabetical-index-mark-end text:id="IMark262103992"/><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8">Code</text:p>
          </table:table-cell>
          <table:table-cell table:style-name="Table425.B2" office:value-type="string">
            <text:p text:style-name="P18">Result</text:p>
          </table:table-cell>
        </table:table-row>
        <table:table-row table:style-name="Table425.1">
          <table:table-cell table:style-name="Table425.A2" office:value-type="string">
            <text:p text:style-name="Snippet">throw<text:span text:style-name="T14">"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62103992"/>true<text:alphabetical-index-mark-end text:id="IMark26210399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8">Code</text:p>
          </table:table-cell>
          <table:table-cell table:style-name="Table340.B2" office:value-type="string">
            <text:p text:style-name="P18">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62103992"/>try<text:alphabetical-index-mark-end text:id="IMark262103992"/> … end [unspecified]</text:h>
            <text:p text:style-name="Text_20_body">Routing: VM</text:p>
            <text:p text:style-name="P1">The try block is used to control and contain exceptions. The try block is composed of three sections: </text:p>
            <text:list xml:id="list4523385192843779736" text:style-name="L26">
              <text:list-item>
                <text:p text:style-name="P107">The try section that contains the potentially error prone code.</text:p>
              </text:list-item>
              <text:list-item>
                <text:p text:style-name="P107">The optional catch section that responds to and processes exceptions.</text:p>
              </text:list-item>
              <text:list-item>
                <text:p text:style-name="P107">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7"><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61986704"/>catch<text:alphabetical-index-mark-end text:id="IMark261986704"/> []</text:h>
            <text:p text:style-name="Text_20_body">Routing:<text:span text:style-name="T13">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61986704"/>?<text:span text:style-name="T9">"</text:span><text:alphabetical-index-mark-end text:id="IMark261986704"/><text:span text:style-name="T9">error_code"</text:span> [a_boolean]</text:h>
            <text:p text:style-name="Text_20_body">Routing:<text:span text:style-name="T13">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8">Code</text:p>
          </table:table-cell>
          <table:table-cell table:style-name="Table449.B2" office:value-type="string">
            <text:p text:style-name="P18">Result</text:p>
          </table:table-cell>
        </table:table-row>
        <table:table-row table:style-name="Table449.1">
          <table:table-cell table:style-name="Table449.A2" office:value-type="string">
            <text:p text:style-name="Snippet">?<text:span text:style-name="T14">"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4">"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4">"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61986704"/>bounce<text:alphabetical-index-mark-end text:id="IMark261986704"/> []</text:h>
            <text:p text:style-name="Text_20_body">Routing:<text:span text:style-name="T13">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61986704"/>error<text:alphabetical-index-mark-end text:id="IMark261986704"/> [a_string]</text:h>
            <text:p text:style-name="Text_20_body">Routing:<text:span text:style-name="T13">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61986704"/>finally<text:alphabetical-index-mark-end text:id="IMark261986704"/> []</text:h>
            <text:p text:style-name="Text_20_body">Routing:<text:span text:style-name="T13">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try … <text:alphabetical-index-mark-start text:id="IMark261986704"/>end<text:alphabetical-index-mark-end text:id="IMark261986704"/> [after]</text:h>
            <text:p text:style-name="Text_20_body">Routing:<text:span text:style-name="T13">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61986704"/>tuck<text:alphabetical-index-mark-end text:id="IMark26198670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8">Code</text:p>
          </table:table-cell>
          <table:table-cell table:style-name="Table341.B2" office:value-type="string">
            <text:p text:style-name="P18">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61986704"/>val#:<text:alphabetical-index-mark-end text:id="IMark26198670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8">Code</text:p>
          </table:table-cell>
          <table:table-cell table:style-name="Table393.B2" office:value-type="string">
            <text:p text:style-name="P18">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61986704"/>val$:<text:alphabetical-index-mark-end text:id="IMark26198670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8">Code</text:p>
          </table:table-cell>
          <table:table-cell table:style-name="Table394.B2" office:value-type="string">
            <text:p text:style-name="P18">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61986704"/>var#:<text:alphabetical-index-mark-end text:id="IMark26198670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8">Code</text:p>
          </table:table-cell>
          <table:table-cell table:style-name="Table395.B2" office:value-type="string">
            <text:p text:style-name="P18">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61986704"/>var$:<text:alphabetical-index-mark-end text:id="IMark26198670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8">Code</text:p>
          </table:table-cell>
          <table:table-cell table:style-name="Table396.B2" office:value-type="string">
            <text:p text:style-name="P18">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61986704"/>vm<text:alphabetical-index-mark-end text:id="IMark26198670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8">Code</text:p>
          </table:table-cell>
          <table:table-cell table:style-name="Table342.B2" office:value-type="string">
            <text:p text:style-name="P18">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61986704"/>{<text:alphabetical-index-mark-end text:id="IMark26198670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61986704"/>{{<text:alphabetical-index-mark-end text:id="IMark26198670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08453016"/>Commands<text:alphabetical-index-mark-end text:id="IMark10845301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61986704"/>)"<text:alphabetical-index-mark-end text:id="IMark261986704"/>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61986704"/>)classes<text:alphabetical-index-mark-end text:id="IMark261986704"/> []</text:h>
            <text:p text:style-name="Text_20_body">Routing: VM</text:p>
            <text:p text:style-name="P1">Generate a list of the classes in the system. For example:</text:p>
            <text:p text:style-name="Code"/>
            <text:p text:style-name="Code">&gt;<text:span text:style-name="T12">)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61986704"/>)context<text:alphabetical-index-mark-end text:id="IMark26198670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61986704"/>)context!<text:alphabetical-index-mark-end text:id="IMark26198670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61986704"/>)debug<text:alphabetical-index-mark-end text:id="IMark261986704"/> []</text:h>
            <text:p text:style-name="Text_20_body">Routing: VM</text:p>
            <text:p text:style-name="P1">This method activates debug mode in which greater detail of compiler activity is displayed. For example:</text:p>
            <text:p text:style-name="Code"/>
            <text:p text:style-name="Code">&gt;<text:span text:style-name="T12">debug</text:span></text:p>
            <text:p text:style-name="Code"/>
            <text:p text:style-name="Code">&gt;<text:span text:style-name="T12">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2">: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2">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61986704"/>)elapsed<text:alphabetical-index-mark-end text:id="IMark261986704"/> []</text:h>
            <text:p text:style-name="Text_20_body">Routing: VM</text:p>
            <text:p text:style-name="P1">Display how much time has elapsed since the current virtual machine was started. </text:p>
            <text:p text:style-name="Code"/>
            <text:p text:style-name="Code">&gt;<text:span text:style-name="T12">)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61986704"/>)entries<text:alphabetical-index-mark-end text:id="IMark261986704"/> []</text:h>
            <text:p text:style-name="Text_20_body">Routing: VM</text:p>
            <text:p text:style-name="P1">Display the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61986704"/>)globals<text:alphabetical-index-mark-end text:id="IMark261986704"/> []</text:h>
            <text:p text:style-name="Text_20_body">Routing: VM</text:p>
            <text:p text:style-name="P1">Display the currently defined global values and variables and the strings they map to.</text:p>
            <text:p text:style-name="Code"/>
            <text:p text:style-name="Code">&gt;<text:span text:style-name="T12">42 val$: $zz</text:span></text:p>
            <text:p text:style-name="Code"/>
            <text:p text:style-name="Code">&gt;<text:span text:style-name="T12">)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61986704"/>)irb<text:alphabetical-index-mark-end text:id="IMark26198670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61986704"/>)load"<text:alphabetical-index-mark-end text:id="IMark261986704"/> … " []</text:h>
            <text:p text:style-name="Text_20_body">Routing: VM</text:p>
            <text:p text:style-name="P1">Load the file named in the embedded string. This unlike load” this method provides user feedback of the loading process.</text:p>
            <text:p text:style-name="Code"/>
            <text:p text:style-name="Code">&gt;<text:span text:style-name="T16">)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61986704"/>)map"<text:alphabetical-index-mark-end text:id="IMark26198670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61986704"/>)nodebug<text:alphabetical-index-mark-end text:id="IMark26198670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61986704"/>)noshow<text:alphabetical-index-mark-end text:id="IMark26198670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61986704"/>)quit<text:alphabetical-index-mark-end text:id="IMark26198670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61986704"/>)restart<text:alphabetical-index-mark-end text:id="IMark26198670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61986704"/>)show<text:alphabetical-index-mark-end text:id="IMark261986704"/> []</text:h>
            <text:p text:style-name="Text_20_body">Routing: VM</text:p>
            <text:p text:style-name="P1">When this command is active, the contents of the stack are displayed after each command is processed.</text:p>
            <text:p text:style-name="Code"/>
            <text:p text:style-name="Code">&gt;<text:span text:style-name="T12">)show</text:span></text:p>
            <text:p text:style-name="Code"/>
            <text:p text:style-name="Code">&gt;<text:span text:style-name="T12">1 2 3</text:span></text:p>
            <text:p text:style-name="Code"/>
            <text:p text:style-name="Code">[1, 2, 3]</text:p>
            <text:p text:style-name="Code">&gt;<text:span text:style-name="T12">+</text:span></text:p>
            <text:p text:style-name="Code"/>
            <text:p text:style-name="Code">[1, 5]</text:p>
            <text:p text:style-name="Code">&gt;<text:span text:style-name="T12">*</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61986704"/>)start<text:alphabetical-index-mark-end text:id="IMark261986704"/> []</text:h>
            <text:p text:style-name="Text_20_body">Routing: VM</text:p>
            <text:p text:style-name="P1">Display the start time of the virtual machine.</text:p>
            <text:p text:style-name="Code"/>
            <text:p text:style-name="Code">&gt;<text:span text:style-name="T12">)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61986704"/>)threads<text:alphabetical-index-mark-end text:id="IMark261986704"/> []</text:h>
            <text:p text:style-name="Text_20_body">Routing: VM</text:p>
            <text:p text:style-name="P1">Display the currently executing threads in the fOOrth system.</text:p>
            <text:p text:style-name="Code"/>
            <text:p text:style-name="Code">&gt;<text:span text:style-name="T12">)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61986704"/>)time<text:alphabetical-index-mark-end text:id="IMark26198670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61986704"/>)unmap"<text:alphabetical-index-mark-end text:id="IMark26198670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61986704"/>)version<text:alphabetical-index-mark-end text:id="IMark261986704"/> []</text:h>
            <text:p text:style-name="Text_20_body">Routing: VM</text:p>
            <text:p text:style-name="P1">Display the version string of the fOOrth language system.</text:p>
            <text:p text:style-name="Code"/>
            <text:p text:style-name="Code">&gt;<text:span text:style-name="T12">)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61986704"/>)vm<text:alphabetical-index-mark-end text:id="IMark26198670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61986704"/>)vm!<text:alphabetical-index-mark-end text:id="IMark26198670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61986704"/>)words<text:alphabetical-index-mark-end text:id="IMark261986704"/> []</text:h>
            <text:p text:style-name="Text_20_body">Routing: VM</text:p>
            <text:p text:style-name="Text_20_body">Display the active methods defined for this virtual machine:</text:p>
            <text:p text:style-name="Code"/>
            <text:p text:style-name="Code">&gt;<text:span text:style-name="T12">)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08453016"/>)entries<text:alphabetical-index-mark-end text:id="IMark108453016"/>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7">Expression Character</text:p>
          </table:table-cell>
          <table:table-cell table:style-name="Table4.B1" office:value-type="string">
            <text:p text:style-name="P18">Description</text:p>
          </table:table-cell>
        </table:table-row>
        <table:table-row>
          <table:table-cell table:style-name="Table4.A2" office:value-type="string">
            <text:p text:style-name="P22">.</text:p>
          </table:table-cell>
          <table:table-cell table:style-name="Table4.B2" office:value-type="string">
            <text:p text:style-name="P2">Any character except newline</text:p>
          </table:table-cell>
        </table:table-row>
        <table:table-row>
          <table:table-cell table:style-name="Table4.A2" office:value-type="string">
            <text:p text:style-name="P22">[A-Z]</text:p>
          </table:table-cell>
          <table:table-cell table:style-name="Table4.B2" office:value-type="string">
            <text:p text:style-name="P2">Any uppercase alphabetical character.</text:p>
          </table:table-cell>
        </table:table-row>
        <table:table-row>
          <table:table-cell table:style-name="Table4.A2" office:value-type="string">
            <text:p text:style-name="P22">[A-Za-z0-9_]</text:p>
          </table:table-cell>
          <table:table-cell table:style-name="Table4.B2" office:value-type="string">
            <text:p text:style-name="P2">Any alphanumeric or underscore character.</text:p>
          </table:table-cell>
        </table:table-row>
        <table:table-row>
          <table:table-cell table:style-name="Table4.A2" office:value-type="string">
            <text:p text:style-name="P22">\.</text:p>
          </table:table-cell>
          <table:table-cell table:style-name="Table4.B2" office:value-type="string">
            <text:p text:style-name="P2">A single '.' character.</text:p>
          </table:table-cell>
        </table:table-row>
        <table:table-row>
          <table:table-cell table:style-name="Table4.A2" office:value-type="string">
            <text:p text:style-name="P22">\/</text:p>
          </table:table-cell>
          <table:table-cell table:style-name="Table4.B2" office:value-type="string">
            <text:p text:style-name="P2">A single '/' character</text:p>
          </table:table-cell>
        </table:table-row>
        <table:table-row>
          <table:table-cell table:style-name="Table4.A2" office:value-type="string">
            <text:p text:style-name="P22">\$</text:p>
          </table:table-cell>
          <table:table-cell table:style-name="Table4.B2" office:value-type="string">
            <text:p text:style-name="P2">A single '$' character.</text:p>
          </table:table-cell>
        </table:table-row>
        <table:table-row>
          <table:table-cell table:style-name="Table4.A2" office:value-type="string">
            <text:p text:style-name="P22">\d</text:p>
          </table:table-cell>
          <table:table-cell table:style-name="Table4.B2" office:value-type="string">
            <text:p text:style-name="P2">A digit (0..9)</text:p>
          </table:table-cell>
        </table:table-row>
        <table:table-row>
          <table:table-cell table:style-name="Table4.A2" office:value-type="string">
            <text:p text:style-name="P22">X*</text:p>
          </table:table-cell>
          <table:table-cell table:style-name="Table4.B2" office:value-type="string">
            <text:p text:style-name="P2">0 or more repetitions of the X expression.</text:p>
          </table:table-cell>
        </table:table-row>
        <table:table-row>
          <table:table-cell table:style-name="Table4.A2" office:value-type="string">
            <text:p text:style-name="P22">X+</text:p>
          </table:table-cell>
          <table:table-cell table:style-name="Table4.B2" office:value-type="string">
            <text:p text:style-name="P2">1 or more repetitions of the X expression.</text:p>
          </table:table-cell>
        </table:table-row>
        <table:table-row>
          <table:table-cell table:style-name="Table4.A2" office:value-type="string">
            <text:p text:style-name="P22">^</text:p>
          </table:table-cell>
          <table:table-cell table:style-name="Table4.B2" office:value-type="string">
            <text:p text:style-name="P2">The beginning of the line or string.</text:p>
          </table:table-cell>
        </table:table-row>
        <table:table-row>
          <table:table-cell table:style-name="Table4.A2" office:value-type="string">
            <text:p text:style-name="P22">$</text:p>
          </table:table-cell>
          <table:table-cell table:style-name="Table4.B2" office:value-type="string">
            <text:p text:style-name="P2">The end of the line or string</text:p>
          </table:table-cell>
        </table:table-row>
        <table:table-row>
          <table:table-cell table:style-name="Table4.A2" office:value-type="string">
            <text:p text:style-name="P20">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3">0</text:p>
          <text:p text:style-name="P82">0&lt;<text:tab/>121</text:p>
          <text:p text:style-name="P82">0&lt;=<text:tab/>122</text:p>
          <text:p text:style-name="P82">0&lt;=&gt;<text:tab/>122</text:p>
          <text:p text:style-name="P82">0&lt;&gt; <text:tab/>122</text:p>
          <text:p text:style-name="P82">0=<text:tab/>123</text:p>
          <text:p text:style-name="P82">0&gt;<text:tab/>123</text:p>
          <text:p text:style-name="P82">0&gt;=<text:tab/>123</text:p>
          <text:p text:style-name="P83">1</text:p>
          <text:p text:style-name="P82">1-<text:tab/>124</text:p>
          <text:p text:style-name="P82">1+<text:tab/>124</text:p>
          <text:p text:style-name="P83">2</text:p>
          <text:p text:style-name="P82">2-<text:tab/>125</text:p>
          <text:p text:style-name="P82">2*<text:tab/>98, 124</text:p>
          <text:p text:style-name="P82">2/<text:tab/>99, 125</text:p>
          <text:p text:style-name="P82">2+<text:tab/>124</text:p>
          <text:p text:style-name="P83">A</text:p>
          <text:p text:style-name="P82">accept<text:tab/>185</text:p>
          <text:p text:style-name="P82">accept"<text:tab/>186</text:p>
          <text:p text:style-name="P82">again<text:tab/>24, 187</text:p>
          <text:p text:style-name="P82">and<text:tab/>100</text:p>
          <text:p text:style-name="P82">Archive<text:tab/>11</text:p>
          <text:p text:style-name="P82">Array<text:tab/>61</text:p>
          <text:p text:style-name="P83">B</text:p>
          <text:p text:style-name="P82">begin<text:tab/>24, 186</text:p>
          <text:p text:style-name="P82">Boolean<text:tab/>59</text:p>
          <text:p text:style-name="P82">bounce<text:tab/>35, 37, 199</text:p>
          <text:p text:style-name="P82">break<text:tab/>197</text:p>
          <text:p text:style-name="P83">C</text:p>
          <text:p text:style-name="P82">catch<text:tab/>34, 37, 199</text:p>
          <text:p text:style-name="P82">Class<text:tab/>75</text:p>
          <text:p text:style-name="P82">class:<text:tab/>79, 187</text:p>
          <text:p text:style-name="P82">Classes<text:tab/>45</text:p>
          <text:p text:style-name="P82">clone<text:tab/>29, 187</text:p>
          <text:p text:style-name="P82">com<text:tab/>100</text:p>
          <text:p text:style-name="P82">Commands<text:tab/>79, 203</text:p>
          <text:p text:style-name="P82">complex<text:tab/>83, 187</text:p>
          <text:p text:style-name="P82">Complex<text:tab/>81</text:p>
          <text:p text:style-name="P82">copy<text:tab/>29, 188</text:p>
          <text:p text:style-name="P82">cr<text:tab/>188</text:p>
          <text:p text:style-name="P83">D</text:p>
          <text:p text:style-name="P82">Declarations<text:tab/>25</text:p>
          <text:p text:style-name="P82">Demo.rb<text:tab/>10</text:p>
          <text:p text:style-name="P82">distinct?<text:tab/>136</text:p>
          <text:p text:style-name="P82">do<text:tab/>22, 188</text:p>
          <text:p text:style-name="P82">dpr<text:tab/>104, 190</text:p>
          <text:p text:style-name="P82">drop<text:tab/>18, 190</text:p>
          <text:p text:style-name="P82">Duck Typing<text:tab/>25</text:p>
          <text:p text:style-name="P82">dup<text:tab/>18, 29, 191</text:p>
          <text:p text:style-name="P83">E</text:p>
          <text:p text:style-name="P82">e<text:tab/>105, 191</text:p>
          <text:p text:style-name="P82">else<text:tab/>20, 192</text:p>
          <text:p text:style-name="P82">end<text:tab/>197, 200</text:p>
          <text:p text:style-name="P82">epsilon<text:tab/>105, 191</text:p>
          <text:p text:style-name="P82">error<text:tab/>199</text:p>
          <text:p text:style-name="P83">F</text:p>
          <text:p text:style-name="P82">false<text:tab/>191</text:p>
          <text:p text:style-name="P82">FalseClass<text:tab/>59, 85</text:p>
          <text:p text:style-name="P82">finally<text:tab/>36, 37, 200</text:p>
          <text:p text:style-name="P82">Float<text:tab/>87</text:p>
          <text:p text:style-name="P83">H</text:p>
          <text:p text:style-name="P82">Hash<text:tab/>89</text:p>
          <text:p text:style-name="P83">I</text:p>
          <text:p text:style-name="P82">i<text:tab/>22, 189</text:p>
          <text:p text:style-name="P82">identical?<text:tab/>137</text:p>
          <text:p text:style-name="P82">if<text:tab/>20, 192</text:p>
          <text:p text:style-name="P82">infinity<text:tab/>105, 192</text:p>
          <text:p text:style-name="P82">Inheritance<text:tab/>46</text:p>
          <text:p text:style-name="P82">InStream<text:tab/>93</text:p>
          <text:p text:style-name="P82">Integer<text:tab/>96</text:p>
          <text:p text:style-name="P83">J</text:p>
          <text:p text:style-name="P82">j<text:tab/>22, 189</text:p>
          <text:p text:style-name="P83">K</text:p>
          <text:p text:style-name="P82">Known Issues<text:tab/>11</text:p>
          <text:p text:style-name="P83">L</text:p>
          <text:p text:style-name="P82">Late Binding<text:tab/>46</text:p>
          <text:p text:style-name="P82">load"<text:tab/>193</text:p>
          <text:p text:style-name="P82">loop<text:tab/>22, 190</text:p>
          <text:p text:style-name="P83">M</text:p>
          <text:p text:style-name="P82">max<text:tab/>137</text:p>
          <text:p text:style-name="P82">max_float<text:tab/>105, 193</text:p>
          <text:p text:style-name="P82">Method Mapping<text:tab/>47</text:p>
          <text:p text:style-name="P82">Methods<text:tab/>46</text:p>
          <text:p text:style-name="P82">min<text:tab/>137</text:p>
          <text:p text:style-name="P82">min_float<text:tab/>106, 193</text:p>
          <text:p text:style-name="P82">mod<text:tab/>127</text:p>
          <text:p text:style-name="P82">Mutation<text:tab/>27</text:p>
          <text:p text:style-name="P83">N</text:p>
          <text:p text:style-name="P82">nan<text:tab/>106, 193</text:p>
          <text:p text:style-name="P82">neg<text:tab/>127</text:p>
          <text:p text:style-name="P82">nil<text:tab/>193</text:p>
          <text:p text:style-name="P82">nil&lt;&gt;<text:tab/>138</text:p>
          <text:p text:style-name="P82">nil=<text:tab/>138</text:p>
          <text:p text:style-name="P82">NilClass<text:tab/>59, 102</text:p>
          <text:p text:style-name="P82">nip<text:tab/>18, 194</text:p>
          <text:p text:style-name="P82">not<text:tab/>138</text:p>
          <text:p text:style-name="P82">Numeric<text:tab/>60, 104</text:p>
          <text:p text:style-name="P83">O</text:p>
          <text:p text:style-name="P82">Object<text:tab/>59, 128</text:p>
          <text:p text:style-name="P82">or<text:tab/>101</text:p>
          <text:p text:style-name="P82">OutStream<text:tab/>140</text:p>
          <text:p text:style-name="P82">over<text:tab/>18, 194</text:p>
          <text:p text:style-name="P83">P</text:p>
          <text:p text:style-name="P82">pause<text:tab/>175, 194</text:p>
          <text:p text:style-name="P82">pi<text:tab/>106, 194</text:p>
          <text:p text:style-name="P82">pick<text:tab/>18, 195</text:p>
          <text:p text:style-name="P82">Polymorphism<text:tab/>46</text:p>
          <text:p text:style-name="P82">Procedure<text:tab/>145</text:p>
          <text:p text:style-name="P82">Prototypes<text:tab/>46</text:p>
          <text:p text:style-name="P83">Q</text:p>
          <text:p text:style-name="P82">Queue<text:tab/>147</text:p>
          <text:p text:style-name="P83">R</text:p>
          <text:p text:style-name="P82">Rake<text:tab/>10</text:p>
          <text:p text:style-name="P82">rational<text:tab/>151, 195</text:p>
          <text:p text:style-name="P82">Rational<text:tab/>149</text:p>
          <text:p text:style-name="P82">Referencing<text:tab/>26</text:p>
          <text:p text:style-name="P82">repeat<text:tab/>24, 187</text:p>
          <text:p text:style-name="P82">rot<text:tab/>195</text:p>
          <text:p text:style-name="P82">Routing<text:tab/>52</text:p>
          <text:p text:style-name="P83">S</text:p>
          <text:p text:style-name="P82">Scoping<text:tab/>25</text:p>
          <text:p text:style-name="P82">self<text:tab/>57, 196</text:p>
          <text:p text:style-name="P82">space<text:tab/>196</text:p>
          <text:p text:style-name="P82">spaces<text:tab/>196</text:p>
          <text:p text:style-name="P82">Stack<text:tab/>152</text:p>
          <text:p text:style-name="P82">String<text:tab/>154</text:p>
          <text:p text:style-name="P82">super<text:tab/>76, 130, 178, 184</text:p>
          <text:p text:style-name="P82">swap<text:tab/>19, 196</text:p>
          <text:p text:style-name="P82">switch<text:tab/>20, 197</text:p>
          <text:p text:style-name="P82">SymbolMap<text:tab/>47</text:p>
          <text:p text:style-name="P83">T</text:p>
          <text:p text:style-name="P82">Testing<text:tab/>10</text:p>
          <text:p text:style-name="P82">Thanks<text:tab/>8</text:p>
          <text:p text:style-name="P82">then<text:tab/>20, 192</text:p>
          <text:p text:style-name="P82">Thread<text:tab/>173</text:p>
          <text:p text:style-name="P82">throw"<text:tab/>38, 198</text:p>
          <text:p text:style-name="P82">true<text:tab/>198</text:p>
          <text:p text:style-name="P82">TrueClass<text:tab/>59, 176</text:p>
          <text:p text:style-name="P82">try<text:tab/>34, 37, 198</text:p>
          <text:p text:style-name="P82">tuck<text:tab/>19, 200</text:p>
          <text:p text:style-name="P82">Typing<text:tab/>25</text:p>
          <text:p text:style-name="P83">U</text:p>
          <text:p text:style-name="P82">until<text:tab/>24, 187</text:p>
          <text:p text:style-name="P83">V</text:p>
          <text:p text:style-name="P82">v<text:tab/>67, 69, 72, 91, 163</text:p>
          <text:p text:style-name="P82">val:<text:tab/>25, 76, 129, 178, 184</text:p>
          <text:p text:style-name="P82">val@:<text:tab/>26, 76, 130, 179, 184</text:p>
          <text:p text:style-name="P82">val#:<text:tab/>26, 200</text:p>
          <text:p text:style-name="P82">val$:<text:tab/>26, 201</text:p>
          <text:p text:style-name="P82">var:<text:tab/>25, 76, 130, 179, 184</text:p>
          <text:p text:style-name="P82">var@:<text:tab/>26, 77, 130, 179, 185</text:p>
          <text:p text:style-name="P82">var#:<text:tab/>26, 201</text:p>
          <text:p text:style-name="P82">var$:<text:tab/>26, 202</text:p>
          <text:p text:style-name="P82">VirtualMachine<text:tab/>177</text:p>
          <text:p text:style-name="P82">vm<text:tab/>202</text:p>
          <text:p text:style-name="P83">W</text:p>
          <text:p text:style-name="P82">while<text:tab/>186</text:p>
          <text:p text:style-name="P83">X</text:p>
          <text:p text:style-name="P82">x<text:tab/>62, 68p., 72, 91, 163</text:p>
          <text:p text:style-name="P82"><text:soft-page-break/>xor<text:tab/>101</text:p>
          <text:p text:style-name="P83">^</text:p>
          <text:p text:style-name="P82">^^<text:tab/>86, 102, 136</text:p>
          <text:p text:style-name="P83">-</text:p>
          <text:p text:style-name="P82">-<text:tab/>108</text:p>
          <text:p text:style-name="P82">-&gt;<text:tab/>89</text:p>
          <text:p text:style-name="P82">-i<text:tab/>22, 189</text:p>
          <text:p text:style-name="P82">-infinity<text:tab/>104, 180</text:p>
          <text:p text:style-name="P82">-j<text:tab/>22, 189</text:p>
          <text:p text:style-name="P83">;</text:p>
          <text:p text:style-name="P82">;<text:tab/>77, 130, 179, 185</text:p>
          <text:p text:style-name="P83">:</text:p>
          <text:p text:style-name="P82">:<text:tab/>54, 183</text:p>
          <text:p text:style-name="P83">!</text:p>
          <text:p text:style-name="P82">!<text:tab/>64</text:p>
          <text:p text:style-name="P82">!:<text:tab/>178</text:p>
          <text:p text:style-name="P83">?</text:p>
          <text:p text:style-name="P82">?"<text:tab/>35, 37, 199</text:p>
          <text:p text:style-name="P82">?break<text:tab/>197</text:p>
          <text:p text:style-name="P82">?dup<text:tab/>185</text:p>
          <text:p text:style-name="P83">.</text:p>
          <text:p text:style-name="P82">.<text:tab/>128, 142</text:p>
          <text:p text:style-name="P82">.-left<text:tab/>66, 161</text:p>
          <text:p text:style-name="P82">.-mid<text:tab/>66, 161</text:p>
          <text:p text:style-name="P82">.-midlr<text:tab/>66, 161</text:p>
          <text:p text:style-name="P82">.-right<text:tab/>66, 162</text:p>
          <text:p text:style-name="P82">.:<text:tab/>54, 75, 180</text:p>
          <text:p text:style-name="P82">.::<text:tab/>54, 129, 180</text:p>
          <text:p text:style-name="P82">."<text:tab/>159</text:p>
          <text:p text:style-name="P82">.[]!<text:tab/>67, 90</text:p>
          <text:p text:style-name="P82">.[]@<text:tab/>67, 90</text:p>
          <text:p text:style-name="P82">.+left<text:tab/>64, 160</text:p>
          <text:p text:style-name="P82">.+mid<text:tab/>65, 160</text:p>
          <text:p text:style-name="P82">.+midlr<text:tab/>65, 160</text:p>
          <text:p text:style-name="P82">.+right<text:tab/>65, 161</text:p>
          <text:p text:style-name="P82">.1/x<text:tab/>108</text:p>
          <text:p text:style-name="P82">.10**<text:tab/>108</text:p>
          <text:p text:style-name="P82">.2**<text:tab/>109</text:p>
          <text:p text:style-name="P82">.abs<text:tab/>109</text:p>
          <text:p text:style-name="P82">.acos<text:tab/>109</text:p>
          <text:p text:style-name="P82">.acosh<text:tab/>110</text:p>
          <text:p text:style-name="P82">.angle<text:tab/>110</text:p>
          <text:p text:style-name="P82">.append<text:tab/>140</text:p>
          <text:p text:style-name="P82">.append{<text:tab/>141, 180</text:p>
          <text:p text:style-name="P82">.asin<text:tab/>110</text:p>
          <text:p text:style-name="P82">.asinh<text:tab/>111</text:p>
          <text:p text:style-name="P82">.atan<text:tab/>111</text:p>
          <text:p text:style-name="P82">.atan2<text:tab/>111</text:p>
          <text:p text:style-name="P82">.atanh<text:tab/>112</text:p>
          <text:p text:style-name="P82">.c2p<text:tab/>112</text:p>
          <text:p text:style-name="P82">.call<text:tab/>145, 162</text:p>
          <text:p text:style-name="P82">.cbrt<text:tab/>82, 112</text:p>
          <text:p text:style-name="P82">.ceil<text:tab/>112</text:p>
          <text:p text:style-name="P82">.cjust<text:tab/>162</text:p>
          <text:p text:style-name="P82">.class<text:tab/>131</text:p>
          <text:p text:style-name="P82">.clear<text:tab/>147, 152</text:p>
          <text:p text:style-name="P82">.clone<text:tab/>29, 131</text:p>
          <text:p text:style-name="P82">.clone_exclude<text:tab/>31, 131</text:p>
          <text:p text:style-name="P82">.close<text:tab/>94, 142</text:p>
          <text:p text:style-name="P82">.conjugate<text:tab/>113</text:p>
          <text:p text:style-name="P82">.contains?<text:tab/>162</text:p>
          <text:p text:style-name="P82">.copy<text:tab/>29, 132</text:p>
          <text:p text:style-name="P82">.cos<text:tab/>113</text:p>
          <text:p text:style-name="P82">.cosh<text:tab/>113</text:p>
          <text:p text:style-name="P82">.cr<text:tab/>142</text:p>
          <text:p text:style-name="P82">.create<text:tab/>141</text:p>
          <text:p text:style-name="P82">.create{<text:tab/>141, 180</text:p>
          <text:p text:style-name="P82">.cube<text:tab/>113</text:p>
          <text:p text:style-name="P82">.current<text:tab/>173</text:p>
          <text:p text:style-name="P82">.d2r<text:tab/>114</text:p>
          <text:p text:style-name="P82">.denominator<text:tab/>114</text:p>
          <text:p text:style-name="P82">.dump<text:tab/>181</text:p>
          <text:p text:style-name="P82">.e**<text:tab/>82, 114</text:p>
          <text:p text:style-name="P82">.each{<text:tab/>67, 90, 163, 181</text:p>
          <text:p text:style-name="P82">.elapsed<text:tab/>181</text:p>
          <text:p text:style-name="P82">.emit<text:tab/>114, 142, 163</text:p>
          <text:p text:style-name="P82">.empty?<text:tab/>147, 152</text:p>
          <text:p text:style-name="P82">.eval<text:tab/>164</text:p>
          <text:p text:style-name="P82">.even?<text:tab/>97</text:p>
          <text:p text:style-name="P82">.floor<text:tab/>115</text:p>
          <text:p text:style-name="P82">.fmt<text:tab/>164</text:p>
          <text:p text:style-name="P82">.fmt"<text:tab/>164</text:p>
          <text:p text:style-name="P82">.gcd<text:tab/>97</text:p>
          <text:p text:style-name="P82">.get_all<text:tab/>93</text:p>
          <text:p text:style-name="P82">.getc<text:tab/>95</text:p>
          <text:p text:style-name="P82">.gets<text:tab/>95</text:p>
          <text:p text:style-name="P82">.hypot<text:tab/>115</text:p>
          <text:p text:style-name="P82">.imaginary<text:tab/>115</text:p>
          <text:p text:style-name="P82">.init<text:tab/>26, 132</text:p>
          <text:p text:style-name="P82">.is_class?<text:tab/>77, 132</text:p>
          <text:p text:style-name="P82">.keys<text:tab/>91</text:p>
          <text:p text:style-name="P82">.lcm<text:tab/>97</text:p>
          <text:p text:style-name="P82">.left<text:tab/>68, 164</text:p>
          <text:p text:style-name="P82">.left?<text:tab/>165</text:p>
          <text:p text:style-name="P82">.length<text:tab/>68, 147, 152, 165</text:p>
          <text:p text:style-name="P82">.lines<text:tab/>165</text:p>
          <text:p text:style-name="P82">.list<text:tab/>173</text:p>
          <text:p text:style-name="P82">.ljust<text:tab/>165</text:p>
          <text:p text:style-name="P82">.ln<text:tab/>115</text:p>
          <text:p text:style-name="P82">.load<text:tab/>166</text:p>
          <text:p text:style-name="P82">.log10<text:tab/>116</text:p>
          <text:p text:style-name="P82">.log2<text:tab/>116</text:p>
          <text:p text:style-name="P82">.lstrip<text:tab/>166</text:p>
          <text:p text:style-name="P82">.magnitude<text:tab/>116</text:p>
          <text:p text:style-name="P82">.main<text:tab/>174</text:p>
          <text:p text:style-name="P82">.map{<text:tab/>69, 181</text:p>
          <text:p text:style-name="P82">.max<text:tab/>70</text:p>
          <text:p text:style-name="P82">.mid<text:tab/>70, 166</text:p>
          <text:p text:style-name="P82">.mid?<text:tab/>166</text:p>
          <text:p text:style-name="P82">.midlr<text:tab/>70, 167</text:p>
          <text:p text:style-name="P82">.min<text:tab/>71</text:p>
          <text:p text:style-name="P82">.name<text:tab/>133</text:p>
          <text:p text:style-name="P82">.new<text:tab/>62, 77</text:p>
          <text:p text:style-name="P82">.new_size<text:tab/>63</text:p>
          <text:p text:style-name="P82">.new_value<text:tab/>63</text:p>
          <text:p text:style-name="P82">.new_values<text:tab/>63</text:p>
          <text:p text:style-name="P82">.new{<text:tab/>62, 181</text:p>
          <text:p text:style-name="P82">.numerator<text:tab/>117</text:p>
          <text:p text:style-name="P82">.odd?<text:tab/>97</text:p>
          <text:p text:style-name="P82">.open<text:tab/>94</text:p>
          <text:p text:style-name="P82">.open{<text:tab/>94, 182</text:p>
          <text:p text:style-name="P82">.p2c<text:tab/>117</text:p>
          <text:p text:style-name="P82">.parent_class<text:tab/>78</text:p>
          <text:p text:style-name="P82">.peek<text:tab/>153</text:p>
          <text:p text:style-name="P82">.pend<text:tab/>148</text:p>
          <text:p text:style-name="P82">.polar<text:tab/>117</text:p>
          <text:p text:style-name="P82">.pop<text:tab/>148, 153</text:p>
          <text:p text:style-name="P82">.posn<text:tab/>167</text:p>
          <text:p text:style-name="P82">.pp<text:tab/>71, 92</text:p>
          <text:p text:style-name="P82">.push<text:tab/>148, 153</text:p>
          <text:p text:style-name="P82">.r2d<text:tab/>118</text:p>
          <text:p text:style-name="P82">.real<text:tab/>118</text:p>
          <text:p text:style-name="P82">.restart<text:tab/>182</text:p>
          <text:p text:style-name="P82">.reverse<text:tab/>71, 167</text:p>
          <text:p text:style-name="P82">.right<text:tab/>72, 168</text:p>
          <text:p text:style-name="P82">.right?<text:tab/>168</text:p>
          <text:p text:style-name="P82">.rjust<text:tab/>168</text:p>
          <text:p text:style-name="P82">.round<text:tab/>118</text:p>
          <text:p text:style-name="P82">.rstrip<text:tab/>168</text:p>
          <text:p text:style-name="P82">.select{<text:tab/>72, 182</text:p>
          <text:p text:style-name="P82">.shuffle<text:tab/>73</text:p>
          <text:p text:style-name="P82">.sin<text:tab/>118</text:p>
          <text:p text:style-name="P82">.sinh<text:tab/>119</text:p>
          <text:p text:style-name="P82">.sleep<text:tab/>119, 175</text:p>
          <text:p text:style-name="P82">.sort<text:tab/>73</text:p>
          <text:p text:style-name="P82">.space<text:tab/>143</text:p>
          <text:p text:style-name="P82">.spaces<text:tab/>143</text:p>
          <text:p text:style-name="P82">.split<text:tab/>82, 149, 169</text:p>
          <text:p text:style-name="P82">.sqr<text:tab/>119</text:p>
          <text:p text:style-name="P82">.sqrt<text:tab/>82, 119</text:p>
          <text:p text:style-name="P82">.start<text:tab/>146, 175, 182</text:p>
          <text:p text:style-name="P82">.strip<text:tab/>169</text:p>
          <text:p text:style-name="P82">.strlen<text:tab/>133</text:p>
          <text:p text:style-name="P82">.strmax<text:tab/>73</text:p>
          <text:p text:style-name="P82">.strmax2<text:tab/>92</text:p>
          <text:p text:style-name="P82">.subclass:<text:tab/>78</text:p>
          <text:p text:style-name="P82">.tan<text:tab/>120</text:p>
          <text:p text:style-name="P82">.tanh<text:tab/>120</text:p>
          <text:p text:style-name="P82">.throw<text:tab/>38, 169</text:p>
          <text:p text:style-name="P82">.to_f<text:tab/>88, 133</text:p>
          <text:p text:style-name="P82">.to_f!<text:tab/>88, 133</text:p>
          <text:p text:style-name="P82">.to_i<text:tab/>98, 134</text:p>
          <text:p text:style-name="P82">.to_i!<text:tab/>98, 134</text:p>
          <text:p text:style-name="P82">.to_lower<text:tab/>169</text:p>
          <text:p text:style-name="P82">.to_n<text:tab/>120, 134</text:p>
          <text:p text:style-name="P82">.to_n!<text:tab/>121, 134</text:p>
          <text:p text:style-name="P82">.to_r<text:tab/>134, 150</text:p>
          <text:p text:style-name="P82">.to_r!<text:tab/>134, 150</text:p>
          <text:p text:style-name="P82">.to_s<text:tab/>78, 135, 170, 182</text:p>
          <text:p text:style-name="P82">.to_upper<text:tab/>170</text:p>
          <text:p text:style-name="P82">.to_x<text:tab/>83, 135</text:p>
          <text:p text:style-name="P82"><text:soft-page-break/>.to_x!<text:tab/>83, 135</text:p>
          <text:p text:style-name="P82">.values<text:tab/>92</text:p>
          <text:p text:style-name="P82">.vm<text:tab/>174</text:p>
          <text:p text:style-name="P82">.vm_name<text:tab/>183</text:p>
          <text:p text:style-name="P82">.with{<text:tab/>58, 183</text:p>
          <text:p text:style-name="P83">"</text:p>
          <text:p text:style-name="P82">"<text:tab/>179</text:p>
          <text:p text:style-name="P83">)</text:p>
          <text:p text:style-name="P82">)"<text:tab/>203</text:p>
          <text:p text:style-name="P82">)classes<text:tab/>203</text:p>
          <text:p text:style-name="P82">)context<text:tab/>49, 204</text:p>
          <text:p text:style-name="P82">)context!<text:tab/>49, 204</text:p>
          <text:p text:style-name="P82">)debug<text:tab/>204</text:p>
          <text:p text:style-name="P82">)elapsed<text:tab/>205</text:p>
          <text:p text:style-name="P82">)entries<text:tab/>205, 210</text:p>
          <text:p text:style-name="P82">)globals<text:tab/>205</text:p>
          <text:p text:style-name="P82">)irb<text:tab/>205</text:p>
          <text:p text:style-name="P82">)load"<text:tab/>206</text:p>
          <text:p text:style-name="P82">)map"<text:tab/>206</text:p>
          <text:p text:style-name="P82">)methods<text:tab/>79, 139</text:p>
          <text:p text:style-name="P82">)nodebug<text:tab/>206</text:p>
          <text:p text:style-name="P82">)noshow<text:tab/>206</text:p>
          <text:p text:style-name="P82">)quit<text:tab/>206</text:p>
          <text:p text:style-name="P82">)restart<text:tab/>207</text:p>
          <text:p text:style-name="P82">)show<text:tab/>207</text:p>
          <text:p text:style-name="P82">)start<text:tab/>207</text:p>
          <text:p text:style-name="P82">)stubs<text:tab/>80</text:p>
          <text:p text:style-name="P82">)threads<text:tab/>207</text:p>
          <text:p text:style-name="P82">)time<text:tab/>208</text:p>
          <text:p text:style-name="P82">)unmap"<text:tab/>208</text:p>
          <text:p text:style-name="P82">)version<text:tab/>208</text:p>
          <text:p text:style-name="P82">)vm<text:tab/>51, 208</text:p>
          <text:p text:style-name="P82">)vm!<text:tab/>51, 208</text:p>
          <text:p text:style-name="P82">)words<text:tab/>209</text:p>
          <text:p text:style-name="P83">[</text:p>
          <text:p text:style-name="P82">[<text:tab/>185</text:p>
          <text:p text:style-name="P83">{</text:p>
          <text:p text:style-name="P82">{<text:tab/>89, 202</text:p>
          <text:p text:style-name="P82">{{<text:tab/>145, 202</text:p>
          <text:p text:style-name="P83">}</text:p>
          <text:p text:style-name="P82">}<text:tab/>63, 68p., 73, 89, 91, 163</text:p>
          <text:p text:style-name="P83">@</text:p>
          <text:p text:style-name="P82">@<text:tab/>74</text:p>
          <text:p text:style-name="P83">*</text:p>
          <text:p text:style-name="P82">*<text:tab/>107, 159</text:p>
          <text:p text:style-name="P82">**<text:tab/>107</text:p>
          <text:p text:style-name="P83">/</text:p>
          <text:p text:style-name="P82">/<text:tab/>121</text:p>
          <text:p text:style-name="P83">&amp;</text:p>
          <text:p text:style-name="P82">&amp;&amp;<text:tab/>85, 102, 128</text:p>
          <text:p text:style-name="P83">+</text:p>
          <text:p text:style-name="P82">+<text:tab/>64, 107, 159</text:p>
          <text:p text:style-name="P82">+loop<text:tab/>22, 190</text:p>
          <text:p text:style-name="P83">&lt;</text:p>
          <text:p text:style-name="P82">&lt;<text:tab/>125, 170</text:p>
          <text:p text:style-name="P82">&lt;&lt;<text:tab/>74, 99, 171</text:p>
          <text:p text:style-name="P82">&lt;=<text:tab/>126, 171</text:p>
          <text:p text:style-name="P82">&lt;=&gt;<text:tab/>126, 171</text:p>
          <text:p text:style-name="P82">&lt;&gt;<text:tab/>135</text:p>
          <text:p text:style-name="P83">=</text:p>
          <text:p text:style-name="P82">=<text:tab/>136</text:p>
          <text:p text:style-name="P83">&gt;</text:p>
          <text:p text:style-name="P82">&gt;<text:tab/>126, 172</text:p>
          <text:p text:style-name="P82">&gt;=<text:tab/>127, 172</text:p>
          <text:p text:style-name="P82">&gt;&gt;<text:tab/>100</text:p>
          <text:p text:style-name="P83">|</text:p>
          <text:p text:style-name="P82">||<text:tab/>86, 103, 139</text:p>
          <text:p text:style-name="P83">~</text:p>
          <text:p text:style-name="P82">~<text:tab/>143</text:p>
          <text:p text:style-name="P82">~"<text:tab/>143</text:p>
          <text:p text:style-name="P82">~cr<text:tab/>144</text:p>
          <text:p text:style-name="P82">~emit<text:tab/>144</text:p>
          <text:p text:style-name="P82">~getc<text:tab/>95</text:p>
          <text:p text:style-name="P82">~gets<text:tab/>95</text:p>
          <text:p text:style-name="P82">~space<text:tab/>144</text:p>
          <text:p text:style-name="P82">~spaces<text:tab/>144</text:p>
        </text:index-body>
      </text:alphabetical-index>
      <text:p text:style-name="P1"/>
      <text:h text:style-name="Heading_20_1" text:outline-level="1">Edit History:</text:h>
      <text:p text:style-name="Text_20_body"/>
      <text:p text:style-name="P1">PCC – December 14, 2014 – Initial draft of User's Guide started.</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3832576"/></text:p>
            <text:p text:style-name="Text_20_body">Routing:</text:p>
            <text:p text:style-name="P1">description</text:p>
          </table:table-cell>
          <table:covered-table-cell/>
        </table:table-row>
        <table:table-row table:style-name="Table58.1">
          <table:table-cell table:style-name="Table58.A2" office:value-type="string">
            <text:p text:style-name="P18">Code</text:p>
          </table:table-cell>
          <table:table-cell table:style-name="Table58.B2" office:value-type="string">
            <text:p text:style-name="P18">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8">Code</text:p>
          </table:table-cell>
          <table:table-cell table:style-name="Table61.B2" office:value-type="string">
            <text:p text:style-name="P18">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8">Code</text:p>
          </table:table-cell>
          <table:table-cell table:style-name="Table102.B1" office:value-type="string">
            <text:p text:style-name="P18">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21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2H4M15S</meta:editing-duration>
    <meta:editing-cycles>2797</meta:editing-cycles>
    <meta:generator>OpenOffice/4.1.1$Win32 OpenOffice.org_project/411m6$Build-9775</meta:generator>
    <dc:date>2015-05-14T11:53:33.75</dc:date>
    <dc:creator>Peter Camilleri</dc:creator>
    <meta:printed-by>Peter Camilleri</meta:printed-by>
    <meta:print-date>2015-05-03T14:38:38.15</meta:print-date>
    <meta:document-statistic meta:table-count="480" meta:image-count="0" meta:object-count="0" meta:page-count="216" meta:paragraph-count="6989" meta:word-count="40138" meta:character-count="231903"/>
    <meta:template xlink:type="simple" xlink:actuate="onRequest" xlink:title="MyDefault" xlink:href="../../../../OpenOffice.org/3/user/template/MyDefault.ott" meta:date="2014-06-26T22:09:00.24"/>
  </office:meta>
</office:document-meta>
</file>